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58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5508in"/>
    </style:style>
    <style:style style:name="co9" style:family="table-column">
      <style:table-column-properties fo:break-before="auto" style:column-width="2.2583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1.7437in"/>
    </style:style>
    <style:style style:name="co12" style:family="table-column">
      <style:table-column-properties fo:break-before="auto" style:column-width="2.0583in"/>
    </style:style>
    <style:style style:name="co13" style:family="table-column">
      <style:table-column-properties fo:break-before="auto" style:column-width="2.022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2.0799in"/>
    </style:style>
    <style:style style:name="co17" style:family="table-column">
      <style:table-column-properties fo:break-before="auto" style:column-width="1.5154in"/>
    </style:style>
    <style:style style:name="co18" style:family="table-column">
      <style:table-column-properties fo:break-before="auto" style:column-width="1.6075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366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1.572in"/>
    </style:style>
    <style:style style:name="co23" style:family="table-column">
      <style:table-column-properties fo:break-before="auto" style:column-width="1.5862in"/>
    </style:style>
    <style:style style:name="co24" style:family="table-column">
      <style:table-column-properties fo:break-before="auto" style:column-width="2.9016in"/>
    </style:style>
    <style:style style:name="co25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3" style:family="table-cell" style:parent-style-name="Default" style:data-style-name="N99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ProxyBA12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89319777328083" calcext:value-type="float">
            <text:p>0.8931977732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856510231713829" calcext:value-type="float">
            <text:p>0.85651023171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819822690146829" calcext:value-type="float">
            <text:p>0.81982269014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783135148579828" calcext:value-type="float">
            <text:p>0.78313514857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73117768924367" calcext:value-type="float">
            <text:p>0.473117768924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88872818341528" calcext:value-type="float">
            <text:p>0.38887281834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304627867758688" calcext:value-type="float">
            <text:p>0.30462786775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20382917175848" calcext:value-type="float">
            <text:p>0.22038291717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36137966593008" calcext:value-type="float">
            <text:p>0.136137966593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518930160101687" calcext:value-type="float">
            <text:p>0.0518930160101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-0.032351934572671" calcext:value-type="float">
            <text:p>-0.03235193457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116596885155511" calcext:value-type="float">
            <text:p>-0.11659688515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5809195656882" calcext:value-type="float">
            <text:p>0.9580919565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39090196563688" calcext:value-type="float">
            <text:p>0.939090196563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20088436558557" calcext:value-type="float">
            <text:p>0.920088436558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47195461861619" calcext:value-type="float">
            <text:p>0.94719546186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12563643091169" calcext:value-type="float">
            <text:p>0.912563643091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77931824320718" calcext:value-type="float">
            <text:p>0.87793182432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3300005550268" calcext:value-type="float">
            <text:p>0.843300005550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68186779817" calcext:value-type="float">
            <text:p>0.808668186779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74036368009367" calcext:value-type="float">
            <text:p>0.774036368009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39404549238917" calcext:value-type="float">
            <text:p>0.739404549238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890408648885626" calcext:value-type="float">
            <text:p>0.890408648885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887134278355979" calcext:value-type="float">
            <text:p>0.887134278355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.880585537296685" calcext:value-type="float">
            <text:p>0.880585537296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.877311166767038" calcext:value-type="float">
            <text:p>0.877311166767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.874036796237391" calcext:value-type="float">
            <text:p>0.874036796237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.870762425707743" calcext:value-type="float">
            <text:p>0.870762425707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.867488055178096" calcext:value-type="float">
            <text:p>0.867488055178096</text:p>
          </table:table-cell>
        </table:table-row>
      </table:table>
      <table:table table:name="ProxyBA12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183437707835004" calcext:value-type="float">
            <text:p>0.0183437707835004</text:p>
          </table:table-cell>
          <table:table-cell office:value-type="float" office:value="0.0123657707835004" calcext:value-type="float">
            <text:p>0.0123657707835004</text:p>
          </table:table-cell>
          <table:table-cell office:value-type="float" office:value="0.0243217707835004" calcext:value-type="float">
            <text:p>0.0243217707835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21224752914199" calcext:value-type="float">
            <text:p>0.0421224752914199</text:p>
          </table:table-cell>
          <table:table-cell office:value-type="float" office:value="0.0301664752914199" calcext:value-type="float">
            <text:p>0.0301664752914199</text:p>
          </table:table-cell>
          <table:table-cell office:value-type="float" office:value="0.0540784752914199" calcext:value-type="float">
            <text:p>0.0540784752914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95008800025659" calcext:value-type="float">
            <text:p>0.0095008800025659</text:p>
          </table:table-cell>
          <table:table-cell office:value-type="float" office:value="0.00104671132669954" calcext:value-type="float">
            <text:p>0.00104671132669954</text:p>
          </table:table-cell>
          <table:table-cell office:value-type="float" office:value="0.0179550486784323" calcext:value-type="float">
            <text:p>0.0179550486784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73159093852252" calcext:value-type="float">
            <text:p>0.0173159093852252</text:p>
          </table:table-cell>
          <table:table-cell office:value-type="float" office:value="0.00696170965757848" calcext:value-type="float">
            <text:p>0.00696170965757848</text:p>
          </table:table-cell>
          <table:table-cell office:value-type="float" office:value="0.027670109112872" calcext:value-type="float">
            <text:p>0.02767010911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163718526482359" calcext:value-type="float">
            <text:p>0.00163718526482359</text:p>
          </table:table-cell>
          <table:table-cell office:value-type="float" office:value="-0.00434081473517641" calcext:value-type="float">
            <text:p>-0.00434081473517641</text:p>
          </table:table-cell>
          <table:table-cell office:value-type="float" office:value="0.00761518526482359" calcext:value-type="float">
            <text:p>0.00761518526482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ProxyNewC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7380402866842" calcext:value-type="float">
            <text:p>-0.167380402866842</text:p>
          </table:table-cell>
          <table:table-cell office:value-type="float" office:value="-0.324631471229504" calcext:value-type="float">
            <text:p>-0.324631471229504</text:p>
          </table:table-cell>
          <table:table-cell office:value-type="float" office:value="-0.010129334504179" calcext:value-type="float">
            <text:p>-0.010129334504179</text:p>
          </table:table-cell>
          <table:table-cell office:value-type="float" office:value="0.845877775796577" calcext:value-type="float">
            <text:p>0.845877775796577</text:p>
          </table:table-cell>
          <table:table-cell office:value-type="float" office:value="0.722793674829855" calcext:value-type="float">
            <text:p>0.722793674829855</text:p>
          </table:table-cell>
          <table:table-cell office:value-type="float" office:value="0.989921794424937" calcext:value-type="float">
            <text:p>0.989921794424937</text:p>
          </table:table-cell>
          <table:table-cell office:value-type="float" office:value="0.154122224203423" calcext:value-type="float">
            <text:p>0.154122224203423</text:p>
          </table:table-cell>
          <table:table-cell office:value-type="float" office:value="0.277206325170145" calcext:value-type="float">
            <text:p>0.277206325170145</text:p>
          </table:table-cell>
          <table:table-cell office:value-type="float" office:value="0.0100782055750627" calcext:value-type="float">
            <text:p>0.0100782055750627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457407839592582" calcext:value-type="float">
            <text:p>-0.457407839592582</text:p>
          </table:table-cell>
          <table:table-cell office:value-type="float" office:value="-2.41955689167731" calcext:value-type="float">
            <text:p>-2.41955689167731</text:p>
          </table:table-cell>
          <table:table-cell office:value-type="float" office:value="1.50474121249215" calcext:value-type="float">
            <text:p>1.50474121249215</text:p>
          </table:table-cell>
          <table:table-cell office:value-type="float" office:value="0.632922156703115" calcext:value-type="float">
            <text:p>0.632922156703115</text:p>
          </table:table-cell>
          <table:table-cell office:value-type="float" office:value="0.0889610280990956" calcext:value-type="float">
            <text:p>0.0889610280990956</text:p>
          </table:table-cell>
          <table:table-cell office:value-type="float" office:value="4.5029881624063" calcext:value-type="float">
            <text:p>4.5029881624063</text:p>
          </table:table-cell>
          <table:table-cell office:value-type="float" office:value="0.367077843296885" calcext:value-type="float">
            <text:p>0.367077843296885</text:p>
          </table:table-cell>
          <table:table-cell office:value-type="float" office:value="0.911038971900904" calcext:value-type="float">
            <text:p>0.911038971900904</text:p>
          </table:table-cell>
          <table:table-cell office:value-type="float" office:value="-3.5029881624063" calcext:value-type="float">
            <text:p>-3.502988162406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522071417452" calcext:value-type="float">
            <text:p>-0.737522071417452</text:p>
          </table:table-cell>
          <table:table-cell office:value-type="float" office:value="-1.61609061993194" calcext:value-type="float">
            <text:p>-1.61609061993194</text:p>
          </table:table-cell>
          <table:table-cell office:value-type="float" office:value="0.141046477097038" calcext:value-type="float">
            <text:p>0.141046477097038</text:p>
          </table:table-cell>
          <table:table-cell office:value-type="float" office:value="0.478297635710798" calcext:value-type="float">
            <text:p>0.478297635710798</text:p>
          </table:table-cell>
          <table:table-cell office:value-type="float" office:value="0.198673874553806" calcext:value-type="float">
            <text:p>0.198673874553806</text:p>
          </table:table-cell>
          <table:table-cell office:value-type="float" office:value="1.15147816410347" calcext:value-type="float">
            <text:p>1.15147816410347</text:p>
          </table:table-cell>
          <table:table-cell office:value-type="float" office:value="0.521702364289202" calcext:value-type="float">
            <text:p>0.521702364289202</text:p>
          </table:table-cell>
          <table:table-cell office:value-type="float" office:value="0.801326125446194" calcext:value-type="float">
            <text:p>0.801326125446194</text:p>
          </table:table-cell>
          <table:table-cell office:value-type="float" office:value="-0.151478164103468" calcext:value-type="float">
            <text:p>-0.15147816410346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991271245846" calcext:value-type="float">
            <text:p>-0.928991271245846</text:p>
          </table:table-cell>
          <table:table-cell office:value-type="float" office:value="-1.80743210743502" calcext:value-type="float">
            <text:p>-1.80743210743502</text:p>
          </table:table-cell>
          <table:table-cell office:value-type="float" office:value="-0.0505504350566677" calcext:value-type="float">
            <text:p>-0.0505504350566677</text:p>
          </table:table-cell>
          <table:table-cell office:value-type="float" office:value="0.394951908847672" calcext:value-type="float">
            <text:p>0.394951908847672</text:p>
          </table:table-cell>
          <table:table-cell office:value-type="float" office:value="0.164074923079579" calcext:value-type="float">
            <text:p>0.164074923079579</text:p>
          </table:table-cell>
          <table:table-cell office:value-type="float" office:value="0.950705978553251" calcext:value-type="float">
            <text:p>0.950705978553251</text:p>
          </table:table-cell>
          <table:table-cell office:value-type="float" office:value="0.605048091152328" calcext:value-type="float">
            <text:p>0.605048091152328</text:p>
          </table:table-cell>
          <table:table-cell office:value-type="float" office:value="0.835925076920421" calcext:value-type="float">
            <text:p>0.835925076920421</text:p>
          </table:table-cell>
          <table:table-cell office:value-type="float" office:value="0.049294021446749" calcext:value-type="float">
            <text:p>0.04929402144674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813290636496" calcext:value-type="float">
            <text:p>-0.742813290636496</text:p>
          </table:table-cell>
          <table:table-cell office:value-type="float" office:value="-1.23866656832696" calcext:value-type="float">
            <text:p>-1.23866656832696</text:p>
          </table:table-cell>
          <table:table-cell office:value-type="float" office:value="-0.246960012946031" calcext:value-type="float">
            <text:p>-0.246960012946031</text:p>
          </table:table-cell>
          <table:table-cell office:value-type="float" office:value="0.475773541724526" calcext:value-type="float">
            <text:p>0.475773541724526</text:p>
          </table:table-cell>
          <table:table-cell office:value-type="float" office:value="0.289770349403677" calcext:value-type="float">
            <text:p>0.289770349403677</text:p>
          </table:table-cell>
          <table:table-cell office:value-type="float" office:value="0.781171929670962" calcext:value-type="float">
            <text:p>0.781171929670962</text:p>
          </table:table-cell>
          <table:table-cell office:value-type="float" office:value="0.524226458275474" calcext:value-type="float">
            <text:p>0.524226458275474</text:p>
          </table:table-cell>
          <table:table-cell office:value-type="float" office:value="0.710229650596323" calcext:value-type="float">
            <text:p>0.710229650596323</text:p>
          </table:table-cell>
          <table:table-cell office:value-type="float" office:value="0.218828070329038" calcext:value-type="float">
            <text:p>0.218828070329038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525469603354" calcext:value-type="float">
            <text:p>-0.476525469603354</text:p>
          </table:table-cell>
          <table:table-cell office:value-type="float" office:value="-0.618518587097623" calcext:value-type="float">
            <text:p>-0.618518587097623</text:p>
          </table:table-cell>
          <table:table-cell office:value-type="float" office:value="-0.334532352109086" calcext:value-type="float">
            <text:p>-0.334532352109086</text:p>
          </table:table-cell>
          <table:table-cell office:value-type="float" office:value="0.620937112927955" calcext:value-type="float">
            <text:p>0.620937112927955</text:p>
          </table:table-cell>
          <table:table-cell office:value-type="float" office:value="0.538741945999059" calcext:value-type="float">
            <text:p>0.538741945999059</text:p>
          </table:table-cell>
          <table:table-cell office:value-type="float" office:value="0.715672690932398" calcext:value-type="float">
            <text:p>0.715672690932398</text:p>
          </table:table-cell>
          <table:table-cell office:value-type="float" office:value="0.379062887072045" calcext:value-type="float">
            <text:p>0.379062887072045</text:p>
          </table:table-cell>
          <table:table-cell office:value-type="float" office:value="0.461258054000941" calcext:value-type="float">
            <text:p>0.461258054000941</text:p>
          </table:table-cell>
          <table:table-cell office:value-type="float" office:value="0.284327309067602" calcext:value-type="float">
            <text:p>0.28432730906760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646555027334" calcext:value-type="float">
            <text:p>-0.423646555027334</text:p>
          </table:table-cell>
          <table:table-cell office:value-type="float" office:value="-0.514458690434979" calcext:value-type="float">
            <text:p>-0.514458690434979</text:p>
          </table:table-cell>
          <table:table-cell office:value-type="float" office:value="-0.332834419619689" calcext:value-type="float">
            <text:p>-0.332834419619689</text:p>
          </table:table-cell>
          <table:table-cell office:value-type="float" office:value="0.654655225621139" calcext:value-type="float">
            <text:p>0.654655225621139</text:p>
          </table:table-cell>
          <table:table-cell office:value-type="float" office:value="0.597824114959638" calcext:value-type="float">
            <text:p>0.597824114959638</text:p>
          </table:table-cell>
          <table:table-cell office:value-type="float" office:value="0.71688888706338" calcext:value-type="float">
            <text:p>0.71688888706338</text:p>
          </table:table-cell>
          <table:table-cell office:value-type="float" office:value="0.345344774378861" calcext:value-type="float">
            <text:p>0.345344774378861</text:p>
          </table:table-cell>
          <table:table-cell office:value-type="float" office:value="0.402175885040362" calcext:value-type="float">
            <text:p>0.402175885040362</text:p>
          </table:table-cell>
          <table:table-cell office:value-type="float" office:value="0.28311111293662" calcext:value-type="float">
            <text:p>0.2831111129366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40754948518" calcext:value-type="float">
            <text:p>-0.37640754948518</text:p>
          </table:table-cell>
          <table:table-cell office:value-type="float" office:value="-0.471455059874049" calcext:value-type="float">
            <text:p>-0.471455059874049</text:p>
          </table:table-cell>
          <table:table-cell office:value-type="float" office:value="-0.281360039096311" calcext:value-type="float">
            <text:p>-0.281360039096311</text:p>
          </table:table-cell>
          <table:table-cell office:value-type="float" office:value="0.686322565628352" calcext:value-type="float">
            <text:p>0.686322565628352</text:p>
          </table:table-cell>
          <table:table-cell office:value-type="float" office:value="0.62409351386731" calcext:value-type="float">
            <text:p>0.62409351386731</text:p>
          </table:table-cell>
          <table:table-cell office:value-type="float" office:value="0.754756544691204" calcext:value-type="float">
            <text:p>0.754756544691204</text:p>
          </table:table-cell>
          <table:table-cell office:value-type="float" office:value="0.313677434371648" calcext:value-type="float">
            <text:p>0.313677434371648</text:p>
          </table:table-cell>
          <table:table-cell office:value-type="float" office:value="0.37590648613269" calcext:value-type="float">
            <text:p>0.37590648613269</text:p>
          </table:table-cell>
          <table:table-cell office:value-type="float" office:value="0.245243455308796" calcext:value-type="float">
            <text:p>0.245243455308796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456105512613" calcext:value-type="float">
            <text:p>-0.414456105512613</text:p>
          </table:table-cell>
          <table:table-cell office:value-type="float" office:value="-0.544847979623223" calcext:value-type="float">
            <text:p>-0.544847979623223</text:p>
          </table:table-cell>
          <table:table-cell office:value-type="float" office:value="-0.284064231402004" calcext:value-type="float">
            <text:p>-0.284064231402004</text:p>
          </table:table-cell>
          <table:table-cell office:value-type="float" office:value="0.660699533832499" calcext:value-type="float">
            <text:p>0.660699533832499</text:p>
          </table:table-cell>
          <table:table-cell office:value-type="float" office:value="0.579929937806689" calcext:value-type="float">
            <text:p>0.579929937806689</text:p>
          </table:table-cell>
          <table:table-cell office:value-type="float" office:value="0.752718295002026" calcext:value-type="float">
            <text:p>0.752718295002026</text:p>
          </table:table-cell>
          <table:table-cell office:value-type="float" office:value="0.339300466167501" calcext:value-type="float">
            <text:p>0.339300466167501</text:p>
          </table:table-cell>
          <table:table-cell office:value-type="float" office:value="0.420070062193311" calcext:value-type="float">
            <text:p>0.420070062193311</text:p>
          </table:table-cell>
          <table:table-cell office:value-type="float" office:value="0.247281704997974" calcext:value-type="float">
            <text:p>0.2472817049979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6959224901752" calcext:value-type="float">
            <text:p>-0.26959224901752</text:p>
          </table:table-cell>
          <table:table-cell office:value-type="float" office:value="-0.484984544733864" calcext:value-type="float">
            <text:p>-0.484984544733864</text:p>
          </table:table-cell>
          <table:table-cell office:value-type="float" office:value="-0.0541999533011771" calcext:value-type="float">
            <text:p>-0.0541999533011771</text:p>
          </table:table-cell>
          <table:table-cell office:value-type="float" office:value="0.763690826544367" calcext:value-type="float">
            <text:p>0.763690826544367</text:p>
          </table:table-cell>
          <table:table-cell office:value-type="float" office:value="0.615706712601855" calcext:value-type="float">
            <text:p>0.615706712601855</text:p>
          </table:table-cell>
          <table:table-cell office:value-type="float" office:value="0.947242683262994" calcext:value-type="float">
            <text:p>0.947242683262994</text:p>
          </table:table-cell>
          <table:table-cell office:value-type="float" office:value="0.236309173455633" calcext:value-type="float">
            <text:p>0.236309173455633</text:p>
          </table:table-cell>
          <table:table-cell office:value-type="float" office:value="0.384293287398145" calcext:value-type="float">
            <text:p>0.384293287398145</text:p>
          </table:table-cell>
          <table:table-cell office:value-type="float" office:value="0.0527573167370058" calcext:value-type="float">
            <text:p>0.052757316737005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0.501518965434281" calcext:value-type="float">
            <text:p>0.501518965434281</text:p>
          </table:table-cell>
          <table:table-cell office:value-type="float" office:value="-1.46603636462031" calcext:value-type="float">
            <text:p>-1.46603636462031</text:p>
          </table:table-cell>
          <table:table-cell office:value-type="float" office:value="2.46907429548887" calcext:value-type="float">
            <text:p>2.46907429548887</text:p>
          </table:table-cell>
          <table:table-cell office:value-type="float" office:value="1.65122752429549" calcext:value-type="float">
            <text:p>1.65122752429549</text:p>
          </table:table-cell>
          <table:table-cell office:value-type="float" office:value="0.23083863447442" calcext:value-type="float">
            <text:p>0.23083863447442</text:p>
          </table:table-cell>
          <table:table-cell office:value-type="float" office:value="11.8115078231983" calcext:value-type="float">
            <text:p>11.8115078231983</text:p>
          </table:table-cell>
          <table:table-cell office:value-type="float" office:value="-0.651227524295495" calcext:value-type="float">
            <text:p>-0.651227524295495</text:p>
          </table:table-cell>
          <table:table-cell office:value-type="float" office:value="0.76916136552558" calcext:value-type="float">
            <text:p>0.76916136552558</text:p>
          </table:table-cell>
          <table:table-cell office:value-type="float" office:value="-10.8115078231983" calcext:value-type="float">
            <text:p>-10.811507823198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082357334847" calcext:value-type="float">
            <text:p>0.544082357334847</text:p>
          </table:table-cell>
          <table:table-cell office:value-type="float" office:value="-0.20057495930246" calcext:value-type="float">
            <text:p>-0.20057495930246</text:p>
          </table:table-cell>
          <table:table-cell office:value-type="float" office:value="1.28873967397215" calcext:value-type="float">
            <text:p>1.28873967397215</text:p>
          </table:table-cell>
          <table:table-cell office:value-type="float" office:value="1.72302653404085" calcext:value-type="float">
            <text:p>1.72302653404085</text:p>
          </table:table-cell>
          <table:table-cell office:value-type="float" office:value="0.818260151516626" calcext:value-type="float">
            <text:p>0.818260151516626</text:p>
          </table:table-cell>
          <table:table-cell office:value-type="float" office:value="3.62821094428976" calcext:value-type="float">
            <text:p>3.62821094428976</text:p>
          </table:table-cell>
          <table:table-cell office:value-type="float" office:value="-0.723026534040849" calcext:value-type="float">
            <text:p>-0.723026534040849</text:p>
          </table:table-cell>
          <table:table-cell office:value-type="float" office:value="0.181739848483374" calcext:value-type="float">
            <text:p>0.181739848483374</text:p>
          </table:table-cell>
          <table:table-cell office:value-type="float" office:value="-2.62821094428976" calcext:value-type="float">
            <text:p>-2.6282109442897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642462089712" calcext:value-type="float">
            <text:p>0.377642462089712</text:p>
          </table:table-cell>
          <table:table-cell office:value-type="float" office:value="0.0593945539259318" calcext:value-type="float">
            <text:p>0.0593945539259318</text:p>
          </table:table-cell>
          <table:table-cell office:value-type="float" office:value="0.695890370253491" calcext:value-type="float">
            <text:p>0.695890370253491</text:p>
          </table:table-cell>
          <table:table-cell office:value-type="float" office:value="1.45884125856536" calcext:value-type="float">
            <text:p>1.45884125856536</text:p>
          </table:table-cell>
          <table:table-cell office:value-type="float" office:value="1.06119385635371" calcext:value-type="float">
            <text:p>1.06119385635371</text:p>
          </table:table-cell>
          <table:table-cell office:value-type="float" office:value="2.00549391136242" calcext:value-type="float">
            <text:p>2.00549391136242</text:p>
          </table:table-cell>
          <table:table-cell office:value-type="float" office:value="-0.458841258565365" calcext:value-type="float">
            <text:p>-0.458841258565365</text:p>
          </table:table-cell>
          <table:table-cell office:value-type="float" office:value="-0.0611938563537107" calcext:value-type="float">
            <text:p>-0.0611938563537107</text:p>
          </table:table-cell>
          <table:table-cell office:value-type="float" office:value="-1.00549391136242" calcext:value-type="float">
            <text:p>-1.0054939113624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6740280069035" calcext:value-type="float">
            <text:p>0.0716740280069035</text:p>
          </table:table-cell>
          <table:table-cell office:value-type="float" office:value="-0.193467462715116" calcext:value-type="float">
            <text:p>-0.193467462715116</text:p>
          </table:table-cell>
          <table:table-cell office:value-type="float" office:value="0.336815518728923" calcext:value-type="float">
            <text:p>0.336815518728923</text:p>
          </table:table-cell>
          <table:table-cell office:value-type="float" office:value="1.07430509360844" calcext:value-type="float">
            <text:p>1.07430509360844</text:p>
          </table:table-cell>
          <table:table-cell office:value-type="float" office:value="0.824096649626351" calcext:value-type="float">
            <text:p>0.824096649626351</text:p>
          </table:table-cell>
          <table:table-cell office:value-type="float" office:value="1.40048067745006" calcext:value-type="float">
            <text:p>1.40048067745006</text:p>
          </table:table-cell>
          <table:table-cell office:value-type="float" office:value="-0.0743050936084382" calcext:value-type="float">
            <text:p>-0.0743050936084382</text:p>
          </table:table-cell>
          <table:table-cell office:value-type="float" office:value="0.175903350373649" calcext:value-type="float">
            <text:p>0.175903350373649</text:p>
          </table:table-cell>
          <table:table-cell office:value-type="float" office:value="-0.400480677450058" calcext:value-type="float">
            <text:p>-0.40048067745005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5585853103204" calcext:value-type="float">
            <text:p>0.0485585853103204</text:p>
          </table:table-cell>
          <table:table-cell office:value-type="float" office:value="-0.20985482999803" calcext:value-type="float">
            <text:p>-0.20985482999803</text:p>
          </table:table-cell>
          <table:table-cell office:value-type="float" office:value="0.306972000618671" calcext:value-type="float">
            <text:p>0.306972000618671</text:p>
          </table:table-cell>
          <table:table-cell office:value-type="float" office:value="1.04975687035086" calcext:value-type="float">
            <text:p>1.04975687035086</text:p>
          </table:table-cell>
          <table:table-cell office:value-type="float" office:value="0.810701927028444" calcext:value-type="float">
            <text:p>0.810701927028444</text:p>
          </table:table-cell>
          <table:table-cell office:value-type="float" office:value="1.35930290789869" calcext:value-type="float">
            <text:p>1.35930290789869</text:p>
          </table:table-cell>
          <table:table-cell office:value-type="float" office:value="-0.0497568703508628" calcext:value-type="float">
            <text:p>-0.0497568703508628</text:p>
          </table:table-cell>
          <table:table-cell office:value-type="float" office:value="0.189298072971556" calcext:value-type="float">
            <text:p>0.189298072971556</text:p>
          </table:table-cell>
          <table:table-cell office:value-type="float" office:value="-0.359302907898693" calcext:value-type="float">
            <text:p>-0.35930290789869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39643998333217" calcext:value-type="float">
            <text:p>0.0539643998333217</text:p>
          </table:table-cell>
          <table:table-cell office:value-type="float" office:value="-0.138037130731296" calcext:value-type="float">
            <text:p>-0.138037130731296</text:p>
          </table:table-cell>
          <table:table-cell office:value-type="float" office:value="0.24596593039794" calcext:value-type="float">
            <text:p>0.24596593039794</text:p>
          </table:table-cell>
          <table:table-cell office:value-type="float" office:value="1.05544702739615" calcext:value-type="float">
            <text:p>1.05544702739615</text:p>
          </table:table-cell>
          <table:table-cell office:value-type="float" office:value="0.871066347814823" calcext:value-type="float">
            <text:p>0.871066347814823</text:p>
          </table:table-cell>
          <table:table-cell office:value-type="float" office:value="1.27885600268442" calcext:value-type="float">
            <text:p>1.27885600268442</text:p>
          </table:table-cell>
          <table:table-cell office:value-type="float" office:value="-0.0554470273961547" calcext:value-type="float">
            <text:p>-0.0554470273961547</text:p>
          </table:table-cell>
          <table:table-cell office:value-type="float" office:value="0.128933652185177" calcext:value-type="float">
            <text:p>0.128933652185177</text:p>
          </table:table-cell>
          <table:table-cell office:value-type="float" office:value="-0.278856002684418" calcext:value-type="float">
            <text:p>-0.2788560026844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157125001597" calcext:value-type="float">
            <text:p>0.132157125001597</text:p>
          </table:table-cell>
          <table:table-cell office:value-type="float" office:value="-0.0374335359251344" calcext:value-type="float">
            <text:p>-0.0374335359251344</text:p>
          </table:table-cell>
          <table:table-cell office:value-type="float" office:value="0.301747785928329" calcext:value-type="float">
            <text:p>0.301747785928329</text:p>
          </table:table-cell>
          <table:table-cell office:value-type="float" office:value="1.14128763000045" calcext:value-type="float">
            <text:p>1.14128763000045</text:p>
          </table:table-cell>
          <table:table-cell office:value-type="float" office:value="0.963258437674201" calcext:value-type="float">
            <text:p>0.963258437674201</text:p>
          </table:table-cell>
          <table:table-cell office:value-type="float" office:value="1.35222013475121" calcext:value-type="float">
            <text:p>1.35222013475121</text:p>
          </table:table-cell>
          <table:table-cell office:value-type="float" office:value="-0.141287630000453" calcext:value-type="float">
            <text:p>-0.141287630000453</text:p>
          </table:table-cell>
          <table:table-cell office:value-type="float" office:value="0.0367415623257988" calcext:value-type="float">
            <text:p>0.0367415623257988</text:p>
          </table:table-cell>
          <table:table-cell office:value-type="float" office:value="-0.352220134751213" calcext:value-type="float">
            <text:p>-0.352220134751213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388831005757" calcext:value-type="float">
            <text:p>0.0895388831005757</text:p>
          </table:table-cell>
          <table:table-cell office:value-type="float" office:value="-0.101895987296262" calcext:value-type="float">
            <text:p>-0.101895987296262</text:p>
          </table:table-cell>
          <table:table-cell office:value-type="float" office:value="0.280973753497413" calcext:value-type="float">
            <text:p>0.280973753497413</text:p>
          </table:table-cell>
          <table:table-cell office:value-type="float" office:value="1.09366985776068" calcext:value-type="float">
            <text:p>1.09366985776068</text:p>
          </table:table-cell>
          <table:table-cell office:value-type="float" office:value="0.903123483099048" calcext:value-type="float">
            <text:p>0.903123483099048</text:p>
          </table:table-cell>
          <table:table-cell office:value-type="float" office:value="1.32441884211651" calcext:value-type="float">
            <text:p>1.32441884211651</text:p>
          </table:table-cell>
          <table:table-cell office:value-type="float" office:value="-0.09366985776068" calcext:value-type="float">
            <text:p>-0.09366985776068</text:p>
          </table:table-cell>
          <table:table-cell office:value-type="float" office:value="0.0968765169009521" calcext:value-type="float">
            <text:p>0.0968765169009521</text:p>
          </table:table-cell>
          <table:table-cell office:value-type="float" office:value="-0.324418842116506" calcext:value-type="float">
            <text:p>-0.324418842116506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41522570748" calcext:value-type="float">
            <text:p>-2.41941522570748</text:p>
          </table:table-cell>
          <table:table-cell office:value-type="float" office:value="-3.01333798317701" calcext:value-type="float">
            <text:p>-3.01333798317701</text:p>
          </table:table-cell>
          <table:table-cell office:value-type="float" office:value="-1.82549246823795" calcext:value-type="float">
            <text:p>-1.82549246823795</text:p>
          </table:table-cell>
          <table:table-cell office:value-type="float" office:value="0.0889736317421511" calcext:value-type="float">
            <text:p>0.0889736317421511</text:p>
          </table:table-cell>
          <table:table-cell office:value-type="float" office:value="0.049127418267891" calcext:value-type="float">
            <text:p>0.049127418267891</text:p>
          </table:table-cell>
          <table:table-cell office:value-type="float" office:value="0.161138269107089" calcext:value-type="float">
            <text:p>0.161138269107089</text:p>
          </table:table-cell>
          <table:table-cell office:value-type="float" office:value="0.911026368257849" calcext:value-type="float">
            <text:p>0.911026368257849</text:p>
          </table:table-cell>
          <table:table-cell office:value-type="float" office:value="0.950872581732109" calcext:value-type="float">
            <text:p>0.950872581732109</text:p>
          </table:table-cell>
          <table:table-cell office:value-type="float" office:value="0.838861730892911" calcext:value-type="float">
            <text:p>0.838861730892911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3027302848" calcext:value-type="float">
            <text:p>-2.17553027302848</text:p>
          </table:table-cell>
          <table:table-cell office:value-type="float" office:value="-2.64164194711896" calcext:value-type="float">
            <text:p>-2.64164194711896</text:p>
          </table:table-cell>
          <table:table-cell office:value-type="float" office:value="-1.709418598938" calcext:value-type="float">
            <text:p>-1.709418598938</text:p>
          </table:table-cell>
          <table:table-cell office:value-type="float" office:value="0.113547926300943" calcext:value-type="float">
            <text:p>0.113547926300943</text:p>
          </table:table-cell>
          <table:table-cell office:value-type="float" office:value="0.0712441942674524" calcext:value-type="float">
            <text:p>0.0712441942674524</text:p>
          </table:table-cell>
          <table:table-cell office:value-type="float" office:value="0.180970978755732" calcext:value-type="float">
            <text:p>0.180970978755732</text:p>
          </table:table-cell>
          <table:table-cell office:value-type="float" office:value="0.886452073699057" calcext:value-type="float">
            <text:p>0.886452073699057</text:p>
          </table:table-cell>
          <table:table-cell office:value-type="float" office:value="0.928755805732548" calcext:value-type="float">
            <text:p>0.928755805732548</text:p>
          </table:table-cell>
          <table:table-cell office:value-type="float" office:value="0.819029021244268" calcext:value-type="float">
            <text:p>0.819029021244268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76077077173" calcext:value-type="float">
            <text:p>-2.16076077077173</text:p>
          </table:table-cell>
          <table:table-cell office:value-type="float" office:value="-2.65444893810555" calcext:value-type="float">
            <text:p>-2.65444893810555</text:p>
          </table:table-cell>
          <table:table-cell office:value-type="float" office:value="-1.66707260343791" calcext:value-type="float">
            <text:p>-1.66707260343791</text:p>
          </table:table-cell>
          <table:table-cell office:value-type="float" office:value="0.115237418421754" calcext:value-type="float">
            <text:p>0.115237418421754</text:p>
          </table:table-cell>
          <table:table-cell office:value-type="float" office:value="0.0703375883521986" calcext:value-type="float">
            <text:p>0.0703375883521986</text:p>
          </table:table-cell>
          <table:table-cell office:value-type="float" office:value="0.188798946844975" calcext:value-type="float">
            <text:p>0.188798946844975</text:p>
          </table:table-cell>
          <table:table-cell office:value-type="float" office:value="0.884762581578246" calcext:value-type="float">
            <text:p>0.884762581578246</text:p>
          </table:table-cell>
          <table:table-cell office:value-type="float" office:value="0.929662411647801" calcext:value-type="float">
            <text:p>0.929662411647801</text:p>
          </table:table-cell>
          <table:table-cell office:value-type="float" office:value="0.811201053155025" calcext:value-type="float">
            <text:p>0.81120105315502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8177520179" calcext:value-type="float">
            <text:p>-1.96278177520179</text:p>
          </table:table-cell>
          <table:table-cell office:value-type="float" office:value="-2.33843667012417" calcext:value-type="float">
            <text:p>-2.33843667012417</text:p>
          </table:table-cell>
          <table:table-cell office:value-type="float" office:value="-1.58712688027941" calcext:value-type="float">
            <text:p>-1.58712688027941</text:p>
          </table:table-cell>
          <table:table-cell office:value-type="float" office:value="0.140467128954236" calcext:value-type="float">
            <text:p>0.140467128954236</text:p>
          </table:table-cell>
          <table:table-cell office:value-type="float" office:value="0.0964783478789606" calcext:value-type="float">
            <text:p>0.0964783478789606</text:p>
          </table:table-cell>
          <table:table-cell office:value-type="float" office:value="0.204512356921783" calcext:value-type="float">
            <text:p>0.204512356921783</text:p>
          </table:table-cell>
          <table:table-cell office:value-type="float" office:value="0.859532871045764" calcext:value-type="float">
            <text:p>0.859532871045764</text:p>
          </table:table-cell>
          <table:table-cell office:value-type="float" office:value="0.903521652121039" calcext:value-type="float">
            <text:p>0.903521652121039</text:p>
          </table:table-cell>
          <table:table-cell office:value-type="float" office:value="0.795487643078217" calcext:value-type="float">
            <text:p>0.79548764307821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14296518706" calcext:value-type="float">
            <text:p>-1.78514296518706</text:p>
          </table:table-cell>
          <table:table-cell office:value-type="float" office:value="-2.10463297999252" calcext:value-type="float">
            <text:p>-2.10463297999252</text:p>
          </table:table-cell>
          <table:table-cell office:value-type="float" office:value="-1.46565295038161" calcext:value-type="float">
            <text:p>-1.46565295038161</text:p>
          </table:table-cell>
          <table:table-cell office:value-type="float" office:value="0.167773073576695" calcext:value-type="float">
            <text:p>0.167773073576695</text:p>
          </table:table-cell>
          <table:table-cell office:value-type="float" office:value="0.121890402276897" calcext:value-type="float">
            <text:p>0.121890402276897</text:p>
          </table:table-cell>
          <table:table-cell office:value-type="float" office:value="0.230927158263275" calcext:value-type="float">
            <text:p>0.230927158263275</text:p>
          </table:table-cell>
          <table:table-cell office:value-type="float" office:value="0.832226926423305" calcext:value-type="float">
            <text:p>0.832226926423305</text:p>
          </table:table-cell>
          <table:table-cell office:value-type="float" office:value="0.878109597723103" calcext:value-type="float">
            <text:p>0.878109597723103</text:p>
          </table:table-cell>
          <table:table-cell office:value-type="float" office:value="0.769072841736725" calcext:value-type="float">
            <text:p>0.76907284173672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6405227885" calcext:value-type="float">
            <text:p>-2.09456405227885</text:p>
          </table:table-cell>
          <table:table-cell office:value-type="float" office:value="-2.57393212957567" calcext:value-type="float">
            <text:p>-2.57393212957567</text:p>
          </table:table-cell>
          <table:table-cell office:value-type="float" office:value="-1.61519597498203" calcext:value-type="float">
            <text:p>-1.61519597498203</text:p>
          </table:table-cell>
          <table:table-cell office:value-type="float" office:value="0.123123907542705" calcext:value-type="float">
            <text:p>0.123123907542705</text:p>
          </table:table-cell>
          <table:table-cell office:value-type="float" office:value="0.0762351886500379" calcext:value-type="float">
            <text:p>0.0762351886500379</text:p>
          </table:table-cell>
          <table:table-cell office:value-type="float" office:value="0.198851696664321" calcext:value-type="float">
            <text:p>0.198851696664321</text:p>
          </table:table-cell>
          <table:table-cell office:value-type="float" office:value="0.876876092457295" calcext:value-type="float">
            <text:p>0.876876092457295</text:p>
          </table:table-cell>
          <table:table-cell office:value-type="float" office:value="0.923764811349962" calcext:value-type="float">
            <text:p>0.923764811349962</text:p>
          </table:table-cell>
          <table:table-cell office:value-type="float" office:value="0.801148303335679" calcext:value-type="float">
            <text:p>0.801148303335679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360386371838" calcext:value-type="float">
            <text:p>-1.51360386371838</text:p>
          </table:table-cell>
          <table:table-cell office:value-type="float" office:value="-2.06325345408044" calcext:value-type="float">
            <text:p>-2.06325345408044</text:p>
          </table:table-cell>
          <table:table-cell office:value-type="float" office:value="-0.963954273356331" calcext:value-type="float">
            <text:p>-0.963954273356331</text:p>
          </table:table-cell>
          <table:table-cell office:value-type="float" office:value="0.220115281354028" calcext:value-type="float">
            <text:p>0.220115281354028</text:p>
          </table:table-cell>
          <table:table-cell office:value-type="float" office:value="0.127039978073263" calcext:value-type="float">
            <text:p>0.127039978073263</text:p>
          </table:table-cell>
          <table:table-cell office:value-type="float" office:value="0.381381812405713" calcext:value-type="float">
            <text:p>0.381381812405713</text:p>
          </table:table-cell>
          <table:table-cell office:value-type="float" office:value="0.779884718645972" calcext:value-type="float">
            <text:p>0.779884718645972</text:p>
          </table:table-cell>
          <table:table-cell office:value-type="float" office:value="0.872960021926737" calcext:value-type="float">
            <text:p>0.872960021926737</text:p>
          </table:table-cell>
          <table:table-cell office:value-type="float" office:value="0.618618187594287" calcext:value-type="float">
            <text:p>0.618618187594287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4519508084014" calcext:value-type="float">
            <text:p>-0.854519508084014</text:p>
          </table:table-cell>
          <table:table-cell office:value-type="float" office:value="-1.73915360383071" calcext:value-type="float">
            <text:p>-1.73915360383071</text:p>
          </table:table-cell>
          <table:table-cell office:value-type="float" office:value="0.030114587662679" calcext:value-type="float">
            <text:p>0.030114587662679</text:p>
          </table:table-cell>
          <table:table-cell office:value-type="float" office:value="0.425487585318551" calcext:value-type="float">
            <text:p>0.425487585318551</text:p>
          </table:table-cell>
          <table:table-cell office:value-type="float" office:value="0.175669023299674" calcext:value-type="float">
            <text:p>0.175669023299674</text:p>
          </table:table-cell>
          <table:table-cell office:value-type="float" office:value="1.03057261809542" calcext:value-type="float">
            <text:p>1.03057261809542</text:p>
          </table:table-cell>
          <table:table-cell office:value-type="float" office:value="0.574512414681449" calcext:value-type="float">
            <text:p>0.574512414681449</text:p>
          </table:table-cell>
          <table:table-cell office:value-type="float" office:value="0.824330976700326" calcext:value-type="float">
            <text:p>0.824330976700326</text:p>
          </table:table-cell>
          <table:table-cell office:value-type="float" office:value="-0.0305726180954233" calcext:value-type="float">
            <text:p>-0.030572618095423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9885037811" calcext:value-type="float">
            <text:p>-1.61139885037811</text:p>
          </table:table-cell>
          <table:table-cell office:value-type="float" office:value="-2.998596810975" calcext:value-type="float">
            <text:p>-2.998596810975</text:p>
          </table:table-cell>
          <table:table-cell office:value-type="float" office:value="-0.224200889781225" calcext:value-type="float">
            <text:p>-0.224200889781225</text:p>
          </table:table-cell>
          <table:table-cell office:value-type="float" office:value="0.199608196687738" calcext:value-type="float">
            <text:p>0.199608196687738</text:p>
          </table:table-cell>
          <table:table-cell office:value-type="float" office:value="0.0498569780725791" calcext:value-type="float">
            <text:p>0.0498569780725791</text:p>
          </table:table-cell>
          <table:table-cell office:value-type="float" office:value="0.799154576254674" calcext:value-type="float">
            <text:p>0.799154576254674</text:p>
          </table:table-cell>
          <table:table-cell office:value-type="float" office:value="0.800391803312262" calcext:value-type="float">
            <text:p>0.800391803312262</text:p>
          </table:table-cell>
          <table:table-cell office:value-type="float" office:value="0.950143021927421" calcext:value-type="float">
            <text:p>0.950143021927421</text:p>
          </table:table-cell>
          <table:table-cell office:value-type="float" office:value="0.200845423745326" calcext:value-type="float">
            <text:p>0.20084542374532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71326732861" calcext:value-type="float">
            <text:p>-1.58871326732861</text:p>
          </table:table-cell>
          <table:table-cell office:value-type="float" office:value="-2.5710215225418" calcext:value-type="float">
            <text:p>-2.5710215225418</text:p>
          </table:table-cell>
          <table:table-cell office:value-type="float" office:value="-0.60640501211542" calcext:value-type="float">
            <text:p>-0.60640501211542</text:p>
          </table:table-cell>
          <table:table-cell office:value-type="float" office:value="0.204188178371673" calcext:value-type="float">
            <text:p>0.204188178371673</text:p>
          </table:table-cell>
          <table:table-cell office:value-type="float" office:value="0.0764574025581567" calcext:value-type="float">
            <text:p>0.0764574025581567</text:p>
          </table:table-cell>
          <table:table-cell office:value-type="float" office:value="0.545307724193599" calcext:value-type="float">
            <text:p>0.545307724193599</text:p>
          </table:table-cell>
          <table:table-cell office:value-type="float" office:value="0.795811821628327" calcext:value-type="float">
            <text:p>0.795811821628327</text:p>
          </table:table-cell>
          <table:table-cell office:value-type="float" office:value="0.923542597441843" calcext:value-type="float">
            <text:p>0.923542597441843</text:p>
          </table:table-cell>
          <table:table-cell office:value-type="float" office:value="0.454692275806401" calcext:value-type="float">
            <text:p>0.45469227580640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98386257073" calcext:value-type="float">
            <text:p>-2.27598386257073</text:p>
          </table:table-cell>
          <table:table-cell office:value-type="float" office:value="-3.15527523419302" calcext:value-type="float">
            <text:p>-3.15527523419302</text:p>
          </table:table-cell>
          <table:table-cell office:value-type="float" office:value="-1.39669249094845" calcext:value-type="float">
            <text:p>-1.39669249094845</text:p>
          </table:table-cell>
          <table:table-cell office:value-type="float" office:value="0.102695820141338" calcext:value-type="float">
            <text:p>0.102695820141338</text:p>
          </table:table-cell>
          <table:table-cell office:value-type="float" office:value="0.0426266670616279" calcext:value-type="float">
            <text:p>0.0426266670616279</text:p>
          </table:table-cell>
          <table:table-cell office:value-type="float" office:value="0.247413935958318" calcext:value-type="float">
            <text:p>0.247413935958318</text:p>
          </table:table-cell>
          <table:table-cell office:value-type="float" office:value="0.897304179858662" calcext:value-type="float">
            <text:p>0.897304179858662</text:p>
          </table:table-cell>
          <table:table-cell office:value-type="float" office:value="0.957373332938372" calcext:value-type="float">
            <text:p>0.957373332938372</text:p>
          </table:table-cell>
          <table:table-cell office:value-type="float" office:value="0.752586064041682" calcext:value-type="float">
            <text:p>0.752586064041682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96728583508" calcext:value-type="float">
            <text:p>-1.58496728583508</text:p>
          </table:table-cell>
          <table:table-cell office:value-type="float" office:value="-2.09503033195754" calcext:value-type="float">
            <text:p>-2.09503033195754</text:p>
          </table:table-cell>
          <table:table-cell office:value-type="float" office:value="-1.07490423971261" calcext:value-type="float">
            <text:p>-1.07490423971261</text:p>
          </table:table-cell>
          <table:table-cell office:value-type="float" office:value="0.204954497922373" calcext:value-type="float">
            <text:p>0.204954497922373</text:p>
          </table:table-cell>
          <table:table-cell office:value-type="float" office:value="0.123066510749176" calcext:value-type="float">
            <text:p>0.123066510749176</text:p>
          </table:table-cell>
          <table:table-cell office:value-type="float" office:value="0.341330439637033" calcext:value-type="float">
            <text:p>0.341330439637033</text:p>
          </table:table-cell>
          <table:table-cell office:value-type="float" office:value="0.795045502077627" calcext:value-type="float">
            <text:p>0.795045502077627</text:p>
          </table:table-cell>
          <table:table-cell office:value-type="float" office:value="0.876933489250824" calcext:value-type="float">
            <text:p>0.876933489250824</text:p>
          </table:table-cell>
          <table:table-cell office:value-type="float" office:value="0.658669560362967" calcext:value-type="float">
            <text:p>0.65866956036296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71878440949" calcext:value-type="float">
            <text:p>-1.59971878440949</text:p>
          </table:table-cell>
          <table:table-cell office:value-type="float" office:value="-2.14680439445336" calcext:value-type="float">
            <text:p>-2.14680439445336</text:p>
          </table:table-cell>
          <table:table-cell office:value-type="float" office:value="-1.05263317436561" calcext:value-type="float">
            <text:p>-1.05263317436561</text:p>
          </table:table-cell>
          <table:table-cell office:value-type="float" office:value="0.201953302427146" calcext:value-type="float">
            <text:p>0.201953302427146</text:p>
          </table:table-cell>
          <table:table-cell office:value-type="float" office:value="0.116856990590205" calcext:value-type="float">
            <text:p>0.116856990590205</text:p>
          </table:table-cell>
          <table:table-cell office:value-type="float" office:value="0.349017514101966" calcext:value-type="float">
            <text:p>0.349017514101966</text:p>
          </table:table-cell>
          <table:table-cell office:value-type="float" office:value="0.798046697572854" calcext:value-type="float">
            <text:p>0.798046697572854</text:p>
          </table:table-cell>
          <table:table-cell office:value-type="float" office:value="0.883143009409795" calcext:value-type="float">
            <text:p>0.883143009409795</text:p>
          </table:table-cell>
          <table:table-cell office:value-type="float" office:value="0.650982485898034" calcext:value-type="float">
            <text:p>0.650982485898034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598740119544" calcext:value-type="float">
            <text:p>-0.908598740119544</text:p>
          </table:table-cell>
          <table:table-cell office:value-type="float" office:value="-1.36271371992443" calcext:value-type="float">
            <text:p>-1.36271371992443</text:p>
          </table:table-cell>
          <table:table-cell office:value-type="float" office:value="-0.454483760314653" calcext:value-type="float">
            <text:p>-0.454483760314653</text:p>
          </table:table-cell>
          <table:table-cell office:value-type="float" office:value="0.40308866044838" calcext:value-type="float">
            <text:p>0.40308866044838</text:p>
          </table:table-cell>
          <table:table-cell office:value-type="float" office:value="0.255965215695397" calcext:value-type="float">
            <text:p>0.255965215695397</text:p>
          </table:table-cell>
          <table:table-cell office:value-type="float" office:value="0.634775579723395" calcext:value-type="float">
            <text:p>0.634775579723395</text:p>
          </table:table-cell>
          <table:table-cell office:value-type="float" office:value="0.59691133955162" calcext:value-type="float">
            <text:p>0.59691133955162</text:p>
          </table:table-cell>
          <table:table-cell office:value-type="float" office:value="0.744034784304603" calcext:value-type="float">
            <text:p>0.744034784304603</text:p>
          </table:table-cell>
          <table:table-cell office:value-type="float" office:value="0.365224420276605" calcext:value-type="float">
            <text:p>0.36522442027660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02210681817" calcext:value-type="float">
            <text:p>-1.55502210681817</text:p>
          </table:table-cell>
          <table:table-cell office:value-type="float" office:value="-2.35768680037277" calcext:value-type="float">
            <text:p>-2.35768680037277</text:p>
          </table:table-cell>
          <table:table-cell office:value-type="float" office:value="-0.752357413263572" calcext:value-type="float">
            <text:p>-0.752357413263572</text:p>
          </table:table-cell>
          <table:table-cell office:value-type="float" office:value="0.211184713967294" calcext:value-type="float">
            <text:p>0.211184713967294</text:p>
          </table:table-cell>
          <table:table-cell office:value-type="float" office:value="0.0946388888325323" calcext:value-type="float">
            <text:p>0.0946388888325323</text:p>
          </table:table-cell>
          <table:table-cell office:value-type="float" office:value="0.471254301097805" calcext:value-type="float">
            <text:p>0.471254301097805</text:p>
          </table:table-cell>
          <table:table-cell office:value-type="float" office:value="0.788815286032706" calcext:value-type="float">
            <text:p>0.788815286032706</text:p>
          </table:table-cell>
          <table:table-cell office:value-type="float" office:value="0.905361111167468" calcext:value-type="float">
            <text:p>0.905361111167468</text:p>
          </table:table-cell>
          <table:table-cell office:value-type="float" office:value="0.528745698902195" calcext:value-type="float">
            <text:p>0.52874569890219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16778622206" calcext:value-type="float">
            <text:p>-0.88716778622206</text:p>
          </table:table-cell>
          <table:table-cell office:value-type="float" office:value="-1.68993485305614" calcext:value-type="float">
            <text:p>-1.68993485305614</text:p>
          </table:table-cell>
          <table:table-cell office:value-type="float" office:value="-0.0844007193879797" calcext:value-type="float">
            <text:p>-0.0844007193879797</text:p>
          </table:table-cell>
          <table:table-cell office:value-type="float" office:value="0.411820466213481" calcext:value-type="float">
            <text:p>0.411820466213481</text:p>
          </table:table-cell>
          <table:table-cell office:value-type="float" office:value="0.18453154526763" calcext:value-type="float">
            <text:p>0.18453154526763</text:p>
          </table:table-cell>
          <table:table-cell office:value-type="float" office:value="0.919062895974343" calcext:value-type="float">
            <text:p>0.919062895974343</text:p>
          </table:table-cell>
          <table:table-cell office:value-type="float" office:value="0.588179533786519" calcext:value-type="float">
            <text:p>0.588179533786519</text:p>
          </table:table-cell>
          <table:table-cell office:value-type="float" office:value="0.81546845473237" calcext:value-type="float">
            <text:p>0.81546845473237</text:p>
          </table:table-cell>
          <table:table-cell office:value-type="float" office:value="0.0809371040256569" calcext:value-type="float">
            <text:p>0.080937104025656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41954190389" calcext:value-type="float">
            <text:p>-2.45541954190389</text:p>
          </table:table-cell>
          <table:table-cell office:value-type="float" office:value="-4.41625990870167" calcext:value-type="float">
            <text:p>-4.41625990870167</text:p>
          </table:table-cell>
          <table:table-cell office:value-type="float" office:value="-0.494579175106107" calcext:value-type="float">
            <text:p>-0.494579175106107</text:p>
          </table:table-cell>
          <table:table-cell office:value-type="float" office:value="0.0858271797882438" calcext:value-type="float">
            <text:p>0.0858271797882438</text:p>
          </table:table-cell>
          <table:table-cell office:value-type="float" office:value="0.0120793256863286" calcext:value-type="float">
            <text:p>0.0120793256863286</text:p>
          </table:table-cell>
          <table:table-cell office:value-type="float" office:value="0.609827483891815" calcext:value-type="float">
            <text:p>0.609827483891815</text:p>
          </table:table-cell>
          <table:table-cell office:value-type="float" office:value="0.914172820211756" calcext:value-type="float">
            <text:p>0.914172820211756</text:p>
          </table:table-cell>
          <table:table-cell office:value-type="float" office:value="0.987920674313671" calcext:value-type="float">
            <text:p>0.987920674313671</text:p>
          </table:table-cell>
          <table:table-cell office:value-type="float" office:value="0.390172516108185" calcext:value-type="float">
            <text:p>0.390172516108185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9818344407" calcext:value-type="float">
            <text:p>-1.65939818344407</text:p>
          </table:table-cell>
          <table:table-cell office:value-type="float" office:value="-2.64153294257468" calcext:value-type="float">
            <text:p>-2.64153294257468</text:p>
          </table:table-cell>
          <table:table-cell office:value-type="float" office:value="-0.677263424313471" calcext:value-type="float">
            <text:p>-0.677263424313471</text:p>
          </table:table-cell>
          <table:table-cell office:value-type="float" office:value="0.19025344332715" calcext:value-type="float">
            <text:p>0.19025344332715</text:p>
          </table:table-cell>
          <table:table-cell office:value-type="float" office:value="0.0712519606316578" calcext:value-type="float">
            <text:p>0.0712519606316578</text:p>
          </table:table-cell>
          <table:table-cell office:value-type="float" office:value="0.508005286829324" calcext:value-type="float">
            <text:p>0.508005286829324</text:p>
          </table:table-cell>
          <table:table-cell office:value-type="float" office:value="0.80974655667285" calcext:value-type="float">
            <text:p>0.80974655667285</text:p>
          </table:table-cell>
          <table:table-cell office:value-type="float" office:value="0.928748039368342" calcext:value-type="float">
            <text:p>0.928748039368342</text:p>
          </table:table-cell>
          <table:table-cell office:value-type="float" office:value="0.491994713170676" calcext:value-type="float">
            <text:p>0.491994713170676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825765372244" calcext:value-type="float">
            <text:p>-0.953825765372244</text:p>
          </table:table-cell>
          <table:table-cell office:value-type="float" office:value="-1.43384626733281" calcext:value-type="float">
            <text:p>-1.43384626733281</text:p>
          </table:table-cell>
          <table:table-cell office:value-type="float" office:value="-0.473805263411679" calcext:value-type="float">
            <text:p>-0.473805263411679</text:p>
          </table:table-cell>
          <table:table-cell office:value-type="float" office:value="0.385264269696844" calcext:value-type="float">
            <text:p>0.385264269696844</text:p>
          </table:table-cell>
          <table:table-cell office:value-type="float" office:value="0.238390244027245" calcext:value-type="float">
            <text:p>0.238390244027245</text:p>
          </table:table-cell>
          <table:table-cell office:value-type="float" office:value="0.622628489310488" calcext:value-type="float">
            <text:p>0.622628489310488</text:p>
          </table:table-cell>
          <table:table-cell office:value-type="float" office:value="0.614735730303156" calcext:value-type="float">
            <text:p>0.614735730303156</text:p>
          </table:table-cell>
          <table:table-cell office:value-type="float" office:value="0.761609755972755" calcext:value-type="float">
            <text:p>0.761609755972755</text:p>
          </table:table-cell>
          <table:table-cell office:value-type="float" office:value="0.377371510689512" calcext:value-type="float">
            <text:p>0.37737151068951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843675673" calcext:value-type="float">
            <text:p>-1.268843675673</text:p>
          </table:table-cell>
          <table:table-cell office:value-type="float" office:value="-1.7789855506572" calcext:value-type="float">
            <text:p>-1.7789855506572</text:p>
          </table:table-cell>
          <table:table-cell office:value-type="float" office:value="-0.75870180068881" calcext:value-type="float">
            <text:p>-0.75870180068881</text:p>
          </table:table-cell>
          <table:table-cell office:value-type="float" office:value="0.281156542034826" calcext:value-type="float">
            <text:p>0.281156542034826</text:p>
          </table:table-cell>
          <table:table-cell office:value-type="float" office:value="0.168809308929002" calcext:value-type="float">
            <text:p>0.168809308929002</text:p>
          </table:table-cell>
          <table:table-cell office:value-type="float" office:value="0.46827394549804" calcext:value-type="float">
            <text:p>0.46827394549804</text:p>
          </table:table-cell>
          <table:table-cell office:value-type="float" office:value="0.718843457965174" calcext:value-type="float">
            <text:p>0.718843457965174</text:p>
          </table:table-cell>
          <table:table-cell office:value-type="float" office:value="0.831190691070998" calcext:value-type="float">
            <text:p>0.831190691070998</text:p>
          </table:table-cell>
          <table:table-cell office:value-type="float" office:value="0.53172605450196" calcext:value-type="float">
            <text:p>0.5317260545019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55720968404" calcext:value-type="float">
            <text:p>-0.971555720968404</text:p>
          </table:table-cell>
          <table:table-cell office:value-type="float" office:value="-1.46601092132642" calcext:value-type="float">
            <text:p>-1.46601092132642</text:p>
          </table:table-cell>
          <table:table-cell office:value-type="float" office:value="-0.477100520610389" calcext:value-type="float">
            <text:p>-0.477100520610389</text:p>
          </table:table-cell>
          <table:table-cell office:value-type="float" office:value="0.378493749175679" calcext:value-type="float">
            <text:p>0.378493749175679</text:p>
          </table:table-cell>
          <table:table-cell office:value-type="float" office:value="0.230844507844356" calcext:value-type="float">
            <text:p>0.230844507844356</text:p>
          </table:table-cell>
          <table:table-cell office:value-type="float" office:value="0.620580145063062" calcext:value-type="float">
            <text:p>0.620580145063062</text:p>
          </table:table-cell>
          <table:table-cell office:value-type="float" office:value="0.621506250824321" calcext:value-type="float">
            <text:p>0.621506250824321</text:p>
          </table:table-cell>
          <table:table-cell office:value-type="float" office:value="0.769155492155644" calcext:value-type="float">
            <text:p>0.769155492155644</text:p>
          </table:table-cell>
          <table:table-cell office:value-type="float" office:value="0.379419854936938" calcext:value-type="float">
            <text:p>0.3794198549369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17302675529" calcext:value-type="float">
            <text:p>-1.23117302675529</text:p>
          </table:table-cell>
          <table:table-cell office:value-type="float" office:value="-2.03524692106175" calcext:value-type="float">
            <text:p>-2.03524692106175</text:p>
          </table:table-cell>
          <table:table-cell office:value-type="float" office:value="-0.42709913244883" calcext:value-type="float">
            <text:p>-0.42709913244883</text:p>
          </table:table-cell>
          <table:table-cell office:value-type="float" office:value="0.29194991168435" calcext:value-type="float">
            <text:p>0.29194991168435</text:p>
          </table:table-cell>
          <table:table-cell office:value-type="float" office:value="0.130648218724002" calcext:value-type="float">
            <text:p>0.130648218724002</text:p>
          </table:table-cell>
          <table:table-cell office:value-type="float" office:value="0.652398875124048" calcext:value-type="float">
            <text:p>0.652398875124048</text:p>
          </table:table-cell>
          <table:table-cell office:value-type="float" office:value="0.70805008831565" calcext:value-type="float">
            <text:p>0.70805008831565</text:p>
          </table:table-cell>
          <table:table-cell office:value-type="float" office:value="0.869351781275998" calcext:value-type="float">
            <text:p>0.869351781275998</text:p>
          </table:table-cell>
          <table:table-cell office:value-type="float" office:value="0.347601124875952" calcext:value-type="float">
            <text:p>0.34760112487595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127065974611" calcext:value-type="float">
            <text:p>-0.704127065974611</text:p>
          </table:table-cell>
          <table:table-cell office:value-type="float" office:value="-1.68808945285695" calcext:value-type="float">
            <text:p>-1.68808945285695</text:p>
          </table:table-cell>
          <table:table-cell office:value-type="float" office:value="0.279835320907731" calcext:value-type="float">
            <text:p>0.279835320907731</text:p>
          </table:table-cell>
          <table:table-cell office:value-type="float" office:value="0.494540086756417" calcext:value-type="float">
            <text:p>0.494540086756417</text:p>
          </table:table-cell>
          <table:table-cell office:value-type="float" office:value="0.184872394222658" calcext:value-type="float">
            <text:p>0.184872394222658</text:p>
          </table:table-cell>
          <table:table-cell office:value-type="float" office:value="1.32291193846112" calcext:value-type="float">
            <text:p>1.32291193846112</text:p>
          </table:table-cell>
          <table:table-cell office:value-type="float" office:value="0.505459913243583" calcext:value-type="float">
            <text:p>0.505459913243583</text:p>
          </table:table-cell>
          <table:table-cell office:value-type="float" office:value="0.815127605777342" calcext:value-type="float">
            <text:p>0.815127605777342</text:p>
          </table:table-cell>
          <table:table-cell office:value-type="float" office:value="-0.322911938461116" calcext:value-type="float">
            <text:p>-0.32291193846111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26476437828" calcext:value-type="float">
            <text:p>-1.19326476437828</text:p>
          </table:table-cell>
          <table:table-cell office:value-type="float" office:value="-2.17577704793244" calcext:value-type="float">
            <text:p>-2.17577704793244</text:p>
          </table:table-cell>
          <table:table-cell office:value-type="float" office:value="-0.210752480824121" calcext:value-type="float">
            <text:p>-0.210752480824121</text:p>
          </table:table-cell>
          <table:table-cell office:value-type="float" office:value="0.303229672857247" calcext:value-type="float">
            <text:p>0.303229672857247</text:p>
          </table:table-cell>
          <table:table-cell office:value-type="float" office:value="0.113519908979463" calcext:value-type="float">
            <text:p>0.113519908979463</text:p>
          </table:table-cell>
          <table:table-cell office:value-type="float" office:value="0.809974526298711" calcext:value-type="float">
            <text:p>0.809974526298711</text:p>
          </table:table-cell>
          <table:table-cell office:value-type="float" office:value="0.696770327142753" calcext:value-type="float">
            <text:p>0.696770327142753</text:p>
          </table:table-cell>
          <table:table-cell office:value-type="float" office:value="0.886480091020537" calcext:value-type="float">
            <text:p>0.886480091020537</text:p>
          </table:table-cell>
          <table:table-cell office:value-type="float" office:value="0.190025473701289" calcext:value-type="float">
            <text:p>0.190025473701289</text:p>
          </table:table-cell>
        </table:table-row>
        <table:table-row table:style-name="ro1">
          <table:table-cell office:value-type="string" calcext:value-type="string">
            <text:p>Immunitysecb45_001-061</text:p>
          </table:table-cell>
          <table:table-cell office:value-type="float" office:value="-1.64841594572119" calcext:value-type="float">
            <text:p>-1.64841594572119</text:p>
          </table:table-cell>
          <table:table-cell office:value-type="float" office:value="-1.99707498259944" calcext:value-type="float">
            <text:p>-1.99707498259944</text:p>
          </table:table-cell>
          <table:table-cell office:value-type="float" office:value="-1.29975690884293" calcext:value-type="float">
            <text:p>-1.29975690884293</text:p>
          </table:table-cell>
          <table:table-cell office:value-type="float" office:value="0.192354367176026" calcext:value-type="float">
            <text:p>0.192354367176026</text:p>
          </table:table-cell>
          <table:table-cell office:value-type="float" office:value="0.135731720805733" calcext:value-type="float">
            <text:p>0.135731720805733</text:p>
          </table:table-cell>
          <table:table-cell office:value-type="float" office:value="0.272598051155974" calcext:value-type="float">
            <text:p>0.272598051155974</text:p>
          </table:table-cell>
          <table:table-cell office:value-type="float" office:value="0.807645632823974" calcext:value-type="float">
            <text:p>0.807645632823974</text:p>
          </table:table-cell>
          <table:table-cell office:value-type="float" office:value="0.864268279194267" calcext:value-type="float">
            <text:p>0.864268279194267</text:p>
          </table:table-cell>
          <table:table-cell office:value-type="float" office:value="0.727401948844026" calcext:value-type="float">
            <text:p>0.727401948844026</text:p>
          </table:table-cell>
        </table:table-row>
        <table:table-row table:style-name="ro1">
          <table:table-cell office:value-type="string" calcext:value-type="string">
            <text:p>Immunitysecb45_062-122</text:p>
          </table:table-cell>
          <table:table-cell office:value-type="float" office:value="-1.15459036111907" calcext:value-type="float">
            <text:p>-1.15459036111907</text:p>
          </table:table-cell>
          <table:table-cell office:value-type="float" office:value="-1.51851534477366" calcext:value-type="float">
            <text:p>-1.51851534477366</text:p>
          </table:table-cell>
          <table:table-cell office:value-type="float" office:value="-0.790665377464475" calcext:value-type="float">
            <text:p>-0.790665377464475</text:p>
          </table:table-cell>
          <table:table-cell office:value-type="float" office:value="0.31518662315783" calcext:value-type="float">
            <text:p>0.31518662315783</text:p>
          </table:table-cell>
          <table:table-cell office:value-type="float" office:value="0.21903683986007" calcext:value-type="float">
            <text:p>0.21903683986007</text:p>
          </table:table-cell>
          <table:table-cell office:value-type="float" office:value="0.453542917625638" calcext:value-type="float">
            <text:p>0.453542917625638</text:p>
          </table:table-cell>
          <table:table-cell office:value-type="float" office:value="0.68481337684217" calcext:value-type="float">
            <text:p>0.68481337684217</text:p>
          </table:table-cell>
          <table:table-cell office:value-type="float" office:value="0.78096316013993" calcext:value-type="float">
            <text:p>0.78096316013993</text:p>
          </table:table-cell>
          <table:table-cell office:value-type="float" office:value="0.546457082374362" calcext:value-type="float">
            <text:p>0.546457082374362</text:p>
          </table:table-cell>
        </table:table-row>
        <table:table-row table:style-name="ro1">
          <table:table-cell office:value-type="string" calcext:value-type="string">
            <text:p>Immunitysecb45_123-183</text:p>
          </table:table-cell>
          <table:table-cell office:value-type="float" office:value="-0.799088805849249" calcext:value-type="float">
            <text:p>-0.799088805849249</text:p>
          </table:table-cell>
          <table:table-cell office:value-type="float" office:value="-1.79040062836882" calcext:value-type="float">
            <text:p>-1.79040062836882</text:p>
          </table:table-cell>
          <table:table-cell office:value-type="float" office:value="0.192223016670325" calcext:value-type="float">
            <text:p>0.192223016670325</text:p>
          </table:table-cell>
          <table:table-cell office:value-type="float" office:value="0.449738576631011" calcext:value-type="float">
            <text:p>0.449738576631011</text:p>
          </table:table-cell>
          <table:table-cell office:value-type="float" office:value="0.166893294083631" calcext:value-type="float">
            <text:p>0.166893294083631</text:p>
          </table:table-cell>
          <table:table-cell office:value-type="float" office:value="1.21194076982345" calcext:value-type="float">
            <text:p>1.21194076982345</text:p>
          </table:table-cell>
          <table:table-cell office:value-type="float" office:value="0.55026142336899" calcext:value-type="float">
            <text:p>0.55026142336899</text:p>
          </table:table-cell>
          <table:table-cell office:value-type="float" office:value="0.833106705916369" calcext:value-type="float">
            <text:p>0.833106705916369</text:p>
          </table:table-cell>
          <table:table-cell office:value-type="float" office:value="-0.211940769823452" calcext:value-type="float">
            <text:p>-0.21194076982345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22877749067" calcext:value-type="float">
            <text:p>-1.21922877749067</text:p>
          </table:table-cell>
          <table:table-cell office:value-type="float" office:value="-1.42544975031791" calcext:value-type="float">
            <text:p>-1.42544975031791</text:p>
          </table:table-cell>
          <table:table-cell office:value-type="float" office:value="-1.01300780466342" calcext:value-type="float">
            <text:p>-1.01300780466342</text:p>
          </table:table-cell>
          <table:table-cell office:value-type="float" office:value="0.295457942895868" calcext:value-type="float">
            <text:p>0.295457942895868</text:p>
          </table:table-cell>
          <table:table-cell office:value-type="float" office:value="0.240400318771374" calcext:value-type="float">
            <text:p>0.240400318771374</text:p>
          </table:table-cell>
          <table:table-cell office:value-type="float" office:value="0.363125125900012" calcext:value-type="float">
            <text:p>0.363125125900012</text:p>
          </table:table-cell>
          <table:table-cell office:value-type="float" office:value="0.704542057104132" calcext:value-type="float">
            <text:p>0.704542057104132</text:p>
          </table:table-cell>
          <table:table-cell office:value-type="float" office:value="0.759599681228626" calcext:value-type="float">
            <text:p>0.759599681228626</text:p>
          </table:table-cell>
          <table:table-cell office:value-type="float" office:value="0.636874874099988" calcext:value-type="float">
            <text:p>0.636874874099988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40166271793" calcext:value-type="float">
            <text:p>-0.826440166271793</text:p>
          </table:table-cell>
          <table:table-cell office:value-type="float" office:value="-1.03851598470539" calcext:value-type="float">
            <text:p>-1.03851598470539</text:p>
          </table:table-cell>
          <table:table-cell office:value-type="float" office:value="-0.614364347838198" calcext:value-type="float">
            <text:p>-0.614364347838198</text:p>
          </table:table-cell>
          <table:table-cell office:value-type="float" office:value="0.437604315458564" calcext:value-type="float">
            <text:p>0.437604315458564</text:p>
          </table:table-cell>
          <table:table-cell office:value-type="float" office:value="0.35397960351223" calcext:value-type="float">
            <text:p>0.35397960351223</text:p>
          </table:table-cell>
          <table:table-cell office:value-type="float" office:value="0.540984664110294" calcext:value-type="float">
            <text:p>0.540984664110294</text:p>
          </table:table-cell>
          <table:table-cell office:value-type="float" office:value="0.562395684541436" calcext:value-type="float">
            <text:p>0.562395684541436</text:p>
          </table:table-cell>
          <table:table-cell office:value-type="float" office:value="0.64602039648777" calcext:value-type="float">
            <text:p>0.64602039648777</text:p>
          </table:table-cell>
          <table:table-cell office:value-type="float" office:value="0.459015335889706" calcext:value-type="float">
            <text:p>0.459015335889706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69529827990373" calcext:value-type="float">
            <text:p>-0.569529827990373</text:p>
          </table:table-cell>
          <table:table-cell office:value-type="float" office:value="-0.835323715052188" calcext:value-type="float">
            <text:p>-0.835323715052188</text:p>
          </table:table-cell>
          <table:table-cell office:value-type="float" office:value="-0.303735940928557" calcext:value-type="float">
            <text:p>-0.303735940928557</text:p>
          </table:table-cell>
          <table:table-cell office:value-type="float" office:value="0.565791395449356" calcext:value-type="float">
            <text:p>0.565791395449356</text:p>
          </table:table-cell>
          <table:table-cell office:value-type="float" office:value="0.433734052463303" calcext:value-type="float">
            <text:p>0.433734052463303</text:p>
          </table:table-cell>
          <table:table-cell office:value-type="float" office:value="0.738055731032588" calcext:value-type="float">
            <text:p>0.738055731032588</text:p>
          </table:table-cell>
          <table:table-cell office:value-type="float" office:value="0.434208604550644" calcext:value-type="float">
            <text:p>0.434208604550644</text:p>
          </table:table-cell>
          <table:table-cell office:value-type="float" office:value="0.566265947536697" calcext:value-type="float">
            <text:p>0.566265947536697</text:p>
          </table:table-cell>
          <table:table-cell office:value-type="float" office:value="0.261944268967412" calcext:value-type="float">
            <text:p>0.261944268967412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0927609889978" calcext:value-type="float">
            <text:p>-0.110927609889978</text:p>
          </table:table-cell>
          <table:table-cell office:value-type="float" office:value="-0.651337483735741" calcext:value-type="float">
            <text:p>-0.651337483735741</text:p>
          </table:table-cell>
          <table:table-cell office:value-type="float" office:value="0.429482263955784" calcext:value-type="float">
            <text:p>0.429482263955784</text:p>
          </table:table-cell>
          <table:table-cell office:value-type="float" office:value="0.895003535988471" calcext:value-type="float">
            <text:p>0.895003535988471</text:p>
          </table:table-cell>
          <table:table-cell office:value-type="float" office:value="0.521348015751304" calcext:value-type="float">
            <text:p>0.521348015751304</text:p>
          </table:table-cell>
          <table:table-cell office:value-type="float" office:value="1.53646183591496" calcext:value-type="float">
            <text:p>1.53646183591496</text:p>
          </table:table-cell>
          <table:table-cell office:value-type="float" office:value="0.104996464011529" calcext:value-type="float">
            <text:p>0.104996464011529</text:p>
          </table:table-cell>
          <table:table-cell office:value-type="float" office:value="0.478651984248696" calcext:value-type="float">
            <text:p>0.478651984248696</text:p>
          </table:table-cell>
          <table:table-cell office:value-type="float" office:value="-0.536461835914956" calcext:value-type="float">
            <text:p>-0.53646183591495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597941470784" calcext:value-type="float">
            <text:p>-1.18597941470784</text:p>
          </table:table-cell>
          <table:table-cell office:value-type="float" office:value="-1.64559566669943" calcext:value-type="float">
            <text:p>-1.64559566669943</text:p>
          </table:table-cell>
          <table:table-cell office:value-type="float" office:value="-0.726363162716237" calcext:value-type="float">
            <text:p>-0.726363162716237</text:p>
          </table:table-cell>
          <table:table-cell office:value-type="float" office:value="0.305446873789779" calcext:value-type="float">
            <text:p>0.305446873789779</text:p>
          </table:table-cell>
          <table:table-cell office:value-type="float" office:value="0.19289762587298" calcext:value-type="float">
            <text:p>0.19289762587298</text:p>
          </table:table-cell>
          <table:table-cell office:value-type="float" office:value="0.483664805545011" calcext:value-type="float">
            <text:p>0.483664805545011</text:p>
          </table:table-cell>
          <table:table-cell office:value-type="float" office:value="0.694553126210221" calcext:value-type="float">
            <text:p>0.694553126210221</text:p>
          </table:table-cell>
          <table:table-cell office:value-type="float" office:value="0.80710237412702" calcext:value-type="float">
            <text:p>0.80710237412702</text:p>
          </table:table-cell>
          <table:table-cell office:value-type="float" office:value="0.516335194454989" calcext:value-type="float">
            <text:p>0.51633519445498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7859216488" calcext:value-type="float">
            <text:p>-2.6387859216488</text:p>
          </table:table-cell>
          <table:table-cell office:value-type="float" office:value="-4.05554757080392" calcext:value-type="float">
            <text:p>-4.05554757080392</text:p>
          </table:table-cell>
          <table:table-cell office:value-type="float" office:value="-1.22202427249368" calcext:value-type="float">
            <text:p>-1.22202427249368</text:p>
          </table:table-cell>
          <table:table-cell office:value-type="float" office:value="0.0714479603429238" calcext:value-type="float">
            <text:p>0.0714479603429238</text:p>
          </table:table-cell>
          <table:table-cell office:value-type="float" office:value="0.0173259903790528" calcext:value-type="float">
            <text:p>0.0173259903790528</text:p>
          </table:table-cell>
          <table:table-cell office:value-type="float" office:value="0.294633145089112" calcext:value-type="float">
            <text:p>0.294633145089112</text:p>
          </table:table-cell>
          <table:table-cell office:value-type="float" office:value="0.928552039657076" calcext:value-type="float">
            <text:p>0.928552039657076</text:p>
          </table:table-cell>
          <table:table-cell office:value-type="float" office:value="0.982674009620947" calcext:value-type="float">
            <text:p>0.982674009620947</text:p>
          </table:table-cell>
          <table:table-cell office:value-type="float" office:value="0.705366854910888" calcext:value-type="float">
            <text:p>0.7053668549108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35400694521" calcext:value-type="float">
            <text:p>-2.44935400694521</text:p>
          </table:table-cell>
          <table:table-cell office:value-type="float" office:value="-4.43112590699544" calcext:value-type="float">
            <text:p>-4.43112590699544</text:p>
          </table:table-cell>
          <table:table-cell office:value-type="float" office:value="-0.46758210689498" calcext:value-type="float">
            <text:p>-0.46758210689498</text:p>
          </table:table-cell>
          <table:table-cell office:value-type="float" office:value="0.0863493495662598" calcext:value-type="float">
            <text:p>0.0863493495662598</text:p>
          </table:table-cell>
          <table:table-cell office:value-type="float" office:value="0.0119010826144866" calcext:value-type="float">
            <text:p>0.0119010826144866</text:p>
          </table:table-cell>
          <table:table-cell office:value-type="float" office:value="0.626515285377486" calcext:value-type="float">
            <text:p>0.626515285377486</text:p>
          </table:table-cell>
          <table:table-cell office:value-type="float" office:value="0.91365065043374" calcext:value-type="float">
            <text:p>0.91365065043374</text:p>
          </table:table-cell>
          <table:table-cell office:value-type="float" office:value="0.988098917385513" calcext:value-type="float">
            <text:p>0.988098917385513</text:p>
          </table:table-cell>
          <table:table-cell office:value-type="float" office:value="0.373484714622514" calcext:value-type="float">
            <text:p>0.37348471462251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52088100051" calcext:value-type="float">
            <text:p>-1.37252088100051</text:p>
          </table:table-cell>
          <table:table-cell office:value-type="float" office:value="-2.05799356082431" calcext:value-type="float">
            <text:p>-2.05799356082431</text:p>
          </table:table-cell>
          <table:table-cell office:value-type="float" office:value="-0.687048201176716" calcext:value-type="float">
            <text:p>-0.687048201176716</text:p>
          </table:table-cell>
          <table:table-cell office:value-type="float" office:value="0.253467192873" calcext:value-type="float">
            <text:p>0.253467192873</text:p>
          </table:table-cell>
          <table:table-cell office:value-type="float" office:value="0.127709955256765" calcext:value-type="float">
            <text:p>0.127709955256765</text:p>
          </table:table-cell>
          <table:table-cell office:value-type="float" office:value="0.503058808013446" calcext:value-type="float">
            <text:p>0.503058808013446</text:p>
          </table:table-cell>
          <table:table-cell office:value-type="float" office:value="0.746532807127" calcext:value-type="float">
            <text:p>0.746532807127</text:p>
          </table:table-cell>
          <table:table-cell office:value-type="float" office:value="0.872290044743235" calcext:value-type="float">
            <text:p>0.872290044743235</text:p>
          </table:table-cell>
          <table:table-cell office:value-type="float" office:value="0.496941191986554" calcext:value-type="float">
            <text:p>0.49694119198655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53090213952" calcext:value-type="float">
            <text:p>-1.32253090213952</text:p>
          </table:table-cell>
          <table:table-cell office:value-type="float" office:value="-2.03832691215217" calcext:value-type="float">
            <text:p>-2.03832691215217</text:p>
          </table:table-cell>
          <table:table-cell office:value-type="float" office:value="-0.606734892126873" calcext:value-type="float">
            <text:p>-0.606734892126873</text:p>
          </table:table-cell>
          <table:table-cell office:value-type="float" office:value="0.266460063500236" calcext:value-type="float">
            <text:p>0.266460063500236</text:p>
          </table:table-cell>
          <table:table-cell office:value-type="float" office:value="0.130246442425678" calcext:value-type="float">
            <text:p>0.130246442425678</text:p>
          </table:table-cell>
          <table:table-cell office:value-type="float" office:value="0.545127867742451" calcext:value-type="float">
            <text:p>0.545127867742451</text:p>
          </table:table-cell>
          <table:table-cell office:value-type="float" office:value="0.733539936499764" calcext:value-type="float">
            <text:p>0.733539936499764</text:p>
          </table:table-cell>
          <table:table-cell office:value-type="float" office:value="0.869753557574322" calcext:value-type="float">
            <text:p>0.869753557574322</text:p>
          </table:table-cell>
          <table:table-cell office:value-type="float" office:value="0.454872132257549" calcext:value-type="float">
            <text:p>0.45487213225754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052950508182" calcext:value-type="float">
            <text:p>-0.908052950508182</text:p>
          </table:table-cell>
          <table:table-cell office:value-type="float" office:value="-1.47861894059384" calcext:value-type="float">
            <text:p>-1.47861894059384</text:p>
          </table:table-cell>
          <table:table-cell office:value-type="float" office:value="-0.337486960422522" calcext:value-type="float">
            <text:p>-0.337486960422522</text:p>
          </table:table-cell>
          <table:table-cell office:value-type="float" office:value="0.40330872209993" calcext:value-type="float">
            <text:p>0.40330872209993</text:p>
          </table:table-cell>
          <table:table-cell office:value-type="float" office:value="0.22795228674406" calcext:value-type="float">
            <text:p>0.22795228674406</text:p>
          </table:table-cell>
          <table:table-cell office:value-type="float" office:value="0.713561279183425" calcext:value-type="float">
            <text:p>0.713561279183425</text:p>
          </table:table-cell>
          <table:table-cell office:value-type="float" office:value="0.59669127790007" calcext:value-type="float">
            <text:p>0.59669127790007</text:p>
          </table:table-cell>
          <table:table-cell office:value-type="float" office:value="0.77204771325594" calcext:value-type="float">
            <text:p>0.77204771325594</text:p>
          </table:table-cell>
          <table:table-cell office:value-type="float" office:value="0.286438720816575" calcext:value-type="float">
            <text:p>0.28643872081657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02176942187" calcext:value-type="float">
            <text:p>-0.801802176942187</text:p>
          </table:table-cell>
          <table:table-cell office:value-type="float" office:value="-1.34843904386626" calcext:value-type="float">
            <text:p>-1.34843904386626</text:p>
          </table:table-cell>
          <table:table-cell office:value-type="float" office:value="-0.255165310018116" calcext:value-type="float">
            <text:p>-0.255165310018116</text:p>
          </table:table-cell>
          <table:table-cell office:value-type="float" office:value="0.448519923055176" calcext:value-type="float">
            <text:p>0.448519923055176</text:p>
          </table:table-cell>
          <table:table-cell office:value-type="float" office:value="0.259645239315598" calcext:value-type="float">
            <text:p>0.259645239315598</text:p>
          </table:table-cell>
          <table:table-cell office:value-type="float" office:value="0.774788407088409" calcext:value-type="float">
            <text:p>0.774788407088409</text:p>
          </table:table-cell>
          <table:table-cell office:value-type="float" office:value="0.551480076944824" calcext:value-type="float">
            <text:p>0.551480076944824</text:p>
          </table:table-cell>
          <table:table-cell office:value-type="float" office:value="0.740354760684402" calcext:value-type="float">
            <text:p>0.740354760684402</text:p>
          </table:table-cell>
          <table:table-cell office:value-type="float" office:value="0.225211592911591" calcext:value-type="float">
            <text:p>0.22521159291159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400844731411" calcext:value-type="float">
            <text:p>-0.125400844731411</text:p>
          </table:table-cell>
          <table:table-cell office:value-type="float" office:value="-0.545935232402197" calcext:value-type="float">
            <text:p>-0.545935232402197</text:p>
          </table:table-cell>
          <table:table-cell office:value-type="float" office:value="0.295133542939375" calcext:value-type="float">
            <text:p>0.295133542939375</text:p>
          </table:table-cell>
          <table:table-cell office:value-type="float" office:value="0.882143229239492" calcext:value-type="float">
            <text:p>0.882143229239492</text:p>
          </table:table-cell>
          <table:table-cell office:value-type="float" office:value="0.57929975001899" calcext:value-type="float">
            <text:p>0.57929975001899</text:p>
          </table:table-cell>
          <table:table-cell office:value-type="float" office:value="1.34330573570517" calcext:value-type="float">
            <text:p>1.34330573570517</text:p>
          </table:table-cell>
          <table:table-cell office:value-type="float" office:value="0.117856770760508" calcext:value-type="float">
            <text:p>0.117856770760508</text:p>
          </table:table-cell>
          <table:table-cell office:value-type="float" office:value="0.42070024998101" calcext:value-type="float">
            <text:p>0.42070024998101</text:p>
          </table:table-cell>
          <table:table-cell office:value-type="float" office:value="-0.343305735705169" calcext:value-type="float">
            <text:p>-0.3433057357051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02506637759" calcext:value-type="float">
            <text:p>0.673902506637759</text:p>
          </table:table-cell>
          <table:table-cell office:value-type="float" office:value="0.302349043226067" calcext:value-type="float">
            <text:p>0.302349043226067</text:p>
          </table:table-cell>
          <table:table-cell office:value-type="float" office:value="1.04545597004945" calcext:value-type="float">
            <text:p>1.04545597004945</text:p>
          </table:table-cell>
          <table:table-cell office:value-type="float" office:value="1.96187864521359" calcext:value-type="float">
            <text:p>1.96187864521359</text:p>
          </table:table-cell>
          <table:table-cell office:value-type="float" office:value="1.35303341144515" calcext:value-type="float">
            <text:p>1.35303341144515</text:p>
          </table:table-cell>
          <table:table-cell office:value-type="float" office:value="2.84469532384576" calcext:value-type="float">
            <text:p>2.84469532384576</text:p>
          </table:table-cell>
          <table:table-cell office:value-type="float" office:value="-0.96187864521359" calcext:value-type="float">
            <text:p>-0.96187864521359</text:p>
          </table:table-cell>
          <table:table-cell office:value-type="float" office:value="-0.353033411445154" calcext:value-type="float">
            <text:p>-0.353033411445154</text:p>
          </table:table-cell>
          <table:table-cell office:value-type="float" office:value="-1.84469532384576" calcext:value-type="float">
            <text:p>-1.8446953238457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1447095525" calcext:value-type="float">
            <text:p>1.14251447095525</text:p>
          </table:table-cell>
          <table:table-cell office:value-type="float" office:value="0.796820214441888" calcext:value-type="float">
            <text:p>0.796820214441888</text:p>
          </table:table-cell>
          <table:table-cell office:value-type="float" office:value="1.4882087274686" calcext:value-type="float">
            <text:p>1.4882087274686</text:p>
          </table:table-cell>
          <table:table-cell office:value-type="float" office:value="3.13464042631109" calcext:value-type="float">
            <text:p>3.13464042631109</text:p>
          </table:table-cell>
          <table:table-cell office:value-type="float" office:value="2.21847542493544" calcext:value-type="float">
            <text:p>2.21847542493544</text:p>
          </table:table-cell>
          <table:table-cell office:value-type="float" office:value="4.42915458599219" calcext:value-type="float">
            <text:p>4.42915458599219</text:p>
          </table:table-cell>
          <table:table-cell office:value-type="float" office:value="-2.13464042631109" calcext:value-type="float">
            <text:p>-2.13464042631109</text:p>
          </table:table-cell>
          <table:table-cell office:value-type="float" office:value="-1.21847542493544" calcext:value-type="float">
            <text:p>-1.21847542493544</text:p>
          </table:table-cell>
          <table:table-cell office:value-type="float" office:value="-3.42915458599219" calcext:value-type="float">
            <text:p>-3.4291545859921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23222523274" calcext:value-type="float">
            <text:p>1.76423222523274</text:p>
          </table:table-cell>
          <table:table-cell office:value-type="float" office:value="1.43863104729127" calcext:value-type="float">
            <text:p>1.43863104729127</text:p>
          </table:table-cell>
          <table:table-cell office:value-type="float" office:value="2.08983340317422" calcext:value-type="float">
            <text:p>2.08983340317422</text:p>
          </table:table-cell>
          <table:table-cell office:value-type="float" office:value="5.83708906752728" calcext:value-type="float">
            <text:p>5.83708906752728</text:p>
          </table:table-cell>
          <table:table-cell office:value-type="float" office:value="4.2149218370796" calcext:value-type="float">
            <text:p>4.2149218370796</text:p>
          </table:table-cell>
          <table:table-cell office:value-type="float" office:value="8.08356835529212" calcext:value-type="float">
            <text:p>8.08356835529212</text:p>
          </table:table-cell>
          <table:table-cell office:value-type="float" office:value="-4.83708906752728" calcext:value-type="float">
            <text:p>-4.83708906752728</text:p>
          </table:table-cell>
          <table:table-cell office:value-type="float" office:value="-3.2149218370796" calcext:value-type="float">
            <text:p>-3.2149218370796</text:p>
          </table:table-cell>
          <table:table-cell office:value-type="float" office:value="-7.08356835529212" calcext:value-type="float">
            <text:p>-7.0835683552921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61599246668" calcext:value-type="float">
            <text:p>2.45661599246668</text:p>
          </table:table-cell>
          <table:table-cell office:value-type="float" office:value="2.14824351597598" calcext:value-type="float">
            <text:p>2.14824351597598</text:p>
          </table:table-cell>
          <table:table-cell office:value-type="float" office:value="2.76498846895739" calcext:value-type="float">
            <text:p>2.76498846895739</text:p>
          </table:table-cell>
          <table:table-cell office:value-type="float" office:value="11.6652693128855" calcext:value-type="float">
            <text:p>11.6652693128855</text:p>
          </table:table-cell>
          <table:table-cell office:value-type="float" office:value="8.56979246596199" calcext:value-type="float">
            <text:p>8.56979246596199</text:p>
          </table:table-cell>
          <table:table-cell office:value-type="float" office:value="15.8788568897827" calcext:value-type="float">
            <text:p>15.8788568897827</text:p>
          </table:table-cell>
          <table:table-cell office:value-type="float" office:value="-10.6652693128855" calcext:value-type="float">
            <text:p>-10.6652693128855</text:p>
          </table:table-cell>
          <table:table-cell office:value-type="float" office:value="-7.56979246596199" calcext:value-type="float">
            <text:p>-7.56979246596199</text:p>
          </table:table-cell>
          <table:table-cell office:value-type="float" office:value="-14.8788568897827" calcext:value-type="float">
            <text:p>-14.878856889782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09505315123" calcext:value-type="float">
            <text:p>3.12709505315123</text:p>
          </table:table-cell>
          <table:table-cell office:value-type="float" office:value="2.82494591015553" calcext:value-type="float">
            <text:p>2.82494591015553</text:p>
          </table:table-cell>
          <table:table-cell office:value-type="float" office:value="3.42924419614693" calcext:value-type="float">
            <text:p>3.42924419614693</text:p>
          </table:table-cell>
          <table:table-cell office:value-type="float" office:value="22.8076282677733" calcext:value-type="float">
            <text:p>22.8076282677733</text:p>
          </table:table-cell>
          <table:table-cell office:value-type="float" office:value="16.8600330048618" calcext:value-type="float">
            <text:p>16.8600330048618</text:p>
          </table:table-cell>
          <table:table-cell office:value-type="float" office:value="30.8533148808739" calcext:value-type="float">
            <text:p>30.8533148808739</text:p>
          </table:table-cell>
          <table:table-cell office:value-type="float" office:value="-21.8076282677733" calcext:value-type="float">
            <text:p>-21.8076282677733</text:p>
          </table:table-cell>
          <table:table-cell office:value-type="float" office:value="-15.8600330048618" calcext:value-type="float">
            <text:p>-15.8600330048618</text:p>
          </table:table-cell>
          <table:table-cell office:value-type="float" office:value="-29.8533148808739" calcext:value-type="float">
            <text:p>-29.853314880873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69079085073" calcext:value-type="float">
            <text:p>3.80369079085073</text:p>
          </table:table-cell>
          <table:table-cell office:value-type="float" office:value="3.50352827756435" calcext:value-type="float">
            <text:p>3.50352827756435</text:p>
          </table:table-cell>
          <table:table-cell office:value-type="float" office:value="4.10385330413711" calcext:value-type="float">
            <text:p>4.10385330413711</text:p>
          </table:table-cell>
          <table:table-cell office:value-type="float" office:value="44.8664720493173" calcext:value-type="float">
            <text:p>44.8664720493173</text:p>
          </table:table-cell>
          <table:table-cell office:value-type="float" office:value="33.2324988303733" calcext:value-type="float">
            <text:p>33.2324988303733</text:p>
          </table:table-cell>
          <table:table-cell office:value-type="float" office:value="60.573245618002" calcext:value-type="float">
            <text:p>60.573245618002</text:p>
          </table:table-cell>
          <table:table-cell office:value-type="float" office:value="-43.8664720493173" calcext:value-type="float">
            <text:p>-43.8664720493173</text:p>
          </table:table-cell>
          <table:table-cell office:value-type="float" office:value="-32.2324988303733" calcext:value-type="float">
            <text:p>-32.2324988303733</text:p>
          </table:table-cell>
          <table:table-cell office:value-type="float" office:value="-59.573245618002" calcext:value-type="float">
            <text:p>-59.57324561800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59111980866" calcext:value-type="float">
            <text:p>4.55259111980866</text:p>
          </table:table-cell>
          <table:table-cell office:value-type="float" office:value="4.25563221136874" calcext:value-type="float">
            <text:p>4.25563221136874</text:p>
          </table:table-cell>
          <table:table-cell office:value-type="float" office:value="4.84955002824857" calcext:value-type="float">
            <text:p>4.84955002824857</text:p>
          </table:table-cell>
          <table:table-cell office:value-type="float" office:value="94.8779301735578" calcext:value-type="float">
            <text:p>94.8779301735578</text:p>
          </table:table-cell>
          <table:table-cell office:value-type="float" office:value="70.5013748727175" calcext:value-type="float">
            <text:p>70.5013748727175</text:p>
          </table:table-cell>
          <table:table-cell office:value-type="float" office:value="127.682923209233" calcext:value-type="float">
            <text:p>127.682923209233</text:p>
          </table:table-cell>
          <table:table-cell office:value-type="float" office:value="-93.8779301735578" calcext:value-type="float">
            <text:p>-93.8779301735578</text:p>
          </table:table-cell>
          <table:table-cell office:value-type="float" office:value="-69.5013748727175" calcext:value-type="float">
            <text:p>-69.5013748727175</text:p>
          </table:table-cell>
          <table:table-cell office:value-type="float" office:value="-126.682923209233" calcext:value-type="float">
            <text:p>-126.682923209233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64742567279" calcext:value-type="float">
            <text:p>0.561564742567279</text:p>
          </table:table-cell>
          <table:table-cell office:value-type="float" office:value="0.505635453588864" calcext:value-type="float">
            <text:p>0.505635453588864</text:p>
          </table:table-cell>
          <table:table-cell office:value-type="float" office:value="0.617494031545693" calcext:value-type="float">
            <text:p>0.617494031545693</text:p>
          </table:table-cell>
          <table:table-cell office:value-type="float" office:value="1.75341399638713" calcext:value-type="float">
            <text:p>1.75341399638713</text:p>
          </table:table-cell>
          <table:table-cell office:value-type="float" office:value="1.65803879247382" calcext:value-type="float">
            <text:p>1.65803879247382</text:p>
          </table:table-cell>
          <table:table-cell office:value-type="float" office:value="1.85427545886255" calcext:value-type="float">
            <text:p>1.85427545886255</text:p>
          </table:table-cell>
          <table:table-cell office:value-type="float" office:value="-0.753413996387133" calcext:value-type="float">
            <text:p>-0.753413996387133</text:p>
          </table:table-cell>
          <table:table-cell office:value-type="float" office:value="-0.658038792473821" calcext:value-type="float">
            <text:p>-0.658038792473821</text:p>
          </table:table-cell>
          <table:table-cell office:value-type="float" office:value="-0.854275458862547" calcext:value-type="float">
            <text:p>-0.854275458862547</text:p>
          </table:table-cell>
        </table:table-row>
      </table:table>
      <table:table table:name="ProxyNew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467537551737404" calcext:value-type="float">
            <text:p>0.467537551737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85619181839264" calcext:value-type="float">
            <text:p>0.38561918183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303700811941124" calcext:value-type="float">
            <text:p>0.30370081194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221782442042984" calcext:value-type="float">
            <text:p>0.221782442042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0.139864072144845" calcext:value-type="float">
            <text:p>0.13986407214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0.0579457022467047" calcext:value-type="float">
            <text:p>0.0579457022467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boost_367-427</text:p>
          </table:table-cell>
          <table:table-cell office:value-type="float" office:value="-0.0239726676514351" calcext:value-type="float">
            <text:p>-0.0239726676514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428-488</text:p>
          </table:table-cell>
          <table:table-cell office:value-type="float" office:value="-0.105891037549575" calcext:value-type="float">
            <text:p>-0.105891037549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489-549</text:p>
          </table:table-cell>
          <table:table-cell office:value-type="float" office:value="-0.187809407447715" calcext:value-type="float">
            <text:p>-0.187809407447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23-183</text:p>
          </table:table-cell>
          <table:table-cell office:value-type="float" office:value="-0.174199717450988" calcext:value-type="float">
            <text:p>-0.174199717450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184-244</text:p>
          </table:table-cell>
          <table:table-cell office:value-type="float" office:value="-0.153261095432162" calcext:value-type="float">
            <text:p>-0.153261095432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245-305</text:p>
          </table:table-cell>
          <table:table-cell office:value-type="float" office:value="-0.132322473413336" calcext:value-type="float">
            <text:p>-0.13232247341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06-366</text:p>
          </table:table-cell>
          <table:table-cell office:value-type="float" office:value="-0.11138385139451" calcext:value-type="float">
            <text:p>-0.11138385139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367-427</text:p>
          </table:table-cell>
          <table:table-cell office:value-type="float" office:value="-0.0904452293756839" calcext:value-type="float">
            <text:p>-0.0904452293756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28-488</text:p>
          </table:table-cell>
          <table:table-cell office:value-type="float" office:value="-0.069506607356858" calcext:value-type="float">
            <text:p>-0.069506607356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full_489-549</text:p>
          </table:table-cell>
          <table:table-cell office:value-type="float" office:value="-0.0485679853380319" calcext:value-type="float">
            <text:p>-0.0485679853380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09085331432053" calcext:value-type="float">
            <text:p>0.909085331432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897904778292339" calcext:value-type="float">
            <text:p>0.897904778292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86724225152624" calcext:value-type="float">
            <text:p>0.886724225152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7554367201291" calcext:value-type="float">
            <text:p>0.87554367201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64363118873195" calcext:value-type="float">
            <text:p>0.864363118873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53182565733481" calcext:value-type="float">
            <text:p>0.853182565733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842002012593766" calcext:value-type="float">
            <text:p>0.842002012593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830821459454052" calcext:value-type="float">
            <text:p>0.830821459454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21516675811202" calcext:value-type="float">
            <text:p>0.921516675811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145875156957" calcext:value-type="float">
            <text:p>0.892145875156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62775074502713" calcext:value-type="float">
            <text:p>0.862775074502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33404273848468" calcext:value-type="float">
            <text:p>0.833404273848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04033473194223" calcext:value-type="float">
            <text:p>0.8040334731942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74662672539978" calcext:value-type="float">
            <text:p>0.774662672539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45291871885733" calcext:value-type="float">
            <text:p>0.745291871885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715921071231489" calcext:value-type="float">
            <text:p>0.715921071231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inf_062-122</text:p>
          </table:table-cell>
          <table:table-cell office:value-type="float" office:value="0.844783041871467" calcext:value-type="float">
            <text:p>0.844783041871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inf_123-183</text:p>
          </table:table-cell>
          <table:table-cell office:value-type="float" office:value="0.815318336209064" calcext:value-type="float">
            <text:p>0.815318336209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inf_184-244</text:p>
          </table:table-cell>
          <table:table-cell office:value-type="float" office:value="0.785853630546662" calcext:value-type="float">
            <text:p>0.785853630546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inf_245-305</text:p>
          </table:table-cell>
          <table:table-cell office:value-type="float" office:value="0.756388924884259" calcext:value-type="float">
            <text:p>0.756388924884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inf_306-366</text:p>
          </table:table-cell>
          <table:table-cell office:value-type="float" office:value="0.726924219221857" calcext:value-type="float">
            <text:p>0.726924219221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inf_367-427</text:p>
          </table:table-cell>
          <table:table-cell office:value-type="float" office:value="0.697459513559454" calcext:value-type="float">
            <text:p>0.697459513559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inf_428-488</text:p>
          </table:table-cell>
          <table:table-cell office:value-type="float" office:value="0.667994807897052" calcext:value-type="float">
            <text:p>0.667994807897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inf_489-549</text:p>
          </table:table-cell>
          <table:table-cell office:value-type="float" office:value="0.638530102234649" calcext:value-type="float">
            <text:p>0.6385301022346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398359799874" calcext:value-type="float">
            <text:p>0.70398359799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93535385918" calcext:value-type="float">
            <text:p>0.55393535385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3887109719619" calcext:value-type="float">
            <text:p>0.403887109719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3838865580059" calcext:value-type="float">
            <text:p>0.2538388655800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secb45_001-061</text:p>
          </table:table-cell>
          <table:table-cell office:value-type="float" office:value="0.805967836728267" calcext:value-type="float">
            <text:p>0.8059678367282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secb45_062-122</text:p>
          </table:table-cell>
          <table:table-cell office:value-type="float" office:value="0.678199579045518" calcext:value-type="float">
            <text:p>0.678199579045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secb45_123-183</text:p>
          </table:table-cell>
          <table:table-cell office:value-type="float" office:value="0.550431321362769" calcext:value-type="float">
            <text:p>0.550431321362769</text:p>
          </table:table-cell>
        </table:table-row>
      </table:table>
      <table:table table:name="ProxyNew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409591849490699" calcext:value-type="float">
            <text:p>0.0409591849490699</text:p>
          </table:table-cell>
          <table:table-cell office:value-type="float" office:value="0.0263161352667121" calcext:value-type="float">
            <text:p>0.0263161352667121</text:p>
          </table:table-cell>
          <table:table-cell office:value-type="float" office:value="0.0556022346314277" calcext:value-type="float">
            <text:p>0.055602234631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-0.010469311009413" calcext:value-type="float">
            <text:p>-0.010469311009413</text:p>
          </table:table-cell>
          <table:table-cell office:value-type="float" office:value="-0.042661826226463" calcext:value-type="float">
            <text:p>-0.042661826226463</text:p>
          </table:table-cell>
          <table:table-cell office:value-type="float" office:value="0.0217232042076371" calcext:value-type="float">
            <text:p>0.0217232042076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559027656985722" calcext:value-type="float">
            <text:p>0.00559027656985722</text:p>
          </table:table-cell>
          <table:table-cell office:value-type="float" office:value="-0.000387723430142781" calcext:value-type="float">
            <text:p>-0.000387723430142781</text:p>
          </table:table-cell>
          <table:table-cell office:value-type="float" office:value="0.0115682765698572" calcext:value-type="float">
            <text:p>0.0115682765698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46854003271224" calcext:value-type="float">
            <text:p>0.0146854003271224</text:p>
          </table:table-cell>
          <table:table-cell office:value-type="float" office:value="-0.00113090101042174" calcext:value-type="float">
            <text:p>-0.00113090101042174</text:p>
          </table:table-cell>
          <table:table-cell office:value-type="float" office:value="0.0305017016646665" calcext:value-type="float">
            <text:p>0.0305017016646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147323528312013" calcext:value-type="float">
            <text:p>0.0147323528312013</text:p>
          </table:table-cell>
          <table:table-cell office:value-type="float" office:value="-0.00320164716879874" calcext:value-type="float">
            <text:p>-0.00320164716879874</text:p>
          </table:table-cell>
          <table:table-cell office:value-type="float" office:value="0.0326663528312012" calcext:value-type="float">
            <text:p>0.0326663528312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0750241220697802" calcext:value-type="float">
            <text:p>0.0750241220697802</text:p>
          </table:table-cell>
          <table:table-cell office:value-type="float" office:value="0.0412074473663148" calcext:value-type="float">
            <text:p>0.0412074473663148</text:p>
          </table:table-cell>
          <table:table-cell office:value-type="float" office:value="0.108840796773246" calcext:value-type="float">
            <text:p>0.108840796773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office:value-type="float" office:value="0.0638841288413744" calcext:value-type="float">
            <text:p>0.0638841288413744</text:p>
          </table:table-cell>
          <table:table-cell office:value-type="float" office:value="0.00500765690223726" calcext:value-type="float">
            <text:p>0.00500765690223726</text:p>
          </table:table-cell>
          <table:table-cell office:value-type="float" office:value="0.122760600780511" calcext:value-type="float">
            <text:p>0.122760600780511</text:p>
          </table:table-cell>
        </table:table-row>
      </table:table>
      <table:table table:name="LCAll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44395384275133" calcext:value-type="float">
            <text:p>-0.244395384275133</text:p>
          </table:table-cell>
          <table:table-cell office:value-type="float" office:value="-0.414698155928007" calcext:value-type="float">
            <text:p>-0.414698155928007</text:p>
          </table:table-cell>
          <table:table-cell office:value-type="float" office:value="-0.0740926126222602" calcext:value-type="float">
            <text:p>-0.0740926126222602</text:p>
          </table:table-cell>
          <table:table-cell office:value-type="float" office:value="0.783177916805255" calcext:value-type="float">
            <text:p>0.783177916805255</text:p>
          </table:table-cell>
          <table:table-cell office:value-type="float" office:value="0.660539630588989" calcext:value-type="float">
            <text:p>0.660539630588989</text:p>
          </table:table-cell>
          <table:table-cell office:value-type="float" office:value="0.928585691103033" calcext:value-type="float">
            <text:p>0.928585691103033</text:p>
          </table:table-cell>
          <table:table-cell office:value-type="float" office:value="0.216822083194745" calcext:value-type="float">
            <text:p>0.216822083194745</text:p>
          </table:table-cell>
          <table:table-cell office:value-type="float" office:value="0.339460369411011" calcext:value-type="float">
            <text:p>0.339460369411011</text:p>
          </table:table-cell>
          <table:table-cell office:value-type="float" office:value="0.0714143088969672" calcext:value-type="float">
            <text:p>0.071414308896967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22383530111367" calcext:value-type="float">
            <text:p>-0.922383530111367</text:p>
          </table:table-cell>
          <table:table-cell office:value-type="float" office:value="-0.981454410036257" calcext:value-type="float">
            <text:p>-0.981454410036257</text:p>
          </table:table-cell>
          <table:table-cell office:value-type="float" office:value="-0.863312650186477" calcext:value-type="float">
            <text:p>-0.863312650186477</text:p>
          </table:table-cell>
          <table:table-cell office:value-type="float" office:value="0.397570290087592" calcext:value-type="float">
            <text:p>0.397570290087592</text:p>
          </table:table-cell>
          <table:table-cell office:value-type="float" office:value="0.374765639379528" calcext:value-type="float">
            <text:p>0.374765639379528</text:p>
          </table:table-cell>
          <table:table-cell office:value-type="float" office:value="0.421762613621741" calcext:value-type="float">
            <text:p>0.421762613621741</text:p>
          </table:table-cell>
          <table:table-cell office:value-type="float" office:value="0.602429709912408" calcext:value-type="float">
            <text:p>0.602429709912408</text:p>
          </table:table-cell>
          <table:table-cell office:value-type="float" office:value="0.625234360620472" calcext:value-type="float">
            <text:p>0.625234360620472</text:p>
          </table:table-cell>
          <table:table-cell office:value-type="float" office:value="0.578237386378259" calcext:value-type="float">
            <text:p>0.57823738637825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369942150173143" calcext:value-type="float">
            <text:p>-0.369942150173143</text:p>
          </table:table-cell>
          <table:table-cell office:value-type="float" office:value="-0.426405593384034" calcext:value-type="float">
            <text:p>-0.426405593384034</text:p>
          </table:table-cell>
          <table:table-cell office:value-type="float" office:value="-0.313478706962253" calcext:value-type="float">
            <text:p>-0.313478706962253</text:p>
          </table:table-cell>
          <table:table-cell office:value-type="float" office:value="0.690774290654615" calcext:value-type="float">
            <text:p>0.690774290654615</text:p>
          </table:table-cell>
          <table:table-cell office:value-type="float" office:value="0.652851496166821" calcext:value-type="float">
            <text:p>0.652851496166821</text:p>
          </table:table-cell>
          <table:table-cell office:value-type="float" office:value="0.730899941917965" calcext:value-type="float">
            <text:p>0.730899941917965</text:p>
          </table:table-cell>
          <table:table-cell office:value-type="float" office:value="0.309225709345385" calcext:value-type="float">
            <text:p>0.309225709345385</text:p>
          </table:table-cell>
          <table:table-cell office:value-type="float" office:value="0.347148503833179" calcext:value-type="float">
            <text:p>0.347148503833179</text:p>
          </table:table-cell>
          <table:table-cell office:value-type="float" office:value="0.269100058082035" calcext:value-type="float">
            <text:p>0.269100058082035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329040458010128" calcext:value-type="float">
            <text:p>0.329040458010128</text:p>
          </table:table-cell>
          <table:table-cell office:value-type="float" office:value="0.233469123463516" calcext:value-type="float">
            <text:p>0.233469123463516</text:p>
          </table:table-cell>
          <table:table-cell office:value-type="float" office:value="0.424611792556739" calcext:value-type="float">
            <text:p>0.424611792556739</text:p>
          </table:table-cell>
          <table:table-cell office:value-type="float" office:value="1.38963407627985" calcext:value-type="float">
            <text:p>1.38963407627985</text:p>
          </table:table-cell>
          <table:table-cell office:value-type="float" office:value="1.2629738310313" calcext:value-type="float">
            <text:p>1.2629738310313</text:p>
          </table:table-cell>
          <table:table-cell office:value-type="float" office:value="1.52899673652089" calcext:value-type="float">
            <text:p>1.52899673652089</text:p>
          </table:table-cell>
          <table:table-cell office:value-type="float" office:value="-0.389634076279846" calcext:value-type="float">
            <text:p>-0.389634076279846</text:p>
          </table:table-cell>
          <table:table-cell office:value-type="float" office:value="-0.2629738310313" calcext:value-type="float">
            <text:p>-0.2629738310313</text:p>
          </table:table-cell>
          <table:table-cell office:value-type="float" office:value="-0.528996736520887" calcext:value-type="float">
            <text:p>-0.52899673652088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356021873995423" calcext:value-type="float">
            <text:p>-0.356021873995423</text:p>
          </table:table-cell>
          <table:table-cell office:value-type="float" office:value="-1.74455011297421" calcext:value-type="float">
            <text:p>-1.74455011297421</text:p>
          </table:table-cell>
          <table:table-cell office:value-type="float" office:value="1.03250636498337" calcext:value-type="float">
            <text:p>1.03250636498337</text:p>
          </table:table-cell>
          <table:table-cell office:value-type="float" office:value="0.700457298267941" calcext:value-type="float">
            <text:p>0.700457298267941</text:p>
          </table:table-cell>
          <table:table-cell office:value-type="float" office:value="0.174723577158045" calcext:value-type="float">
            <text:p>0.174723577158045</text:p>
          </table:table-cell>
          <table:table-cell office:value-type="float" office:value="2.80809513333749" calcext:value-type="float">
            <text:p>2.80809513333749</text:p>
          </table:table-cell>
          <table:table-cell office:value-type="float" office:value="0.299542701732059" calcext:value-type="float">
            <text:p>0.299542701732059</text:p>
          </table:table-cell>
          <table:table-cell office:value-type="float" office:value="0.825276422841955" calcext:value-type="float">
            <text:p>0.825276422841955</text:p>
          </table:table-cell>
          <table:table-cell office:value-type="float" office:value="-1.80809513333749" calcext:value-type="float">
            <text:p>-1.8080951333374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456914637720228" calcext:value-type="float">
            <text:p>-0.456914637720228</text:p>
          </table:table-cell>
          <table:table-cell office:value-type="float" office:value="-0.581154387589943" calcext:value-type="float">
            <text:p>-0.581154387589943</text:p>
          </table:table-cell>
          <table:table-cell office:value-type="float" office:value="-0.332674887850513" calcext:value-type="float">
            <text:p>-0.332674887850513</text:p>
          </table:table-cell>
          <table:table-cell office:value-type="float" office:value="0.633234392087063" calcext:value-type="float">
            <text:p>0.633234392087063</text:p>
          </table:table-cell>
          <table:table-cell office:value-type="float" office:value="0.559252399759177" calcext:value-type="float">
            <text:p>0.559252399759177</text:p>
          </table:table-cell>
          <table:table-cell office:value-type="float" office:value="0.71700326273887" calcext:value-type="float">
            <text:p>0.71700326273887</text:p>
          </table:table-cell>
          <table:table-cell office:value-type="float" office:value="0.366765607912937" calcext:value-type="float">
            <text:p>0.366765607912937</text:p>
          </table:table-cell>
          <table:table-cell office:value-type="float" office:value="0.440747600240823" calcext:value-type="float">
            <text:p>0.440747600240823</text:p>
          </table:table-cell>
          <table:table-cell office:value-type="float" office:value="0.28299673726113" calcext:value-type="float">
            <text:p>0.28299673726113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18086652415152" calcext:value-type="float">
            <text:p>-0.318086652415152</text:p>
          </table:table-cell>
          <table:table-cell office:value-type="float" office:value="-0.428776440682902" calcext:value-type="float">
            <text:p>-0.428776440682902</text:p>
          </table:table-cell>
          <table:table-cell office:value-type="float" office:value="-0.207396864147402" calcext:value-type="float">
            <text:p>-0.207396864147402</text:p>
          </table:table-cell>
          <table:table-cell office:value-type="float" office:value="0.727539742607283" calcext:value-type="float">
            <text:p>0.727539742607283</text:p>
          </table:table-cell>
          <table:table-cell office:value-type="float" office:value="0.65130551832342" calcext:value-type="float">
            <text:p>0.65130551832342</text:p>
          </table:table-cell>
          <table:table-cell office:value-type="float" office:value="0.812697055654654" calcext:value-type="float">
            <text:p>0.812697055654654</text:p>
          </table:table-cell>
          <table:table-cell office:value-type="float" office:value="0.272460257392717" calcext:value-type="float">
            <text:p>0.272460257392717</text:p>
          </table:table-cell>
          <table:table-cell office:value-type="float" office:value="0.34869448167658" calcext:value-type="float">
            <text:p>0.34869448167658</text:p>
          </table:table-cell>
          <table:table-cell office:value-type="float" office:value="0.187302944345346" calcext:value-type="float">
            <text:p>0.1873029443453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0840366403305872" calcext:value-type="float">
            <text:p>-0.0840366403305872</text:p>
          </table:table-cell>
          <table:table-cell office:value-type="float" office:value="-0.160408742372236" calcext:value-type="float">
            <text:p>-0.160408742372236</text:p>
          </table:table-cell>
          <table:table-cell office:value-type="float" office:value="-0.00766453828893802" calcext:value-type="float">
            <text:p>-0.00766453828893802</text:p>
          </table:table-cell>
          <table:table-cell office:value-type="float" office:value="0.919397568447116" calcext:value-type="float">
            <text:p>0.919397568447116</text:p>
          </table:table-cell>
          <table:table-cell office:value-type="float" office:value="0.851795552866696" calcext:value-type="float">
            <text:p>0.851795552866696</text:p>
          </table:table-cell>
          <table:table-cell office:value-type="float" office:value="0.992364759385819" calcext:value-type="float">
            <text:p>0.992364759385819</text:p>
          </table:table-cell>
          <table:table-cell office:value-type="float" office:value="0.0806024315528838" calcext:value-type="float">
            <text:p>0.0806024315528838</text:p>
          </table:table-cell>
          <table:table-cell office:value-type="float" office:value="0.148204447133304" calcext:value-type="float">
            <text:p>0.148204447133304</text:p>
          </table:table-cell>
          <table:table-cell office:value-type="float" office:value="0.00763524061418053" calcext:value-type="float">
            <text:p>0.00763524061418053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158436561312443" calcext:value-type="float">
            <text:p>-0.0158436561312443</text:p>
          </table:table-cell>
          <table:table-cell office:value-type="float" office:value="-0.077727873002204" calcext:value-type="float">
            <text:p>-0.077727873002204</text:p>
          </table:table-cell>
          <table:table-cell office:value-type="float" office:value="0.0460405607397155" calcext:value-type="float">
            <text:p>0.0460405607397155</text:p>
          </table:table-cell>
          <table:table-cell office:value-type="float" office:value="0.984281194356189" calcext:value-type="float">
            <text:p>0.984281194356189</text:p>
          </table:table-cell>
          <table:table-cell office:value-type="float" office:value="0.925216168587352" calcext:value-type="float">
            <text:p>0.925216168587352</text:p>
          </table:table-cell>
          <table:table-cell office:value-type="float" office:value="1.0471168819309" calcext:value-type="float">
            <text:p>1.0471168819309</text:p>
          </table:table-cell>
          <table:table-cell office:value-type="float" office:value="0.0157188056438109" calcext:value-type="float">
            <text:p>0.0157188056438109</text:p>
          </table:table-cell>
          <table:table-cell office:value-type="float" office:value="0.0747838314126476" calcext:value-type="float">
            <text:p>0.0747838314126476</text:p>
          </table:table-cell>
          <table:table-cell office:value-type="float" office:value="-0.047116881930904" calcext:value-type="float">
            <text:p>-0.047116881930904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55044147717958" calcext:value-type="float">
            <text:p>0.255044147717958</text:p>
          </table:table-cell>
          <table:table-cell office:value-type="float" office:value="0.158125334966928" calcext:value-type="float">
            <text:p>0.158125334966928</text:p>
          </table:table-cell>
          <table:table-cell office:value-type="float" office:value="0.351962960468987" calcext:value-type="float">
            <text:p>0.351962960468987</text:p>
          </table:table-cell>
          <table:table-cell office:value-type="float" office:value="1.29051859306615" calcext:value-type="float">
            <text:p>1.29051859306615</text:p>
          </table:table-cell>
          <table:table-cell office:value-type="float" office:value="1.17131299198317" calcext:value-type="float">
            <text:p>1.17131299198317</text:p>
          </table:table-cell>
          <table:table-cell office:value-type="float" office:value="1.42185585786908" calcext:value-type="float">
            <text:p>1.42185585786908</text:p>
          </table:table-cell>
          <table:table-cell office:value-type="float" office:value="-0.29051859306615" calcext:value-type="float">
            <text:p>-0.29051859306615</text:p>
          </table:table-cell>
          <table:table-cell office:value-type="float" office:value="-0.171312991983174" calcext:value-type="float">
            <text:p>-0.171312991983174</text:p>
          </table:table-cell>
          <table:table-cell office:value-type="float" office:value="-0.421855857869081" calcext:value-type="float">
            <text:p>-0.42185585786908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390072209651067" calcext:value-type="float">
            <text:p>0.390072209651067</text:p>
          </table:table-cell>
          <table:table-cell office:value-type="float" office:value="0.192058647410438" calcext:value-type="float">
            <text:p>0.192058647410438</text:p>
          </table:table-cell>
          <table:table-cell office:value-type="float" office:value="0.588085771891696" calcext:value-type="float">
            <text:p>0.588085771891696</text:p>
          </table:table-cell>
          <table:table-cell office:value-type="float" office:value="1.47708745000116" calcext:value-type="float">
            <text:p>1.47708745000116</text:p>
          </table:table-cell>
          <table:table-cell office:value-type="float" office:value="1.21174158038685" calcext:value-type="float">
            <text:p>1.21174158038685</text:p>
          </table:table-cell>
          <table:table-cell office:value-type="float" office:value="1.80053847310776" calcext:value-type="float">
            <text:p>1.80053847310776</text:p>
          </table:table-cell>
          <table:table-cell office:value-type="float" office:value="-0.477087450001156" calcext:value-type="float">
            <text:p>-0.477087450001156</text:p>
          </table:table-cell>
          <table:table-cell office:value-type="float" office:value="-0.211741580386847" calcext:value-type="float">
            <text:p>-0.211741580386847</text:p>
          </table:table-cell>
          <table:table-cell office:value-type="float" office:value="-0.80053847310776" calcext:value-type="float">
            <text:p>-0.8005384731077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826595422871109" calcext:value-type="float">
            <text:p>0.826595422871109</text:p>
          </table:table-cell>
          <table:table-cell office:value-type="float" office:value="0.42401739363368" calcext:value-type="float">
            <text:p>0.42401739363368</text:p>
          </table:table-cell>
          <table:table-cell office:value-type="float" office:value="1.22917345210854" calcext:value-type="float">
            <text:p>1.22917345210854</text:p>
          </table:table-cell>
          <table:table-cell office:value-type="float" office:value="2.28552423575665" calcext:value-type="float">
            <text:p>2.28552423575665</text:p>
          </table:table-cell>
          <table:table-cell office:value-type="float" office:value="1.52808817255881" calcext:value-type="float">
            <text:p>1.52808817255881</text:p>
          </table:table-cell>
          <table:table-cell office:value-type="float" office:value="3.41840289456855" calcext:value-type="float">
            <text:p>3.41840289456855</text:p>
          </table:table-cell>
          <table:table-cell office:value-type="float" office:value="-1.28552423575665" calcext:value-type="float">
            <text:p>-1.28552423575665</text:p>
          </table:table-cell>
          <table:table-cell office:value-type="float" office:value="-0.52808817255881" calcext:value-type="float">
            <text:p>-0.52808817255881</text:p>
          </table:table-cell>
          <table:table-cell office:value-type="float" office:value="-2.41840289456855" calcext:value-type="float">
            <text:p>-2.4184028945685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8917038521928" calcext:value-type="float">
            <text:p>1.58917038521928</text:p>
          </table:table-cell>
          <table:table-cell office:value-type="float" office:value="-0.372960463285877" calcext:value-type="float">
            <text:p>-0.372960463285877</text:p>
          </table:table-cell>
          <table:table-cell office:value-type="float" office:value="3.55130123372444" calcext:value-type="float">
            <text:p>3.55130123372444</text:p>
          </table:table-cell>
          <table:table-cell office:value-type="float" office:value="4.89968239279698" calcext:value-type="float">
            <text:p>4.89968239279698</text:p>
          </table:table-cell>
          <table:table-cell office:value-type="float" office:value="0.688692460942644" calcext:value-type="float">
            <text:p>0.688692460942644</text:p>
          </table:table-cell>
          <table:table-cell office:value-type="float" office:value="34.8586472362793" calcext:value-type="float">
            <text:p>34.8586472362793</text:p>
          </table:table-cell>
          <table:table-cell office:value-type="float" office:value="-3.89968239279698" calcext:value-type="float">
            <text:p>-3.89968239279698</text:p>
          </table:table-cell>
          <table:table-cell office:value-type="float" office:value="0.311307539057356" calcext:value-type="float">
            <text:p>0.311307539057356</text:p>
          </table:table-cell>
          <table:table-cell office:value-type="float" office:value="-33.8586472362793" calcext:value-type="float">
            <text:p>-33.858647236279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34813777981661" calcext:value-type="float">
            <text:p>-1.34813777981661</text:p>
          </table:table-cell>
          <table:table-cell office:value-type="float" office:value="-1.47693608974484" calcext:value-type="float">
            <text:p>-1.47693608974484</text:p>
          </table:table-cell>
          <table:table-cell office:value-type="float" office:value="-1.21933946988839" calcext:value-type="float">
            <text:p>-1.21933946988839</text:p>
          </table:table-cell>
          <table:table-cell office:value-type="float" office:value="0.259723472875754" calcext:value-type="float">
            <text:p>0.259723472875754</text:p>
          </table:table-cell>
          <table:table-cell office:value-type="float" office:value="0.228336219403433" calcext:value-type="float">
            <text:p>0.228336219403433</text:p>
          </table:table-cell>
          <table:table-cell office:value-type="float" office:value="0.295425239757772" calcext:value-type="float">
            <text:p>0.295425239757772</text:p>
          </table:table-cell>
          <table:table-cell office:value-type="float" office:value="0.740276527124246" calcext:value-type="float">
            <text:p>0.740276527124246</text:p>
          </table:table-cell>
          <table:table-cell office:value-type="float" office:value="0.771663780596567" calcext:value-type="float">
            <text:p>0.771663780596567</text:p>
          </table:table-cell>
          <table:table-cell office:value-type="float" office:value="0.704574760242228" calcext:value-type="float">
            <text:p>0.70457476024222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55348322439098" calcext:value-type="float">
            <text:p>-0.855348322439098</text:p>
          </table:table-cell>
          <table:table-cell office:value-type="float" office:value="-0.984353384536765" calcext:value-type="float">
            <text:p>-0.984353384536765</text:p>
          </table:table-cell>
          <table:table-cell office:value-type="float" office:value="-0.726343260341431" calcext:value-type="float">
            <text:p>-0.726343260341431</text:p>
          </table:table-cell>
          <table:table-cell office:value-type="float" office:value="0.425135081200344" calcext:value-type="float">
            <text:p>0.425135081200344</text:p>
          </table:table-cell>
          <table:table-cell office:value-type="float" office:value="0.373680776601835" calcext:value-type="float">
            <text:p>0.373680776601835</text:p>
          </table:table-cell>
          <table:table-cell office:value-type="float" office:value="0.483674431719043" calcext:value-type="float">
            <text:p>0.483674431719043</text:p>
          </table:table-cell>
          <table:table-cell office:value-type="float" office:value="0.574864918799656" calcext:value-type="float">
            <text:p>0.574864918799656</text:p>
          </table:table-cell>
          <table:table-cell office:value-type="float" office:value="0.626319223398165" calcext:value-type="float">
            <text:p>0.626319223398165</text:p>
          </table:table-cell>
          <table:table-cell office:value-type="float" office:value="0.516325568280957" calcext:value-type="float">
            <text:p>0.51632556828095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07964590766354" calcext:value-type="float">
            <text:p>-0.607964590766354</text:p>
          </table:table-cell>
          <table:table-cell office:value-type="float" office:value="-0.969243994232505" calcext:value-type="float">
            <text:p>-0.969243994232505</text:p>
          </table:table-cell>
          <table:table-cell office:value-type="float" office:value="-0.246685187300203" calcext:value-type="float">
            <text:p>-0.246685187300203</text:p>
          </table:table-cell>
          <table:table-cell office:value-type="float" office:value="0.544457936736189" calcext:value-type="float">
            <text:p>0.544457936736189</text:p>
          </table:table-cell>
          <table:table-cell office:value-type="float" office:value="0.379369735425324" calcext:value-type="float">
            <text:p>0.379369735425324</text:p>
          </table:table-cell>
          <table:table-cell office:value-type="float" office:value="0.78138664525436" calcext:value-type="float">
            <text:p>0.78138664525436</text:p>
          </table:table-cell>
          <table:table-cell office:value-type="float" office:value="0.455542063263811" calcext:value-type="float">
            <text:p>0.455542063263811</text:p>
          </table:table-cell>
          <table:table-cell office:value-type="float" office:value="0.620630264574676" calcext:value-type="float">
            <text:p>0.620630264574676</text:p>
          </table:table-cell>
          <table:table-cell office:value-type="float" office:value="0.21861335474564" calcext:value-type="float">
            <text:p>0.21861335474564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1.31606924768926" calcext:value-type="float">
            <text:p>-1.31606924768926</text:p>
          </table:table-cell>
          <table:table-cell office:value-type="float" office:value="-1.62798875213187" calcext:value-type="float">
            <text:p>-1.62798875213187</text:p>
          </table:table-cell>
          <table:table-cell office:value-type="float" office:value="-1.00414974324664" calcext:value-type="float">
            <text:p>-1.00414974324664</text:p>
          </table:table-cell>
          <table:table-cell office:value-type="float" office:value="0.26818741110689" calcext:value-type="float">
            <text:p>0.26818741110689</text:p>
          </table:table-cell>
          <table:table-cell office:value-type="float" office:value="0.196324033610103" calcext:value-type="float">
            <text:p>0.196324033610103</text:p>
          </table:table-cell>
          <table:table-cell office:value-type="float" office:value="0.366355999077818" calcext:value-type="float">
            <text:p>0.366355999077818</text:p>
          </table:table-cell>
          <table:table-cell office:value-type="float" office:value="0.73181258889311" calcext:value-type="float">
            <text:p>0.73181258889311</text:p>
          </table:table-cell>
          <table:table-cell office:value-type="float" office:value="0.803675966389897" calcext:value-type="float">
            <text:p>0.803675966389897</text:p>
          </table:table-cell>
          <table:table-cell office:value-type="float" office:value="0.633644000922182" calcext:value-type="float">
            <text:p>0.6336440009221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5838342222367" calcext:value-type="float">
            <text:p>-1.55838342222367</text:p>
          </table:table-cell>
          <table:table-cell office:value-type="float" office:value="-1.72372372116169" calcext:value-type="float">
            <text:p>-1.72372372116169</text:p>
          </table:table-cell>
          <table:table-cell office:value-type="float" office:value="-1.39304312328564" calcext:value-type="float">
            <text:p>-1.39304312328564</text:p>
          </table:table-cell>
          <table:table-cell office:value-type="float" office:value="0.21047604722828" calcext:value-type="float">
            <text:p>0.21047604722828</text:p>
          </table:table-cell>
          <table:table-cell office:value-type="float" office:value="0.178400595442131" calcext:value-type="float">
            <text:p>0.178400595442131</text:p>
          </table:table-cell>
          <table:table-cell office:value-type="float" office:value="0.248318489896584" calcext:value-type="float">
            <text:p>0.248318489896584</text:p>
          </table:table-cell>
          <table:table-cell office:value-type="float" office:value="0.789523952771719" calcext:value-type="float">
            <text:p>0.789523952771719</text:p>
          </table:table-cell>
          <table:table-cell office:value-type="float" office:value="0.821599404557869" calcext:value-type="float">
            <text:p>0.821599404557869</text:p>
          </table:table-cell>
          <table:table-cell office:value-type="float" office:value="0.751681510103416" calcext:value-type="float">
            <text:p>0.75168151010341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618148962527336" calcext:value-type="float">
            <text:p>-0.618148962527336</text:p>
          </table:table-cell>
          <table:table-cell office:value-type="float" office:value="-0.751448404889042" calcext:value-type="float">
            <text:p>-0.751448404889042</text:p>
          </table:table-cell>
          <table:table-cell office:value-type="float" office:value="-0.484849520165631" calcext:value-type="float">
            <text:p>-0.484849520165631</text:p>
          </table:table-cell>
          <table:table-cell office:value-type="float" office:value="0.538941115065967" calcext:value-type="float">
            <text:p>0.538941115065967</text:p>
          </table:table-cell>
          <table:table-cell office:value-type="float" office:value="0.471682869960869" calcext:value-type="float">
            <text:p>0.471682869960869</text:p>
          </table:table-cell>
          <table:table-cell office:value-type="float" office:value="0.615789853747805" calcext:value-type="float">
            <text:p>0.615789853747805</text:p>
          </table:table-cell>
          <table:table-cell office:value-type="float" office:value="0.461058884934033" calcext:value-type="float">
            <text:p>0.461058884934033</text:p>
          </table:table-cell>
          <table:table-cell office:value-type="float" office:value="0.528317130039131" calcext:value-type="float">
            <text:p>0.528317130039131</text:p>
          </table:table-cell>
          <table:table-cell office:value-type="float" office:value="0.384210146252195" calcext:value-type="float">
            <text:p>0.38421014625219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12234089592625" calcext:value-type="float">
            <text:p>-0.312234089592625</text:p>
          </table:table-cell>
          <table:table-cell office:value-type="float" office:value="-0.437133835994972" calcext:value-type="float">
            <text:p>-0.437133835994972</text:p>
          </table:table-cell>
          <table:table-cell office:value-type="float" office:value="-0.187334343190278" calcext:value-type="float">
            <text:p>-0.187334343190278</text:p>
          </table:table-cell>
          <table:table-cell office:value-type="float" office:value="0.731810199024535" calcext:value-type="float">
            <text:p>0.731810199024535</text:p>
          </table:table-cell>
          <table:table-cell office:value-type="float" office:value="0.645884982966464" calcext:value-type="float">
            <text:p>0.645884982966464</text:p>
          </table:table-cell>
          <table:table-cell office:value-type="float" office:value="0.829166463875095" calcext:value-type="float">
            <text:p>0.829166463875095</text:p>
          </table:table-cell>
          <table:table-cell office:value-type="float" office:value="0.268189800975465" calcext:value-type="float">
            <text:p>0.268189800975465</text:p>
          </table:table-cell>
          <table:table-cell office:value-type="float" office:value="0.354115017033536" calcext:value-type="float">
            <text:p>0.354115017033536</text:p>
          </table:table-cell>
          <table:table-cell office:value-type="float" office:value="0.170833536124905" calcext:value-type="float">
            <text:p>0.1708335361249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247961895555235" calcext:value-type="float">
            <text:p>-0.0247961895555235</text:p>
          </table:table-cell>
          <table:table-cell office:value-type="float" office:value="-0.240813930870484" calcext:value-type="float">
            <text:p>-0.240813930870484</text:p>
          </table:table-cell>
          <table:table-cell office:value-type="float" office:value="0.191221551759438" calcext:value-type="float">
            <text:p>0.191221551759438</text:p>
          </table:table-cell>
          <table:table-cell office:value-type="float" office:value="0.975508710632933" calcext:value-type="float">
            <text:p>0.975508710632933</text:p>
          </table:table-cell>
          <table:table-cell office:value-type="float" office:value="0.785987860860143" calcext:value-type="float">
            <text:p>0.785987860860143</text:p>
          </table:table-cell>
          <table:table-cell office:value-type="float" office:value="1.21072766121264" calcext:value-type="float">
            <text:p>1.21072766121264</text:p>
          </table:table-cell>
          <table:table-cell office:value-type="float" office:value="0.0244912893670667" calcext:value-type="float">
            <text:p>0.0244912893670667</text:p>
          </table:table-cell>
          <table:table-cell office:value-type="float" office:value="0.214012139139857" calcext:value-type="float">
            <text:p>0.214012139139857</text:p>
          </table:table-cell>
          <table:table-cell office:value-type="float" office:value="-0.210727661212641" calcext:value-type="float">
            <text:p>-0.2107276612126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319935336792194" calcext:value-type="float">
            <text:p>0.319935336792194</text:p>
          </table:table-cell>
          <table:table-cell office:value-type="float" office:value="-0.0903509668954766" calcext:value-type="float">
            <text:p>-0.0903509668954766</text:p>
          </table:table-cell>
          <table:table-cell office:value-type="float" office:value="0.730221640479865" calcext:value-type="float">
            <text:p>0.730221640479865</text:p>
          </table:table-cell>
          <table:table-cell office:value-type="float" office:value="1.37703871771621" calcext:value-type="float">
            <text:p>1.37703871771621</text:p>
          </table:table-cell>
          <table:table-cell office:value-type="float" office:value="0.913610481961869" calcext:value-type="float">
            <text:p>0.913610481961869</text:p>
          </table:table-cell>
          <table:table-cell office:value-type="float" office:value="2.07554058050818" calcext:value-type="float">
            <text:p>2.07554058050818</text:p>
          </table:table-cell>
          <table:table-cell office:value-type="float" office:value="-0.377038717716208" calcext:value-type="float">
            <text:p>-0.377038717716208</text:p>
          </table:table-cell>
          <table:table-cell office:value-type="float" office:value="0.0863895180381313" calcext:value-type="float">
            <text:p>0.0863895180381313</text:p>
          </table:table-cell>
          <table:table-cell office:value-type="float" office:value="-1.07554058050818" calcext:value-type="float">
            <text:p>-1.0755405805081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232094386380087" calcext:value-type="float">
            <text:p>-0.232094386380087</text:p>
          </table:table-cell>
          <table:table-cell office:value-type="float" office:value="-1.6186721005019" calcext:value-type="float">
            <text:p>-1.6186721005019</text:p>
          </table:table-cell>
          <table:table-cell office:value-type="float" office:value="1.15448332774172" calcext:value-type="float">
            <text:p>1.15448332774172</text:p>
          </table:table-cell>
          <table:table-cell office:value-type="float" office:value="0.792871283524485" calcext:value-type="float">
            <text:p>0.792871283524485</text:p>
          </table:table-cell>
          <table:table-cell office:value-type="float" office:value="0.198161663223137" calcext:value-type="float">
            <text:p>0.198161663223137</text:p>
          </table:table-cell>
          <table:table-cell office:value-type="float" office:value="3.17238391126082" calcext:value-type="float">
            <text:p>3.17238391126082</text:p>
          </table:table-cell>
          <table:table-cell office:value-type="float" office:value="0.207128716475515" calcext:value-type="float">
            <text:p>0.207128716475515</text:p>
          </table:table-cell>
          <table:table-cell office:value-type="float" office:value="0.801838336776863" calcext:value-type="float">
            <text:p>0.801838336776863</text:p>
          </table:table-cell>
          <table:table-cell office:value-type="float" office:value="-2.17238391126082" calcext:value-type="float">
            <text:p>-2.17238391126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75157364897662" calcext:value-type="float">
            <text:p>-0.875157364897662</text:p>
          </table:table-cell>
          <table:table-cell office:value-type="float" office:value="-1.01131328634444" calcext:value-type="float">
            <text:p>-1.01131328634444</text:p>
          </table:table-cell>
          <table:table-cell office:value-type="float" office:value="-0.739001443450883" calcext:value-type="float">
            <text:p>-0.739001443450883</text:p>
          </table:table-cell>
          <table:table-cell office:value-type="float" office:value="0.416796425390697" calcext:value-type="float">
            <text:p>0.416796425390697</text:p>
          </table:table-cell>
          <table:table-cell office:value-type="float" office:value="0.36374096970988" calcext:value-type="float">
            <text:p>0.36374096970988</text:p>
          </table:table-cell>
          <table:table-cell office:value-type="float" office:value="0.477590578694012" calcext:value-type="float">
            <text:p>0.477590578694012</text:p>
          </table:table-cell>
          <table:table-cell office:value-type="float" office:value="0.583203574609303" calcext:value-type="float">
            <text:p>0.583203574609303</text:p>
          </table:table-cell>
          <table:table-cell office:value-type="float" office:value="0.63625903029012" calcext:value-type="float">
            <text:p>0.63625903029012</text:p>
          </table:table-cell>
          <table:table-cell office:value-type="float" office:value="0.522409421305988" calcext:value-type="float">
            <text:p>0.522409421305988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621069448482011" calcext:value-type="float">
            <text:p>-0.621069448482011</text:p>
          </table:table-cell>
          <table:table-cell office:value-type="float" office:value="-0.873550496737117" calcext:value-type="float">
            <text:p>-0.873550496737117</text:p>
          </table:table-cell>
          <table:table-cell office:value-type="float" office:value="-0.368588400226905" calcext:value-type="float">
            <text:p>-0.368588400226905</text:p>
          </table:table-cell>
          <table:table-cell office:value-type="float" office:value="0.537369441251769" calcext:value-type="float">
            <text:p>0.537369441251769</text:p>
          </table:table-cell>
          <table:table-cell office:value-type="float" office:value="0.41746670067387" calcext:value-type="float">
            <text:p>0.41746670067387</text:p>
          </table:table-cell>
          <table:table-cell office:value-type="float" office:value="0.6917100595691" calcext:value-type="float">
            <text:p>0.6917100595691</text:p>
          </table:table-cell>
          <table:table-cell office:value-type="float" office:value="0.462630558748231" calcext:value-type="float">
            <text:p>0.462630558748231</text:p>
          </table:table-cell>
          <table:table-cell office:value-type="float" office:value="0.58253329932613" calcext:value-type="float">
            <text:p>0.58253329932613</text:p>
          </table:table-cell>
          <table:table-cell office:value-type="float" office:value="0.3082899404309" calcext:value-type="float">
            <text:p>0.3082899404309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20556545164684" calcext:value-type="float">
            <text:p>-0.220556545164684</text:p>
          </table:table-cell>
          <table:table-cell office:value-type="float" office:value="-0.91449430023921" calcext:value-type="float">
            <text:p>-0.91449430023921</text:p>
          </table:table-cell>
          <table:table-cell office:value-type="float" office:value="0.473381209909843" calcext:value-type="float">
            <text:p>0.473381209909843</text:p>
          </table:table-cell>
          <table:table-cell office:value-type="float" office:value="0.802072284269948" calcext:value-type="float">
            <text:p>0.802072284269948</text:p>
          </table:table-cell>
          <table:table-cell office:value-type="float" office:value="0.400719218473968" calcext:value-type="float">
            <text:p>0.400719218473968</text:p>
          </table:table-cell>
          <table:table-cell office:value-type="float" office:value="1.60541326578726" calcext:value-type="float">
            <text:p>1.60541326578726</text:p>
          </table:table-cell>
          <table:table-cell office:value-type="float" office:value="0.197927715730052" calcext:value-type="float">
            <text:p>0.197927715730052</text:p>
          </table:table-cell>
          <table:table-cell office:value-type="float" office:value="0.599280781526032" calcext:value-type="float">
            <text:p>0.599280781526032</text:p>
          </table:table-cell>
          <table:table-cell office:value-type="float" office:value="-0.605413265787265" calcext:value-type="float">
            <text:p>-0.60541326578726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48851247737703" calcext:value-type="float">
            <text:p>-0.248851247737703</text:p>
          </table:table-cell>
          <table:table-cell office:value-type="float" office:value="-0.577593067107126" calcext:value-type="float">
            <text:p>-0.577593067107126</text:p>
          </table:table-cell>
          <table:table-cell office:value-type="float" office:value="0.0798905716317207" calcext:value-type="float">
            <text:p>0.0798905716317207</text:p>
          </table:table-cell>
          <table:table-cell office:value-type="float" office:value="0.779695946294786" calcext:value-type="float">
            <text:p>0.779695946294786</text:p>
          </table:table-cell>
          <table:table-cell office:value-type="float" office:value="0.561247627499424" calcext:value-type="float">
            <text:p>0.561247627499424</text:p>
          </table:table-cell>
          <table:table-cell office:value-type="float" office:value="1.08316853182448" calcext:value-type="float">
            <text:p>1.08316853182448</text:p>
          </table:table-cell>
          <table:table-cell office:value-type="float" office:value="0.220304053705214" calcext:value-type="float">
            <text:p>0.220304053705214</text:p>
          </table:table-cell>
          <table:table-cell office:value-type="float" office:value="0.438752372500576" calcext:value-type="float">
            <text:p>0.438752372500576</text:p>
          </table:table-cell>
          <table:table-cell office:value-type="float" office:value="-0.0831685318244755" calcext:value-type="float">
            <text:p>-0.083168531824475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11707379506031" calcext:value-type="float">
            <text:p>-0.11707379506031</text:p>
          </table:table-cell>
          <table:table-cell office:value-type="float" office:value="-0.262001052751705" calcext:value-type="float">
            <text:p>-0.262001052751705</text:p>
          </table:table-cell>
          <table:table-cell office:value-type="float" office:value="0.0278534626310843" calcext:value-type="float">
            <text:p>0.0278534626310843</text:p>
          </table:table-cell>
          <table:table-cell office:value-type="float" office:value="0.889519548592583" calcext:value-type="float">
            <text:p>0.889519548592583</text:p>
          </table:table-cell>
          <table:table-cell office:value-type="float" office:value="0.76951021360396" calcext:value-type="float">
            <text:p>0.76951021360396</text:p>
          </table:table-cell>
          <table:table-cell office:value-type="float" office:value="1.02824499706456" calcext:value-type="float">
            <text:p>1.02824499706456</text:p>
          </table:table-cell>
          <table:table-cell office:value-type="float" office:value="0.110480451407417" calcext:value-type="float">
            <text:p>0.110480451407417</text:p>
          </table:table-cell>
          <table:table-cell office:value-type="float" office:value="0.23048978639604" calcext:value-type="float">
            <text:p>0.23048978639604</text:p>
          </table:table-cell>
          <table:table-cell office:value-type="float" office:value="-0.0282449970645597" calcext:value-type="float">
            <text:p>-0.028244997064559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786181927629262" calcext:value-type="float">
            <text:p>0.0786181927629262</text:p>
          </table:table-cell>
          <table:table-cell office:value-type="float" office:value="-0.060583595361525" calcext:value-type="float">
            <text:p>-0.060583595361525</text:p>
          </table:table-cell>
          <table:table-cell office:value-type="float" office:value="0.217819980887377" calcext:value-type="float">
            <text:p>0.217819980887377</text:p>
          </table:table-cell>
          <table:table-cell office:value-type="float" office:value="1.08179120749824" calcext:value-type="float">
            <text:p>1.08179120749824</text:p>
          </table:table-cell>
          <table:table-cell office:value-type="float" office:value="0.941215084514359" calcext:value-type="float">
            <text:p>0.941215084514359</text:p>
          </table:table-cell>
          <table:table-cell office:value-type="float" office:value="1.24336321832786" calcext:value-type="float">
            <text:p>1.24336321832786</text:p>
          </table:table-cell>
          <table:table-cell office:value-type="float" office:value="-0.081791207498241" calcext:value-type="float">
            <text:p>-0.081791207498241</text:p>
          </table:table-cell>
          <table:table-cell office:value-type="float" office:value="0.0587849154856411" calcext:value-type="float">
            <text:p>0.0587849154856411</text:p>
          </table:table-cell>
          <table:table-cell office:value-type="float" office:value="-0.24336321832786" calcext:value-type="float">
            <text:p>-0.2433632183278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223603731538543" calcext:value-type="float">
            <text:p>0.223603731538543</text:p>
          </table:table-cell>
          <table:table-cell office:value-type="float" office:value="0.0731792555039925" calcext:value-type="float">
            <text:p>0.0731792555039925</text:p>
          </table:table-cell>
          <table:table-cell office:value-type="float" office:value="0.374028207573093" calcext:value-type="float">
            <text:p>0.374028207573093</text:p>
          </table:table-cell>
          <table:table-cell office:value-type="float" office:value="1.25057535765437" calcext:value-type="float">
            <text:p>1.25057535765437</text:p>
          </table:table-cell>
          <table:table-cell office:value-type="float" office:value="1.07592338481827" calcext:value-type="float">
            <text:p>1.07592338481827</text:p>
          </table:table-cell>
          <table:table-cell office:value-type="float" office:value="1.45357815179054" calcext:value-type="float">
            <text:p>1.45357815179054</text:p>
          </table:table-cell>
          <table:table-cell office:value-type="float" office:value="-0.25057535765437" calcext:value-type="float">
            <text:p>-0.25057535765437</text:p>
          </table:table-cell>
          <table:table-cell office:value-type="float" office:value="-0.0759233848182659" calcext:value-type="float">
            <text:p>-0.0759233848182659</text:p>
          </table:table-cell>
          <table:table-cell office:value-type="float" office:value="-0.453578151790539" calcext:value-type="float">
            <text:p>-0.453578151790539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141731960735418" calcext:value-type="float">
            <text:p>0.141731960735418</text:p>
          </table:table-cell>
          <table:table-cell office:value-type="float" office:value="-0.104246987974357" calcext:value-type="float">
            <text:p>-0.104246987974357</text:p>
          </table:table-cell>
          <table:table-cell office:value-type="float" office:value="0.387710909445193" calcext:value-type="float">
            <text:p>0.387710909445193</text:p>
          </table:table-cell>
          <table:table-cell office:value-type="float" office:value="1.15226775413952" calcext:value-type="float">
            <text:p>1.15226775413952</text:p>
          </table:table-cell>
          <table:table-cell office:value-type="float" office:value="0.901002733097042" calcext:value-type="float">
            <text:p>0.901002733097042</text:p>
          </table:table-cell>
          <table:table-cell office:value-type="float" office:value="1.47360371778887" calcext:value-type="float">
            <text:p>1.47360371778887</text:p>
          </table:table-cell>
          <table:table-cell office:value-type="float" office:value="-0.15226775413952" calcext:value-type="float">
            <text:p>-0.15226775413952</text:p>
          </table:table-cell>
          <table:table-cell office:value-type="float" office:value="0.0989972669029576" calcext:value-type="float">
            <text:p>0.0989972669029576</text:p>
          </table:table-cell>
          <table:table-cell office:value-type="float" office:value="-0.473603717788868" calcext:value-type="float">
            <text:p>-0.473603717788868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0188629150812" calcext:value-type="float">
            <text:p>-3.40188629150812</text:p>
          </table:table-cell>
          <table:table-cell office:value-type="float" office:value="-3.6115597888709" calcext:value-type="float">
            <text:p>-3.6115597888709</text:p>
          </table:table-cell>
          <table:table-cell office:value-type="float" office:value="-3.19221279414533" calcext:value-type="float">
            <text:p>-3.19221279414533</text:p>
          </table:table-cell>
          <table:table-cell office:value-type="float" office:value="0.0333103775799314" calcext:value-type="float">
            <text:p>0.0333103775799314</text:p>
          </table:table-cell>
          <table:table-cell office:value-type="float" office:value="0.0270096845873459" calcext:value-type="float">
            <text:p>0.0270096845873459</text:p>
          </table:table-cell>
          <table:table-cell office:value-type="float" office:value="0.041080866787961" calcext:value-type="float">
            <text:p>0.041080866787961</text:p>
          </table:table-cell>
          <table:table-cell office:value-type="float" office:value="0.966689622420069" calcext:value-type="float">
            <text:p>0.966689622420069</text:p>
          </table:table-cell>
          <table:table-cell office:value-type="float" office:value="0.972990315412654" calcext:value-type="float">
            <text:p>0.972990315412654</text:p>
          </table:table-cell>
          <table:table-cell office:value-type="float" office:value="0.958919133212039" calcext:value-type="float">
            <text:p>0.95891913321203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554174643136" calcext:value-type="float">
            <text:p>-2.12554174643136</text:p>
          </table:table-cell>
          <table:table-cell office:value-type="float" office:value="-2.34688953766396" calcext:value-type="float">
            <text:p>-2.34688953766396</text:p>
          </table:table-cell>
          <table:table-cell office:value-type="float" office:value="-1.90419395519877" calcext:value-type="float">
            <text:p>-1.90419395519877</text:p>
          </table:table-cell>
          <table:table-cell office:value-type="float" office:value="0.119368283405353" calcext:value-type="float">
            <text:p>0.119368283405353</text:p>
          </table:table-cell>
          <table:table-cell office:value-type="float" office:value="0.0956662662285226" calcext:value-type="float">
            <text:p>0.0956662662285226</text:p>
          </table:table-cell>
          <table:table-cell office:value-type="float" office:value="0.148942648698171" calcext:value-type="float">
            <text:p>0.148942648698171</text:p>
          </table:table-cell>
          <table:table-cell office:value-type="float" office:value="0.880631716594647" calcext:value-type="float">
            <text:p>0.880631716594647</text:p>
          </table:table-cell>
          <table:table-cell office:value-type="float" office:value="0.904333733771477" calcext:value-type="float">
            <text:p>0.904333733771477</text:p>
          </table:table-cell>
          <table:table-cell office:value-type="float" office:value="0.851057351301829" calcext:value-type="float">
            <text:p>0.85105735130182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02795512314675" calcext:value-type="float">
            <text:p>-2.02795512314675</text:p>
          </table:table-cell>
          <table:table-cell office:value-type="float" office:value="-2.35097611582944" calcext:value-type="float">
            <text:p>-2.35097611582944</text:p>
          </table:table-cell>
          <table:table-cell office:value-type="float" office:value="-1.70493413046406" calcext:value-type="float">
            <text:p>-1.70493413046406</text:p>
          </table:table-cell>
          <table:table-cell office:value-type="float" office:value="0.131604360894105" calcext:value-type="float">
            <text:p>0.131604360894105</text:p>
          </table:table-cell>
          <table:table-cell office:value-type="float" office:value="0.0952761162858607" calcext:value-type="float">
            <text:p>0.0952761162858607</text:p>
          </table:table-cell>
          <table:table-cell office:value-type="float" office:value="0.181784359832436" calcext:value-type="float">
            <text:p>0.181784359832436</text:p>
          </table:table-cell>
          <table:table-cell office:value-type="float" office:value="0.868395639105895" calcext:value-type="float">
            <text:p>0.868395639105895</text:p>
          </table:table-cell>
          <table:table-cell office:value-type="float" office:value="0.904723883714139" calcext:value-type="float">
            <text:p>0.904723883714139</text:p>
          </table:table-cell>
          <table:table-cell office:value-type="float" office:value="0.818215640167564" calcext:value-type="float">
            <text:p>0.81821564016756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93980475301523" calcext:value-type="float">
            <text:p>-0.893980475301523</text:p>
          </table:table-cell>
          <table:table-cell office:value-type="float" office:value="-1.00585981921418" calcext:value-type="float">
            <text:p>-1.00585981921418</text:p>
          </table:table-cell>
          <table:table-cell office:value-type="float" office:value="-0.782101131388866" calcext:value-type="float">
            <text:p>-0.782101131388866</text:p>
          </table:table-cell>
          <table:table-cell office:value-type="float" office:value="0.409024396611458" calcext:value-type="float">
            <text:p>0.409024396611458</text:p>
          </table:table-cell>
          <table:table-cell office:value-type="float" office:value="0.365730037861392" calcext:value-type="float">
            <text:p>0.365730037861392</text:p>
          </table:table-cell>
          <table:table-cell office:value-type="float" office:value="0.457443851212387" calcext:value-type="float">
            <text:p>0.457443851212387</text:p>
          </table:table-cell>
          <table:table-cell office:value-type="float" office:value="0.590975603388542" calcext:value-type="float">
            <text:p>0.590975603388542</text:p>
          </table:table-cell>
          <table:table-cell office:value-type="float" office:value="0.634269962138608" calcext:value-type="float">
            <text:p>0.634269962138608</text:p>
          </table:table-cell>
          <table:table-cell office:value-type="float" office:value="0.542556148787613" calcext:value-type="float">
            <text:p>0.54255614878761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46057080280309" calcext:value-type="float">
            <text:p>-0.546057080280309</text:p>
          </table:table-cell>
          <table:table-cell office:value-type="float" office:value="-0.646150910896202" calcext:value-type="float">
            <text:p>-0.646150910896202</text:p>
          </table:table-cell>
          <table:table-cell office:value-type="float" office:value="-0.445963249664416" calcext:value-type="float">
            <text:p>-0.445963249664416</text:p>
          </table:table-cell>
          <table:table-cell office:value-type="float" office:value="0.579229167873889" calcext:value-type="float">
            <text:p>0.579229167873889</text:p>
          </table:table-cell>
          <table:table-cell office:value-type="float" office:value="0.524059049619708" calcext:value-type="float">
            <text:p>0.524059049619708</text:p>
          </table:table-cell>
          <table:table-cell office:value-type="float" office:value="0.640207299462423" calcext:value-type="float">
            <text:p>0.640207299462423</text:p>
          </table:table-cell>
          <table:table-cell office:value-type="float" office:value="0.420770832126111" calcext:value-type="float">
            <text:p>0.420770832126111</text:p>
          </table:table-cell>
          <table:table-cell office:value-type="float" office:value="0.475940950380292" calcext:value-type="float">
            <text:p>0.475940950380292</text:p>
          </table:table-cell>
          <table:table-cell office:value-type="float" office:value="0.359792700537577" calcext:value-type="float">
            <text:p>0.35979270053757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1449676066799" calcext:value-type="float">
            <text:p>-0.281449676066799</text:p>
          </table:table-cell>
          <table:table-cell office:value-type="float" office:value="-0.369422919979785" calcext:value-type="float">
            <text:p>-0.369422919979785</text:p>
          </table:table-cell>
          <table:table-cell office:value-type="float" office:value="-0.193476432153812" calcext:value-type="float">
            <text:p>-0.193476432153812</text:p>
          </table:table-cell>
          <table:table-cell office:value-type="float" office:value="0.754688893633145" calcext:value-type="float">
            <text:p>0.754688893633145</text:p>
          </table:table-cell>
          <table:table-cell office:value-type="float" office:value="0.691133054655609" calcext:value-type="float">
            <text:p>0.691133054655609</text:p>
          </table:table-cell>
          <table:table-cell office:value-type="float" office:value="0.824089257975122" calcext:value-type="float">
            <text:p>0.824089257975122</text:p>
          </table:table-cell>
          <table:table-cell office:value-type="float" office:value="0.245311106366855" calcext:value-type="float">
            <text:p>0.245311106366855</text:p>
          </table:table-cell>
          <table:table-cell office:value-type="float" office:value="0.308866945344391" calcext:value-type="float">
            <text:p>0.308866945344391</text:p>
          </table:table-cell>
          <table:table-cell office:value-type="float" office:value="0.175910742024878" calcext:value-type="float">
            <text:p>0.17591074202487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904998362344142" calcext:value-type="float">
            <text:p>-0.0904998362344142</text:p>
          </table:table-cell>
          <table:table-cell office:value-type="float" office:value="-0.173263876573112" calcext:value-type="float">
            <text:p>-0.173263876573112</text:p>
          </table:table-cell>
          <table:table-cell office:value-type="float" office:value="-0.00773579589571627" calcext:value-type="float">
            <text:p>-0.00773579589571627</text:p>
          </table:table-cell>
          <table:table-cell office:value-type="float" office:value="0.913474483496625" calcext:value-type="float">
            <text:p>0.913474483496625</text:p>
          </table:table-cell>
          <table:table-cell office:value-type="float" office:value="0.840915687615288" calcext:value-type="float">
            <text:p>0.840915687615288</text:p>
          </table:table-cell>
          <table:table-cell office:value-type="float" office:value="0.992294048367394" calcext:value-type="float">
            <text:p>0.992294048367394</text:p>
          </table:table-cell>
          <table:table-cell office:value-type="float" office:value="0.0865255165033755" calcext:value-type="float">
            <text:p>0.0865255165033755</text:p>
          </table:table-cell>
          <table:table-cell office:value-type="float" office:value="0.159084312384712" calcext:value-type="float">
            <text:p>0.159084312384712</text:p>
          </table:table-cell>
          <table:table-cell office:value-type="float" office:value="0.00770595163260646" calcext:value-type="float">
            <text:p>0.0077059516326064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05443551986997" calcext:value-type="float">
            <text:p>0.305443551986997</text:p>
          </table:table-cell>
          <table:table-cell office:value-type="float" office:value="0.233142721013714" calcext:value-type="float">
            <text:p>0.233142721013714</text:p>
          </table:table-cell>
          <table:table-cell office:value-type="float" office:value="0.37774438296028" calcext:value-type="float">
            <text:p>0.37774438296028</text:p>
          </table:table-cell>
          <table:table-cell office:value-type="float" office:value="1.35722687019174" calcext:value-type="float">
            <text:p>1.35722687019174</text:p>
          </table:table-cell>
          <table:table-cell office:value-type="float" office:value="1.2625616605492" calcext:value-type="float">
            <text:p>1.2625616605492</text:p>
          </table:table-cell>
          <table:table-cell office:value-type="float" office:value="1.45898995251384" calcext:value-type="float">
            <text:p>1.45898995251384</text:p>
          </table:table-cell>
          <table:table-cell office:value-type="float" office:value="-0.357226870191743" calcext:value-type="float">
            <text:p>-0.357226870191743</text:p>
          </table:table-cell>
          <table:table-cell office:value-type="float" office:value="-0.262561660549203" calcext:value-type="float">
            <text:p>-0.262561660549203</text:p>
          </table:table-cell>
          <table:table-cell office:value-type="float" office:value="-0.458989952513838" calcext:value-type="float">
            <text:p>-0.45898995251383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6813008517507" calcext:value-type="float">
            <text:p>0.356813008517507</text:p>
          </table:table-cell>
          <table:table-cell office:value-type="float" office:value="0.281767301050645" calcext:value-type="float">
            <text:p>0.281767301050645</text:p>
          </table:table-cell>
          <table:table-cell office:value-type="float" office:value="0.431858715984368" calcext:value-type="float">
            <text:p>0.431858715984368</text:p>
          </table:table-cell>
          <table:table-cell office:value-type="float" office:value="1.42876867730018" calcext:value-type="float">
            <text:p>1.42876867730018</text:p>
          </table:table-cell>
          <table:table-cell office:value-type="float" office:value="1.32547024856345" calcext:value-type="float">
            <text:p>1.32547024856345</text:p>
          </table:table-cell>
          <table:table-cell office:value-type="float" office:value="1.54011750580336" calcext:value-type="float">
            <text:p>1.54011750580336</text:p>
          </table:table-cell>
          <table:table-cell office:value-type="float" office:value="-0.428768677300181" calcext:value-type="float">
            <text:p>-0.428768677300181</text:p>
          </table:table-cell>
          <table:table-cell office:value-type="float" office:value="-0.325470248563453" calcext:value-type="float">
            <text:p>-0.325470248563453</text:p>
          </table:table-cell>
          <table:table-cell office:value-type="float" office:value="-0.540117505803363" calcext:value-type="float">
            <text:p>-0.54011750580336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386440794811" calcext:value-type="float">
            <text:p>0.4386440794811</text:p>
          </table:table-cell>
          <table:table-cell office:value-type="float" office:value="0.364818648557572" calcext:value-type="float">
            <text:p>0.364818648557572</text:p>
          </table:table-cell>
          <table:table-cell office:value-type="float" office:value="0.512469510404628" calcext:value-type="float">
            <text:p>0.512469510404628</text:p>
          </table:table-cell>
          <table:table-cell office:value-type="float" office:value="1.550603297631" calcext:value-type="float">
            <text:p>1.550603297631</text:p>
          </table:table-cell>
          <table:table-cell office:value-type="float" office:value="1.44025279254263" calcext:value-type="float">
            <text:p>1.44025279254263</text:p>
          </table:table-cell>
          <table:table-cell office:value-type="float" office:value="1.66940873093496" calcext:value-type="float">
            <text:p>1.66940873093496</text:p>
          </table:table-cell>
          <table:table-cell office:value-type="float" office:value="-0.550603297631" calcext:value-type="float">
            <text:p>-0.550603297631</text:p>
          </table:table-cell>
          <table:table-cell office:value-type="float" office:value="-0.440252792542631" calcext:value-type="float">
            <text:p>-0.440252792542631</text:p>
          </table:table-cell>
          <table:table-cell office:value-type="float" office:value="-0.669408730934965" calcext:value-type="float">
            <text:p>-0.66940873093496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94478228663625" calcext:value-type="float">
            <text:p>0.194478228663625</text:p>
          </table:table-cell>
          <table:table-cell office:value-type="float" office:value="0.11504143759255" calcext:value-type="float">
            <text:p>0.11504143759255</text:p>
          </table:table-cell>
          <table:table-cell office:value-type="float" office:value="0.273915019734699" calcext:value-type="float">
            <text:p>0.273915019734699</text:p>
          </table:table-cell>
          <table:table-cell office:value-type="float" office:value="1.2146770374548" calcext:value-type="float">
            <text:p>1.2146770374548</text:p>
          </table:table-cell>
          <table:table-cell office:value-type="float" office:value="1.12191992626952" calcext:value-type="float">
            <text:p>1.12191992626952</text:p>
          </table:table-cell>
          <table:table-cell office:value-type="float" office:value="1.31510303968478" calcext:value-type="float">
            <text:p>1.31510303968478</text:p>
          </table:table-cell>
          <table:table-cell office:value-type="float" office:value="-0.214677037454798" calcext:value-type="float">
            <text:p>-0.214677037454798</text:p>
          </table:table-cell>
          <table:table-cell office:value-type="float" office:value="-0.121919926269521" calcext:value-type="float">
            <text:p>-0.121919926269521</text:p>
          </table:table-cell>
          <table:table-cell office:value-type="float" office:value="-0.315103039684775" calcext:value-type="float">
            <text:p>-0.31510303968477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659368063708746" calcext:value-type="float">
            <text:p>-0.0659368063708746</text:p>
          </table:table-cell>
          <table:table-cell office:value-type="float" office:value="-0.149121602087531" calcext:value-type="float">
            <text:p>-0.149121602087531</text:p>
          </table:table-cell>
          <table:table-cell office:value-type="float" office:value="0.0172479893457822" calcext:value-type="float">
            <text:p>0.0172479893457822</text:p>
          </table:table-cell>
          <table:table-cell office:value-type="float" office:value="0.936190023667498" calcext:value-type="float">
            <text:p>0.936190023667498</text:p>
          </table:table-cell>
          <table:table-cell office:value-type="float" office:value="0.861464352665816" calcext:value-type="float">
            <text:p>0.861464352665816</text:p>
          </table:table-cell>
          <table:table-cell office:value-type="float" office:value="1.01739759480744" calcext:value-type="float">
            <text:p>1.01739759480744</text:p>
          </table:table-cell>
          <table:table-cell office:value-type="float" office:value="0.0638099763325021" calcext:value-type="float">
            <text:p>0.0638099763325021</text:p>
          </table:table-cell>
          <table:table-cell office:value-type="float" office:value="0.138535647334184" calcext:value-type="float">
            <text:p>0.138535647334184</text:p>
          </table:table-cell>
          <table:table-cell office:value-type="float" office:value="-0.0173975948074407" calcext:value-type="float">
            <text:p>-0.017397594807440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11394121640409" calcext:value-type="float">
            <text:p>-0.111394121640409</text:p>
          </table:table-cell>
          <table:table-cell office:value-type="float" office:value="-0.196654127618894" calcext:value-type="float">
            <text:p>-0.196654127618894</text:p>
          </table:table-cell>
          <table:table-cell office:value-type="float" office:value="-0.0261341156619244" calcext:value-type="float">
            <text:p>-0.0261341156619244</text:p>
          </table:table-cell>
          <table:table-cell office:value-type="float" office:value="0.894586103698361" calcext:value-type="float">
            <text:p>0.894586103698361</text:p>
          </table:table-cell>
          <table:table-cell office:value-type="float" office:value="0.821474709596583" calcext:value-type="float">
            <text:p>0.821474709596583</text:p>
          </table:table-cell>
          <table:table-cell office:value-type="float" office:value="0.974204424775566" calcext:value-type="float">
            <text:p>0.974204424775566</text:p>
          </table:table-cell>
          <table:table-cell office:value-type="float" office:value="0.105413896301639" calcext:value-type="float">
            <text:p>0.105413896301639</text:p>
          </table:table-cell>
          <table:table-cell office:value-type="float" office:value="0.178525290403417" calcext:value-type="float">
            <text:p>0.178525290403417</text:p>
          </table:table-cell>
          <table:table-cell office:value-type="float" office:value="0.0257955752244335" calcext:value-type="float">
            <text:p>0.025795575224433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268663871396219" calcext:value-type="float">
            <text:p>-0.0268663871396219</text:p>
          </table:table-cell>
          <table:table-cell office:value-type="float" office:value="-0.118686499107342" calcext:value-type="float">
            <text:p>-0.118686499107342</text:p>
          </table:table-cell>
          <table:table-cell office:value-type="float" office:value="0.0649537248280985" calcext:value-type="float">
            <text:p>0.0649537248280985</text:p>
          </table:table-cell>
          <table:table-cell office:value-type="float" office:value="0.9734913037928" calcext:value-type="float">
            <text:p>0.9734913037928</text:p>
          </table:table-cell>
          <table:table-cell office:value-type="float" office:value="0.888086172932679" calcext:value-type="float">
            <text:p>0.888086172932679</text:p>
          </table:table-cell>
          <table:table-cell office:value-type="float" office:value="1.06710964255948" calcext:value-type="float">
            <text:p>1.06710964255948</text:p>
          </table:table-cell>
          <table:table-cell office:value-type="float" office:value="0.0265086962071996" calcext:value-type="float">
            <text:p>0.0265086962071996</text:p>
          </table:table-cell>
          <table:table-cell office:value-type="float" office:value="0.111913827067321" calcext:value-type="float">
            <text:p>0.111913827067321</text:p>
          </table:table-cell>
          <table:table-cell office:value-type="float" office:value="-0.0671096425594779" calcext:value-type="float">
            <text:p>-0.0671096425594779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426867552158991" calcext:value-type="float">
            <text:p>-0.0426867552158991</text:p>
          </table:table-cell>
          <table:table-cell office:value-type="float" office:value="-0.129389580251299" calcext:value-type="float">
            <text:p>-0.129389580251299</text:p>
          </table:table-cell>
          <table:table-cell office:value-type="float" office:value="0.0440160698195007" calcext:value-type="float">
            <text:p>0.0440160698195007</text:p>
          </table:table-cell>
          <table:table-cell office:value-type="float" office:value="0.958211497814739" calcext:value-type="float">
            <text:p>0.958211497814739</text:p>
          </table:table-cell>
          <table:table-cell office:value-type="float" office:value="0.878631601340697" calcext:value-type="float">
            <text:p>0.878631601340697</text:p>
          </table:table-cell>
          <table:table-cell office:value-type="float" office:value="1.0449991477012" calcext:value-type="float">
            <text:p>1.0449991477012</text:p>
          </table:table-cell>
          <table:table-cell office:value-type="float" office:value="0.0417885021852606" calcext:value-type="float">
            <text:p>0.0417885021852606</text:p>
          </table:table-cell>
          <table:table-cell office:value-type="float" office:value="0.121368398659303" calcext:value-type="float">
            <text:p>0.121368398659303</text:p>
          </table:table-cell>
          <table:table-cell office:value-type="float" office:value="-0.0449991477011966" calcext:value-type="float">
            <text:p>-0.044999147701196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378375773572716" calcext:value-type="float">
            <text:p>-0.378375773572716</text:p>
          </table:table-cell>
          <table:table-cell office:value-type="float" office:value="-0.412438280485854" calcext:value-type="float">
            <text:p>-0.412438280485854</text:p>
          </table:table-cell>
          <table:table-cell office:value-type="float" office:value="-0.344313266659577" calcext:value-type="float">
            <text:p>-0.344313266659577</text:p>
          </table:table-cell>
          <table:table-cell office:value-type="float" office:value="0.684973057525695" calcext:value-type="float">
            <text:p>0.684973057525695</text:p>
          </table:table-cell>
          <table:table-cell office:value-type="float" office:value="0.662034055850192" calcext:value-type="float">
            <text:p>0.662034055850192</text:p>
          </table:table-cell>
          <table:table-cell office:value-type="float" office:value="0.708706879034436" calcext:value-type="float">
            <text:p>0.708706879034436</text:p>
          </table:table-cell>
          <table:table-cell office:value-type="float" office:value="0.315026942474305" calcext:value-type="float">
            <text:p>0.315026942474305</text:p>
          </table:table-cell>
          <table:table-cell office:value-type="float" office:value="0.337965944149808" calcext:value-type="float">
            <text:p>0.337965944149808</text:p>
          </table:table-cell>
          <table:table-cell office:value-type="float" office:value="0.291293120965564" calcext:value-type="float">
            <text:p>0.291293120965564</text:p>
          </table:table-cell>
        </table:table-row>
      </table:table>
      <table:table table:name="LCAl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621066412346758" calcext:value-type="float">
            <text:p>0.62106641234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08674079575319" calcext:value-type="float">
            <text:p>0.308674079575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0371825319611996" calcext:value-type="float">
            <text:p>-0.0037182531961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316110585967559" calcext:value-type="float">
            <text:p>-0.31611058596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33363735771105" calcext:value-type="float">
            <text:p>0.433363735771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65577059376897" calcext:value-type="float">
            <text:p>0.36557705937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297790382982688" calcext:value-type="float">
            <text:p>0.297790382982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3000370658848" calcext:value-type="float">
            <text:p>0.2300037065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62217030194271" calcext:value-type="float">
            <text:p>0.16221703019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944303538000623" calcext:value-type="float">
            <text:p>0.0944303538000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0.0266436774058536" calcext:value-type="float">
            <text:p>0.0266436774058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0411429989883549" calcext:value-type="float">
            <text:p>-0.0411429989883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744993793131027" calcext:value-type="float">
            <text:p>0.744993793131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596662205595717" calcext:value-type="float">
            <text:p>0.596662205595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448330618060406" calcext:value-type="float">
            <text:p>0.448330618060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52667938947026" calcext:value-type="float">
            <text:p>0.952667938947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65888807737873" calcext:value-type="float">
            <text:p>0.765888807737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7910967652872" calcext:value-type="float">
            <text:p>0.57910967652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92330545319567" calcext:value-type="float">
            <text:p>0.392330545319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205551414110414" calcext:value-type="float">
            <text:p>0.205551414110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187722829012603" calcext:value-type="float">
            <text:p>0.0187722829012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168006848307893" calcext:value-type="float">
            <text:p>-0.168006848307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506781631679816" calcext:value-type="float">
            <text:p>0.506781631679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329207225664967" calcext:value-type="float">
            <text:p>0.329207225664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184-244</text:p>
          </table:table-cell>
          <table:table-cell office:value-type="float" office:value="0.151632819650119" calcext:value-type="float">
            <text:p>0.151632819650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245-305</text:p>
          </table:table-cell>
          <table:table-cell office:value-type="float" office:value="-0.0259415863647297" calcext:value-type="float">
            <text:p>-0.0259415863647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06-366</text:p>
          </table:table-cell>
          <table:table-cell office:value-type="float" office:value="-0.203515992379578" calcext:value-type="float">
            <text:p>-0.203515992379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367-427</text:p>
          </table:table-cell>
          <table:table-cell office:value-type="float" office:value="-0.381090398394427" calcext:value-type="float">
            <text:p>-0.381090398394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28-488</text:p>
          </table:table-cell>
          <table:table-cell office:value-type="float" office:value="-0.558664804409275" calcext:value-type="float">
            <text:p>-0.5586648044092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489-549</text:p>
          </table:table-cell>
          <table:table-cell office:value-type="float" office:value="-0.736239210424124" calcext:value-type="float">
            <text:p>-0.736239210424124</text:p>
          </table:table-cell>
        </table:table-row>
      </table:table>
      <table:table table:name="LCAll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156196166385719" calcext:value-type="float">
            <text:p>0.156196166385719</text:p>
          </table:table-cell>
          <table:table-cell office:value-type="float" office:value="0.138262166385719" calcext:value-type="float">
            <text:p>0.138262166385719</text:p>
          </table:table-cell>
          <table:table-cell office:value-type="float" office:value="0.174130166385719" calcext:value-type="float">
            <text:p>0.174130166385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338933381971043" calcext:value-type="float">
            <text:p>0.0338933381971043</text:p>
          </table:table-cell>
          <table:table-cell office:value-type="float" office:value="0.0219373381971043" calcext:value-type="float">
            <text:p>0.0219373381971043</text:p>
          </table:table-cell>
          <table:table-cell office:value-type="float" office:value="0.0458493381971043" calcext:value-type="float">
            <text:p>0.0458493381971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741657937676553" calcext:value-type="float">
            <text:p>0.0741657937676553</text:p>
          </table:table-cell>
          <table:table-cell office:value-type="float" office:value="0.0467711562632093" calcext:value-type="float">
            <text:p>0.0467711562632093</text:p>
          </table:table-cell>
          <table:table-cell office:value-type="float" office:value="0.101560431272101" calcext:value-type="float">
            <text:p>0.101560431272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933895656045766" calcext:value-type="float">
            <text:p>0.0933895656045766</text:p>
          </table:table-cell>
          <table:table-cell office:value-type="float" office:value="0.0775732642670324" calcext:value-type="float">
            <text:p>0.0775732642670324</text:p>
          </table:table-cell>
          <table:table-cell office:value-type="float" office:value="0.109205866942121" calcext:value-type="float">
            <text:p>0.109205866942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887872030074242" calcext:value-type="float">
            <text:p>0.0887872030074242</text:p>
          </table:table-cell>
          <table:table-cell office:value-type="float" office:value="0.0784330032797775" calcext:value-type="float">
            <text:p>0.0784330032797775</text:p>
          </table:table-cell>
          <table:table-cell office:value-type="float" office:value="0.099141402735071" calcext:value-type="float">
            <text:p>0.099141402735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LCInfL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z|)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4.75598" calcext:value-type="float">
            <text:p>-4.75598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-130.373" calcext:value-type="float">
            <text:p>-130.37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971" calcext:value-type="float">
            <text:p>-0.01971</text:p>
          </table:table-cell>
          <table:table-cell office:value-type="float" office:value="0.098" calcext:value-type="float">
            <text:p>0.098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84064" calcext:value-type="float">
            <text:p>0.8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30099" calcext:value-type="float">
            <text:p>-0.30099</text:p>
          </table:table-cell>
          <table:table-cell office:value-type="float" office:value="0.03287" calcext:value-type="float">
            <text:p>0.03287</text:p>
          </table:table-cell>
          <table:table-cell office:value-type="float" office:value="-9.158" calcext:value-type="float">
            <text:p>-9.158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3791" calcext:value-type="float">
            <text:p>-0.23791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-7.686" calcext:value-type="float">
            <text:p>-7.686</text:p>
          </table:table-cell>
          <table:table-cell table:style-name="ce1" office:value-type="float" office:value="0.0000000000000152" calcext:value-type="float">
            <text:p>1.52E-1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20626" calcext:value-type="float">
            <text:p>-0.20626</text:p>
          </table:table-cell>
          <table:table-cell office:value-type="float" office:value="0.0501" calcext:value-type="float">
            <text:p>0.0501</text:p>
          </table:table-cell>
          <table:table-cell office:value-type="float" office:value="-4.117" calcext:value-type="float">
            <text:p>-4.117</text:p>
          </table:table-cell>
          <table:table-cell table:style-name="ce1" office:value-type="float" office:value="0.0000384" calcext:value-type="float">
            <text:p>3.84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4644" calcext:value-type="float">
            <text:p>-1.04644</text:p>
          </table:table-cell>
          <table:table-cell office:value-type="float" office:value="0.71087" calcext:value-type="float">
            <text:p>0.71087</text:p>
          </table:table-cell>
          <table:table-cell office:value-type="float" office:value="-1.472" calcext:value-type="float">
            <text:p>-1.472</text:p>
          </table:table-cell>
          <table:table-cell office:value-type="float" office:value="0.14101" calcext:value-type="float">
            <text:p>0.14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-1.503" calcext:value-type="float">
            <text:p>-1.503</text:p>
          </table:table-cell>
          <table:table-cell office:value-type="float" office:value="0.13288" calcext:value-type="float">
            <text:p>0.13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10007" calcext:value-type="float">
            <text:p>-0.10007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10154" calcext:value-type="float">
            <text:p>0.1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17978" calcext:value-type="float">
            <text:p>-0.17978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-4.28" calcext:value-type="float">
            <text:p>-4.28</text:p>
          </table:table-cell>
          <table:table-cell table:style-name="ce1" office:value-type="float" office:value="0.0000187" calcext:value-type="float">
            <text:p>1.87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6191" calcext:value-type="float">
            <text:p>-0.16191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-4.726" calcext:value-type="float">
            <text:p>-4.726</text:p>
          </table:table-cell>
          <table:table-cell table:style-name="ce1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71649" calcext:value-type="float">
            <text:p>0.71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15802" calcext:value-type="float">
            <text:p>-0.15802</text:p>
          </table:table-cell>
          <table:table-cell office:value-type="float" office:value="0.11054" calcext:value-type="float">
            <text:p>0.11054</text:p>
          </table:table-cell>
          <table:table-cell office:value-type="float" office:value="-1.43" calcext:value-type="float">
            <text:p>-1.43</text:p>
          </table:table-cell>
          <table:table-cell office:value-type="float" office:value="0.15284" calcext:value-type="float">
            <text:p>0.15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15056" calcext:value-type="float">
            <text:p>0.15056</text:p>
          </table:table-cell>
          <table:table-cell office:value-type="float" office:value="0.22258" calcext:value-type="float">
            <text:p>0.22258</text:p>
          </table:table-cell>
          <table:table-cell office:value-type="float" office:value="0.676" calcext:value-type="float">
            <text:p>0.676</text:p>
          </table:table-cell>
          <table:table-cell office:value-type="float" office:value="0.49878" calcext:value-type="float">
            <text:p>0.49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8099" calcext:value-type="float">
            <text:p>1.58099</text:p>
          </table:table-cell>
          <table:table-cell office:value-type="float" office:value="1.03323" calcext:value-type="float">
            <text:p>1.03323</text:p>
          </table:table-cell>
          <table:table-cell office:value-type="float" office:value="1.53" calcext:value-type="float">
            <text:p>1.53</text:p>
          </table:table-cell>
          <table:table-cell office:value-type="float" office:value="0.12598" calcext:value-type="float">
            <text:p>0.1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0.25829" calcext:value-type="float">
            <text:p>-0.25829</text:p>
          </table:table-cell>
          <table:table-cell office:value-type="float" office:value="0.07728" calcext:value-type="float">
            <text:p>0.07728</text:p>
          </table:table-cell>
          <table:table-cell office:value-type="float" office:value="-3.343" calcext:value-type="float">
            <text:p>-3.343</text:p>
          </table:table-cell>
          <table:table-cell office:value-type="float" office:value="0.00083" calcext:value-type="float">
            <text:p>0.00083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04737" calcext:value-type="float">
            <text:p>-0.04737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-0.645" calcext:value-type="float">
            <text:p>-0.645</text:p>
          </table:table-cell>
          <table:table-cell office:value-type="float" office:value="0.51919" calcext:value-type="float">
            <text:p>0.5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37992" calcext:value-type="float">
            <text:p>-0.37992</text:p>
          </table:table-cell>
          <table:table-cell office:value-type="float" office:value="0.21157" calcext:value-type="float">
            <text:p>0.21157</text:p>
          </table:table-cell>
          <table:table-cell office:value-type="float" office:value="-1.796" calcext:value-type="float">
            <text:p>-1.796</text:p>
          </table:table-cell>
          <table:table-cell office:value-type="float" office:value="0.07254" calcext:value-type="float">
            <text:p>0.07254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0.17573" calcext:value-type="float">
            <text:p>-0.17573</text:p>
          </table:table-cell>
          <table:table-cell office:value-type="float" office:value="0.17888" calcext:value-type="float">
            <text:p>0.17888</text:p>
          </table:table-cell>
          <table:table-cell office:value-type="float" office:value="-0.982" calcext:value-type="float">
            <text:p>-0.982</text:p>
          </table:table-cell>
          <table:table-cell office:value-type="float" office:value="0.32592" calcext:value-type="float">
            <text:p>0.32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0.0914" calcext:value-type="float">
            <text:p>-0.0914</text:p>
          </table:table-cell>
          <table:table-cell office:value-type="float" office:value="0.09316" calcext:value-type="float">
            <text:p>0.09316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32654" calcext:value-type="float">
            <text:p>0.32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06847" calcext:value-type="float">
            <text:p>-0.06847</text:p>
          </table:table-cell>
          <table:table-cell office:value-type="float" office:value="0.07643" calcext:value-type="float">
            <text:p>0.07643</text:p>
          </table:table-cell>
          <table:table-cell office:value-type="float" office:value="-0.896" calcext:value-type="float">
            <text:p>-0.896</text:p>
          </table:table-cell>
          <table:table-cell office:value-type="float" office:value="0.37037" calcext:value-type="float">
            <text:p>0.37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1064" calcext:value-type="float">
            <text:p>-0.1064</text:p>
          </table:table-cell>
          <table:table-cell office:value-type="float" office:value="0.07015" calcext:value-type="float">
            <text:p>0.07015</text:p>
          </table:table-cell>
          <table:table-cell office:value-type="float" office:value="-1.517" calcext:value-type="float">
            <text:p>-1.517</text:p>
          </table:table-cell>
          <table:table-cell office:value-type="float" office:value="0.12935" calcext:value-type="float">
            <text:p>0.12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7492" calcext:value-type="float">
            <text:p>-0.07492</text:p>
          </table:table-cell>
          <table:table-cell office:value-type="float" office:value="0.12389" calcext:value-type="float">
            <text:p>0.12389</text:p>
          </table:table-cell>
          <table:table-cell office:value-type="float" office:value="-0.605" calcext:value-type="float">
            <text:p>-0.605</text:p>
          </table:table-cell>
          <table:table-cell office:value-type="float" office:value="0.54534" calcext:value-type="float">
            <text:p>0.54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23923" calcext:value-type="float">
            <text:p>0.239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0212" calcext:value-type="float">
            <text:p>0.70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14799" calcext:value-type="float">
            <text:p>-0.14799</text:p>
          </table:table-cell>
          <table:table-cell office:value-type="float" office:value="0.71437" calcext:value-type="float">
            <text:p>0.71437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83588" calcext:value-type="float">
            <text:p>0.83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43778" calcext:value-type="float">
            <text:p>0.43778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5.835" calcext:value-type="float">
            <text:p>5.835</text:p>
          </table:table-cell>
          <table:table-cell table:style-name="ce1" office:value-type="float" office:value="0.00000000538" calcext:value-type="float">
            <text:p>5.38E-0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0.15261" calcext:value-type="float">
            <text:p>0.15261</text:p>
          </table:table-cell>
          <table:table-cell office:value-type="float" office:value="0.13856" calcext:value-type="float">
            <text:p>0.13856</text:p>
          </table:table-cell>
          <table:table-cell office:value-type="float" office:value="1.101" calcext:value-type="float">
            <text:p>1.101</text:p>
          </table:table-cell>
          <table:table-cell office:value-type="float" office:value="0.27073" calcext:value-type="float">
            <text:p>0.27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0.18635" calcext:value-type="float">
            <text:p>0.18635</text:p>
          </table:table-cell>
          <table:table-cell office:value-type="float" office:value="0.38162" calcext:value-type="float">
            <text:p>0.38162</text:p>
          </table:table-cell>
          <table:table-cell office:value-type="float" office:value="0.488" calcext:value-type="float">
            <text:p>0.488</text:p>
          </table:table-cell>
          <table:table-cell office:value-type="float" office:value="0.62532" calcext:value-type="float">
            <text:p>0.62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0.11202" calcext:value-type="float">
            <text:p>0.11202</text:p>
          </table:table-cell>
          <table:table-cell office:value-type="float" office:value="0.17393" calcext:value-type="float">
            <text:p>0.17393</text:p>
          </table:table-cell>
          <table:table-cell office:value-type="float" office:value="0.644" calcext:value-type="float">
            <text:p>0.644</text:p>
          </table:table-cell>
          <table:table-cell office:value-type="float" office:value="0.51953" calcext:value-type="float">
            <text:p>0.5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0816" calcext:value-type="float">
            <text:p>0.0816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8763" calcext:value-type="float">
            <text:p>0.8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10118" calcext:value-type="float">
            <text:p>-0.10118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-1.251" calcext:value-type="float">
            <text:p>-1.251</text:p>
          </table:table-cell>
          <table:table-cell office:value-type="float" office:value="0.21089" calcext:value-type="float">
            <text:p>0.21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11603" calcext:value-type="float">
            <text:p>-0.11603</text:p>
          </table:table-cell>
          <table:table-cell office:value-type="float" office:value="0.0866" calcext:value-type="float">
            <text:p>0.0866</text:p>
          </table:table-cell>
          <table:table-cell office:value-type="float" office:value="-1.34" calcext:value-type="float">
            <text:p>-1.34</text:p>
          </table:table-cell>
          <table:table-cell office:value-type="float" office:value="0.18028" calcext:value-type="float">
            <text:p>0.18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0.03342" calcext:value-type="float">
            <text:p>-0.03342</text:p>
          </table:table-cell>
          <table:table-cell office:value-type="float" office:value="0.13982" calcext:value-type="float">
            <text:p>0.13982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81111" calcext:value-type="float">
            <text:p>0.8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4848" calcext:value-type="float">
            <text:p>0.54848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23.402" calcext:value-type="float">
            <text:p>23.402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DCCI2+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02481" calcext:value-type="float">
            <text:p>0.02481</text:p>
          </table:table-cell>
          <table:table-cell office:value-type="float" office:value="31.244" calcext:value-type="float">
            <text:p>31.244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40536" calcext:value-type="float">
            <text:p>-2.40536</text:p>
          </table:table-cell>
          <table:table-cell office:value-type="float" office:value="0.11297" calcext:value-type="float">
            <text:p>0.11297</text:p>
          </table:table-cell>
          <table:table-cell office:value-type="float" office:value="-21.292" calcext:value-type="float">
            <text:p>-21.292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827" calcext:value-type="float">
            <text:p>-2.1827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-18.2" calcext:value-type="float">
            <text:p>-18.2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32709" calcext:value-type="float">
            <text:p>-2.32709</text:p>
          </table:table-cell>
          <table:table-cell office:value-type="float" office:value="0.18546" calcext:value-type="float">
            <text:p>0.18546</text:p>
          </table:table-cell>
          <table:table-cell office:value-type="float" office:value="-12.548" calcext:value-type="float">
            <text:p>-12.548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6377" calcext:value-type="float">
            <text:p>-0.86377</text:p>
          </table:table-cell>
          <table:table-cell office:value-type="float" office:value="0.06092" calcext:value-type="float">
            <text:p>0.06092</text:p>
          </table:table-cell>
          <table:table-cell office:value-type="float" office:value="-14.178" calcext:value-type="float">
            <text:p>-14.178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5284" calcext:value-type="float">
            <text:p>-0.45284</text:p>
          </table:table-cell>
          <table:table-cell office:value-type="float" office:value="0.05484" calcext:value-type="float">
            <text:p>0.05484</text:p>
          </table:table-cell>
          <table:table-cell office:value-type="float" office:value="-8.258" calcext:value-type="float">
            <text:p>-8.258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31028" calcext:value-type="float">
            <text:p>-0.31028</text:p>
          </table:table-cell>
          <table:table-cell office:value-type="float" office:value="0.04857" calcext:value-type="float">
            <text:p>0.04857</text:p>
          </table:table-cell>
          <table:table-cell office:value-type="float" office:value="-6.388" calcext:value-type="float">
            <text:p>-6.388</text:p>
          </table:table-cell>
          <table:table-cell table:style-name="ce1" office:value-type="float" office:value="0.000000000168" calcext:value-type="float">
            <text:p>1.68E-10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4947" calcext:value-type="float">
            <text:p>-0.14947</text:p>
          </table:table-cell>
          <table:table-cell office:value-type="float" office:value="0.0458" calcext:value-type="float">
            <text:p>0.0458</text:p>
          </table:table-cell>
          <table:table-cell office:value-type="float" office:value="-3.264" calcext:value-type="float">
            <text:p>-3.264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0786" calcext:value-type="float">
            <text:p>0.20786</text:p>
          </table:table-cell>
          <table:table-cell office:value-type="float" office:value="0.0401" calcext:value-type="float">
            <text:p>0.0401</text:p>
          </table:table-cell>
          <table:table-cell office:value-type="float" office:value="5.183" calcext:value-type="float">
            <text:p>5.183</text:p>
          </table:table-cell>
          <table:table-cell table:style-name="ce1" office:value-type="float" office:value="0.000000218" calcext:value-type="float">
            <text:p>2.18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4923" calcext:value-type="float">
            <text:p>0.34923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8.406" calcext:value-type="float">
            <text:p>8.406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50522" calcext:value-type="float">
            <text:p>0.50522</text:p>
          </table:table-cell>
          <table:table-cell office:value-type="float" office:value="0.04133" calcext:value-type="float">
            <text:p>0.04133</text:p>
          </table:table-cell>
          <table:table-cell office:value-type="float" office:value="12.223" calcext:value-type="float">
            <text:p>12.22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54539" calcext:value-type="float">
            <text:p>0.54539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12.163" calcext:value-type="float">
            <text:p>12.16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12.363" calcext:value-type="float">
            <text:p>12.36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71676" calcext:value-type="float">
            <text:p>0.71676</text:p>
          </table:table-cell>
          <table:table-cell office:value-type="float" office:value="0.04929" calcext:value-type="float">
            <text:p>0.04929</text:p>
          </table:table-cell>
          <table:table-cell office:value-type="float" office:value="14.543" calcext:value-type="float">
            <text:p>14.54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77839" calcext:value-type="float">
            <text:p>0.77839</text:p>
          </table:table-cell>
          <table:table-cell office:value-type="float" office:value="0.05281" calcext:value-type="float">
            <text:p>0.05281</text:p>
          </table:table-cell>
          <table:table-cell office:value-type="float" office:value="14.739" calcext:value-type="float">
            <text:p>14.739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04993" calcext:value-type="float">
            <text:p>0.04993</text:p>
          </table:table-cell>
          <table:table-cell office:value-type="float" office:value="17.683" calcext:value-type="float">
            <text:p>17.68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9891" calcext:value-type="float">
            <text:p>-0.19891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-10.51" calcext:value-type="float">
            <text:p>-10.51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</table:table>
      <table:table table:name="LCInfC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table:formula="of:=[$LCInfL.A3]" office:value-type="string" office:string-value="Immunity_other" calcext:value-type="string">
            <text:p>Immunity_other</text:p>
          </table:table-cell>
          <table:table-cell table:formula="of:=[$LCInfL.B3]" office:value-type="float" office:value="-0.01971" calcext:value-type="float">
            <text:p>-0.01971</text:p>
          </table:table-cell>
          <table:table-cell table:formula="of:=[$LCInfL.B3]-[$LCInfL.C3]*1.96" office:value-type="float" office:value="-0.21179" calcext:value-type="float">
            <text:p>-0.21179</text:p>
          </table:table-cell>
          <table:table-cell table:formula="of:=[$LCInfL.B3]+[$LCInfL.C3]*1.96" office:value-type="float" office:value="0.17237" calcext:value-type="float">
            <text:p>0.17237</text:p>
          </table:table-cell>
          <table:table-cell table:formula="of:=EXP([.B2])" office:value-type="float" office:value="0.980482972143353" calcext:value-type="float">
            <text:p>0.980482972143353</text:p>
          </table:table-cell>
          <table:table-cell table:formula="of:=EXP([.C2])" office:value-type="float" office:value="0.809134597991909" calcext:value-type="float">
            <text:p>0.809134597991909</text:p>
          </table:table-cell>
          <table:table-cell table:formula="of:=EXP([.D2])" office:value-type="float" office:value="1.18811735531877" calcext:value-type="float">
            <text:p>1.18811735531877</text:p>
          </table:table-cell>
          <table:table-cell table:formula="of:=1-[.E2]" office:value-type="float" office:value="0.0195170278566469" calcext:value-type="float">
            <text:p>0.0195170278566469</text:p>
          </table:table-cell>
          <table:table-cell table:formula="of:=1-[.F2]" office:value-type="float" office:value="0.190865402008091" calcext:value-type="float">
            <text:p>0.190865402008091</text:p>
          </table:table-cell>
          <table:table-cell table:formula="of:=1-[.G2]" office:value-type="float" office:value="-0.18811735531877" calcext:value-type="float">
            <text:p>-0.18811735531877</text:p>
          </table:table-cell>
        </table:table-row>
        <table:table-row table:style-name="ro1">
          <table:table-cell table:formula="of:=[$LCInfL.A4]" office:value-type="string" office:string-value="Immunityboost_001-061" calcext:value-type="string">
            <text:p>Immunityboost_001-061</text:p>
          </table:table-cell>
          <table:table-cell table:formula="of:=[$LCInfL.B4]" office:value-type="float" office:value="-0.30099" calcext:value-type="float">
            <text:p>-0.30099</text:p>
          </table:table-cell>
          <table:table-cell table:formula="of:=[$LCInfL.B4]-[$LCInfL.C4]*1.96" office:value-type="float" office:value="-0.3654152" calcext:value-type="float">
            <text:p>-0.3654152</text:p>
          </table:table-cell>
          <table:table-cell table:formula="of:=[$LCInfL.B4]+[$LCInfL.C4]*1.96" office:value-type="float" office:value="-0.2365648" calcext:value-type="float">
            <text:p>-0.2365648</text:p>
          </table:table-cell>
          <table:table-cell table:formula="of:=EXP([.B3])" office:value-type="float" office:value="0.740085173561439" calcext:value-type="float">
            <text:p>0.740085173561439</text:p>
          </table:table-cell>
          <table:table-cell table:formula="of:=EXP([.C3])" office:value-type="float" office:value="0.693908480256895" calcext:value-type="float">
            <text:p>0.693908480256895</text:p>
          </table:table-cell>
          <table:table-cell table:formula="of:=EXP([.D3])" office:value-type="float" office:value="0.789334731754091" calcext:value-type="float">
            <text:p>0.789334731754091</text:p>
          </table:table-cell>
          <table:table-cell table:formula="of:=1-[.E3]" office:value-type="float" office:value="0.259914826438561" calcext:value-type="float">
            <text:p>0.259914826438561</text:p>
          </table:table-cell>
          <table:table-cell table:formula="of:=1-[.F3]" office:value-type="float" office:value="0.306091519743105" calcext:value-type="float">
            <text:p>0.306091519743105</text:p>
          </table:table-cell>
          <table:table-cell table:formula="of:=1-[.G3]" office:value-type="float" office:value="0.210665268245909" calcext:value-type="float">
            <text:p>0.210665268245909</text:p>
          </table:table-cell>
        </table:table-row>
        <table:table-row table:style-name="ro1">
          <table:table-cell table:formula="of:=[$LCInfL.A5]" office:value-type="string" office:string-value="Immunityboost_062-122" calcext:value-type="string">
            <text:p>Immunityboost_062-122</text:p>
          </table:table-cell>
          <table:table-cell table:formula="of:=[$LCInfL.B5]" office:value-type="float" office:value="-0.23791" calcext:value-type="float">
            <text:p>-0.23791</text:p>
          </table:table-cell>
          <table:table-cell table:formula="of:=[$LCInfL.B5]-[$LCInfL.C5]*1.96" office:value-type="float" office:value="-0.298572" calcext:value-type="float">
            <text:p>-0.298572</text:p>
          </table:table-cell>
          <table:table-cell table:formula="of:=[$LCInfL.B5]+[$LCInfL.C5]*1.96" office:value-type="float" office:value="-0.177248" calcext:value-type="float">
            <text:p>-0.177248</text:p>
          </table:table-cell>
          <table:table-cell table:formula="of:=EXP([.B4])" office:value-type="float" office:value="0.788273632528286" calcext:value-type="float">
            <text:p>0.788273632528286</text:p>
          </table:table-cell>
          <table:table-cell table:formula="of:=EXP([.C4])" office:value-type="float" office:value="0.741876864792849" calcext:value-type="float">
            <text:p>0.741876864792849</text:p>
          </table:table-cell>
          <table:table-cell table:formula="of:=EXP([.D4])" office:value-type="float" office:value="0.837572040897706" calcext:value-type="float">
            <text:p>0.837572040897706</text:p>
          </table:table-cell>
          <table:table-cell table:formula="of:=1-[.E4]" office:value-type="float" office:value="0.211726367471714" calcext:value-type="float">
            <text:p>0.211726367471714</text:p>
          </table:table-cell>
          <table:table-cell table:formula="of:=1-[.F4]" office:value-type="float" office:value="0.258123135207151" calcext:value-type="float">
            <text:p>0.258123135207151</text:p>
          </table:table-cell>
          <table:table-cell table:formula="of:=1-[.G4]" office:value-type="float" office:value="0.162427959102294" calcext:value-type="float">
            <text:p>0.162427959102294</text:p>
          </table:table-cell>
        </table:table-row>
        <table:table-row table:style-name="ro1">
          <table:table-cell table:formula="of:=[$LCInfL.A6]" office:value-type="string" office:string-value="Immunityboost_123-183" calcext:value-type="string">
            <text:p>Immunityboost_123-183</text:p>
          </table:table-cell>
          <table:table-cell table:formula="of:=[$LCInfL.B6]" office:value-type="float" office:value="-0.20626" calcext:value-type="float">
            <text:p>-0.20626</text:p>
          </table:table-cell>
          <table:table-cell table:formula="of:=[$LCInfL.B6]-[$LCInfL.C6]*1.96" office:value-type="float" office:value="-0.304456" calcext:value-type="float">
            <text:p>-0.304456</text:p>
          </table:table-cell>
          <table:table-cell table:formula="of:=[$LCInfL.B6]+[$LCInfL.C6]*1.96" office:value-type="float" office:value="-0.108064" calcext:value-type="float">
            <text:p>-0.108064</text:p>
          </table:table-cell>
          <table:table-cell table:formula="of:=EXP([.B5])" office:value-type="float" office:value="0.813621507188261" calcext:value-type="float">
            <text:p>0.813621507188261</text:p>
          </table:table-cell>
          <table:table-cell table:formula="of:=EXP([.C5])" office:value-type="float" office:value="0.737524478597749" calcext:value-type="float">
            <text:p>0.737524478597749</text:p>
          </table:table-cell>
          <table:table-cell table:formula="of:=EXP([.D5])" office:value-type="float" office:value="0.897570150102565" calcext:value-type="float">
            <text:p>0.897570150102565</text:p>
          </table:table-cell>
          <table:table-cell table:formula="of:=1-[.E5]" office:value-type="float" office:value="0.186378492811739" calcext:value-type="float">
            <text:p>0.186378492811739</text:p>
          </table:table-cell>
          <table:table-cell table:formula="of:=1-[.F5]" office:value-type="float" office:value="0.262475521402251" calcext:value-type="float">
            <text:p>0.262475521402251</text:p>
          </table:table-cell>
          <table:table-cell table:formula="of:=1-[.G5]" office:value-type="float" office:value="0.102429849897435" calcext:value-type="float">
            <text:p>0.102429849897435</text:p>
          </table:table-cell>
        </table:table-row>
        <table:table-row table:style-name="ro1">
          <table:table-cell table:formula="of:=[$LCInfL.A7]" office:value-type="string" office:string-value="Immunityboost_184-244" calcext:value-type="string">
            <text:p>Immunityboost_184-244</text:p>
          </table:table-cell>
          <table:table-cell table:formula="of:=[$LCInfL.B7]" office:value-type="float" office:value="-1.04644" calcext:value-type="float">
            <text:p>-1.04644</text:p>
          </table:table-cell>
          <table:table-cell table:formula="of:=[$LCInfL.B7]-[$LCInfL.C7]*1.96" office:value-type="float" office:value="-2.4397452" calcext:value-type="float">
            <text:p>-2.4397452</text:p>
          </table:table-cell>
          <table:table-cell table:formula="of:=[$LCInfL.B7]+[$LCInfL.C7]*1.96" office:value-type="float" office:value="0.3468652" calcext:value-type="float">
            <text:p>0.3468652</text:p>
          </table:table-cell>
          <table:table-cell table:formula="of:=EXP([.B6])" office:value-type="float" office:value="0.351185747617279" calcext:value-type="float">
            <text:p>0.351185747617279</text:p>
          </table:table-cell>
          <table:table-cell table:formula="of:=EXP([.C6])" office:value-type="float" office:value="0.0871830628765479" calcext:value-type="float">
            <text:p>0.0871830628765479</text:p>
          </table:table-cell>
          <table:table-cell table:formula="of:=EXP([.D6])" office:value-type="float" office:value="1.41462602092962" calcext:value-type="float">
            <text:p>1.41462602092962</text:p>
          </table:table-cell>
          <table:table-cell table:formula="of:=1-[.E6]" office:value-type="float" office:value="0.648814252382721" calcext:value-type="float">
            <text:p>0.648814252382721</text:p>
          </table:table-cell>
          <table:table-cell table:formula="of:=1-[.F6]" office:value-type="float" office:value="0.912816937123452" calcext:value-type="float">
            <text:p>0.912816937123452</text:p>
          </table:table-cell>
          <table:table-cell table:formula="of:=1-[.G6]" office:value-type="float" office:value="-0.414626020929617" calcext:value-type="float">
            <text:p>-0.414626020929617</text:p>
          </table:table-cell>
        </table:table-row>
        <table:table-row table:style-name="ro1">
          <table:table-cell table:formula="of:=[$LCInfL.A8]" office:value-type="string" office:string-value="Immunityfull_001-061" calcext:value-type="string">
            <text:p>Immunityfull_001-061</text:p>
          </table:table-cell>
          <table:table-cell table:formula="of:=[$LCInfL.B8]" office:value-type="float" office:value="-0.1015" calcext:value-type="float">
            <text:p>-0.1015</text:p>
          </table:table-cell>
          <table:table-cell table:formula="of:=[$LCInfL.B8]-[$LCInfL.C8]*1.96" office:value-type="float" office:value="-0.2338784" calcext:value-type="float">
            <text:p>-0.2338784</text:p>
          </table:table-cell>
          <table:table-cell table:formula="of:=[$LCInfL.B8]+[$LCInfL.C8]*1.96" office:value-type="float" office:value="0.0308784" calcext:value-type="float">
            <text:p>0.0308784</text:p>
          </table:table-cell>
          <table:table-cell table:formula="of:=EXP([.B7])" office:value-type="float" office:value="0.903481179342221" calcext:value-type="float">
            <text:p>0.903481179342221</text:p>
          </table:table-cell>
          <table:table-cell table:formula="of:=EXP([.C7])" office:value-type="float" office:value="0.791458051343393" calcext:value-type="float">
            <text:p>0.791458051343393</text:p>
          </table:table-cell>
          <table:table-cell table:formula="of:=EXP([.D7])" office:value-type="float" office:value="1.031360082875" calcext:value-type="float">
            <text:p>1.031360082875</text:p>
          </table:table-cell>
          <table:table-cell table:formula="of:=1-[.E7]" office:value-type="float" office:value="0.0965188206577793" calcext:value-type="float">
            <text:p>0.0965188206577793</text:p>
          </table:table-cell>
          <table:table-cell table:formula="of:=1-[.F7]" office:value-type="float" office:value="0.208541948656607" calcext:value-type="float">
            <text:p>0.208541948656607</text:p>
          </table:table-cell>
          <table:table-cell table:formula="of:=1-[.G7]" office:value-type="float" office:value="-0.0313600828750022" calcext:value-type="float">
            <text:p>-0.0313600828750022</text:p>
          </table:table-cell>
        </table:table-row>
        <table:table-row table:style-name="ro1">
          <table:table-cell table:formula="of:=[$LCInfL.A9]" office:value-type="string" office:string-value="Immunityfull_062-122" calcext:value-type="string">
            <text:p>Immunityfull_062-122</text:p>
          </table:table-cell>
          <table:table-cell table:formula="of:=[$LCInfL.B9]" office:value-type="float" office:value="-0.10007" calcext:value-type="float">
            <text:p>-0.10007</text:p>
          </table:table-cell>
          <table:table-cell table:formula="of:=[$LCInfL.B9]-[$LCInfL.C9]*1.96" office:value-type="float" office:value="-0.2198456" calcext:value-type="float">
            <text:p>-0.2198456</text:p>
          </table:table-cell>
          <table:table-cell table:formula="of:=[$LCInfL.B9]+[$LCInfL.C9]*1.96" office:value-type="float" office:value="0.0197056" calcext:value-type="float">
            <text:p>0.0197056</text:p>
          </table:table-cell>
          <table:table-cell table:formula="of:=EXP([.B8])" office:value-type="float" office:value="0.904774081633497" calcext:value-type="float">
            <text:p>0.904774081633497</text:p>
          </table:table-cell>
          <table:table-cell table:formula="of:=EXP([.C8])" office:value-type="float" office:value="0.802642716431143" calcext:value-type="float">
            <text:p>0.802642716431143</text:p>
          </table:table-cell>
          <table:table-cell table:formula="of:=EXP([.D8])" office:value-type="float" office:value="1.01990103695903" calcext:value-type="float">
            <text:p>1.01990103695903</text:p>
          </table:table-cell>
          <table:table-cell table:formula="of:=1-[.E8]" office:value-type="float" office:value="0.095225918366503" calcext:value-type="float">
            <text:p>0.095225918366503</text:p>
          </table:table-cell>
          <table:table-cell table:formula="of:=1-[.F8]" office:value-type="float" office:value="0.197357283568857" calcext:value-type="float">
            <text:p>0.197357283568857</text:p>
          </table:table-cell>
          <table:table-cell table:formula="of:=1-[.G8]" office:value-type="float" office:value="-0.0199010369590324" calcext:value-type="float">
            <text:p>-0.0199010369590324</text:p>
          </table:table-cell>
        </table:table-row>
        <table:table-row table:style-name="ro1">
          <table:table-cell table:formula="of:=[$LCInfL.A10]" office:value-type="string" office:string-value="Immunityfull_123-183" calcext:value-type="string">
            <text:p>Immunityfull_123-183</text:p>
          </table:table-cell>
          <table:table-cell table:formula="of:=[$LCInfL.B10]" office:value-type="float" office:value="-0.17978" calcext:value-type="float">
            <text:p>-0.17978</text:p>
          </table:table-cell>
          <table:table-cell table:formula="of:=[$LCInfL.B10]-[$LCInfL.C10]*1.96" office:value-type="float" office:value="-0.2621196" calcext:value-type="float">
            <text:p>-0.2621196</text:p>
          </table:table-cell>
          <table:table-cell table:formula="of:=[$LCInfL.B10]+[$LCInfL.C10]*1.96" office:value-type="float" office:value="-0.0974404" calcext:value-type="float">
            <text:p>-0.0974404</text:p>
          </table:table-cell>
          <table:table-cell table:formula="of:=EXP([.B9])" office:value-type="float" office:value="0.835453991072804" calcext:value-type="float">
            <text:p>0.835453991072804</text:p>
          </table:table-cell>
          <table:table-cell table:formula="of:=EXP([.C9])" office:value-type="float" office:value="0.769418995692525" calcext:value-type="float">
            <text:p>0.769418995692525</text:p>
          </table:table-cell>
          <table:table-cell table:formula="of:=EXP([.D9])" office:value-type="float" office:value="0.907156406466477" calcext:value-type="float">
            <text:p>0.907156406466477</text:p>
          </table:table-cell>
          <table:table-cell table:formula="of:=1-[.E9]" office:value-type="float" office:value="0.164546008927196" calcext:value-type="float">
            <text:p>0.164546008927196</text:p>
          </table:table-cell>
          <table:table-cell table:formula="of:=1-[.F9]" office:value-type="float" office:value="0.230581004307475" calcext:value-type="float">
            <text:p>0.230581004307475</text:p>
          </table:table-cell>
          <table:table-cell table:formula="of:=1-[.G9]" office:value-type="float" office:value="0.0928435935335232" calcext:value-type="float">
            <text:p>0.0928435935335232</text:p>
          </table:table-cell>
        </table:table-row>
        <table:table-row table:style-name="ro1">
          <table:table-cell table:formula="of:=[$LCInfL.A11]" office:value-type="string" office:string-value="Immunityfull_184-244" calcext:value-type="string">
            <text:p>Immunityfull_184-244</text:p>
          </table:table-cell>
          <table:table-cell table:formula="of:=[$LCInfL.B11]" office:value-type="float" office:value="-0.16191" calcext:value-type="float">
            <text:p>-0.16191</text:p>
          </table:table-cell>
          <table:table-cell table:formula="of:=[$LCInfL.B11]-[$LCInfL.C11]*1.96" office:value-type="float" office:value="-0.2290596" calcext:value-type="float">
            <text:p>-0.2290596</text:p>
          </table:table-cell>
          <table:table-cell table:formula="of:=[$LCInfL.B11]+[$LCInfL.C11]*1.96" office:value-type="float" office:value="-0.0947604" calcext:value-type="float">
            <text:p>-0.0947604</text:p>
          </table:table-cell>
          <table:table-cell table:formula="of:=EXP([.B10])" office:value-type="float" office:value="0.850517747693032" calcext:value-type="float">
            <text:p>0.850517747693032</text:p>
          </table:table-cell>
          <table:table-cell table:formula="of:=EXP([.C10])" office:value-type="float" office:value="0.795281133337036" calcext:value-type="float">
            <text:p>0.795281133337036</text:p>
          </table:table-cell>
          <table:table-cell table:formula="of:=EXP([.D10])" office:value-type="float" office:value="0.909590846328128" calcext:value-type="float">
            <text:p>0.909590846328128</text:p>
          </table:table-cell>
          <table:table-cell table:formula="of:=1-[.E10]" office:value-type="float" office:value="0.149482252306968" calcext:value-type="float">
            <text:p>0.149482252306968</text:p>
          </table:table-cell>
          <table:table-cell table:formula="of:=1-[.F10]" office:value-type="float" office:value="0.204718866662964" calcext:value-type="float">
            <text:p>0.204718866662964</text:p>
          </table:table-cell>
          <table:table-cell table:formula="of:=1-[.G10]" office:value-type="float" office:value="0.0904091536718716" calcext:value-type="float">
            <text:p>0.0904091536718716</text:p>
          </table:table-cell>
        </table:table-row>
        <table:table-row table:style-name="ro1">
          <table:table-cell table:formula="of:=[$LCInfL.A12]" office:value-type="string" office:string-value="Immunityfull_245-305" calcext:value-type="string">
            <text:p>Immunityfull_245-305</text:p>
          </table:table-cell>
          <table:table-cell table:formula="of:=[$LCInfL.B12]" office:value-type="float" office:value="-0.01905" calcext:value-type="float">
            <text:p>-0.01905</text:p>
          </table:table-cell>
          <table:table-cell table:formula="of:=[$LCInfL.B12]-[$LCInfL.C12]*1.96" office:value-type="float" office:value="-0.1218912" calcext:value-type="float">
            <text:p>-0.1218912</text:p>
          </table:table-cell>
          <table:table-cell table:formula="of:=[$LCInfL.B12]+[$LCInfL.C12]*1.96" office:value-type="float" office:value="0.0837912" calcext:value-type="float">
            <text:p>0.0837912</text:p>
          </table:table-cell>
          <table:table-cell table:formula="of:=EXP([.B11])" office:value-type="float" office:value="0.981130304501148" calcext:value-type="float">
            <text:p>0.981130304501148</text:p>
          </table:table-cell>
          <table:table-cell table:formula="of:=EXP([.C11])" office:value-type="float" office:value="0.885244677884256" calcext:value-type="float">
            <text:p>0.885244677884256</text:p>
          </table:table-cell>
          <table:table-cell table:formula="of:=EXP([.D11])" office:value-type="float" office:value="1.08740182060307" calcext:value-type="float">
            <text:p>1.08740182060307</text:p>
          </table:table-cell>
          <table:table-cell table:formula="of:=1-[.E11]" office:value-type="float" office:value="0.0188696954988524" calcext:value-type="float">
            <text:p>0.0188696954988524</text:p>
          </table:table-cell>
          <table:table-cell table:formula="of:=1-[.F11]" office:value-type="float" office:value="0.114755322115744" calcext:value-type="float">
            <text:p>0.114755322115744</text:p>
          </table:table-cell>
          <table:table-cell table:formula="of:=1-[.G11]" office:value-type="float" office:value="-0.0874018206030664" calcext:value-type="float">
            <text:p>-0.0874018206030664</text:p>
          </table:table-cell>
        </table:table-row>
        <table:table-row table:style-name="ro1">
          <table:table-cell table:formula="of:=[$LCInfL.A13]" office:value-type="string" office:string-value="Immunityfull_306-366" calcext:value-type="string">
            <text:p>Immunityfull_306-366</text:p>
          </table:table-cell>
          <table:table-cell table:formula="of:=[$LCInfL.B13]" office:value-type="float" office:value="-0.15802" calcext:value-type="float">
            <text:p>-0.15802</text:p>
          </table:table-cell>
          <table:table-cell table:formula="of:=[$LCInfL.B13]-[$LCInfL.C13]*1.96" office:value-type="float" office:value="-0.3746784" calcext:value-type="float">
            <text:p>-0.3746784</text:p>
          </table:table-cell>
          <table:table-cell table:formula="of:=[$LCInfL.B13]+[$LCInfL.C13]*1.96" office:value-type="float" office:value="0.0586384" calcext:value-type="float">
            <text:p>0.0586384</text:p>
          </table:table-cell>
          <table:table-cell table:formula="of:=EXP([.B12])" office:value-type="float" office:value="0.853832705143611" calcext:value-type="float">
            <text:p>0.853832705143611</text:p>
          </table:table-cell>
          <table:table-cell table:formula="of:=EXP([.C12])" office:value-type="float" office:value="0.687510346568825" calcext:value-type="float">
            <text:p>0.687510346568825</text:p>
          </table:table-cell>
          <table:table-cell table:formula="of:=EXP([.D12])" office:value-type="float" office:value="1.06039173375535" calcext:value-type="float">
            <text:p>1.06039173375535</text:p>
          </table:table-cell>
          <table:table-cell table:formula="of:=1-[.E12]" office:value-type="float" office:value="0.146167294856389" calcext:value-type="float">
            <text:p>0.146167294856389</text:p>
          </table:table-cell>
          <table:table-cell table:formula="of:=1-[.F12]" office:value-type="float" office:value="0.312489653431175" calcext:value-type="float">
            <text:p>0.312489653431175</text:p>
          </table:table-cell>
          <table:table-cell table:formula="of:=1-[.G12]" office:value-type="float" office:value="-0.060391733755349" calcext:value-type="float">
            <text:p>-0.060391733755349</text:p>
          </table:table-cell>
        </table:table-row>
        <table:table-row table:style-name="ro1">
          <table:table-cell table:formula="of:=[$LCInfL.A14]" office:value-type="string" office:string-value="Immunityfull_367-427" calcext:value-type="string">
            <text:p>Immunityfull_367-427</text:p>
          </table:table-cell>
          <table:table-cell table:formula="of:=[$LCInfL.B14]" office:value-type="float" office:value="0.15056" calcext:value-type="float">
            <text:p>0.15056</text:p>
          </table:table-cell>
          <table:table-cell table:formula="of:=[$LCInfL.B14]-[$LCInfL.C14]*1.96" office:value-type="float" office:value="-0.2856968" calcext:value-type="float">
            <text:p>-0.2856968</text:p>
          </table:table-cell>
          <table:table-cell table:formula="of:=[$LCInfL.B14]+[$LCInfL.C14]*1.96" office:value-type="float" office:value="0.5868168" calcext:value-type="float">
            <text:p>0.5868168</text:p>
          </table:table-cell>
          <table:table-cell table:formula="of:=EXP([.B13])" office:value-type="float" office:value="1.16248505211383" calcext:value-type="float">
            <text:p>1.16248505211383</text:p>
          </table:table-cell>
          <table:table-cell table:formula="of:=EXP([.C13])" office:value-type="float" office:value="0.751490433307408" calcext:value-type="float">
            <text:p>0.751490433307408</text:p>
          </table:table-cell>
          <table:table-cell table:formula="of:=EXP([.D13])" office:value-type="float" office:value="1.7982550894767" calcext:value-type="float">
            <text:p>1.7982550894767</text:p>
          </table:table-cell>
          <table:table-cell table:formula="of:=1-[.E13]" office:value-type="float" office:value="-0.162485052113831" calcext:value-type="float">
            <text:p>-0.162485052113831</text:p>
          </table:table-cell>
          <table:table-cell table:formula="of:=1-[.F13]" office:value-type="float" office:value="0.248509566692592" calcext:value-type="float">
            <text:p>0.248509566692592</text:p>
          </table:table-cell>
          <table:table-cell table:formula="of:=1-[.G13]" office:value-type="float" office:value="-0.7982550894767" calcext:value-type="float">
            <text:p>-0.7982550894767</text:p>
          </table:table-cell>
        </table:table-row>
        <table:table-row table:style-name="ro1">
          <table:table-cell table:formula="of:=[$LCInfL.A15]" office:value-type="string" office:string-value="Immunityfull_428-488" calcext:value-type="string">
            <text:p>Immunityfull_428-488</text:p>
          </table:table-cell>
          <table:table-cell table:formula="of:=[$LCInfL.B15]" office:value-type="float" office:value="1.58099" calcext:value-type="float">
            <text:p>1.58099</text:p>
          </table:table-cell>
          <table:table-cell table:formula="of:=[$LCInfL.B15]-[$LCInfL.C15]*1.96" office:value-type="float" office:value="-0.4441408" calcext:value-type="float">
            <text:p>-0.4441408</text:p>
          </table:table-cell>
          <table:table-cell table:formula="of:=[$LCInfL.B15]+[$LCInfL.C15]*1.96" office:value-type="float" office:value="3.6061208" calcext:value-type="float">
            <text:p>3.6061208</text:p>
          </table:table-cell>
          <table:table-cell table:formula="of:=EXP([.B14])" office:value-type="float" office:value="4.85976459744697" calcext:value-type="float">
            <text:p>4.85976459744697</text:p>
          </table:table-cell>
          <table:table-cell table:formula="of:=EXP([.C14])" office:value-type="float" office:value="0.641375108854179" calcext:value-type="float">
            <text:p>0.641375108854179</text:p>
          </table:table-cell>
          <table:table-cell table:formula="of:=EXP([.D14])" office:value-type="float" office:value="36.8229318795851" calcext:value-type="float">
            <text:p>36.8229318795851</text:p>
          </table:table-cell>
          <table:table-cell table:formula="of:=1-[.E14]" office:value-type="float" office:value="-3.85976459744697" calcext:value-type="float">
            <text:p>-3.85976459744697</text:p>
          </table:table-cell>
          <table:table-cell table:formula="of:=1-[.F14]" office:value-type="float" office:value="0.358624891145821" calcext:value-type="float">
            <text:p>0.358624891145821</text:p>
          </table:table-cell>
          <table:table-cell table:formula="of:=1-[.G14]" office:value-type="float" office:value="-35.8229318795851" calcext:value-type="float">
            <text:p>-35.8229318795851</text:p>
          </table:table-cell>
        </table:table-row>
        <table:table-row table:style-name="ro1">
          <table:table-cell table:formula="of:=[$LCInfL.A16]" office:value-type="string" office:string-value="Immunityhybridboost_001-061" calcext:value-type="string">
            <text:p>Immunityhybridboost_001-061</text:p>
          </table:table-cell>
          <table:table-cell table:formula="of:=[$LCInfL.B16]" office:value-type="float" office:value="-0.25829" calcext:value-type="float">
            <text:p>-0.25829</text:p>
          </table:table-cell>
          <table:table-cell table:formula="of:=[$LCInfL.B16]-[$LCInfL.C16]*1.96" office:value-type="float" office:value="-0.4097588" calcext:value-type="float">
            <text:p>-0.4097588</text:p>
          </table:table-cell>
          <table:table-cell table:formula="of:=[$LCInfL.B16]+[$LCInfL.C16]*1.96" office:value-type="float" office:value="-0.1068212" calcext:value-type="float">
            <text:p>-0.1068212</text:p>
          </table:table-cell>
          <table:table-cell table:formula="of:=EXP([.B15])" office:value-type="float" office:value="0.772371211974106" calcext:value-type="float">
            <text:p>0.772371211974106</text:p>
          </table:table-cell>
          <table:table-cell table:formula="of:=EXP([.C15])" office:value-type="float" office:value="0.663810341882941" calcext:value-type="float">
            <text:p>0.663810341882941</text:p>
          </table:table-cell>
          <table:table-cell table:formula="of:=EXP([.D15])" office:value-type="float" office:value="0.898686343744174" calcext:value-type="float">
            <text:p>0.898686343744174</text:p>
          </table:table-cell>
          <table:table-cell table:formula="of:=1-[.E15]" office:value-type="float" office:value="0.227628788025894" calcext:value-type="float">
            <text:p>0.227628788025894</text:p>
          </table:table-cell>
          <table:table-cell table:formula="of:=1-[.F15]" office:value-type="float" office:value="0.336189658117059" calcext:value-type="float">
            <text:p>0.336189658117059</text:p>
          </table:table-cell>
          <table:table-cell table:formula="of:=1-[.G15]" office:value-type="float" office:value="0.101313656255826" calcext:value-type="float">
            <text:p>0.101313656255826</text:p>
          </table:table-cell>
        </table:table-row>
        <table:table-row table:style-name="ro1">
          <table:table-cell table:formula="of:=[$LCInfL.A17]" office:value-type="string" office:string-value="Immunityhybridboost_062-122" calcext:value-type="string">
            <text:p>Immunityhybridboost_062-122</text:p>
          </table:table-cell>
          <table:table-cell table:formula="of:=[$LCInfL.B17]" office:value-type="float" office:value="-0.04737" calcext:value-type="float">
            <text:p>-0.04737</text:p>
          </table:table-cell>
          <table:table-cell table:formula="of:=[$LCInfL.B17]-[$LCInfL.C17]*1.96" office:value-type="float" office:value="-0.1913908" calcext:value-type="float">
            <text:p>-0.1913908</text:p>
          </table:table-cell>
          <table:table-cell table:formula="of:=[$LCInfL.B17]+[$LCInfL.C17]*1.96" office:value-type="float" office:value="0.0966508" calcext:value-type="float">
            <text:p>0.0966508</text:p>
          </table:table-cell>
          <table:table-cell table:formula="of:=EXP([.B16])" office:value-type="float" office:value="0.953734450552491" calcext:value-type="float">
            <text:p>0.953734450552491</text:p>
          </table:table-cell>
          <table:table-cell table:formula="of:=EXP([.C16])" office:value-type="float" office:value="0.825809798612928" calcext:value-type="float">
            <text:p>0.825809798612928</text:p>
          </table:table-cell>
          <table:table-cell table:formula="of:=EXP([.D16])" office:value-type="float" office:value="1.1014756711515" calcext:value-type="float">
            <text:p>1.1014756711515</text:p>
          </table:table-cell>
          <table:table-cell table:formula="of:=1-[.E16]" office:value-type="float" office:value="0.0462655494475087" calcext:value-type="float">
            <text:p>0.0462655494475087</text:p>
          </table:table-cell>
          <table:table-cell table:formula="of:=1-[.F16]" office:value-type="float" office:value="0.174190201387072" calcext:value-type="float">
            <text:p>0.174190201387072</text:p>
          </table:table-cell>
          <table:table-cell table:formula="of:=1-[.G16]" office:value-type="float" office:value="-0.101475671151503" calcext:value-type="float">
            <text:p>-0.101475671151503</text:p>
          </table:table-cell>
        </table:table-row>
        <table:table-row table:style-name="ro1">
          <table:table-cell table:formula="of:=[$LCInfL.A18]" office:value-type="string" office:string-value="Immunityhybridboost_123-183" calcext:value-type="string">
            <text:p>Immunityhybridboost_123-183</text:p>
          </table:table-cell>
          <table:table-cell table:formula="of:=[$LCInfL.B18]" office:value-type="float" office:value="-0.37992" calcext:value-type="float">
            <text:p>-0.37992</text:p>
          </table:table-cell>
          <table:table-cell table:formula="of:=[$LCInfL.B18]-[$LCInfL.C18]*1.96" office:value-type="float" office:value="-0.7945972" calcext:value-type="float">
            <text:p>-0.7945972</text:p>
          </table:table-cell>
          <table:table-cell table:formula="of:=[$LCInfL.B18]+[$LCInfL.C18]*1.96" office:value-type="float" office:value="0.0347572" calcext:value-type="float">
            <text:p>0.0347572</text:p>
          </table:table-cell>
          <table:table-cell table:formula="of:=EXP([.B17])" office:value-type="float" office:value="0.683916120313508" calcext:value-type="float">
            <text:p>0.683916120313508</text:p>
          </table:table-cell>
          <table:table-cell table:formula="of:=EXP([.C17])" office:value-type="float" office:value="0.451763168482978" calcext:value-type="float">
            <text:p>0.451763168482978</text:p>
          </table:table-cell>
          <table:table-cell table:formula="of:=EXP([.D17])" office:value-type="float" office:value="1.0353682908577" calcext:value-type="float">
            <text:p>1.0353682908577</text:p>
          </table:table-cell>
          <table:table-cell table:formula="of:=1-[.E17]" office:value-type="float" office:value="0.316083879686492" calcext:value-type="float">
            <text:p>0.316083879686492</text:p>
          </table:table-cell>
          <table:table-cell table:formula="of:=1-[.F17]" office:value-type="float" office:value="0.548236831517022" calcext:value-type="float">
            <text:p>0.548236831517022</text:p>
          </table:table-cell>
          <table:table-cell table:formula="of:=1-[.G17]" office:value-type="float" office:value="-0.0353682908577" calcext:value-type="float">
            <text:p>-0.0353682908577</text:p>
          </table:table-cell>
        </table:table-row>
        <table:table-row table:style-name="ro1">
          <table:table-cell table:formula="of:=[$LCInfL.A19]" office:value-type="string" office:string-value="Immunityhybridfull_001-061" calcext:value-type="string">
            <text:p>Immunityhybridfull_001-061</text:p>
          </table:table-cell>
          <table:table-cell table:formula="of:=[$LCInfL.B19]" office:value-type="float" office:value="-0.17573" calcext:value-type="float">
            <text:p>-0.17573</text:p>
          </table:table-cell>
          <table:table-cell table:formula="of:=[$LCInfL.B19]-[$LCInfL.C19]*1.96" office:value-type="float" office:value="-0.5263348" calcext:value-type="float">
            <text:p>-0.5263348</text:p>
          </table:table-cell>
          <table:table-cell table:formula="of:=[$LCInfL.B19]+[$LCInfL.C19]*1.96" office:value-type="float" office:value="0.1748748" calcext:value-type="float">
            <text:p>0.1748748</text:p>
          </table:table-cell>
          <table:table-cell table:formula="of:=EXP([.B18])" office:value-type="float" office:value="0.838844440762952" calcext:value-type="float">
            <text:p>0.838844440762952</text:p>
          </table:table-cell>
          <table:table-cell table:formula="of:=EXP([.C18])" office:value-type="float" office:value="0.59076628301651" calcext:value-type="float">
            <text:p>0.59076628301651</text:p>
          </table:table-cell>
          <table:table-cell table:formula="of:=EXP([.D18])" office:value-type="float" office:value="1.19109708192206" calcext:value-type="float">
            <text:p>1.19109708192206</text:p>
          </table:table-cell>
          <table:table-cell table:formula="of:=1-[.E18]" office:value-type="float" office:value="0.161155559237048" calcext:value-type="float">
            <text:p>0.161155559237048</text:p>
          </table:table-cell>
          <table:table-cell table:formula="of:=1-[.F18]" office:value-type="float" office:value="0.40923371698349" calcext:value-type="float">
            <text:p>0.40923371698349</text:p>
          </table:table-cell>
          <table:table-cell table:formula="of:=1-[.G18]" office:value-type="float" office:value="-0.191097081922065" calcext:value-type="float">
            <text:p>-0.191097081922065</text:p>
          </table:table-cell>
        </table:table-row>
        <table:table-row table:style-name="ro1">
          <table:table-cell table:formula="of:=[$LCInfL.A20]" office:value-type="string" office:string-value="Immunityhybridfull_062-122" calcext:value-type="string">
            <text:p>Immunityhybridfull_062-122</text:p>
          </table:table-cell>
          <table:table-cell table:formula="of:=[$LCInfL.B20]" office:value-type="float" office:value="-0.0914" calcext:value-type="float">
            <text:p>-0.0914</text:p>
          </table:table-cell>
          <table:table-cell table:formula="of:=[$LCInfL.B20]-[$LCInfL.C20]*1.96" office:value-type="float" office:value="-0.2739936" calcext:value-type="float">
            <text:p>-0.2739936</text:p>
          </table:table-cell>
          <table:table-cell table:formula="of:=[$LCInfL.B20]+[$LCInfL.C20]*1.96" office:value-type="float" office:value="0.0911936" calcext:value-type="float">
            <text:p>0.0911936</text:p>
          </table:table-cell>
          <table:table-cell table:formula="of:=EXP([.B19])" office:value-type="float" office:value="0.912652576846585" calcext:value-type="float">
            <text:p>0.912652576846585</text:p>
          </table:table-cell>
          <table:table-cell table:formula="of:=EXP([.C19])" office:value-type="float" office:value="0.760336941401735" calcext:value-type="float">
            <text:p>0.760336941401735</text:p>
          </table:table-cell>
          <table:table-cell table:formula="of:=EXP([.D19])" office:value-type="float" office:value="1.09548106986508" calcext:value-type="float">
            <text:p>1.09548106986508</text:p>
          </table:table-cell>
          <table:table-cell table:formula="of:=1-[.E19]" office:value-type="float" office:value="0.0873474231534149" calcext:value-type="float">
            <text:p>0.0873474231534149</text:p>
          </table:table-cell>
          <table:table-cell table:formula="of:=1-[.F19]" office:value-type="float" office:value="0.239663058598265" calcext:value-type="float">
            <text:p>0.239663058598265</text:p>
          </table:table-cell>
          <table:table-cell table:formula="of:=1-[.G19]" office:value-type="float" office:value="-0.095481069865075" calcext:value-type="float">
            <text:p>-0.095481069865075</text:p>
          </table:table-cell>
        </table:table-row>
        <table:table-row table:style-name="ro1">
          <table:table-cell table:formula="of:=[$LCInfL.A21]" office:value-type="string" office:string-value="Immunityhybridfull_123-183" calcext:value-type="string">
            <text:p>Immunityhybridfull_123-183</text:p>
          </table:table-cell>
          <table:table-cell table:formula="of:=[$LCInfL.B21]" office:value-type="float" office:value="-0.06847" calcext:value-type="float">
            <text:p>-0.06847</text:p>
          </table:table-cell>
          <table:table-cell table:formula="of:=[$LCInfL.B21]-[$LCInfL.C21]*1.96" office:value-type="float" office:value="-0.2182728" calcext:value-type="float">
            <text:p>-0.2182728</text:p>
          </table:table-cell>
          <table:table-cell table:formula="of:=[$LCInfL.B21]+[$LCInfL.C21]*1.96" office:value-type="float" office:value="0.0813328" calcext:value-type="float">
            <text:p>0.0813328</text:p>
          </table:table-cell>
          <table:table-cell table:formula="of:=EXP([.B20])" office:value-type="float" office:value="0.933821474327537" calcext:value-type="float">
            <text:p>0.933821474327537</text:p>
          </table:table-cell>
          <table:table-cell table:formula="of:=EXP([.C20])" office:value-type="float" office:value="0.803906106164796" calcext:value-type="float">
            <text:p>0.803906106164796</text:p>
          </table:table-cell>
          <table:table-cell table:formula="of:=EXP([.D20])" office:value-type="float" office:value="1.084731835258" calcext:value-type="float">
            <text:p>1.084731835258</text:p>
          </table:table-cell>
          <table:table-cell table:formula="of:=1-[.E20]" office:value-type="float" office:value="0.0661785256724629" calcext:value-type="float">
            <text:p>0.0661785256724629</text:p>
          </table:table-cell>
          <table:table-cell table:formula="of:=1-[.F20]" office:value-type="float" office:value="0.196093893835204" calcext:value-type="float">
            <text:p>0.196093893835204</text:p>
          </table:table-cell>
          <table:table-cell table:formula="of:=1-[.G20]" office:value-type="float" office:value="-0.0847318352580047" calcext:value-type="float">
            <text:p>-0.0847318352580047</text:p>
          </table:table-cell>
        </table:table-row>
        <table:table-row table:style-name="ro1">
          <table:table-cell table:formula="of:=[$LCInfL.A22]" office:value-type="string" office:string-value="Immunityhybridfull_184-244" calcext:value-type="string">
            <text:p>Immunityhybridfull_184-244</text:p>
          </table:table-cell>
          <table:table-cell table:formula="of:=[$LCInfL.B22]" office:value-type="float" office:value="-0.1064" calcext:value-type="float">
            <text:p>-0.1064</text:p>
          </table:table-cell>
          <table:table-cell table:formula="of:=[$LCInfL.B22]-[$LCInfL.C22]*1.96" office:value-type="float" office:value="-0.243894" calcext:value-type="float">
            <text:p>-0.243894</text:p>
          </table:table-cell>
          <table:table-cell table:formula="of:=[$LCInfL.B22]+[$LCInfL.C22]*1.96" office:value-type="float" office:value="0.031094" calcext:value-type="float">
            <text:p>0.031094</text:p>
          </table:table-cell>
          <table:table-cell table:formula="of:=EXP([.B21])" office:value-type="float" office:value="0.899064950161073" calcext:value-type="float">
            <text:p>0.899064950161073</text:p>
          </table:table-cell>
          <table:table-cell table:formula="of:=EXP([.C21])" office:value-type="float" office:value="0.783570688353883" calcext:value-type="float">
            <text:p>0.783570688353883</text:p>
          </table:table-cell>
          <table:table-cell table:formula="of:=EXP([.D21])" office:value-type="float" office:value="1.03158246808113" calcext:value-type="float">
            <text:p>1.03158246808113</text:p>
          </table:table-cell>
          <table:table-cell table:formula="of:=1-[.E21]" office:value-type="float" office:value="0.100935049838927" calcext:value-type="float">
            <text:p>0.100935049838927</text:p>
          </table:table-cell>
          <table:table-cell table:formula="of:=1-[.F21]" office:value-type="float" office:value="0.216429311646117" calcext:value-type="float">
            <text:p>0.216429311646117</text:p>
          </table:table-cell>
          <table:table-cell table:formula="of:=1-[.G21]" office:value-type="float" office:value="-0.0315824680811339" calcext:value-type="float">
            <text:p>-0.0315824680811339</text:p>
          </table:table-cell>
        </table:table-row>
        <table:table-row table:style-name="ro1">
          <table:table-cell table:formula="of:=[$LCInfL.A23]" office:value-type="string" office:string-value="Immunityhybridfull_245-305" calcext:value-type="string">
            <text:p>Immunityhybridfull_245-305</text:p>
          </table:table-cell>
          <table:table-cell table:formula="of:=[$LCInfL.B23]" office:value-type="float" office:value="-0.07492" calcext:value-type="float">
            <text:p>-0.07492</text:p>
          </table:table-cell>
          <table:table-cell table:formula="of:=[$LCInfL.B23]-[$LCInfL.C23]*1.96" office:value-type="float" office:value="-0.3177444" calcext:value-type="float">
            <text:p>-0.3177444</text:p>
          </table:table-cell>
          <table:table-cell table:formula="of:=[$LCInfL.B23]+[$LCInfL.C23]*1.96" office:value-type="float" office:value="0.1679044" calcext:value-type="float">
            <text:p>0.1679044</text:p>
          </table:table-cell>
          <table:table-cell table:formula="of:=EXP([.B22])" office:value-type="float" office:value="0.927817708776317" calcext:value-type="float">
            <text:p>0.927817708776317</text:p>
          </table:table-cell>
          <table:table-cell table:formula="of:=EXP([.C22])" office:value-type="float" office:value="0.727788787456979" calcext:value-type="float">
            <text:p>0.727788787456979</text:p>
          </table:table-cell>
          <table:table-cell table:formula="of:=EXP([.D22])" office:value-type="float" office:value="1.1828235273133" calcext:value-type="float">
            <text:p>1.1828235273133</text:p>
          </table:table-cell>
          <table:table-cell table:formula="of:=1-[.E22]" office:value-type="float" office:value="0.0721822912236825" calcext:value-type="float">
            <text:p>0.0721822912236825</text:p>
          </table:table-cell>
          <table:table-cell table:formula="of:=1-[.F22]" office:value-type="float" office:value="0.272211212543021" calcext:value-type="float">
            <text:p>0.272211212543021</text:p>
          </table:table-cell>
          <table:table-cell table:formula="of:=1-[.G22]" office:value-type="float" office:value="-0.182823527313303" calcext:value-type="float">
            <text:p>-0.182823527313303</text:p>
          </table:table-cell>
        </table:table-row>
        <table:table-row table:style-name="ro1">
          <table:table-cell table:formula="of:=[$LCInfL.A24]" office:value-type="string" office:string-value="Immunityhybridfull_306-366" calcext:value-type="string">
            <text:p>Immunityhybridfull_306-366</text:p>
          </table:table-cell>
          <table:table-cell table:formula="of:=[$LCInfL.B24]" office:value-type="float" office:value="0.0915" calcext:value-type="float">
            <text:p>0.0915</text:p>
          </table:table-cell>
          <table:table-cell table:formula="of:=[$LCInfL.B24]-[$LCInfL.C24]*1.96" office:value-type="float" office:value="-0.3773908" calcext:value-type="float">
            <text:p>-0.3773908</text:p>
          </table:table-cell>
          <table:table-cell table:formula="of:=[$LCInfL.B24]+[$LCInfL.C24]*1.96" office:value-type="float" office:value="0.5603908" calcext:value-type="float">
            <text:p>0.5603908</text:p>
          </table:table-cell>
          <table:table-cell table:formula="of:=EXP([.B23])" office:value-type="float" office:value="1.09581677669254" calcext:value-type="float">
            <text:p>1.09581677669254</text:p>
          </table:table-cell>
          <table:table-cell table:formula="of:=EXP([.C23])" office:value-type="float" office:value="0.685648070265662" calcext:value-type="float">
            <text:p>0.685648070265662</text:p>
          </table:table-cell>
          <table:table-cell table:formula="of:=EXP([.D23])" office:value-type="float" office:value="1.75135679681205" calcext:value-type="float">
            <text:p>1.75135679681205</text:p>
          </table:table-cell>
          <table:table-cell table:formula="of:=1-[.E23]" office:value-type="float" office:value="-0.0958167766925413" calcext:value-type="float">
            <text:p>-0.0958167766925413</text:p>
          </table:table-cell>
          <table:table-cell table:formula="of:=1-[.F23]" office:value-type="float" office:value="0.314351929734338" calcext:value-type="float">
            <text:p>0.314351929734338</text:p>
          </table:table-cell>
          <table:table-cell table:formula="of:=1-[.G23]" office:value-type="float" office:value="-0.751356796812047" calcext:value-type="float">
            <text:p>-0.751356796812047</text:p>
          </table:table-cell>
        </table:table-row>
        <table:table-row table:style-name="ro1">
          <table:table-cell table:formula="of:=[$LCInfL.A25]" office:value-type="string" office:string-value="Immunityhybridfull_367-427" calcext:value-type="string">
            <text:p>Immunityhybridfull_367-427</text:p>
          </table:table-cell>
          <table:table-cell table:formula="of:=[$LCInfL.B25]" office:value-type="float" office:value="-0.14799" calcext:value-type="float">
            <text:p>-0.14799</text:p>
          </table:table-cell>
          <table:table-cell table:formula="of:=[$LCInfL.B25]-[$LCInfL.C25]*1.96" office:value-type="float" office:value="-1.5481552" calcext:value-type="float">
            <text:p>-1.5481552</text:p>
          </table:table-cell>
          <table:table-cell table:formula="of:=[$LCInfL.B25]+[$LCInfL.C25]*1.96" office:value-type="float" office:value="1.2521752" calcext:value-type="float">
            <text:p>1.2521752</text:p>
          </table:table-cell>
          <table:table-cell table:formula="of:=EXP([.B24])" office:value-type="float" office:value="0.862439739296316" calcext:value-type="float">
            <text:p>0.862439739296316</text:p>
          </table:table-cell>
          <table:table-cell table:formula="of:=EXP([.C24])" office:value-type="float" office:value="0.212639890281446" calcext:value-type="float">
            <text:p>0.212639890281446</text:p>
          </table:table-cell>
          <table:table-cell table:formula="of:=EXP([.D24])" office:value-type="float" office:value="3.49794341472344" calcext:value-type="float">
            <text:p>3.49794341472344</text:p>
          </table:table-cell>
          <table:table-cell table:formula="of:=1-[.E24]" office:value-type="float" office:value="0.137560260703683" calcext:value-type="float">
            <text:p>0.137560260703683</text:p>
          </table:table-cell>
          <table:table-cell table:formula="of:=1-[.F24]" office:value-type="float" office:value="0.787360109718554" calcext:value-type="float">
            <text:p>0.787360109718554</text:p>
          </table:table-cell>
          <table:table-cell table:formula="of:=1-[.G24]" office:value-type="float" office:value="-2.49794341472344" calcext:value-type="float">
            <text:p>-2.49794341472344</text:p>
          </table:table-cell>
        </table:table-row>
        <table:table-row table:style-name="ro1">
          <table:table-cell table:formula="of:=[$LCInfL.A26]" office:value-type="string" office:string-value="Immunityinf_062-122" calcext:value-type="string">
            <text:p>Immunityinf_062-122</text:p>
          </table:table-cell>
          <table:table-cell table:formula="of:=[$LCInfL.B26]" office:value-type="float" office:value="0.43778" calcext:value-type="float">
            <text:p>0.43778</text:p>
          </table:table-cell>
          <table:table-cell table:formula="of:=[$LCInfL.B26]-[$LCInfL.C26]*1.96" office:value-type="float" office:value="0.2907212" calcext:value-type="float">
            <text:p>0.2907212</text:p>
          </table:table-cell>
          <table:table-cell table:formula="of:=[$LCInfL.B26]+[$LCInfL.C26]*1.96" office:value-type="float" office:value="0.5848388" calcext:value-type="float">
            <text:p>0.5848388</text:p>
          </table:table-cell>
          <table:table-cell table:formula="of:=EXP([.B25])" office:value-type="float" office:value="1.54926403183757" calcext:value-type="float">
            <text:p>1.54926403183757</text:p>
          </table:table-cell>
          <table:table-cell table:formula="of:=EXP([.C25])" office:value-type="float" office:value="1.33739166717104" calcext:value-type="float">
            <text:p>1.33739166717104</text:p>
          </table:table-cell>
          <table:table-cell table:formula="of:=EXP([.D25])" office:value-type="float" office:value="1.79470165641358" calcext:value-type="float">
            <text:p>1.79470165641358</text:p>
          </table:table-cell>
          <table:table-cell table:formula="of:=1-[.E25]" office:value-type="float" office:value="-0.549264031837565" calcext:value-type="float">
            <text:p>-0.549264031837565</text:p>
          </table:table-cell>
          <table:table-cell table:formula="of:=1-[.F25]" office:value-type="float" office:value="-0.337391667171044" calcext:value-type="float">
            <text:p>-0.337391667171044</text:p>
          </table:table-cell>
          <table:table-cell table:formula="of:=1-[.G25]" office:value-type="float" office:value="-0.794701656413577" calcext:value-type="float">
            <text:p>-0.794701656413577</text:p>
          </table:table-cell>
        </table:table-row>
        <table:table-row table:style-name="ro1">
          <table:table-cell table:formula="of:=[$LCInfL.A27]" office:value-type="string" office:string-value="Immunityinf_123-183" calcext:value-type="string">
            <text:p>Immunityinf_123-183</text:p>
          </table:table-cell>
          <table:table-cell table:formula="of:=[$LCInfL.B27]" office:value-type="float" office:value="0.15261" calcext:value-type="float">
            <text:p>0.15261</text:p>
          </table:table-cell>
          <table:table-cell table:formula="of:=[$LCInfL.B27]-[$LCInfL.C27]*1.96" office:value-type="float" office:value="-0.1189676" calcext:value-type="float">
            <text:p>-0.1189676</text:p>
          </table:table-cell>
          <table:table-cell table:formula="of:=[$LCInfL.B27]+[$LCInfL.C27]*1.96" office:value-type="float" office:value="0.4241876" calcext:value-type="float">
            <text:p>0.4241876</text:p>
          </table:table-cell>
          <table:table-cell table:formula="of:=EXP([.B26])" office:value-type="float" office:value="1.1648705908124" calcext:value-type="float">
            <text:p>1.1648705908124</text:p>
          </table:table-cell>
          <table:table-cell table:formula="of:=EXP([.C26])" office:value-type="float" office:value="0.887836566200692" calcext:value-type="float">
            <text:p>0.887836566200692</text:p>
          </table:table-cell>
          <table:table-cell table:formula="of:=EXP([.D26])" office:value-type="float" office:value="1.52834828502985" calcext:value-type="float">
            <text:p>1.52834828502985</text:p>
          </table:table-cell>
          <table:table-cell table:formula="of:=1-[.E26]" office:value-type="float" office:value="-0.164870590812395" calcext:value-type="float">
            <text:p>-0.164870590812395</text:p>
          </table:table-cell>
          <table:table-cell table:formula="of:=1-[.F26]" office:value-type="float" office:value="0.112163433799308" calcext:value-type="float">
            <text:p>0.112163433799308</text:p>
          </table:table-cell>
          <table:table-cell table:formula="of:=1-[.G26]" office:value-type="float" office:value="-0.528348285029849" calcext:value-type="float">
            <text:p>-0.528348285029849</text:p>
          </table:table-cell>
        </table:table-row>
        <table:table-row table:style-name="ro1">
          <table:table-cell table:formula="of:=[$LCInfL.A28]" office:value-type="string" office:string-value="Immunityinf_184-244" calcext:value-type="string">
            <text:p>Immunityinf_184-244</text:p>
          </table:table-cell>
          <table:table-cell table:formula="of:=[$LCInfL.B28]" office:value-type="float" office:value="0.18635" calcext:value-type="float">
            <text:p>0.18635</text:p>
          </table:table-cell>
          <table:table-cell table:formula="of:=[$LCInfL.B28]-[$LCInfL.C28]*1.96" office:value-type="float" office:value="-0.5616252" calcext:value-type="float">
            <text:p>-0.5616252</text:p>
          </table:table-cell>
          <table:table-cell table:formula="of:=[$LCInfL.B28]+[$LCInfL.C28]*1.96" office:value-type="float" office:value="0.9343252" calcext:value-type="float">
            <text:p>0.9343252</text:p>
          </table:table-cell>
          <table:table-cell table:formula="of:=EXP([.B27])" office:value-type="float" office:value="1.20484388194823" calcext:value-type="float">
            <text:p>1.20484388194823</text:p>
          </table:table-cell>
          <table:table-cell table:formula="of:=EXP([.C27])" office:value-type="float" office:value="0.570281488829873" calcext:value-type="float">
            <text:p>0.570281488829873</text:p>
          </table:table-cell>
          <table:table-cell table:formula="of:=EXP([.D27])" office:value-type="float" office:value="2.54549517791054" calcext:value-type="float">
            <text:p>2.54549517791054</text:p>
          </table:table-cell>
          <table:table-cell table:formula="of:=1-[.E27]" office:value-type="float" office:value="-0.204843881948233" calcext:value-type="float">
            <text:p>-0.204843881948233</text:p>
          </table:table-cell>
          <table:table-cell table:formula="of:=1-[.F27]" office:value-type="float" office:value="0.429718511170127" calcext:value-type="float">
            <text:p>0.429718511170127</text:p>
          </table:table-cell>
          <table:table-cell table:formula="of:=1-[.G27]" office:value-type="float" office:value="-1.54549517791054" calcext:value-type="float">
            <text:p>-1.54549517791054</text:p>
          </table:table-cell>
        </table:table-row>
        <table:table-row table:style-name="ro1">
          <table:table-cell table:formula="of:=[$LCInfL.A29]" office:value-type="string" office:string-value="Immunityinf_245-305" calcext:value-type="string">
            <text:p>Immunityinf_245-305</text:p>
          </table:table-cell>
          <table:table-cell table:formula="of:=[$LCInfL.B29]" office:value-type="float" office:value="0.11202" calcext:value-type="float">
            <text:p>0.11202</text:p>
          </table:table-cell>
          <table:table-cell table:formula="of:=[$LCInfL.B29]-[$LCInfL.C29]*1.96" office:value-type="float" office:value="-0.2288828" calcext:value-type="float">
            <text:p>-0.2288828</text:p>
          </table:table-cell>
          <table:table-cell table:formula="of:=[$LCInfL.B29]+[$LCInfL.C29]*1.96" office:value-type="float" office:value="0.4529228" calcext:value-type="float">
            <text:p>0.4529228</text:p>
          </table:table-cell>
          <table:table-cell table:formula="of:=EXP([.B28])" office:value-type="float" office:value="1.11853523112596" calcext:value-type="float">
            <text:p>1.11853523112596</text:p>
          </table:table-cell>
          <table:table-cell table:formula="of:=EXP([.C28])" office:value-type="float" office:value="0.795421751471687" calcext:value-type="float">
            <text:p>0.795421751471687</text:p>
          </table:table-cell>
          <table:table-cell table:formula="of:=EXP([.D28])" office:value-type="float" office:value="1.57290275373434" calcext:value-type="float">
            <text:p>1.57290275373434</text:p>
          </table:table-cell>
          <table:table-cell table:formula="of:=1-[.E28]" office:value-type="float" office:value="-0.118535231125962" calcext:value-type="float">
            <text:p>-0.118535231125962</text:p>
          </table:table-cell>
          <table:table-cell table:formula="of:=1-[.F28]" office:value-type="float" office:value="0.204578248528313" calcext:value-type="float">
            <text:p>0.204578248528313</text:p>
          </table:table-cell>
          <table:table-cell table:formula="of:=1-[.G28]" office:value-type="float" office:value="-0.572902753734342" calcext:value-type="float">
            <text:p>-0.572902753734342</text:p>
          </table:table-cell>
        </table:table-row>
        <table:table-row table:style-name="ro1">
          <table:table-cell table:formula="of:=[$LCInfL.A30]" office:value-type="string" office:string-value="Immunityinf_306-366" calcext:value-type="string">
            <text:p>Immunityinf_306-366</text:p>
          </table:table-cell>
          <table:table-cell table:formula="of:=[$LCInfL.B30]" office:value-type="float" office:value="-0.0127" calcext:value-type="float">
            <text:p>-0.0127</text:p>
          </table:table-cell>
          <table:table-cell table:formula="of:=[$LCInfL.B30]-[$LCInfL.C30]*1.96" office:value-type="float" office:value="-0.172636" calcext:value-type="float">
            <text:p>-0.172636</text:p>
          </table:table-cell>
          <table:table-cell table:formula="of:=[$LCInfL.B30]+[$LCInfL.C30]*1.96" office:value-type="float" office:value="0.147236" calcext:value-type="float">
            <text:p>0.147236</text:p>
          </table:table-cell>
          <table:table-cell table:formula="of:=EXP([.B29])" office:value-type="float" office:value="0.987380304684022" calcext:value-type="float">
            <text:p>0.987380304684022</text:p>
          </table:table-cell>
          <table:table-cell table:formula="of:=EXP([.C29])" office:value-type="float" office:value="0.841443844666873" calcext:value-type="float">
            <text:p>0.841443844666873</text:p>
          </table:table-cell>
          <table:table-cell table:formula="of:=EXP([.D29])" office:value-type="float" office:value="1.15862736682551" calcext:value-type="float">
            <text:p>1.15862736682551</text:p>
          </table:table-cell>
          <table:table-cell table:formula="of:=1-[.E29]" office:value-type="float" office:value="0.0126196953159781" calcext:value-type="float">
            <text:p>0.0126196953159781</text:p>
          </table:table-cell>
          <table:table-cell table:formula="of:=1-[.F29]" office:value-type="float" office:value="0.158556155333127" calcext:value-type="float">
            <text:p>0.158556155333127</text:p>
          </table:table-cell>
          <table:table-cell table:formula="of:=1-[.G29]" office:value-type="float" office:value="-0.158627366825509" calcext:value-type="float">
            <text:p>-0.158627366825509</text:p>
          </table:table-cell>
        </table:table-row>
        <table:table-row table:style-name="ro1">
          <table:table-cell table:formula="of:=[$LCInfL.A31]" office:value-type="string" office:string-value="Immunityinf_367-427" calcext:value-type="string">
            <text:p>Immunityinf_367-427</text:p>
          </table:table-cell>
          <table:table-cell table:formula="of:=[$LCInfL.B31]" office:value-type="float" office:value="-0.10118" calcext:value-type="float">
            <text:p>-0.10118</text:p>
          </table:table-cell>
          <table:table-cell table:formula="of:=[$LCInfL.B31]-[$LCInfL.C31]*1.96" office:value-type="float" office:value="-0.2596852" calcext:value-type="float">
            <text:p>-0.2596852</text:p>
          </table:table-cell>
          <table:table-cell table:formula="of:=[$LCInfL.B31]+[$LCInfL.C31]*1.96" office:value-type="float" office:value="0.0573252" calcext:value-type="float">
            <text:p>0.0573252</text:p>
          </table:table-cell>
          <table:table-cell table:formula="of:=EXP([.B30])" office:value-type="float" office:value="0.903770339582781" calcext:value-type="float">
            <text:p>0.903770339582781</text:p>
          </table:table-cell>
          <table:table-cell table:formula="of:=EXP([.C30])" office:value-type="float" office:value="0.771294351052022" calcext:value-type="float">
            <text:p>0.771294351052022</text:p>
          </table:table-cell>
          <table:table-cell table:formula="of:=EXP([.D30])" office:value-type="float" office:value="1.0590001412502" calcext:value-type="float">
            <text:p>1.0590001412502</text:p>
          </table:table-cell>
          <table:table-cell table:formula="of:=1-[.E30]" office:value-type="float" office:value="0.0962296604172188" calcext:value-type="float">
            <text:p>0.0962296604172188</text:p>
          </table:table-cell>
          <table:table-cell table:formula="of:=1-[.F30]" office:value-type="float" office:value="0.228705648947978" calcext:value-type="float">
            <text:p>0.228705648947978</text:p>
          </table:table-cell>
          <table:table-cell table:formula="of:=1-[.G30]" office:value-type="float" office:value="-0.059000141250203" calcext:value-type="float">
            <text:p>-0.059000141250203</text:p>
          </table:table-cell>
        </table:table-row>
        <table:table-row table:style-name="ro1">
          <table:table-cell table:formula="of:=[$LCInfL.A32]" office:value-type="string" office:string-value="Immunityinf_428-488" calcext:value-type="string">
            <text:p>Immunityinf_428-488</text:p>
          </table:table-cell>
          <table:table-cell table:formula="of:=[$LCInfL.B32]" office:value-type="float" office:value="-0.11603" calcext:value-type="float">
            <text:p>-0.11603</text:p>
          </table:table-cell>
          <table:table-cell table:formula="of:=[$LCInfL.B32]-[$LCInfL.C32]*1.96" office:value-type="float" office:value="-0.285766" calcext:value-type="float">
            <text:p>-0.285766</text:p>
          </table:table-cell>
          <table:table-cell table:formula="of:=[$LCInfL.B32]+[$LCInfL.C32]*1.96" office:value-type="float" office:value="0.053706" calcext:value-type="float">
            <text:p>0.053706</text:p>
          </table:table-cell>
          <table:table-cell table:formula="of:=EXP([.B31])" office:value-type="float" office:value="0.890448509441483" calcext:value-type="float">
            <text:p>0.890448509441483</text:p>
          </table:table-cell>
          <table:table-cell table:formula="of:=EXP([.C31])" office:value-type="float" office:value="0.75143843196869" calcext:value-type="float">
            <text:p>0.75143843196869</text:p>
          </table:table-cell>
          <table:table-cell table:formula="of:=EXP([.D31])" office:value-type="float" office:value="1.05517433529351" calcext:value-type="float">
            <text:p>1.05517433529351</text:p>
          </table:table-cell>
          <table:table-cell table:formula="of:=1-[.E31]" office:value-type="float" office:value="0.109551490558516" calcext:value-type="float">
            <text:p>0.109551490558516</text:p>
          </table:table-cell>
          <table:table-cell table:formula="of:=1-[.F31]" office:value-type="float" office:value="0.24856156803131" calcext:value-type="float">
            <text:p>0.24856156803131</text:p>
          </table:table-cell>
          <table:table-cell table:formula="of:=1-[.G31]" office:value-type="float" office:value="-0.0551743352935099" calcext:value-type="float">
            <text:p>-0.0551743352935099</text:p>
          </table:table-cell>
        </table:table-row>
        <table:table-row table:style-name="ro1">
          <table:table-cell table:formula="of:=[$LCInfL.A33]" office:value-type="string" office:string-value="Immunityinf_489-549" calcext:value-type="string">
            <text:p>Immunityinf_489-549</text:p>
          </table:table-cell>
          <table:table-cell table:formula="of:=[$LCInfL.B33]" office:value-type="float" office:value="-0.03342" calcext:value-type="float">
            <text:p>-0.03342</text:p>
          </table:table-cell>
          <table:table-cell table:formula="of:=[$LCInfL.B33]-[$LCInfL.C33]*1.96" office:value-type="float" office:value="-0.3074672" calcext:value-type="float">
            <text:p>-0.3074672</text:p>
          </table:table-cell>
          <table:table-cell table:formula="of:=[$LCInfL.B33]+[$LCInfL.C33]*1.96" office:value-type="float" office:value="0.2406272" calcext:value-type="float">
            <text:p>0.2406272</text:p>
          </table:table-cell>
          <table:table-cell table:formula="of:=EXP([.B32])" office:value-type="float" office:value="0.96713227871896" calcext:value-type="float">
            <text:p>0.96713227871896</text:p>
          </table:table-cell>
          <table:table-cell table:formula="of:=EXP([.C32])" office:value-type="float" office:value="0.735306985221384" calcext:value-type="float">
            <text:p>0.735306985221384</text:p>
          </table:table-cell>
          <table:table-cell table:formula="of:=EXP([.D32])" office:value-type="float" office:value="1.27204672788266" calcext:value-type="float">
            <text:p>1.27204672788266</text:p>
          </table:table-cell>
          <table:table-cell table:formula="of:=1-[.E32]" office:value-type="float" office:value="0.0328677212810403" calcext:value-type="float">
            <text:p>0.0328677212810403</text:p>
          </table:table-cell>
          <table:table-cell table:formula="of:=1-[.F32]" office:value-type="float" office:value="0.264693014778616" calcext:value-type="float">
            <text:p>0.264693014778616</text:p>
          </table:table-cell>
          <table:table-cell table:formula="of:=1-[.G32]" office:value-type="float" office:value="-0.272046727882663" calcext:value-type="float">
            <text:p>-0.272046727882663</text:p>
          </table:table-cell>
        </table:table-row>
        <table:table-row table:style-name="ro1">
          <table:table-cell table:formula="of:=[$LCInfL.A34]" office:value-type="string" office:string-value="DCCI1" calcext:value-type="string">
            <text:p>DCCI1</text:p>
          </table:table-cell>
          <table:table-cell table:formula="of:=[$LCInfL.B34]" office:value-type="float" office:value="0.54848" calcext:value-type="float">
            <text:p>0.54848</text:p>
          </table:table-cell>
          <table:table-cell table:formula="of:=[$LCInfL.B34]-[$LCInfL.C34]*1.96" office:value-type="float" office:value="0.5025376" calcext:value-type="float">
            <text:p>0.5025376</text:p>
          </table:table-cell>
          <table:table-cell table:formula="of:=[$LCInfL.B34]+[$LCInfL.C34]*1.96" office:value-type="float" office:value="0.5944224" calcext:value-type="float">
            <text:p>0.5944224</text:p>
          </table:table-cell>
          <table:table-cell table:formula="of:=EXP([.B33])" office:value-type="float" office:value="1.73062047452003" calcext:value-type="float">
            <text:p>1.73062047452003</text:p>
          </table:table-cell>
          <table:table-cell table:formula="of:=EXP([.C33])" office:value-type="float" office:value="1.65291037868892" calcext:value-type="float">
            <text:p>1.65291037868892</text:p>
          </table:table-cell>
          <table:table-cell table:formula="of:=EXP([.D33])" office:value-type="float" office:value="1.81198404066142" calcext:value-type="float">
            <text:p>1.81198404066142</text:p>
          </table:table-cell>
          <table:table-cell table:formula="of:=1-[.E33]" office:value-type="float" office:value="-0.730620474520033" calcext:value-type="float">
            <text:p>-0.730620474520033</text:p>
          </table:table-cell>
          <table:table-cell table:formula="of:=1-[.F33]" office:value-type="float" office:value="-0.652910378688923" calcext:value-type="float">
            <text:p>-0.652910378688923</text:p>
          </table:table-cell>
          <table:table-cell table:formula="of:=1-[.G33]" office:value-type="float" office:value="-0.811984040661415" calcext:value-type="float">
            <text:p>-0.811984040661415</text:p>
          </table:table-cell>
        </table:table-row>
        <table:table-row table:style-name="ro1">
          <table:table-cell table:formula="of:=[$LCInfL.A35]" office:value-type="string" office:string-value="DCCI2+" calcext:value-type="string">
            <text:p>DCCI2+</text:p>
          </table:table-cell>
          <table:table-cell table:formula="of:=[$LCInfL.B35]" office:value-type="float" office:value="0.7752" calcext:value-type="float">
            <text:p>0.7752</text:p>
          </table:table-cell>
          <table:table-cell table:formula="of:=[$LCInfL.B35]-[$LCInfL.C35]*1.96" office:value-type="float" office:value="0.7265724" calcext:value-type="float">
            <text:p>0.7265724</text:p>
          </table:table-cell>
          <table:table-cell table:formula="of:=[$LCInfL.B35]+[$LCInfL.C35]*1.96" office:value-type="float" office:value="0.8238276" calcext:value-type="float">
            <text:p>0.8238276</text:p>
          </table:table-cell>
          <table:table-cell table:formula="of:=EXP([.B34])" office:value-type="float" office:value="2.17102628902362" calcext:value-type="float">
            <text:p>2.17102628902362</text:p>
          </table:table-cell>
          <table:table-cell table:formula="of:=EXP([.C34])" office:value-type="float" office:value="2.06798023695013" calcext:value-type="float">
            <text:p>2.06798023695013</text:p>
          </table:table-cell>
          <table:table-cell table:formula="of:=EXP([.D34])" office:value-type="float" office:value="2.27920705595472" calcext:value-type="float">
            <text:p>2.27920705595472</text:p>
          </table:table-cell>
          <table:table-cell table:formula="of:=1-[.E34]" office:value-type="float" office:value="-1.17102628902362" calcext:value-type="float">
            <text:p>-1.17102628902362</text:p>
          </table:table-cell>
          <table:table-cell table:formula="of:=1-[.F34]" office:value-type="float" office:value="-1.06798023695013" calcext:value-type="float">
            <text:p>-1.06798023695013</text:p>
          </table:table-cell>
          <table:table-cell table:formula="of:=1-[.G34]" office:value-type="float" office:value="-1.27920705595472" calcext:value-type="float">
            <text:p>-1.27920705595472</text:p>
          </table:table-cell>
        </table:table-row>
        <table:table-row table:style-name="ro1">
          <table:table-cell table:formula="of:=[$LCInfL.A36]" office:value-type="string" office:string-value="AgeGr0-11" calcext:value-type="string">
            <text:p>AgeGr0-11</text:p>
          </table:table-cell>
          <table:table-cell table:formula="of:=[$LCInfL.B36]" office:value-type="float" office:value="-2.40536" calcext:value-type="float">
            <text:p>-2.40536</text:p>
          </table:table-cell>
          <table:table-cell table:formula="of:=[$LCInfL.B36]-[$LCInfL.C36]*1.96" office:value-type="float" office:value="-2.6267812" calcext:value-type="float">
            <text:p>-2.6267812</text:p>
          </table:table-cell>
          <table:table-cell table:formula="of:=[$LCInfL.B36]+[$LCInfL.C36]*1.96" office:value-type="float" office:value="-2.1839388" calcext:value-type="float">
            <text:p>-2.1839388</text:p>
          </table:table-cell>
          <table:table-cell table:formula="of:=EXP([.B35])" office:value-type="float" office:value="0.090233005879867" calcext:value-type="float">
            <text:p>0.090233005879867</text:p>
          </table:table-cell>
          <table:table-cell table:formula="of:=EXP([.C35])" office:value-type="float" office:value="0.0723108421846708" calcext:value-type="float">
            <text:p>0.0723108421846708</text:p>
          </table:table-cell>
          <table:table-cell table:formula="of:=EXP([.D35])" office:value-type="float" office:value="0.112597158380796" calcext:value-type="float">
            <text:p>0.112597158380796</text:p>
          </table:table-cell>
          <table:table-cell table:formula="of:=1-[.E35]" office:value-type="float" office:value="0.909766994120133" calcext:value-type="float">
            <text:p>0.909766994120133</text:p>
          </table:table-cell>
          <table:table-cell table:formula="of:=1-[.F35]" office:value-type="float" office:value="0.927689157815329" calcext:value-type="float">
            <text:p>0.927689157815329</text:p>
          </table:table-cell>
          <table:table-cell table:formula="of:=1-[.G35]" office:value-type="float" office:value="0.887402841619204" calcext:value-type="float">
            <text:p>0.887402841619204</text:p>
          </table:table-cell>
        </table:table-row>
        <table:table-row table:style-name="ro1">
          <table:table-cell table:formula="of:=[$LCInfL.A37]" office:value-type="string" office:string-value="AgeGr12-15" calcext:value-type="string">
            <text:p>AgeGr12-15</text:p>
          </table:table-cell>
          <table:table-cell table:formula="of:=[$LCInfL.B37]" office:value-type="float" office:value="-2.1827" calcext:value-type="float">
            <text:p>-2.1827</text:p>
          </table:table-cell>
          <table:table-cell table:formula="of:=[$LCInfL.B37]-[$LCInfL.C37]*1.96" office:value-type="float" office:value="-2.4177628" calcext:value-type="float">
            <text:p>-2.4177628</text:p>
          </table:table-cell>
          <table:table-cell table:formula="of:=[$LCInfL.B37]+[$LCInfL.C37]*1.96" office:value-type="float" office:value="-1.9476372" calcext:value-type="float">
            <text:p>-1.9476372</text:p>
          </table:table-cell>
          <table:table-cell table:formula="of:=EXP([.B36])" office:value-type="float" office:value="0.112736730173517" calcext:value-type="float">
            <text:p>0.112736730173517</text:p>
          </table:table-cell>
          <table:table-cell table:formula="of:=EXP([.C36])" office:value-type="float" office:value="0.0891207755971928" calcext:value-type="float">
            <text:p>0.0891207755971928</text:p>
          </table:table-cell>
          <table:table-cell table:formula="of:=EXP([.D36])" office:value-type="float" office:value="0.142610634221374" calcext:value-type="float">
            <text:p>0.142610634221374</text:p>
          </table:table-cell>
          <table:table-cell table:formula="of:=1-[.E36]" office:value-type="float" office:value="0.887263269826483" calcext:value-type="float">
            <text:p>0.887263269826483</text:p>
          </table:table-cell>
          <table:table-cell table:formula="of:=1-[.F36]" office:value-type="float" office:value="0.910879224402807" calcext:value-type="float">
            <text:p>0.910879224402807</text:p>
          </table:table-cell>
          <table:table-cell table:formula="of:=1-[.G36]" office:value-type="float" office:value="0.857389365778626" calcext:value-type="float">
            <text:p>0.857389365778626</text:p>
          </table:table-cell>
        </table:table-row>
        <table:table-row table:style-name="ro1">
          <table:table-cell table:formula="of:=[$LCInfL.A38]" office:value-type="string" office:string-value="AgeGr16-17" calcext:value-type="string">
            <text:p>AgeGr16-17</text:p>
          </table:table-cell>
          <table:table-cell table:formula="of:=[$LCInfL.B38]" office:value-type="float" office:value="-2.32709" calcext:value-type="float">
            <text:p>-2.32709</text:p>
          </table:table-cell>
          <table:table-cell table:formula="of:=[$LCInfL.B38]-[$LCInfL.C38]*1.96" office:value-type="float" office:value="-2.6905916" calcext:value-type="float">
            <text:p>-2.6905916</text:p>
          </table:table-cell>
          <table:table-cell table:formula="of:=[$LCInfL.B38]+[$LCInfL.C38]*1.96" office:value-type="float" office:value="-1.9635884" calcext:value-type="float">
            <text:p>-1.9635884</text:p>
          </table:table-cell>
          <table:table-cell table:formula="of:=EXP([.B37])" office:value-type="float" office:value="0.0975792900685086" calcext:value-type="float">
            <text:p>0.0975792900685086</text:p>
          </table:table-cell>
          <table:table-cell table:formula="of:=EXP([.C37])" office:value-type="float" office:value="0.0678407928845309" calcext:value-type="float">
            <text:p>0.0678407928845309</text:p>
          </table:table-cell>
          <table:table-cell table:formula="of:=EXP([.D37])" office:value-type="float" office:value="0.14035387036942" calcext:value-type="float">
            <text:p>0.14035387036942</text:p>
          </table:table-cell>
          <table:table-cell table:formula="of:=1-[.E37]" office:value-type="float" office:value="0.902420709931491" calcext:value-type="float">
            <text:p>0.902420709931491</text:p>
          </table:table-cell>
          <table:table-cell table:formula="of:=1-[.F37]" office:value-type="float" office:value="0.932159207115469" calcext:value-type="float">
            <text:p>0.932159207115469</text:p>
          </table:table-cell>
          <table:table-cell table:formula="of:=1-[.G37]" office:value-type="float" office:value="0.85964612963058" calcext:value-type="float">
            <text:p>0.85964612963058</text:p>
          </table:table-cell>
        </table:table-row>
        <table:table-row table:style-name="ro1">
          <table:table-cell table:formula="of:=[$LCInfL.A39]" office:value-type="string" office:string-value="AgeGr18-24" calcext:value-type="string">
            <text:p>AgeGr18-24</text:p>
          </table:table-cell>
          <table:table-cell table:formula="of:=[$LCInfL.B39]" office:value-type="float" office:value="-0.86377" calcext:value-type="float">
            <text:p>-0.86377</text:p>
          </table:table-cell>
          <table:table-cell table:formula="of:=[$LCInfL.B39]-[$LCInfL.C39]*1.96" office:value-type="float" office:value="-0.9831732" calcext:value-type="float">
            <text:p>-0.9831732</text:p>
          </table:table-cell>
          <table:table-cell table:formula="of:=[$LCInfL.B39]+[$LCInfL.C39]*1.96" office:value-type="float" office:value="-0.7443668" calcext:value-type="float">
            <text:p>-0.7443668</text:p>
          </table:table-cell>
          <table:table-cell table:formula="of:=EXP([.B38])" office:value-type="float" office:value="0.421569764672127" calcext:value-type="float">
            <text:p>0.421569764672127</text:p>
          </table:table-cell>
          <table:table-cell table:formula="of:=EXP([.C38])" office:value-type="float" office:value="0.374122049216406" calcext:value-type="float">
            <text:p>0.374122049216406</text:p>
          </table:table-cell>
          <table:table-cell table:formula="of:=EXP([.D38])" office:value-type="float" office:value="0.475034996889242" calcext:value-type="float">
            <text:p>0.475034996889242</text:p>
          </table:table-cell>
          <table:table-cell table:formula="of:=1-[.E38]" office:value-type="float" office:value="0.578430235327873" calcext:value-type="float">
            <text:p>0.578430235327873</text:p>
          </table:table-cell>
          <table:table-cell table:formula="of:=1-[.F38]" office:value-type="float" office:value="0.625877950783594" calcext:value-type="float">
            <text:p>0.625877950783594</text:p>
          </table:table-cell>
          <table:table-cell table:formula="of:=1-[.G38]" office:value-type="float" office:value="0.524965003110758" calcext:value-type="float">
            <text:p>0.524965003110758</text:p>
          </table:table-cell>
        </table:table-row>
        <table:table-row table:style-name="ro1">
          <table:table-cell table:formula="of:=[$LCInfL.A40]" office:value-type="string" office:string-value="AgeGr25-29" calcext:value-type="string">
            <text:p>AgeGr25-29</text:p>
          </table:table-cell>
          <table:table-cell table:formula="of:=[$LCInfL.B40]" office:value-type="float" office:value="-0.45284" calcext:value-type="float">
            <text:p>-0.45284</text:p>
          </table:table-cell>
          <table:table-cell table:formula="of:=[$LCInfL.B40]-[$LCInfL.C40]*1.96" office:value-type="float" office:value="-0.5603264" calcext:value-type="float">
            <text:p>-0.5603264</text:p>
          </table:table-cell>
          <table:table-cell table:formula="of:=[$LCInfL.B40]+[$LCInfL.C40]*1.96" office:value-type="float" office:value="-0.3453536" calcext:value-type="float">
            <text:p>-0.3453536</text:p>
          </table:table-cell>
          <table:table-cell table:formula="of:=EXP([.B39])" office:value-type="float" office:value="0.635819856665421" calcext:value-type="float">
            <text:p>0.635819856665421</text:p>
          </table:table-cell>
          <table:table-cell table:formula="of:=EXP([.C39])" office:value-type="float" office:value="0.571022651634503" calcext:value-type="float">
            <text:p>0.571022651634503</text:p>
          </table:table-cell>
          <table:table-cell table:formula="of:=EXP([.D39])" office:value-type="float" office:value="0.707969971021039" calcext:value-type="float">
            <text:p>0.707969971021039</text:p>
          </table:table-cell>
          <table:table-cell table:formula="of:=1-[.E39]" office:value-type="float" office:value="0.364180143334579" calcext:value-type="float">
            <text:p>0.364180143334579</text:p>
          </table:table-cell>
          <table:table-cell table:formula="of:=1-[.F39]" office:value-type="float" office:value="0.428977348365497" calcext:value-type="float">
            <text:p>0.428977348365497</text:p>
          </table:table-cell>
          <table:table-cell table:formula="of:=1-[.G39]" office:value-type="float" office:value="0.292030028978961" calcext:value-type="float">
            <text:p>0.292030028978961</text:p>
          </table:table-cell>
        </table:table-row>
        <table:table-row table:style-name="ro1">
          <table:table-cell table:formula="of:=[$LCInfL.A41]" office:value-type="string" office:string-value="AgeGr30-34" calcext:value-type="string">
            <text:p>AgeGr30-34</text:p>
          </table:table-cell>
          <table:table-cell table:formula="of:=[$LCInfL.B41]" office:value-type="float" office:value="-0.31028" calcext:value-type="float">
            <text:p>-0.31028</text:p>
          </table:table-cell>
          <table:table-cell table:formula="of:=[$LCInfL.B41]-[$LCInfL.C41]*1.96" office:value-type="float" office:value="-0.4054772" calcext:value-type="float">
            <text:p>-0.4054772</text:p>
          </table:table-cell>
          <table:table-cell table:formula="of:=[$LCInfL.B41]+[$LCInfL.C41]*1.96" office:value-type="float" office:value="-0.2150828" calcext:value-type="float">
            <text:p>-0.2150828</text:p>
          </table:table-cell>
          <table:table-cell table:formula="of:=EXP([.B40])" office:value-type="float" office:value="0.733241619824984" calcext:value-type="float">
            <text:p>0.733241619824984</text:p>
          </table:table-cell>
          <table:table-cell table:formula="of:=EXP([.C40])" office:value-type="float" office:value="0.666658605454181" calcext:value-type="float">
            <text:p>0.666658605454181</text:p>
          </table:table-cell>
          <table:table-cell table:formula="of:=EXP([.D40])" office:value-type="float" office:value="0.806474661310763" calcext:value-type="float">
            <text:p>0.806474661310763</text:p>
          </table:table-cell>
          <table:table-cell table:formula="of:=1-[.E40]" office:value-type="float" office:value="0.266758380175016" calcext:value-type="float">
            <text:p>0.266758380175016</text:p>
          </table:table-cell>
          <table:table-cell table:formula="of:=1-[.F40]" office:value-type="float" office:value="0.333341394545819" calcext:value-type="float">
            <text:p>0.333341394545819</text:p>
          </table:table-cell>
          <table:table-cell table:formula="of:=1-[.G40]" office:value-type="float" office:value="0.193525338689237" calcext:value-type="float">
            <text:p>0.193525338689237</text:p>
          </table:table-cell>
        </table:table-row>
        <table:table-row table:style-name="ro1">
          <table:table-cell table:formula="of:=[$LCInfL.A42]" office:value-type="string" office:string-value="AgeGr35-39" calcext:value-type="string">
            <text:p>AgeGr35-39</text:p>
          </table:table-cell>
          <table:table-cell table:formula="of:=[$LCInfL.B42]" office:value-type="float" office:value="-0.14947" calcext:value-type="float">
            <text:p>-0.14947</text:p>
          </table:table-cell>
          <table:table-cell table:formula="of:=[$LCInfL.B42]-[$LCInfL.C42]*1.96" office:value-type="float" office:value="-0.239238" calcext:value-type="float">
            <text:p>-0.239238</text:p>
          </table:table-cell>
          <table:table-cell table:formula="of:=[$LCInfL.B42]+[$LCInfL.C42]*1.96" office:value-type="float" office:value="-0.059702" calcext:value-type="float">
            <text:p>-0.059702</text:p>
          </table:table-cell>
          <table:table-cell table:formula="of:=EXP([.B41])" office:value-type="float" office:value="0.861164272560358" calcext:value-type="float">
            <text:p>0.861164272560358</text:p>
          </table:table-cell>
          <table:table-cell table:formula="of:=EXP([.C41])" office:value-type="float" office:value="0.787227499930078" calcext:value-type="float">
            <text:p>0.787227499930078</text:p>
          </table:table-cell>
          <table:table-cell table:formula="of:=EXP([.D41])" office:value-type="float" office:value="0.94204522123564" calcext:value-type="float">
            <text:p>0.94204522123564</text:p>
          </table:table-cell>
          <table:table-cell table:formula="of:=1-[.E41]" office:value-type="float" office:value="0.138835727439642" calcext:value-type="float">
            <text:p>0.138835727439642</text:p>
          </table:table-cell>
          <table:table-cell table:formula="of:=1-[.F41]" office:value-type="float" office:value="0.212772500069922" calcext:value-type="float">
            <text:p>0.212772500069922</text:p>
          </table:table-cell>
          <table:table-cell table:formula="of:=1-[.G41]" office:value-type="float" office:value="0.0579547787643603" calcext:value-type="float">
            <text:p>0.0579547787643603</text:p>
          </table:table-cell>
        </table:table-row>
        <table:table-row table:style-name="ro1">
          <table:table-cell table:formula="of:=[$LCInfL.A43]" office:value-type="string" office:string-value="AgeGr45-49" calcext:value-type="string">
            <text:p>AgeGr45-49</text:p>
          </table:table-cell>
          <table:table-cell table:formula="of:=[$LCInfL.B43]" office:value-type="float" office:value="0.20786" calcext:value-type="float">
            <text:p>0.20786</text:p>
          </table:table-cell>
          <table:table-cell table:formula="of:=[$LCInfL.B43]-[$LCInfL.C43]*1.96" office:value-type="float" office:value="0.129264" calcext:value-type="float">
            <text:p>0.129264</text:p>
          </table:table-cell>
          <table:table-cell table:formula="of:=[$LCInfL.B43]+[$LCInfL.C43]*1.96" office:value-type="float" office:value="0.286456" calcext:value-type="float">
            <text:p>0.286456</text:p>
          </table:table-cell>
          <table:table-cell table:formula="of:=EXP([.B42])" office:value-type="float" office:value="1.23104081177046" calcext:value-type="float">
            <text:p>1.23104081177046</text:p>
          </table:table-cell>
          <table:table-cell table:formula="of:=EXP([.C42])" office:value-type="float" office:value="1.13799051400823" calcext:value-type="float">
            <text:p>1.13799051400823</text:p>
          </table:table-cell>
          <table:table-cell table:formula="of:=EXP([.D42])" office:value-type="float" office:value="1.33169957182395" calcext:value-type="float">
            <text:p>1.33169957182395</text:p>
          </table:table-cell>
          <table:table-cell table:formula="of:=1-[.E42]" office:value-type="float" office:value="-0.231040811770457" calcext:value-type="float">
            <text:p>-0.231040811770457</text:p>
          </table:table-cell>
          <table:table-cell table:formula="of:=1-[.F42]" office:value-type="float" office:value="-0.137990514008226" calcext:value-type="float">
            <text:p>-0.137990514008226</text:p>
          </table:table-cell>
          <table:table-cell table:formula="of:=1-[.G42]" office:value-type="float" office:value="-0.331699571823945" calcext:value-type="float">
            <text:p>-0.331699571823945</text:p>
          </table:table-cell>
        </table:table-row>
        <table:table-row table:style-name="ro1">
          <table:table-cell table:formula="of:=[$LCInfL.A44]" office:value-type="string" office:string-value="AgeGr50-54" calcext:value-type="string">
            <text:p>AgeGr50-54</text:p>
          </table:table-cell>
          <table:table-cell table:formula="of:=[$LCInfL.B44]" office:value-type="float" office:value="0.34923" calcext:value-type="float">
            <text:p>0.34923</text:p>
          </table:table-cell>
          <table:table-cell table:formula="of:=[$LCInfL.B44]-[$LCInfL.C44]*1.96" office:value-type="float" office:value="0.267792" calcext:value-type="float">
            <text:p>0.267792</text:p>
          </table:table-cell>
          <table:table-cell table:formula="of:=[$LCInfL.B44]+[$LCInfL.C44]*1.96" office:value-type="float" office:value="0.430668" calcext:value-type="float">
            <text:p>0.430668</text:p>
          </table:table-cell>
          <table:table-cell table:formula="of:=EXP([.B43])" office:value-type="float" office:value="1.41797528715546" calcext:value-type="float">
            <text:p>1.41797528715546</text:p>
          </table:table-cell>
          <table:table-cell table:formula="of:=EXP([.C43])" office:value-type="float" office:value="1.30707524008839" calcext:value-type="float">
            <text:p>1.30707524008839</text:p>
          </table:table-cell>
          <table:table-cell table:formula="of:=EXP([.D43])" office:value-type="float" office:value="1.538284754631" calcext:value-type="float">
            <text:p>1.538284754631</text:p>
          </table:table-cell>
          <table:table-cell table:formula="of:=1-[.E43]" office:value-type="float" office:value="-0.417975287155461" calcext:value-type="float">
            <text:p>-0.417975287155461</text:p>
          </table:table-cell>
          <table:table-cell table:formula="of:=1-[.F43]" office:value-type="float" office:value="-0.307075240088386" calcext:value-type="float">
            <text:p>-0.307075240088386</text:p>
          </table:table-cell>
          <table:table-cell table:formula="of:=1-[.G43]" office:value-type="float" office:value="-0.538284754630995" calcext:value-type="float">
            <text:p>-0.538284754630995</text:p>
          </table:table-cell>
        </table:table-row>
        <table:table-row table:style-name="ro1">
          <table:table-cell table:formula="of:=[$LCInfL.A45]" office:value-type="string" office:string-value="AgeGr55-59" calcext:value-type="string">
            <text:p>AgeGr55-59</text:p>
          </table:table-cell>
          <table:table-cell table:formula="of:=[$LCInfL.B45]" office:value-type="float" office:value="0.50522" calcext:value-type="float">
            <text:p>0.50522</text:p>
          </table:table-cell>
          <table:table-cell table:formula="of:=[$LCInfL.B45]-[$LCInfL.C45]*1.96" office:value-type="float" office:value="0.4242132" calcext:value-type="float">
            <text:p>0.4242132</text:p>
          </table:table-cell>
          <table:table-cell table:formula="of:=[$LCInfL.B45]+[$LCInfL.C45]*1.96" office:value-type="float" office:value="0.5862268" calcext:value-type="float">
            <text:p>0.5862268</text:p>
          </table:table-cell>
          <table:table-cell table:formula="of:=EXP([.B44])" office:value-type="float" office:value="1.65735009737734" calcext:value-type="float">
            <text:p>1.65735009737734</text:p>
          </table:table-cell>
          <table:table-cell table:formula="of:=EXP([.C44])" office:value-type="float" office:value="1.52838741124676" calcext:value-type="float">
            <text:p>1.52838741124676</text:p>
          </table:table-cell>
          <table:table-cell table:formula="of:=EXP([.D44])" office:value-type="float" office:value="1.79719443189866" calcext:value-type="float">
            <text:p>1.79719443189866</text:p>
          </table:table-cell>
          <table:table-cell table:formula="of:=1-[.E44]" office:value-type="float" office:value="-0.657350097377343" calcext:value-type="float">
            <text:p>-0.657350097377343</text:p>
          </table:table-cell>
          <table:table-cell table:formula="of:=1-[.F44]" office:value-type="float" office:value="-0.528387411246759" calcext:value-type="float">
            <text:p>-0.528387411246759</text:p>
          </table:table-cell>
          <table:table-cell table:formula="of:=1-[.G44]" office:value-type="float" office:value="-0.797194431898662" calcext:value-type="float">
            <text:p>-0.797194431898662</text:p>
          </table:table-cell>
        </table:table-row>
        <table:table-row table:style-name="ro1">
          <table:table-cell table:formula="of:=[$LCInfL.A46]" office:value-type="string" office:string-value="AgeGr60-64" calcext:value-type="string">
            <text:p>AgeGr60-64</text:p>
          </table:table-cell>
          <table:table-cell table:formula="of:=[$LCInfL.B46]" office:value-type="float" office:value="0.54539" calcext:value-type="float">
            <text:p>0.54539</text:p>
          </table:table-cell>
          <table:table-cell table:formula="of:=[$LCInfL.B46]-[$LCInfL.C46]*1.96" office:value-type="float" office:value="0.4575036" calcext:value-type="float">
            <text:p>0.4575036</text:p>
          </table:table-cell>
          <table:table-cell table:formula="of:=[$LCInfL.B46]+[$LCInfL.C46]*1.96" office:value-type="float" office:value="0.6332764" calcext:value-type="float">
            <text:p>0.6332764</text:p>
          </table:table-cell>
          <table:table-cell table:formula="of:=EXP([.B45])" office:value-type="float" office:value="1.72528111081908" calcext:value-type="float">
            <text:p>1.72528111081908</text:p>
          </table:table-cell>
          <table:table-cell table:formula="of:=EXP([.C45])" office:value-type="float" office:value="1.58012443457831" calcext:value-type="float">
            <text:p>1.58012443457831</text:p>
          </table:table-cell>
          <table:table-cell table:formula="of:=EXP([.D45])" office:value-type="float" office:value="1.88377247146583" calcext:value-type="float">
            <text:p>1.88377247146583</text:p>
          </table:table-cell>
          <table:table-cell table:formula="of:=1-[.E45]" office:value-type="float" office:value="-0.725281110819082" calcext:value-type="float">
            <text:p>-0.725281110819082</text:p>
          </table:table-cell>
          <table:table-cell table:formula="of:=1-[.F45]" office:value-type="float" office:value="-0.580124434578308" calcext:value-type="float">
            <text:p>-0.580124434578308</text:p>
          </table:table-cell>
          <table:table-cell table:formula="of:=1-[.G45]" office:value-type="float" office:value="-0.883772471465829" calcext:value-type="float">
            <text:p>-0.883772471465829</text:p>
          </table:table-cell>
        </table:table-row>
        <table:table-row table:style-name="ro1">
          <table:table-cell table:formula="of:=[$LCInfL.A47]" office:value-type="string" office:string-value="AgeGr65-69" calcext:value-type="string">
            <text:p>AgeGr65-69</text:p>
          </table:table-cell>
          <table:table-cell table:formula="of:=[$LCInfL.B47]" office:value-type="float" office:value="0.5913" calcext:value-type="float">
            <text:p>0.5913</text:p>
          </table:table-cell>
          <table:table-cell table:formula="of:=[$LCInfL.B47]-[$LCInfL.C47]*1.96" office:value-type="float" office:value="0.4975532" calcext:value-type="float">
            <text:p>0.4975532</text:p>
          </table:table-cell>
          <table:table-cell table:formula="of:=[$LCInfL.B47]+[$LCInfL.C47]*1.96" office:value-type="float" office:value="0.6850468" calcext:value-type="float">
            <text:p>0.6850468</text:p>
          </table:table-cell>
          <table:table-cell table:formula="of:=EXP([.B46])" office:value-type="float" office:value="1.80633512536886" calcext:value-type="float">
            <text:p>1.80633512536886</text:p>
          </table:table-cell>
          <table:table-cell table:formula="of:=EXP([.C46])" office:value-type="float" office:value="1.64469211077938" calcext:value-type="float">
            <text:p>1.64469211077938</text:p>
          </table:table-cell>
          <table:table-cell table:formula="of:=EXP([.D46])" office:value-type="float" office:value="1.98386467823157" calcext:value-type="float">
            <text:p>1.98386467823157</text:p>
          </table:table-cell>
          <table:table-cell table:formula="of:=1-[.E46]" office:value-type="float" office:value="-0.80633512536886" calcext:value-type="float">
            <text:p>-0.80633512536886</text:p>
          </table:table-cell>
          <table:table-cell table:formula="of:=1-[.F46]" office:value-type="float" office:value="-0.644692110779384" calcext:value-type="float">
            <text:p>-0.644692110779384</text:p>
          </table:table-cell>
          <table:table-cell table:formula="of:=1-[.G46]" office:value-type="float" office:value="-0.983864678231565" calcext:value-type="float">
            <text:p>-0.983864678231565</text:p>
          </table:table-cell>
        </table:table-row>
        <table:table-row table:style-name="ro1">
          <table:table-cell table:formula="of:=[$LCInfL.A48]" office:value-type="string" office:string-value="AgeGr70-74" calcext:value-type="string">
            <text:p>AgeGr70-74</text:p>
          </table:table-cell>
          <table:table-cell table:formula="of:=[$LCInfL.B48]" office:value-type="float" office:value="0.71676" calcext:value-type="float">
            <text:p>0.71676</text:p>
          </table:table-cell>
          <table:table-cell table:formula="of:=[$LCInfL.B48]-[$LCInfL.C48]*1.96" office:value-type="float" office:value="0.6201516" calcext:value-type="float">
            <text:p>0.6201516</text:p>
          </table:table-cell>
          <table:table-cell table:formula="of:=[$LCInfL.B48]+[$LCInfL.C48]*1.96" office:value-type="float" office:value="0.8133684" calcext:value-type="float">
            <text:p>0.8133684</text:p>
          </table:table-cell>
          <table:table-cell table:formula="of:=EXP([.B47])" office:value-type="float" office:value="2.04778761871389" calcext:value-type="float">
            <text:p>2.04778761871389</text:p>
          </table:table-cell>
          <table:table-cell table:formula="of:=EXP([.C47])" office:value-type="float" office:value="1.85920987670003" calcext:value-type="float">
            <text:p>1.85920987670003</text:p>
          </table:table-cell>
          <table:table-cell table:formula="of:=EXP([.D47])" office:value-type="float" office:value="2.25549260678465" calcext:value-type="float">
            <text:p>2.25549260678465</text:p>
          </table:table-cell>
          <table:table-cell table:formula="of:=1-[.E47]" office:value-type="float" office:value="-1.04778761871389" calcext:value-type="float">
            <text:p>-1.04778761871389</text:p>
          </table:table-cell>
          <table:table-cell table:formula="of:=1-[.F47]" office:value-type="float" office:value="-0.859209876700028" calcext:value-type="float">
            <text:p>-0.859209876700028</text:p>
          </table:table-cell>
          <table:table-cell table:formula="of:=1-[.G47]" office:value-type="float" office:value="-1.25549260678465" calcext:value-type="float">
            <text:p>-1.25549260678465</text:p>
          </table:table-cell>
        </table:table-row>
        <table:table-row table:style-name="ro1">
          <table:table-cell table:formula="of:=[$LCInfL.A49]" office:value-type="string" office:string-value="AgeGr75-79" calcext:value-type="string">
            <text:p>AgeGr75-79</text:p>
          </table:table-cell>
          <table:table-cell table:formula="of:=[$LCInfL.B49]" office:value-type="float" office:value="0.77839" calcext:value-type="float">
            <text:p>0.77839</text:p>
          </table:table-cell>
          <table:table-cell table:formula="of:=[$LCInfL.B49]-[$LCInfL.C49]*1.96" office:value-type="float" office:value="0.6748824" calcext:value-type="float">
            <text:p>0.6748824</text:p>
          </table:table-cell>
          <table:table-cell table:formula="of:=[$LCInfL.B49]+[$LCInfL.C49]*1.96" office:value-type="float" office:value="0.8818976" calcext:value-type="float">
            <text:p>0.8818976</text:p>
          </table:table-cell>
          <table:table-cell table:formula="of:=EXP([.B48])" office:value-type="float" office:value="2.17796292093117" calcext:value-type="float">
            <text:p>2.17796292093117</text:p>
          </table:table-cell>
          <table:table-cell table:formula="of:=EXP([.C48])" office:value-type="float" office:value="1.96380201927239" calcext:value-type="float">
            <text:p>1.96380201927239</text:p>
          </table:table-cell>
          <table:table-cell table:formula="of:=EXP([.D48])" office:value-type="float" office:value="2.41547897313425" calcext:value-type="float">
            <text:p>2.41547897313425</text:p>
          </table:table-cell>
          <table:table-cell table:formula="of:=1-[.E48]" office:value-type="float" office:value="-1.17796292093117" calcext:value-type="float">
            <text:p>-1.17796292093117</text:p>
          </table:table-cell>
          <table:table-cell table:formula="of:=1-[.F48]" office:value-type="float" office:value="-0.963802019272393" calcext:value-type="float">
            <text:p>-0.963802019272393</text:p>
          </table:table-cell>
          <table:table-cell table:formula="of:=1-[.G48]" office:value-type="float" office:value="-1.41547897313425" calcext:value-type="float">
            <text:p>-1.41547897313425</text:p>
          </table:table-cell>
        </table:table-row>
        <table:table-row table:style-name="ro1">
          <table:table-cell table:formula="of:=[$LCInfL.A50]" office:value-type="string" office:string-value="AgeGr80+" calcext:value-type="string">
            <text:p>AgeGr80+</text:p>
          </table:table-cell>
          <table:table-cell table:formula="of:=[$LCInfL.B50]" office:value-type="float" office:value="0.8829" calcext:value-type="float">
            <text:p>0.8829</text:p>
          </table:table-cell>
          <table:table-cell table:formula="of:=[$LCInfL.B50]-[$LCInfL.C50]*1.96" office:value-type="float" office:value="0.7850372" calcext:value-type="float">
            <text:p>0.7850372</text:p>
          </table:table-cell>
          <table:table-cell table:formula="of:=[$LCInfL.B50]+[$LCInfL.C50]*1.96" office:value-type="float" office:value="0.9807628" calcext:value-type="float">
            <text:p>0.9807628</text:p>
          </table:table-cell>
          <table:table-cell table:formula="of:=EXP([.B49])" office:value-type="float" office:value="2.4179014632061" calcext:value-type="float">
            <text:p>2.4179014632061</text:p>
          </table:table-cell>
          <table:table-cell table:formula="of:=EXP([.C49])" office:value-type="float" office:value="2.1924884997884" calcext:value-type="float">
            <text:p>2.1924884997884</text:p>
          </table:table-cell>
          <table:table-cell table:formula="of:=EXP([.D49])" office:value-type="float" office:value="2.66648946452327" calcext:value-type="float">
            <text:p>2.66648946452327</text:p>
          </table:table-cell>
          <table:table-cell table:formula="of:=1-[.E49]" office:value-type="float" office:value="-1.4179014632061" calcext:value-type="float">
            <text:p>-1.4179014632061</text:p>
          </table:table-cell>
          <table:table-cell table:formula="of:=1-[.F49]" office:value-type="float" office:value="-1.1924884997884" calcext:value-type="float">
            <text:p>-1.1924884997884</text:p>
          </table:table-cell>
          <table:table-cell table:formula="of:=1-[.G49]" office:value-type="float" office:value="-1.66648946452327" calcext:value-type="float">
            <text:p>-1.66648946452327</text:p>
          </table:table-cell>
        </table:table-row>
        <table:table-row table:style-name="ro1">
          <table:table-cell table:formula="of:=[$LCInfL.A51]" office:value-type="string" office:string-value="SexM" calcext:value-type="string">
            <text:p>SexM</text:p>
          </table:table-cell>
          <table:table-cell table:formula="of:=[$LCInfL.B51]" office:value-type="float" office:value="-0.19891" calcext:value-type="float">
            <text:p>-0.19891</text:p>
          </table:table-cell>
          <table:table-cell table:formula="of:=[$LCInfL.B51]-[$LCInfL.C51]*1.96" office:value-type="float" office:value="-0.2360128" calcext:value-type="float">
            <text:p>-0.2360128</text:p>
          </table:table-cell>
          <table:table-cell table:formula="of:=[$LCInfL.B51]+[$LCInfL.C51]*1.96" office:value-type="float" office:value="-0.1618072" calcext:value-type="float">
            <text:p>-0.1618072</text:p>
          </table:table-cell>
          <table:table-cell table:formula="of:=EXP([.B50])" office:value-type="float" office:value="0.819623656142602" calcext:value-type="float">
            <text:p>0.819623656142602</text:p>
          </table:table-cell>
          <table:table-cell table:formula="of:=EXP([.C50])" office:value-type="float" office:value="0.789770564804875" calcext:value-type="float">
            <text:p>0.789770564804875</text:p>
          </table:table-cell>
          <table:table-cell table:formula="of:=EXP([.D50])" office:value-type="float" office:value="0.850605185411716" calcext:value-type="float">
            <text:p>0.850605185411716</text:p>
          </table:table-cell>
          <table:table-cell table:formula="of:=1-[.E50]" office:value-type="float" office:value="0.180376343857398" calcext:value-type="float">
            <text:p>0.180376343857398</text:p>
          </table:table-cell>
          <table:table-cell table:formula="of:=1-[.F50]" office:value-type="float" office:value="0.210229435195125" calcext:value-type="float">
            <text:p>0.210229435195125</text:p>
          </table:table-cell>
          <table:table-cell table:formula="of:=1-[.G50]" office:value-type="float" office:value="0.149394814588284" calcext:value-type="float">
            <text:p>0.149394814588284</text:p>
          </table:table-cell>
        </table:table-row>
        <table:table-row table:style-name="ro1">
          <table:table-cell table:formula="of:=[$LCInfL.A52]" office:value-type="float" office:value="0" calcext:value-type="float">
            <text:p>0</text:p>
          </table:table-cell>
          <table:table-cell table:formula="of:=[$LCInfL.B52]" office:value-type="float" office:value="0" calcext:value-type="float">
            <text:p>0</text:p>
          </table:table-cell>
          <table:table-cell table:formula="of:=[$LCInfL.B52]-[$LCInfL.C52]*1.96" office:value-type="float" office:value="0" calcext:value-type="float">
            <text:p>0</text:p>
          </table:table-cell>
          <table:table-cell table:formula="of:=[$LCInfL.B52]+[$LCInfL.C52]*1.96" office:value-type="float" office:value="0" calcext:value-type="float">
            <text:p>0</text:p>
          </table:table-cell>
          <table:table-cell table:formula="of:=EXP([.B51])" office:value-type="float" office:value="1" calcext:value-type="float">
            <text:p>1</text:p>
          </table:table-cell>
          <table:table-cell table:formula="of:=EXP([.C51])" office:value-type="float" office:value="1" calcext:value-type="float">
            <text:p>1</text:p>
          </table:table-cell>
          <table:table-cell table:formula="of:=EXP([.D51])" office:value-type="float" office:value="1" calcext:value-type="float">
            <text:p>1</text:p>
          </table:table-cell>
          <table:table-cell table:formula="of:=1-[.E51]" office:value-type="float" office:value="0" calcext:value-type="float">
            <text:p>0</text:p>
          </table:table-cell>
          <table:table-cell table:formula="of:=1-[.F51]" office:value-type="float" office:value="0" calcext:value-type="float">
            <text:p>0</text:p>
          </table:table-cell>
          <table:table-cell table:formula="of:=1-[.G51]" office:value-type="float" office:value="0" calcext:value-type="float">
            <text:p>0</text:p>
          </table:table-cell>
        </table:table-row>
        <table:table-row table:style-name="ro1">
          <table:table-cell table:formula="of:=[$LCInfL.A53]" office:value-type="float" office:value="0" calcext:value-type="float">
            <text:p>0</text:p>
          </table:table-cell>
          <table:table-cell table:formula="of:=[$LCInfL.B53]" office:value-type="float" office:value="0" calcext:value-type="float">
            <text:p>0</text:p>
          </table:table-cell>
          <table:table-cell table:formula="of:=[$LCInfL.B53]-[$LCInfL.C53]*1.96" office:value-type="float" office:value="0" calcext:value-type="float">
            <text:p>0</text:p>
          </table:table-cell>
          <table:table-cell table:formula="of:=[$LCInfL.B53]+[$LCInfL.C53]*1.96" office:value-type="float" office:value="0" calcext:value-type="float">
            <text:p>0</text:p>
          </table:table-cell>
          <table:table-cell table:formula="of:=EXP([.B52])" office:value-type="float" office:value="1" calcext:value-type="float">
            <text:p>1</text:p>
          </table:table-cell>
          <table:table-cell table:formula="of:=EXP([.C52])" office:value-type="float" office:value="1" calcext:value-type="float">
            <text:p>1</text:p>
          </table:table-cell>
          <table:table-cell table:formula="of:=EXP([.D52])" office:value-type="float" office:value="1" calcext:value-type="float">
            <text:p>1</text:p>
          </table:table-cell>
          <table:table-cell table:formula="of:=1-[.E52]" office:value-type="float" office:value="0" calcext:value-type="float">
            <text:p>0</text:p>
          </table:table-cell>
          <table:table-cell table:formula="of:=1-[.F52]" office:value-type="float" office:value="0" calcext:value-type="float">
            <text:p>0</text:p>
          </table:table-cell>
          <table:table-cell table:formula="of:=1-[.G52]" office:value-type="float" office:value="0" calcext:value-type="float">
            <text:p>0</text:p>
          </table:table-cell>
        </table:table-row>
        <table:table-row table:style-name="ro1">
          <table:table-cell table:formula="of:=[$LCInfL.A54]" office:value-type="float" office:value="0" calcext:value-type="float">
            <text:p>0</text:p>
          </table:table-cell>
          <table:table-cell table:formula="of:=[$LCInfL.B54]" office:value-type="float" office:value="0" calcext:value-type="float">
            <text:p>0</text:p>
          </table:table-cell>
          <table:table-cell table:formula="of:=[$LCInfL.B54]-[$LCInfL.C54]*1.96" office:value-type="float" office:value="0" calcext:value-type="float">
            <text:p>0</text:p>
          </table:table-cell>
          <table:table-cell table:formula="of:=[$LCInfL.B54]+[$LCInfL.C54]*1.96" office:value-type="float" office:value="0" calcext:value-type="float">
            <text:p>0</text:p>
          </table:table-cell>
          <table:table-cell table:formula="of:=EXP([.B53])" office:value-type="float" office:value="1" calcext:value-type="float">
            <text:p>1</text:p>
          </table:table-cell>
          <table:table-cell table:formula="of:=EXP([.C53])" office:value-type="float" office:value="1" calcext:value-type="float">
            <text:p>1</text:p>
          </table:table-cell>
          <table:table-cell table:formula="of:=EXP([.D53])" office:value-type="float" office:value="1" calcext:value-type="float">
            <text:p>1</text:p>
          </table:table-cell>
          <table:table-cell table:formula="of:=1-[.E53]" office:value-type="float" office:value="0" calcext:value-type="float">
            <text:p>0</text:p>
          </table:table-cell>
          <table:table-cell table:formula="of:=1-[.F53]" office:value-type="float" office:value="0" calcext:value-type="float">
            <text:p>0</text:p>
          </table:table-cell>
          <table:table-cell table:formula="of:=1-[.G53]" office:value-type="float" office:value="0" calcext:value-type="float">
            <text:p>0</text:p>
          </table:table-cell>
        </table:table-row>
        <table:table-row table:style-name="ro1">
          <table:table-cell table:formula="of:=[$LCInfL.A55]" office:value-type="float" office:value="0" calcext:value-type="float">
            <text:p>0</text:p>
          </table:table-cell>
          <table:table-cell table:formula="of:=[$LCInfL.B55]" office:value-type="float" office:value="0" calcext:value-type="float">
            <text:p>0</text:p>
          </table:table-cell>
          <table:table-cell table:formula="of:=[$LCInfL.B55]-[$LCInfL.C55]*1.96" office:value-type="float" office:value="0" calcext:value-type="float">
            <text:p>0</text:p>
          </table:table-cell>
          <table:table-cell table:formula="of:=[$LCInfL.B55]+[$LCInfL.C55]*1.96" office:value-type="float" office:value="0" calcext:value-type="float">
            <text:p>0</text:p>
          </table:table-cell>
          <table:table-cell table:formula="of:=EXP([.B54])" office:value-type="float" office:value="1" calcext:value-type="float">
            <text:p>1</text:p>
          </table:table-cell>
          <table:table-cell table:formula="of:=EXP([.C54])" office:value-type="float" office:value="1" calcext:value-type="float">
            <text:p>1</text:p>
          </table:table-cell>
          <table:table-cell table:formula="of:=EXP([.D54])" office:value-type="float" office:value="1" calcext:value-type="float">
            <text:p>1</text:p>
          </table:table-cell>
          <table:table-cell table:formula="of:=1-[.E54]" office:value-type="float" office:value="0" calcext:value-type="float">
            <text:p>0</text:p>
          </table:table-cell>
          <table:table-cell table:formula="of:=1-[.F54]" office:value-type="float" office:value="0" calcext:value-type="float">
            <text:p>0</text:p>
          </table:table-cell>
          <table:table-cell table:formula="of:=1-[.G54]" office:value-type="float" office:value="0" calcext:value-type="float">
            <text:p>0</text:p>
          </table:table-cell>
        </table:table-row>
        <table:table-row table:style-name="ro1">
          <table:table-cell table:formula="of:=[$LCInfL.A56]" office:value-type="float" office:value="0" calcext:value-type="float">
            <text:p>0</text:p>
          </table:table-cell>
          <table:table-cell table:formula="of:=[$LCInfL.B56]" office:value-type="float" office:value="0" calcext:value-type="float">
            <text:p>0</text:p>
          </table:table-cell>
          <table:table-cell table:formula="of:=[$LCInfL.B56]-[$LCInfL.C56]*1.96" office:value-type="float" office:value="0" calcext:value-type="float">
            <text:p>0</text:p>
          </table:table-cell>
          <table:table-cell table:formula="of:=[$LCInfL.B56]+[$LCInfL.C56]*1.96" office:value-type="float" office:value="0" calcext:value-type="float">
            <text:p>0</text:p>
          </table:table-cell>
          <table:table-cell table:formula="of:=EXP([.B55])" office:value-type="float" office:value="1" calcext:value-type="float">
            <text:p>1</text:p>
          </table:table-cell>
          <table:table-cell table:formula="of:=EXP([.C55])" office:value-type="float" office:value="1" calcext:value-type="float">
            <text:p>1</text:p>
          </table:table-cell>
          <table:table-cell table:formula="of:=EXP([.D55])" office:value-type="float" office:value="1" calcext:value-type="float">
            <text:p>1</text:p>
          </table:table-cell>
          <table:table-cell table:formula="of:=1-[.E55]" office:value-type="float" office:value="0" calcext:value-type="float">
            <text:p>0</text:p>
          </table:table-cell>
          <table:table-cell table:formula="of:=1-[.F55]" office:value-type="float" office:value="0" calcext:value-type="float">
            <text:p>0</text:p>
          </table:table-cell>
          <table:table-cell table:formula="of:=1-[.G55]" office:value-type="float" office:value="0" calcext:value-type="float">
            <text:p>0</text:p>
          </table:table-cell>
        </table:table-row>
        <table:table-row table:style-name="ro1">
          <table:table-cell table:formula="of:=[$LCInfL.A57]" office:value-type="float" office:value="0" calcext:value-type="float">
            <text:p>0</text:p>
          </table:table-cell>
          <table:table-cell table:formula="of:=[$LCInfL.B57]" office:value-type="float" office:value="0" calcext:value-type="float">
            <text:p>0</text:p>
          </table:table-cell>
          <table:table-cell table:formula="of:=[$LCInfL.B57]-[$LCInfL.C57]*1.96" office:value-type="float" office:value="0" calcext:value-type="float">
            <text:p>0</text:p>
          </table:table-cell>
          <table:table-cell table:formula="of:=[$LCInfL.B57]+[$LCInfL.C57]*1.96" office:value-type="float" office:value="0" calcext:value-type="float">
            <text:p>0</text:p>
          </table:table-cell>
          <table:table-cell table:formula="of:=EXP([.B56])" office:value-type="float" office:value="1" calcext:value-type="float">
            <text:p>1</text:p>
          </table:table-cell>
          <table:table-cell table:formula="of:=EXP([.C56])" office:value-type="float" office:value="1" calcext:value-type="float">
            <text:p>1</text:p>
          </table:table-cell>
          <table:table-cell table:formula="of:=EXP([.D56])" office:value-type="float" office:value="1" calcext:value-type="float">
            <text:p>1</text:p>
          </table:table-cell>
          <table:table-cell table:formula="of:=1-[.E56]" office:value-type="float" office:value="0" calcext:value-type="float">
            <text:p>0</text:p>
          </table:table-cell>
          <table:table-cell table:formula="of:=1-[.F56]" office:value-type="float" office:value="0" calcext:value-type="float">
            <text:p>0</text:p>
          </table:table-cell>
          <table:table-cell table:formula="of:=1-[.G56]" office:value-type="float" office:value="0" calcext:value-type="float">
            <text:p>0</text:p>
          </table:table-cell>
        </table:table-row>
        <table:table-row table:style-name="ro1">
          <table:table-cell table:formula="of:=[$LCInfL.A58]" office:value-type="float" office:value="0" calcext:value-type="float">
            <text:p>0</text:p>
          </table:table-cell>
          <table:table-cell table:formula="of:=[$LCInfL.B58]" office:value-type="float" office:value="0" calcext:value-type="float">
            <text:p>0</text:p>
          </table:table-cell>
          <table:table-cell table:formula="of:=[$LCInfL.B58]-[$LCInfL.C58]*1.96" office:value-type="float" office:value="0" calcext:value-type="float">
            <text:p>0</text:p>
          </table:table-cell>
          <table:table-cell table:formula="of:=[$LCInfL.B58]+[$LCInfL.C58]*1.96" office:value-type="float" office:value="0" calcext:value-type="float">
            <text:p>0</text:p>
          </table:table-cell>
          <table:table-cell table:formula="of:=EXP([.B57])" office:value-type="float" office:value="1" calcext:value-type="float">
            <text:p>1</text:p>
          </table:table-cell>
          <table:table-cell table:formula="of:=EXP([.C57])" office:value-type="float" office:value="1" calcext:value-type="float">
            <text:p>1</text:p>
          </table:table-cell>
          <table:table-cell table:formula="of:=EXP([.D57])" office:value-type="float" office:value="1" calcext:value-type="float">
            <text:p>1</text:p>
          </table:table-cell>
          <table:table-cell table:formula="of:=1-[.E57]" office:value-type="float" office:value="0" calcext:value-type="float">
            <text:p>0</text:p>
          </table:table-cell>
          <table:table-cell table:formula="of:=1-[.F57]" office:value-type="float" office:value="0" calcext:value-type="float">
            <text:p>0</text:p>
          </table:table-cell>
          <table:table-cell table:formula="of:=1-[.G57]" office:value-type="float" office:value="0" calcext:value-type="float">
            <text:p>0</text:p>
          </table:table-cell>
        </table:table-row>
        <table:table-row table:style-name="ro1">
          <table:table-cell table:formula="of:=[$LCInfL.A59]" office:value-type="float" office:value="0" calcext:value-type="float">
            <text:p>0</text:p>
          </table:table-cell>
          <table:table-cell table:formula="of:=[$LCInfL.B59]" office:value-type="float" office:value="0" calcext:value-type="float">
            <text:p>0</text:p>
          </table:table-cell>
          <table:table-cell table:formula="of:=[$LCInfL.B59]-[$LCInfL.C59]*1.96" office:value-type="float" office:value="0" calcext:value-type="float">
            <text:p>0</text:p>
          </table:table-cell>
          <table:table-cell table:formula="of:=[$LCInfL.B59]+[$LCInfL.C59]*1.96" office:value-type="float" office:value="0" calcext:value-type="float">
            <text:p>0</text:p>
          </table:table-cell>
          <table:table-cell table:formula="of:=EXP([.B58])" office:value-type="float" office:value="1" calcext:value-type="float">
            <text:p>1</text:p>
          </table:table-cell>
          <table:table-cell table:formula="of:=EXP([.C58])" office:value-type="float" office:value="1" calcext:value-type="float">
            <text:p>1</text:p>
          </table:table-cell>
          <table:table-cell table:formula="of:=EXP([.D58])" office:value-type="float" office:value="1" calcext:value-type="float">
            <text:p>1</text:p>
          </table:table-cell>
          <table:table-cell table:formula="of:=1-[.E58]" office:value-type="float" office:value="0" calcext:value-type="float">
            <text:p>0</text:p>
          </table:table-cell>
          <table:table-cell table:formula="of:=1-[.F58]" office:value-type="float" office:value="0" calcext:value-type="float">
            <text:p>0</text:p>
          </table:table-cell>
          <table:table-cell table:formula="of:=1-[.G58]" office:value-type="float" office:value="0" calcext:value-type="float">
            <text:p>0</text:p>
          </table:table-cell>
        </table:table-row>
        <table:table-row table:style-name="ro1">
          <table:table-cell table:formula="of:=[$LCInfL.A60]" office:value-type="float" office:value="0" calcext:value-type="float">
            <text:p>0</text:p>
          </table:table-cell>
          <table:table-cell table:formula="of:=[$LCInfL.B60]" office:value-type="float" office:value="0" calcext:value-type="float">
            <text:p>0</text:p>
          </table:table-cell>
          <table:table-cell table:formula="of:=[$LCInfL.B60]-[$LCInfL.C60]*1.96" office:value-type="float" office:value="0" calcext:value-type="float">
            <text:p>0</text:p>
          </table:table-cell>
          <table:table-cell table:formula="of:=[$LCInfL.B60]+[$LCInfL.C60]*1.96" office:value-type="float" office:value="0" calcext:value-type="float">
            <text:p>0</text:p>
          </table:table-cell>
          <table:table-cell table:formula="of:=EXP([.B59])" office:value-type="float" office:value="1" calcext:value-type="float">
            <text:p>1</text:p>
          </table:table-cell>
          <table:table-cell table:formula="of:=EXP([.C59])" office:value-type="float" office:value="1" calcext:value-type="float">
            <text:p>1</text:p>
          </table:table-cell>
          <table:table-cell table:formula="of:=EXP([.D59])" office:value-type="float" office:value="1" calcext:value-type="float">
            <text:p>1</text:p>
          </table:table-cell>
          <table:table-cell table:formula="of:=1-[.E59]" office:value-type="float" office:value="0" calcext:value-type="float">
            <text:p>0</text:p>
          </table:table-cell>
          <table:table-cell table:formula="of:=1-[.F59]" office:value-type="float" office:value="0" calcext:value-type="float">
            <text:p>0</text:p>
          </table:table-cell>
          <table:table-cell table:formula="of:=1-[.G59]" office:value-type="float" office:value="0" calcext:value-type="float">
            <text:p>0</text:p>
          </table:table-cell>
        </table:table-row>
        <table:table-row table:style-name="ro1">
          <table:table-cell table:formula="of:=[$LCInfL.A61]" office:value-type="float" office:value="0" calcext:value-type="float">
            <text:p>0</text:p>
          </table:table-cell>
          <table:table-cell table:formula="of:=[$LCInfL.B61]" office:value-type="float" office:value="0" calcext:value-type="float">
            <text:p>0</text:p>
          </table:table-cell>
          <table:table-cell table:formula="of:=[$LCInfL.B61]-[$LCInfL.C61]*1.96" office:value-type="float" office:value="0" calcext:value-type="float">
            <text:p>0</text:p>
          </table:table-cell>
          <table:table-cell table:formula="of:=[$LCInfL.B61]+[$LCInfL.C61]*1.96" office:value-type="float" office:value="0" calcext:value-type="float">
            <text:p>0</text:p>
          </table:table-cell>
          <table:table-cell table:formula="of:=EXP([.B60])" office:value-type="float" office:value="1" calcext:value-type="float">
            <text:p>1</text:p>
          </table:table-cell>
          <table:table-cell table:formula="of:=EXP([.C60])" office:value-type="float" office:value="1" calcext:value-type="float">
            <text:p>1</text:p>
          </table:table-cell>
          <table:table-cell table:formula="of:=EXP([.D60])" office:value-type="float" office:value="1" calcext:value-type="float">
            <text:p>1</text:p>
          </table:table-cell>
          <table:table-cell table:formula="of:=1-[.E60]" office:value-type="float" office:value="0" calcext:value-type="float">
            <text:p>0</text:p>
          </table:table-cell>
          <table:table-cell table:formula="of:=1-[.F60]" office:value-type="float" office:value="0" calcext:value-type="float">
            <text:p>0</text:p>
          </table:table-cell>
          <table:table-cell table:formula="of:=1-[.G60]" office:value-type="float" office:value="0" calcext:value-type="float">
            <text:p>0</text:p>
          </table:table-cell>
        </table:table-row>
        <table:table-row table:style-name="ro1">
          <table:table-cell table:formula="of:=[$LCInfL.A62]" office:value-type="float" office:value="0" calcext:value-type="float">
            <text:p>0</text:p>
          </table:table-cell>
          <table:table-cell table:formula="of:=[$LCInfL.B62]" office:value-type="float" office:value="0" calcext:value-type="float">
            <text:p>0</text:p>
          </table:table-cell>
          <table:table-cell table:formula="of:=[$LCInfL.B62]-[$LCInfL.C62]*1.96" office:value-type="float" office:value="0" calcext:value-type="float">
            <text:p>0</text:p>
          </table:table-cell>
          <table:table-cell table:formula="of:=[$LCInfL.B62]+[$LCInfL.C62]*1.96" office:value-type="float" office:value="0" calcext:value-type="float">
            <text:p>0</text:p>
          </table:table-cell>
          <table:table-cell table:formula="of:=EXP([.B61])" office:value-type="float" office:value="1" calcext:value-type="float">
            <text:p>1</text:p>
          </table:table-cell>
          <table:table-cell table:formula="of:=EXP([.C61])" office:value-type="float" office:value="1" calcext:value-type="float">
            <text:p>1</text:p>
          </table:table-cell>
          <table:table-cell table:formula="of:=EXP([.D61])" office:value-type="float" office:value="1" calcext:value-type="float">
            <text:p>1</text:p>
          </table:table-cell>
          <table:table-cell table:formula="of:=1-[.E61]" office:value-type="float" office:value="0" calcext:value-type="float">
            <text:p>0</text:p>
          </table:table-cell>
          <table:table-cell table:formula="of:=1-[.F61]" office:value-type="float" office:value="0" calcext:value-type="float">
            <text:p>0</text:p>
          </table:table-cell>
          <table:table-cell table:formula="of:=1-[.G61]" office:value-type="float" office:value="0" calcext:value-type="float">
            <text:p>0</text:p>
          </table:table-cell>
        </table:table-row>
        <table:table-row table:style-name="ro1">
          <table:table-cell table:formula="of:=[$LCInfL.A63]" office:value-type="float" office:value="0" calcext:value-type="float">
            <text:p>0</text:p>
          </table:table-cell>
          <table:table-cell table:formula="of:=[$LCInfL.B63]" office:value-type="float" office:value="0" calcext:value-type="float">
            <text:p>0</text:p>
          </table:table-cell>
          <table:table-cell table:formula="of:=[$LCInfL.B63]-[$LCInfL.C63]*1.96" office:value-type="float" office:value="0" calcext:value-type="float">
            <text:p>0</text:p>
          </table:table-cell>
          <table:table-cell table:formula="of:=[$LCInfL.B63]+[$LCInfL.C63]*1.96" office:value-type="float" office:value="0" calcext:value-type="float">
            <text:p>0</text:p>
          </table:table-cell>
          <table:table-cell table:formula="of:=EXP([.B62])" office:value-type="float" office:value="1" calcext:value-type="float">
            <text:p>1</text:p>
          </table:table-cell>
          <table:table-cell table:formula="of:=EXP([.C62])" office:value-type="float" office:value="1" calcext:value-type="float">
            <text:p>1</text:p>
          </table:table-cell>
          <table:table-cell table:formula="of:=EXP([.D62])" office:value-type="float" office:value="1" calcext:value-type="float">
            <text:p>1</text:p>
          </table:table-cell>
          <table:table-cell table:formula="of:=1-[.E62]" office:value-type="float" office:value="0" calcext:value-type="float">
            <text:p>0</text:p>
          </table:table-cell>
          <table:table-cell table:formula="of:=1-[.F62]" office:value-type="float" office:value="0" calcext:value-type="float">
            <text:p>0</text:p>
          </table:table-cell>
          <table:table-cell table:formula="of:=1-[.G62]" office:value-type="float" office:value="0" calcext:value-type="float">
            <text:p>0</text:p>
          </table:table-cell>
        </table:table-row>
        <table:table-row table:style-name="ro1">
          <table:table-cell table:formula="of:=[$LCInfL.A64]" office:value-type="float" office:value="0" calcext:value-type="float">
            <text:p>0</text:p>
          </table:table-cell>
          <table:table-cell table:formula="of:=[$LCInfL.B64]" office:value-type="float" office:value="0" calcext:value-type="float">
            <text:p>0</text:p>
          </table:table-cell>
          <table:table-cell table:formula="of:=[$LCInfL.B64]-[$LCInfL.C64]*1.96" office:value-type="float" office:value="0" calcext:value-type="float">
            <text:p>0</text:p>
          </table:table-cell>
          <table:table-cell table:formula="of:=[$LCInfL.B64]+[$LCInfL.C64]*1.96" office:value-type="float" office:value="0" calcext:value-type="float">
            <text:p>0</text:p>
          </table:table-cell>
          <table:table-cell table:formula="of:=EXP([.B63])" office:value-type="float" office:value="1" calcext:value-type="float">
            <text:p>1</text:p>
          </table:table-cell>
          <table:table-cell table:formula="of:=EXP([.C63])" office:value-type="float" office:value="1" calcext:value-type="float">
            <text:p>1</text:p>
          </table:table-cell>
          <table:table-cell table:formula="of:=EXP([.D63])" office:value-type="float" office:value="1" calcext:value-type="float">
            <text:p>1</text:p>
          </table:table-cell>
          <table:table-cell table:formula="of:=1-[.E63]" office:value-type="float" office:value="0" calcext:value-type="float">
            <text:p>0</text:p>
          </table:table-cell>
          <table:table-cell table:formula="of:=1-[.F63]" office:value-type="float" office:value="0" calcext:value-type="float">
            <text:p>0</text:p>
          </table:table-cell>
          <table:table-cell table:formula="of:=1-[.G63]" office:value-type="float" office:value="0" calcext:value-type="float">
            <text:p>0</text:p>
          </table:table-cell>
        </table:table-row>
      </table:table>
      <table:table table:name="LCIn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178290429150121" calcext:value-type="float">
            <text:p>0.178290429150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2280118867396" calcext:value-type="float">
            <text:p>0.2280118867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27773334432908" calcext:value-type="float">
            <text:p>0.27773334432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327454801918559" calcext:value-type="float">
            <text:p>0.327454801918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377176259508038" calcext:value-type="float">
            <text:p>0.377176259508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426897717097517" calcext:value-type="float">
            <text:p>0.426897717097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476619174686997" calcext:value-type="float">
            <text:p>0.476619174686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526340632276476" calcext:value-type="float">
            <text:p>0.5263406322764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01-061</text:p>
          </table:table-cell>
          <table:table-cell office:value-type="float" office:value="0.253883900638852" calcext:value-type="float">
            <text:p>0.253883900638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62-122</text:p>
          </table:table-cell>
          <table:table-cell office:value-type="float" office:value="0.219370067883441" calcext:value-type="float">
            <text:p>0.219370067883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23-183</text:p>
          </table:table-cell>
          <table:table-cell office:value-type="float" office:value="0.184856235128029" calcext:value-type="float">
            <text:p>0.1848562351280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84-244</text:p>
          </table:table-cell>
          <table:table-cell office:value-type="float" office:value="0.150342402372617" calcext:value-type="float">
            <text:p>0.1503424023726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062-122</text:p>
          </table:table-cell>
          <table:table-cell office:value-type="float" office:value="-0.380303980029047" calcext:value-type="float">
            <text:p>-0.380303980029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123-183</text:p>
          </table:table-cell>
          <table:table-cell office:value-type="float" office:value="-0.279221590575328" calcext:value-type="float">
            <text:p>-0.279221590575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184-244</text:p>
          </table:table-cell>
          <table:table-cell office:value-type="float" office:value="-0.17813920112161" calcext:value-type="float">
            <text:p>-0.178139201121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245-305</text:p>
          </table:table-cell>
          <table:table-cell office:value-type="float" office:value="-0.0770568116678914" calcext:value-type="float">
            <text:p>-0.07705681166789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306-366</text:p>
          </table:table-cell>
          <table:table-cell office:value-type="float" office:value="0.0240255777858269" calcext:value-type="float">
            <text:p>0.02402557778582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367-427</text:p>
          </table:table-cell>
          <table:table-cell office:value-type="float" office:value="0.125107967239545" calcext:value-type="float">
            <text:p>0.125107967239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inf_428-488</text:p>
          </table:table-cell>
          <table:table-cell office:value-type="float" office:value="0.226190356693264" calcext:value-type="float">
            <text:p>0.226190356693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inf_489-549</text:p>
          </table:table-cell>
          <table:table-cell office:value-type="float" office:value="0.327272746146982" calcext:value-type="float">
            <text:p>0.3272727461469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113015325956569" calcext:value-type="float">
            <text:p>0.1130153259565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0961951921319956" calcext:value-type="float">
            <text:p>0.0961951921319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0793750583074222" calcext:value-type="float">
            <text:p>0.0793750583074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0625549244828487" calcext:value-type="float">
            <text:p>0.0625549244828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0457347906582753" calcext:value-type="float">
            <text:p>0.04573479065827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289146568337019" calcext:value-type="float">
            <text:p>0.02891465683370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0120945230091285" calcext:value-type="float">
            <text:p>0.01209452300912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195080914755906" calcext:value-type="float">
            <text:p>0.1950809147559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149914539691131" calcext:value-type="float">
            <text:p>0.1499145396911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104748164626357" calcext:value-type="float">
            <text:p>0.104748164626357</text:p>
          </table:table-cell>
        </table:table-row>
      </table:table>
      <table:table table:name="LCInfE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-0.0248607287947396" calcext:value-type="float">
            <text:p>-0.0248607287947396</text:p>
          </table:table-cell>
          <table:table-cell office:value-type="float" office:value="-0.0382279431642334" calcext:value-type="float">
            <text:p>-0.0382279431642334</text:p>
          </table:table-cell>
          <table:table-cell office:value-type="float" office:value="-0.0114935144252459" calcext:value-type="float">
            <text:p>-0.0114935144252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72569163777058" calcext:value-type="float">
            <text:p>0.0172569163777058</text:p>
          </table:table-cell>
          <table:table-cell office:value-type="float" office:value="-0.00164717947478079" calcext:value-type="float">
            <text:p>-0.00164717947478079</text:p>
          </table:table-cell>
          <table:table-cell office:value-type="float" office:value="0.0361610122301924" calcext:value-type="float">
            <text:p>0.036161012230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505411947268592" calcext:value-type="float">
            <text:p>-0.0505411947268592</text:p>
          </table:table-cell>
          <table:table-cell office:value-type="float" office:value="-0.0684751947268592" calcext:value-type="float">
            <text:p>-0.0684751947268592</text:p>
          </table:table-cell>
          <table:table-cell office:value-type="float" office:value="-0.0326071947268592" calcext:value-type="float">
            <text:p>-0.0326071947268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0841006691228671" calcext:value-type="float">
            <text:p>0.00841006691228671</text:p>
          </table:table-cell>
          <table:table-cell office:value-type="float" office:value="-0.0226525322706535" calcext:value-type="float">
            <text:p>-0.0226525322706535</text:p>
          </table:table-cell>
          <table:table-cell office:value-type="float" office:value="0.039472666095227" calcext:value-type="float">
            <text:p>0.039472666095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225831875323874" calcext:value-type="float">
            <text:p>0.0225831875323874</text:p>
          </table:table-cell>
          <table:table-cell office:value-type="float" office:value="-0.0412443862582558" calcext:value-type="float">
            <text:p>-0.0412443862582558</text:p>
          </table:table-cell>
          <table:table-cell office:value-type="float" office:value="0.0864107613230306" calcext:value-type="float">
            <text:p>0.0864107613230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73001045918203" calcext:value-type="float">
            <text:p>0.473001045918203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1714448199853" calcext:value-type="float">
            <text:p>0.56171444819985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66331159075148" calcext:value-type="float">
            <text:p>0.366331159075148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73117768924367" calcext:value-type="float">
            <text:p>0.47311776892436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366765607912937" calcext:value-type="float">
            <text:p>0.366765607912937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440747600240823" calcext:value-type="float">
            <text:p>0.440747600240823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28299673726113" calcext:value-type="float">
            <text:p>0.28299673726113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433363735771105" calcext:value-type="float">
            <text:p>0.433363735771105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0965188206577793" calcext:value-type="float">
            <text:p>0.0965188206577793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08541948656607" calcext:value-type="float">
            <text:p>0.208541948656607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313600828750022" calcext:value-type="float">
            <text:p>-0.0313600828750022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78290429150121" calcext:value-type="float">
            <text:p>0.17829042915012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38579503398014" calcext:value-type="float">
            <text:p>0.38579503398014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75072657167511" calcext:value-type="float">
            <text:p>0.47507265716751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281333416072704" calcext:value-type="float">
            <text:p>0.281333416072704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388872818341528" calcext:value-type="float">
            <text:p>0.38887281834152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272460257392717" calcext:value-type="float">
            <text:p>0.272460257392717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869448167658" calcext:value-type="float">
            <text:p>0.34869448167658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187302944345346" calcext:value-type="float">
            <text:p>0.18730294434534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65577059376897" calcext:value-type="float">
            <text:p>0.36557705937689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5225918366503" calcext:value-type="float">
            <text:p>0.09522591836650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97357283568857" calcext:value-type="float">
            <text:p>0.19735728356885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199010369590324" calcext:value-type="float">
            <text:p>-0.0199010369590324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280118867396" calcext:value-type="float">
            <text:p>0.228011886739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34605234871017" calcext:value-type="float">
            <text:p>0.33460523487101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24586776422758" calcext:value-type="float">
            <text:p>0.42458677642275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30552626669657" calcext:value-type="float">
            <text:p>0.23055262666965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04627867758688" calcext:value-type="float">
            <text:p>0.30462786775868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723026534040849" calcext:value-type="float">
            <text:p>-0.72302653404084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181739848483374" calcext:value-type="float">
            <text:p>0.18173984848337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62821094428976" calcext:value-type="float">
            <text:p>-2.628210944289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74199717450988" calcext:value-type="float">
            <text:p>-0.17419971745098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0806024315528838" calcext:value-type="float">
            <text:p>0.0806024315528838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148204447133304" calcext:value-type="float">
            <text:p>0.148204447133304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00763524061418053" calcext:value-type="float">
            <text:p>0.00763524061418053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297790382982688" calcext:value-type="float">
            <text:p>0.297790382982688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64546008927196" calcext:value-type="float">
            <text:p>0.164546008927196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30581004307475" calcext:value-type="float">
            <text:p>0.230581004307475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928435935335232" calcext:value-type="float">
            <text:p>0.0928435935335232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7773334432908" calcext:value-type="float">
            <text:p>0.27773334432908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19688414907577" calcext:value-type="float">
            <text:p>0.3196884149075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82104139268045" calcext:value-type="float">
            <text:p>0.38210413926804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50967869791671" calcext:value-type="float">
            <text:p>0.25096786979167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220382917175848" calcext:value-type="float">
            <text:p>0.22038291717584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58841258565365" calcext:value-type="float">
            <text:p>-0.45884125856536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611938563537107" calcext:value-type="float">
            <text:p>-0.061193856353710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0549391136242" calcext:value-type="float">
            <text:p>-1.0054939113624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53261095432162" calcext:value-type="float">
            <text:p>-0.1532610954321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157188056438109" calcext:value-type="float">
            <text:p>0.015718805643810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0747838314126476" calcext:value-type="float">
            <text:p>0.074783831412647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047116881930904" calcext:value-type="float">
            <text:p>-0.047116881930904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23000370658848" calcext:value-type="float">
            <text:p>0.23000370658848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49482252306968" calcext:value-type="float">
            <text:p>0.149482252306968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04718866662964" calcext:value-type="float">
            <text:p>0.204718866662964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0904091536718716" calcext:value-type="float">
            <text:p>0.090409153671871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327454801918559" calcext:value-type="float">
            <text:p>0.327454801918559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84041426776577" calcext:value-type="float">
            <text:p>0.284041426776577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59882937859402" calcext:value-type="float">
            <text:p>0.35988293785940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199214161144278" calcext:value-type="float">
            <text:p>0.19921416114427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136137966593008" calcext:value-type="float">
            <text:p>0.13613796659300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43050936084382" calcext:value-type="float">
            <text:p>-0.074305093608438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5903350373649" calcext:value-type="float">
            <text:p>0.17590335037364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0480677450058" calcext:value-type="float">
            <text:p>-0.4004806774500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32322473413336" calcext:value-type="float">
            <text:p>-0.13232247341333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29051859306615" calcext:value-type="float">
            <text:p>-0.29051859306615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-0.171312991983174" calcext:value-type="float">
            <text:p>-0.171312991983174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421855857869081" calcext:value-type="float">
            <text:p>-0.42185585786908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162217030194271" calcext:value-type="float">
            <text:p>0.162217030194271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188696954988524" calcext:value-type="float">
            <text:p>0.0188696954988524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14755322115744" calcext:value-type="float">
            <text:p>0.114755322115744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874018206030664" calcext:value-type="float">
            <text:p>-0.0874018206030664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377176259508038" calcext:value-type="float">
            <text:p>0.377176259508038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0664121483501212" calcext:value-type="float">
            <text:p>0.0066412148350121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39876780075231" calcext:value-type="float">
            <text:p>0.13987678007523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47232923383661" calcext:value-type="float">
            <text:p>-0.14723292338366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0518930160101687" calcext:value-type="float">
            <text:p>0.051893016010168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97568703508628" calcext:value-type="float">
            <text:p>-0.049756870350862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89298072971556" calcext:value-type="float">
            <text:p>0.18929807297155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59302907898693" calcext:value-type="float">
            <text:p>-0.35930290789869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1138385139451" calcext:value-type="float">
            <text:p>-0.1113838513945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477087450001156" calcext:value-type="float">
            <text:p>-0.477087450001156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-0.211741580386847" calcext:value-type="float">
            <text:p>-0.211741580386847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80053847310776" calcext:value-type="float">
            <text:p>-0.80053847310776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944303538000623" calcext:value-type="float">
            <text:p>0.094430353800062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146167294856389" calcext:value-type="float">
            <text:p>0.146167294856389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12489653431175" calcext:value-type="float">
            <text:p>0.312489653431175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60391733755349" calcext:value-type="float">
            <text:p>-0.060391733755349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426897717097517" calcext:value-type="float">
            <text:p>0.42689771709751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99627968432512" calcext:value-type="float">
            <text:p>-0.299627968432512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342455912263445" calcext:value-type="float">
            <text:p>0.034245591226344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48925856291772" calcext:value-type="float">
            <text:p>-0.74892585629177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-0.032351934572671" calcext:value-type="float">
            <text:p>-0.03235193457267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554470273961547" calcext:value-type="float">
            <text:p>-0.05544702739615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28933652185177" calcext:value-type="float">
            <text:p>0.1289336521851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78856002684418" calcext:value-type="float">
            <text:p>-0.278856002684418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904452293756839" calcext:value-type="float">
            <text:p>-0.090445229375683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1.28552423575665" calcext:value-type="float">
            <text:p>-1.2855242357566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-0.52808817255881" calcext:value-type="float">
            <text:p>-0.5280881725588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41840289456855" calcext:value-type="float">
            <text:p>-2.41840289456855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.0266436774058536" calcext:value-type="float">
            <text:p>0.0266436774058536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162485052113831" calcext:value-type="float">
            <text:p>-0.162485052113831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248509566692592" calcext:value-type="float">
            <text:p>0.248509566692592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7982550894767" calcext:value-type="float">
            <text:p>-0.7982550894767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476619174686997" calcext:value-type="float">
            <text:p>0.47661917468699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340721109806469" calcext:value-type="float">
            <text:p>0.034072110980646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4651335198589" calcext:value-type="float">
            <text:p>0.864651335198589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89343103719823" calcext:value-type="float">
            <text:p>-5.8934310371982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-0.116596885155511" calcext:value-type="float">
            <text:p>-0.116596885155511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41287630000453" calcext:value-type="float">
            <text:p>-0.14128763000045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367415623257988" calcext:value-type="float">
            <text:p>0.036741562325798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52220134751213" calcext:value-type="float">
            <text:p>-0.3522201347512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69506607356858" calcext:value-type="float">
            <text:p>-0.06950660735685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3.89968239279698" calcext:value-type="float">
            <text:p>-3.89968239279698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.311307539057356" calcext:value-type="float">
            <text:p>0.311307539057356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33.8586472362793" calcext:value-type="float">
            <text:p>-33.8586472362793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0411429989883549" calcext:value-type="float">
            <text:p>-0.0411429989883549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3.85976459744697" calcext:value-type="float">
            <text:p>-3.85976459744697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358624891145821" calcext:value-type="float">
            <text:p>0.358624891145821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35.8229318795851" calcext:value-type="float">
            <text:p>-35.8229318795851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526340632276476" calcext:value-type="float">
            <text:p>0.526340632276476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9366985776068" calcext:value-type="float">
            <text:p>-0.0936698577606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0968765169009521" calcext:value-type="float">
            <text:p>0.0968765169009521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324418842116506" calcext:value-type="float">
            <text:p>-0.324418842116506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485679853380319" calcext:value-type="float">
            <text:p>-0.048567985338031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0778773521275" calcext:value-type="float">
            <text:p>0.87077877352127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2993756936562" calcext:value-type="float">
            <text:p>0.88299375693656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57288594732396" calcext:value-type="float">
            <text:p>0.85728859473239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319777328083" calcext:value-type="float">
            <text:p>0.8931977732808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521702364289202" calcext:value-type="float">
            <text:p>0.52170236428920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01326125446194" calcext:value-type="float">
            <text:p>0.801326125446194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151478164103468" calcext:value-type="float">
            <text:p>-0.15147816410346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67537551737404" calcext:value-type="float">
            <text:p>0.46753755173740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602429709912408" calcext:value-type="float">
            <text:p>0.602429709912408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625234360620472" calcext:value-type="float">
            <text:p>0.625234360620472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578237386378259" calcext:value-type="float">
            <text:p>0.578237386378259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621066412346758" calcext:value-type="float">
            <text:p>0.621066412346758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59914826438561" calcext:value-type="float">
            <text:p>0.25991482643856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06091519743105" calcext:value-type="float">
            <text:p>0.306091519743105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10665268245909" calcext:value-type="float">
            <text:p>0.210665268245909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53883900638852" calcext:value-type="float">
            <text:p>0.253883900638852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2892081403958" calcext:value-type="float">
            <text:p>0.83289208140395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3342076525163" calcext:value-type="float">
            <text:p>0.84334207652516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1745010797448" calcext:value-type="float">
            <text:p>0.8217450107974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56510231713829" calcext:value-type="float">
            <text:p>0.8565102317138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05048091152328" calcext:value-type="float">
            <text:p>0.60504809115232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5925076920421" calcext:value-type="float">
            <text:p>0.835925076920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49294021446749" calcext:value-type="float">
            <text:p>0.04929402144674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385619181839264" calcext:value-type="float">
            <text:p>0.385619181839264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09225709345385" calcext:value-type="float">
            <text:p>0.309225709345385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7148503833179" calcext:value-type="float">
            <text:p>0.34714850383317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269100058082035" calcext:value-type="float">
            <text:p>0.269100058082035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08674079575319" calcext:value-type="float">
            <text:p>0.308674079575319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11726367471714" calcext:value-type="float">
            <text:p>0.211726367471714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58123135207151" calcext:value-type="float">
            <text:p>0.258123135207151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2427959102294" calcext:value-type="float">
            <text:p>0.162427959102294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19370067883441" calcext:value-type="float">
            <text:p>0.21937006788344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3008044809562" calcext:value-type="float">
            <text:p>0.71300804480956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9014709925667" calcext:value-type="float">
            <text:p>0.73901470992566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4409867235921" calcext:value-type="float">
            <text:p>0.68440986723592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19822690146829" calcext:value-type="float">
            <text:p>0.81982269014682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24226458275474" calcext:value-type="float">
            <text:p>0.52422645827547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29650596323" calcext:value-type="float">
            <text:p>0.71022965059632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18828070329038" calcext:value-type="float">
            <text:p>0.218828070329038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303700811941124" calcext:value-type="float">
            <text:p>0.3037008119411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-0.389634076279846" calcext:value-type="float">
            <text:p>-0.389634076279846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-0.2629738310313" calcext:value-type="float">
            <text:p>-0.26297383103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-0.528996736520887" calcext:value-type="float">
            <text:p>-0.528996736520887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-0.00371825319611996" calcext:value-type="float">
            <text:p>-0.0037182531961199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86378492811739" calcext:value-type="float">
            <text:p>0.18637849281173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62475521402251" calcext:value-type="float">
            <text:p>0.262475521402251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102429849897435" calcext:value-type="float">
            <text:p>0.10242984989743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84856235128029" calcext:value-type="float">
            <text:p>0.18485623512802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3376983094995" calcext:value-type="float">
            <text:p>0.643376983094995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590395003939" calcext:value-type="float">
            <text:p>0.7759039500393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32475600490139" calcext:value-type="float">
            <text:p>0.432475600490139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83135148579828" calcext:value-type="float">
            <text:p>0.78313514857982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9062887072045" calcext:value-type="float">
            <text:p>0.37906288707204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61258054000941" calcext:value-type="float">
            <text:p>0.461258054000941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327309067602" calcext:value-type="float">
            <text:p>0.28432730906760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21782442042984" calcext:value-type="float">
            <text:p>0.22178244204298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99542701732059" calcext:value-type="float">
            <text:p>0.29954270173205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825276422841955" calcext:value-type="float">
            <text:p>0.825276422841955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1.80809513333749" calcext:value-type="float">
            <text:p>-1.80809513333749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-0.316110585967559" calcext:value-type="float">
            <text:p>-0.31611058596755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648814252382721" calcext:value-type="float">
            <text:p>0.648814252382721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912816937123452" calcext:value-type="float">
            <text:p>0.912816937123452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414626020929617" calcext:value-type="float">
            <text:p>-0.414626020929617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50342402372617" calcext:value-type="float">
            <text:p>0.15034240237261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45344774378861" calcext:value-type="float">
            <text:p>0.34534477437886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2175885040362" calcext:value-type="float">
            <text:p>0.402175885040362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8311111293662" calcext:value-type="float">
            <text:p>0.28311111293662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9864072144845" calcext:value-type="float">
            <text:p>0.13986407214484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13677434371648" calcext:value-type="float">
            <text:p>0.31367743437164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7590648613269" calcext:value-type="float">
            <text:p>0.37590648613269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45243455308796" calcext:value-type="float">
            <text:p>0.245243455308796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579457022467047" calcext:value-type="float">
            <text:p>0.057945702246704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39300466167501" calcext:value-type="float">
            <text:p>0.33930046616750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0070062193311" calcext:value-type="float">
            <text:p>0.42007006219331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47281704997974" calcext:value-type="float">
            <text:p>0.2472817049979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239726676514351" calcext:value-type="float">
            <text:p>-0.0239726676514351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36309173455633" calcext:value-type="float">
            <text:p>0.23630917345563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4293287398145" calcext:value-type="float">
            <text:p>0.38429328739814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0527573167370058" calcext:value-type="float">
            <text:p>0.052757316737005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105891037549575" calcext:value-type="float">
            <text:p>-0.105891037549575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651227524295495" calcext:value-type="float">
            <text:p>-0.65122752429549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76916136552558" calcext:value-type="float">
            <text:p>0.7691613655255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10.8115078231983" calcext:value-type="float">
            <text:p>-10.81150782319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187809407447715" calcext:value-type="float">
            <text:p>-0.187809407447715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542057104132" calcext:value-type="float">
            <text:p>0.70454205710413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9599681228626" calcext:value-type="float">
            <text:p>0.759599681228626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6874874099988" calcext:value-type="float">
            <text:p>0.63687487409998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398359799874" calcext:value-type="float">
            <text:p>0.703983597998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2395684541436" calcext:value-type="float">
            <text:p>0.5623956845414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602039648777" calcext:value-type="float">
            <text:p>0.64602039648777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9015335889706" calcext:value-type="float">
            <text:p>0.45901533588970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93535385918" calcext:value-type="float">
            <text:p>0.553935353859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34208604550644" calcext:value-type="float">
            <text:p>0.43420860455064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66265947536697" calcext:value-type="float">
            <text:p>0.566265947536697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944268967412" calcext:value-type="float">
            <text:p>0.2619442689674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3887109719619" calcext:value-type="float">
            <text:p>0.40388710971961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104996464011529" calcext:value-type="float">
            <text:p>0.1049964640115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78651984248696" calcext:value-type="float">
            <text:p>0.47865198424869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536461835914956" calcext:value-type="float">
            <text:p>-0.53646183591495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3838865580059" calcext:value-type="float">
            <text:p>0.25383886558005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45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7645632823974" calcext:value-type="float">
            <text:p>0.80764563282397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4268279194267" calcext:value-type="float">
            <text:p>0.864268279194267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7401948844026" calcext:value-type="float">
            <text:p>0.727401948844026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05967836728267" calcext:value-type="float">
            <text:p>0.80596783672826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481337684217" calcext:value-type="float">
            <text:p>0.684813376842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8096316013993" calcext:value-type="float">
            <text:p>0.7809631601399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46457082374362" calcext:value-type="float">
            <text:p>0.54645708237436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78199579045518" calcext:value-type="float">
            <text:p>0.6781995790455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026142336899" calcext:value-type="float">
            <text:p>0.5502614233689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833106705916369" calcext:value-type="float">
            <text:p>0.83310670591636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0.211940769823452" calcext:value-type="float">
            <text:p>-0.21194076982345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50431321362769" calcext:value-type="float">
            <text:p>0.5504313213627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37113445082291" calcext:value-type="float">
            <text:p>0.9371134450822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6415166612419" calcext:value-type="float">
            <text:p>0.976415166612419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32319409493881" calcext:value-type="float">
            <text:p>0.832319409493881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47195461861619" calcext:value-type="float">
            <text:p>0.947195461861619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3181258889311" calcext:value-type="float">
            <text:p>0.73181258889311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803675966389897" calcext:value-type="float">
            <text:p>0.80367596638989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633644000922182" calcext:value-type="float">
            <text:p>0.633644000922182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952667938947026" calcext:value-type="float">
            <text:p>0.952667938947026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61155559237048" calcext:value-type="float">
            <text:p>0.16115555923704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0923371698349" calcext:value-type="float">
            <text:p>0.40923371698349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191097081922065" calcext:value-type="float">
            <text:p>-0.191097081922065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13015325956569" calcext:value-type="float">
            <text:p>0.11301532595656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17105879569216" calcext:value-type="float">
            <text:p>0.917105879569216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41183878189348" calcext:value-type="float">
            <text:p>0.94118387818934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3170889367466" calcext:value-type="float">
            <text:p>0.883170889367466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2563643091169" calcext:value-type="float">
            <text:p>0.91256364309116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00391803312262" calcext:value-type="float">
            <text:p>0.80039180331226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50143021927421" calcext:value-type="float">
            <text:p>0.950143021927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200845423745326" calcext:value-type="float">
            <text:p>0.20084542374532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21516675811202" calcext:value-type="float">
            <text:p>0.921516675811202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789523952771719" calcext:value-type="float">
            <text:p>0.78952395277171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821599404557869" calcext:value-type="float">
            <text:p>0.82159940455786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751681510103416" calcext:value-type="float">
            <text:p>0.75168151010341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765888807737873" calcext:value-type="float">
            <text:p>0.76588880773787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873474231534149" calcext:value-type="float">
            <text:p>0.0873474231534149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39663058598265" calcext:value-type="float">
            <text:p>0.23966305859826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95481069865075" calcext:value-type="float">
            <text:p>-0.09548106986507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0961951921319956" calcext:value-type="float">
            <text:p>0.096195192131995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9095720857118" calcext:value-type="float">
            <text:p>0.919095720857118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50508132014235" calcext:value-type="float">
            <text:p>0.950508132014235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67745901498162" calcext:value-type="float">
            <text:p>0.86774590149816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77931824320718" calcext:value-type="float">
            <text:p>0.87793182432071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795811821628327" calcext:value-type="float">
            <text:p>0.79581182162832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3542597441843" calcext:value-type="float">
            <text:p>0.92354259744184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54692275806401" calcext:value-type="float">
            <text:p>0.45469227580640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92145875156957" calcext:value-type="float">
            <text:p>0.89214587515695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1058884934033" calcext:value-type="float">
            <text:p>0.46105888493403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28317130039131" calcext:value-type="float">
            <text:p>0.528317130039131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84210146252195" calcext:value-type="float">
            <text:p>0.384210146252195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57910967652872" calcext:value-type="float">
            <text:p>0.57910967652872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0661785256724629" calcext:value-type="float">
            <text:p>0.066178525672462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96093893835204" calcext:value-type="float">
            <text:p>0.196093893835204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847318352580047" calcext:value-type="float">
            <text:p>-0.0847318352580047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793750583074222" calcext:value-type="float">
            <text:p>0.079375058307422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827802246798059" calcext:value-type="float">
            <text:p>0.827802246798059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885796281930638" calcext:value-type="float">
            <text:p>0.88579628193063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740358136240475" calcext:value-type="float">
            <text:p>0.740358136240475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843300005550268" calcext:value-type="float">
            <text:p>0.84330000555026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97304179858662" calcext:value-type="float">
            <text:p>0.89730417985866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57373332938372" calcext:value-type="float">
            <text:p>0.95737333293837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52586064041682" calcext:value-type="float">
            <text:p>0.75258606404168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62775074502713" calcext:value-type="float">
            <text:p>0.862775074502713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68189800975465" calcext:value-type="float">
            <text:p>0.268189800975465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354115017033536" calcext:value-type="float">
            <text:p>0.35411501703353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.170833536124905" calcext:value-type="float">
            <text:p>0.17083353612490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92330545319567" calcext:value-type="float">
            <text:p>0.392330545319567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00935049838927" calcext:value-type="float">
            <text:p>0.100935049838927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6429311646117" calcext:value-type="float">
            <text:p>0.216429311646117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315824680811339" calcext:value-type="float">
            <text:p>-0.0315824680811339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0625549244828487" calcext:value-type="float">
            <text:p>0.062554924482848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826960803857464" calcext:value-type="float">
            <text:p>0.826960803857464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07007136179852" calcext:value-type="float">
            <text:p>0.90700713617985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678012245546441" calcext:value-type="float">
            <text:p>0.678012245546441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08668186779817" calcext:value-type="float">
            <text:p>0.808668186779817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5045502077627" calcext:value-type="float">
            <text:p>0.795045502077627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6933489250824" calcext:value-type="float">
            <text:p>0.87693348925082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58669560362967" calcext:value-type="float">
            <text:p>0.65866956036296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33404273848468" calcext:value-type="float">
            <text:p>0.83340427384846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0244912893670667" calcext:value-type="float">
            <text:p>0.0244912893670667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214012139139857" calcext:value-type="float">
            <text:p>0.214012139139857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210727661212641" calcext:value-type="float">
            <text:p>-0.21072766121264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205551414110414" calcext:value-type="float">
            <text:p>0.205551414110414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721822912236825" calcext:value-type="float">
            <text:p>0.0721822912236825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272211212543021" calcext:value-type="float">
            <text:p>0.272211212543021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182823527313303" calcext:value-type="float">
            <text:p>-0.182823527313303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457347906582753" calcext:value-type="float">
            <text:p>0.045734790658275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4416751674853" calcext:value-type="float">
            <text:p>0.74416751674853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93597984798353" calcext:value-type="float">
            <text:p>0.893597984798353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384877632603331" calcext:value-type="float">
            <text:p>0.38487763260333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774036368009367" calcext:value-type="float">
            <text:p>0.77403636800936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798046697572854" calcext:value-type="float">
            <text:p>0.79804669757285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83143009409795" calcext:value-type="float">
            <text:p>0.88314300940979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650982485898034" calcext:value-type="float">
            <text:p>0.6509824858980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04033473194223" calcext:value-type="float">
            <text:p>0.804033473194223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377038717716208" calcext:value-type="float">
            <text:p>-0.377038717716208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0863895180381313" calcext:value-type="float">
            <text:p>0.0863895180381313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1.07554058050818" calcext:value-type="float">
            <text:p>-1.07554058050818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187722829012603" calcext:value-type="float">
            <text:p>0.018772282901260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0958167766925413" calcext:value-type="float">
            <text:p>-0.0958167766925413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14351929734338" calcext:value-type="float">
            <text:p>0.314351929734338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751356796812047" calcext:value-type="float">
            <text:p>-0.751356796812047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289146568337019" calcext:value-type="float">
            <text:p>0.028914656833701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767196039346826" calcext:value-type="float">
            <text:p>0.767196039346826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67225096996615" calcext:value-type="float">
            <text:p>0.96722509699661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653633699242604" calcext:value-type="float">
            <text:p>-0.653633699242604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739404549238917" calcext:value-type="float">
            <text:p>0.73940454923891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59691133955162" calcext:value-type="float">
            <text:p>0.5969113395516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744034784304603" calcext:value-type="float">
            <text:p>0.74403478430460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65224420276605" calcext:value-type="float">
            <text:p>0.36522442027660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74662672539978" calcext:value-type="float">
            <text:p>0.77466267253997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207128716475515" calcext:value-type="float">
            <text:p>0.20712871647551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801838336776863" calcext:value-type="float">
            <text:p>0.801838336776863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17238391126082" calcext:value-type="float">
            <text:p>-2.17238391126082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168006848307893" calcext:value-type="float">
            <text:p>-0.168006848307893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137560260703683" calcext:value-type="float">
            <text:p>0.137560260703683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787360109718554" calcext:value-type="float">
            <text:p>0.787360109718554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2.49794341472344" calcext:value-type="float">
            <text:p>-2.49794341472344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0120945230091285" calcext:value-type="float">
            <text:p>0.012094523009128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788815286032706" calcext:value-type="float">
            <text:p>0.78881528603270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05361111167468" calcext:value-type="float">
            <text:p>0.90536111116746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28745698902195" calcext:value-type="float">
            <text:p>0.528745698902195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45291871885733" calcext:value-type="float">
            <text:p>0.745291871885733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588179533786519" calcext:value-type="float">
            <text:p>0.58817953378651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1546845473237" calcext:value-type="float">
            <text:p>0.815468454732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0809371040256569" calcext:value-type="float">
            <text:p>0.080937104025656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715921071231489" calcext:value-type="float">
            <text:p>0.71592107123148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6255237987796" calcext:value-type="float">
            <text:p>0.9625523798779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5159608170166" calcext:value-type="float">
            <text:p>0.9751596081701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43546613015966" calcext:value-type="float">
            <text:p>0.9435466130159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5809195656882" calcext:value-type="float">
            <text:p>0.9580919565688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11026368257849" calcext:value-type="float">
            <text:p>0.911026368257849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50872581732109" calcext:value-type="float">
            <text:p>0.95087258173210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838861730892911" calcext:value-type="float">
            <text:p>0.838861730892911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09085331432053" calcext:value-type="float">
            <text:p>0.909085331432053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40276527124246" calcext:value-type="float">
            <text:p>0.740276527124246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771663780596567" calcext:value-type="float">
            <text:p>0.77166378059656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704574760242228" calcext:value-type="float">
            <text:p>0.704574760242228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744993793131027" calcext:value-type="float">
            <text:p>0.744993793131027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27628788025894" calcext:value-type="float">
            <text:p>0.227628788025894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36189658117059" calcext:value-type="float">
            <text:p>0.336189658117059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101313656255826" calcext:value-type="float">
            <text:p>0.101313656255826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95080914755906" calcext:value-type="float">
            <text:p>0.195080914755906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1538917507427" calcext:value-type="float">
            <text:p>0.96153891750742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2570565674832" calcext:value-type="float">
            <text:p>0.97257056567483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6070529600999" calcext:value-type="float">
            <text:p>0.94607052960099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9090196563688" calcext:value-type="float">
            <text:p>0.93909019656368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86452073699057" calcext:value-type="float">
            <text:p>0.88645207369905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28755805732548" calcext:value-type="float">
            <text:p>0.92875580573254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9029021244268" calcext:value-type="float">
            <text:p>0.81902902124426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7904778292339" calcext:value-type="float">
            <text:p>0.89790477829233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74864918799656" calcext:value-type="float">
            <text:p>0.574864918799656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26319223398165" calcext:value-type="float">
            <text:p>0.626319223398165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16325568280957" calcext:value-type="float">
            <text:p>0.516325568280957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96662205595717" calcext:value-type="float">
            <text:p>0.59666220559571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462655494475087" calcext:value-type="float">
            <text:p>0.0462655494475087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74190201387072" calcext:value-type="float">
            <text:p>0.174190201387072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101475671151503" calcext:value-type="float">
            <text:p>-0.10147567115150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49914539691131" calcext:value-type="float">
            <text:p>0.14991453969113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39912656250121" calcext:value-type="float">
            <text:p>0.93991265625012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7740332411947" calcext:value-type="float">
            <text:p>0.9677403324119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88080406623493" calcext:value-type="float">
            <text:p>0.88808040662349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0088436558557" calcext:value-type="float">
            <text:p>0.9200884365585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4762581578246" calcext:value-type="float">
            <text:p>0.884762581578246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9662411647801" calcext:value-type="float">
            <text:p>0.9296624116478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11201053155025" calcext:value-type="float">
            <text:p>0.81120105315502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86724225152624" calcext:value-type="float">
            <text:p>0.8867242251526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55542063263811" calcext:value-type="float">
            <text:p>0.45554206326381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620630264574676" calcext:value-type="float">
            <text:p>0.620630264574676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21861335474564" calcext:value-type="float">
            <text:p>0.21861335474564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448330618060406" calcext:value-type="float">
            <text:p>0.44833061806040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316083879686492" calcext:value-type="float">
            <text:p>0.31608387968649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548236831517022" calcext:value-type="float">
            <text:p>0.54823683151702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353682908577" calcext:value-type="float">
            <text:p>-0.0353682908577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04748164626357" calcext:value-type="float">
            <text:p>0.104748164626357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59532871045764" calcext:value-type="float">
            <text:p>0.85953287104576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3521652121039" calcext:value-type="float">
            <text:p>0.90352165212103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95487643078217" calcext:value-type="float">
            <text:p>0.79548764307821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7554367201291" calcext:value-type="float">
            <text:p>0.8755436720129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2226926423305" calcext:value-type="float">
            <text:p>0.832226926423305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8109597723103" calcext:value-type="float">
            <text:p>0.87810959772310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69072841736725" calcext:value-type="float">
            <text:p>0.769072841736725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64363118873195" calcext:value-type="float">
            <text:p>0.86436311887319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6876092457295" calcext:value-type="float">
            <text:p>0.87687609245729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3764811349962" calcext:value-type="float">
            <text:p>0.923764811349962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1148303335679" calcext:value-type="float">
            <text:p>0.80114830333567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53182565733481" calcext:value-type="float">
            <text:p>0.8531825657334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79884718645972" calcext:value-type="float">
            <text:p>0.77988471864597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72960021926737" calcext:value-type="float">
            <text:p>0.87296002192673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18618187594287" calcext:value-type="float">
            <text:p>0.61861818759428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42002012593766" calcext:value-type="float">
            <text:p>0.842002012593766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74512414681449" calcext:value-type="float">
            <text:p>0.574512414681449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24330976700326" calcext:value-type="float">
            <text:p>0.8243309767003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0305726180954233" calcext:value-type="float">
            <text:p>-0.030572618095423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30821459454052" calcext:value-type="float">
            <text:p>0.830821459454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0" table:default-cell-style-name="Default"/>
        <table:table-column table:style-name="co1" table:number-columns-repeated="7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table:formula="of:=&quot;trend1: &quot;&amp;ROUND(SUMIF(INDIRECT(&quot;$&quot;&amp;[.B$1]&amp;&quot;E.$b$2:$&quot;&amp;[.B$1]&amp;&quot;E.$b$101&quot;);[.$A$1];INDIRECT(&quot;$&quot;&amp;[.B$1]&amp;&quot;E.$C$2:$&quot;&amp;[.B$1]&amp;&quot;E.$C$101&quot;))*100;2)&amp;&quot;% (&quot;&amp;ROUND(SUMIF(INDIRECT(&quot;$&quot;&amp;[.B$1]&amp;&quot;E.$b$2:$&quot;&amp;[.B$1]&amp;&quot;E.$b$101&quot;);[.$A$1];INDIRECT(&quot;$&quot;&amp;[.B$1]&amp;&quot;E.$D$2:$&quot;&amp;[.B$1]&amp;&quot;E.$D$101&quot;))*100;2)&amp;&quot;,&quot;&amp;ROUND(SUMIF(INDIRECT(&quot;$&quot;&amp;[.B$1]&amp;&quot;E.$b$2:$&quot;&amp;[.B$1]&amp;&quot;E.$b$101&quot;);[.$A$1];INDIRECT(&quot;$&quot;&amp;[.B$1]&amp;&quot;E.$E$2:$&quot;&amp;[.B$1]&amp;&quot;E.$E$101&quot;))*100;2)&amp;&quot;)&quot;" office:value-type="string" office:string-value="trend1: 0.16% (-0.43,0.76)" calcext:value-type="string">
            <text:p>trend1: 0.16% (-0.43,0.76)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table:formula="of:=&quot;trend2: &quot;&amp;ROUND(SUMIF(INDIRECT(&quot;$&quot;&amp;[.F$1]&amp;&quot;E.$b$2:$&quot;&amp;[.F$1]&amp;&quot;E.$b$101&quot;);[.$A$1];INDIRECT(&quot;$&quot;&amp;[.F$1]&amp;&quot;E.$C$2:$&quot;&amp;[.F$1]&amp;&quot;E.$C$101&quot;))*100;2)&amp;&quot;% (&quot;&amp;ROUND(SUMIF(INDIRECT(&quot;$&quot;&amp;[.F$1]&amp;&quot;E.$b$2:$&quot;&amp;[.F$1]&amp;&quot;E.$b$101&quot;);[.$A$1];INDIRECT(&quot;$&quot;&amp;[.F$1]&amp;&quot;E.$D$2:$&quot;&amp;[.F$1]&amp;&quot;E.$D$101&quot;))*100;2)&amp;&quot;,&quot;&amp;ROUND(SUMIF(INDIRECT(&quot;$&quot;&amp;[.F$1]&amp;&quot;E.$b$2:$&quot;&amp;[.F$1]&amp;&quot;E.$b$101&quot;);[.$A$1];INDIRECT(&quot;$&quot;&amp;[.F$1]&amp;&quot;E.$E$2:$&quot;&amp;[.F$1]&amp;&quot;E.$E$101&quot;))*100;2)&amp;&quot;)&quot;" office:value-type="string" office:string-value="trend2: 1.47% (-0.32,3.27)" calcext:value-type="string">
            <text:p>trend2: 1.47% (-0.32,3.27)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table:formula="of:=&quot;trend3: &quot;&amp;ROUND(SUMIF(INDIRECT(&quot;$&quot;&amp;[.J$1]&amp;&quot;E.$b$2:$&quot;&amp;[.J$1]&amp;&quot;E.$b$101&quot;);[.$A$1];INDIRECT(&quot;$&quot;&amp;[.J$1]&amp;&quot;E.$C$2:$&quot;&amp;[.J$1]&amp;&quot;E.$C$101&quot;))*100;2)&amp;&quot;% (&quot;&amp;ROUND(SUMIF(INDIRECT(&quot;$&quot;&amp;[.J$1]&amp;&quot;E.$b$2:$&quot;&amp;[.J$1]&amp;&quot;E.$b$101&quot;);[.$A$1];INDIRECT(&quot;$&quot;&amp;[.J$1]&amp;&quot;E.$D$2:$&quot;&amp;[.J$1]&amp;&quot;E.$D$101&quot;))*100;2)&amp;&quot;,&quot;&amp;ROUND(SUMIF(INDIRECT(&quot;$&quot;&amp;[.J$1]&amp;&quot;E.$b$2:$&quot;&amp;[.J$1]&amp;&quot;E.$b$101&quot;);[.$A$1];INDIRECT(&quot;$&quot;&amp;[.J$1]&amp;&quot;E.$E$2:$&quot;&amp;[.J$1]&amp;&quot;E.$E$101&quot;))*100;2)&amp;&quot;)&quot;" office:value-type="string" office:string-value="trend3: 8.88% (7.84,9.91)" calcext:value-type="string">
            <text:p>trend3: 8.88% (7.84,9.91)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table:formula="of:=&quot;trend4: &quot;&amp;ROUND(SUMIF(INDIRECT(&quot;$&quot;&amp;[.N$1]&amp;&quot;E.$b$2:$&quot;&amp;[.N$1]&amp;&quot;E.$b$101&quot;);[.$A$1];INDIRECT(&quot;$&quot;&amp;[.N$1]&amp;&quot;E.$C$2:$&quot;&amp;[.N$1]&amp;&quot;E.$C$101&quot;))*100;2)&amp;&quot;% (&quot;&amp;ROUND(SUMIF(INDIRECT(&quot;$&quot;&amp;[.N$1]&amp;&quot;E.$b$2:$&quot;&amp;[.N$1]&amp;&quot;E.$b$101&quot;);[.$A$1];INDIRECT(&quot;$&quot;&amp;[.N$1]&amp;&quot;E.$D$2:$&quot;&amp;[.N$1]&amp;&quot;E.$D$101&quot;))*100;2)&amp;&quot;,&quot;&amp;ROUND(SUMIF(INDIRECT(&quot;$&quot;&amp;[.N$1]&amp;&quot;E.$b$2:$&quot;&amp;[.N$1]&amp;&quot;E.$b$101&quot;);[.$A$1];INDIRECT(&quot;$&quot;&amp;[.N$1]&amp;&quot;E.$E$2:$&quot;&amp;[.N$1]&amp;&quot;E.$E$101&quot;))*100;2)&amp;&quot;)&quot;" office:value-type="string" office:string-value="trend4: -5.05% (-6.85,-3.26)" calcext:value-type="string">
            <text:p>trend4: -5.05% (-6.85,-3.26)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6043021469357" calcext:value-type="float">
            <text:p>0.87604302146935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7086609216452" calcext:value-type="float">
            <text:p>0.91708660921645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4682135403693" calcext:value-type="float">
            <text:p>0.814682135403693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90408648885626" calcext:value-type="float">
            <text:p>0.89040864888562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4172820211756" calcext:value-type="float">
            <text:p>0.91417282021175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7920674313671" calcext:value-type="float">
            <text:p>0.98792067431367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90172516108185" calcext:value-type="float">
            <text:p>0.39017251610818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44783041871467" calcext:value-type="float">
            <text:p>0.844783041871467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83203574609303" calcext:value-type="float">
            <text:p>0.583203574609303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3625903029012" calcext:value-type="float">
            <text:p>0.63625903029012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22409421305988" calcext:value-type="float">
            <text:p>0.522409421305988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06781631679816" calcext:value-type="float">
            <text:p>0.506781631679816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549264031837565" calcext:value-type="float">
            <text:p>-0.549264031837565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-0.337391667171044" calcext:value-type="float">
            <text:p>-0.337391667171044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794701656413577" calcext:value-type="float">
            <text:p>-0.794701656413577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380303980029047" calcext:value-type="float">
            <text:p>-0.38030398002904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4762771801707" calcext:value-type="float">
            <text:p>0.88476277180170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307468035376" calcext:value-type="float">
            <text:p>0.9483074680353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3103727789664" calcext:value-type="float">
            <text:p>0.74310372778966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87134278355979" calcext:value-type="float">
            <text:p>0.8871342783559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0974655667285" calcext:value-type="float">
            <text:p>0.8097465566728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748039368342" calcext:value-type="float">
            <text:p>0.928748039368342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91994713170676" calcext:value-type="float">
            <text:p>0.4919947131706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15318336209064" calcext:value-type="float">
            <text:p>0.81531833620906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2630558748231" calcext:value-type="float">
            <text:p>0.46263055874823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8253329932613" calcext:value-type="float">
            <text:p>0.582533299326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082899404309" calcext:value-type="float">
            <text:p>0.308289940430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329207225664967" calcext:value-type="float">
            <text:p>0.329207225664967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-0.164870590812395" calcext:value-type="float">
            <text:p>-0.164870590812395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12163433799308" calcext:value-type="float">
            <text:p>0.11216343379930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528348285029849" calcext:value-type="float">
            <text:p>-0.528348285029849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-0.279221590575328" calcext:value-type="float">
            <text:p>-0.279221590575328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14735730303156" calcext:value-type="float">
            <text:p>0.61473573030315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61609755972755" calcext:value-type="float">
            <text:p>0.76160975597275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77371510689512" calcext:value-type="float">
            <text:p>0.37737151068951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85853630546662" calcext:value-type="float">
            <text:p>0.7858536305466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197927715730052" calcext:value-type="float">
            <text:p>0.19792771573005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599280781526032" calcext:value-type="float">
            <text:p>0.599280781526032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605413265787265" calcext:value-type="float">
            <text:p>-0.60541326578726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151632819650119" calcext:value-type="float">
            <text:p>0.15163281965011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-0.204843881948233" calcext:value-type="float">
            <text:p>-0.204843881948233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429718511170127" calcext:value-type="float">
            <text:p>0.429718511170127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1.54549517791054" calcext:value-type="float">
            <text:p>-1.54549517791054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17813920112161" calcext:value-type="float">
            <text:p>-0.1781392011216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6683396412838" calcext:value-type="float">
            <text:p>0.93668339641283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084953717449" calcext:value-type="float">
            <text:p>0.991084953717449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0311668301685" calcext:value-type="float">
            <text:p>0.55031166830168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80585537296685" calcext:value-type="float">
            <text:p>0.88058553729668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18843457965174" calcext:value-type="float">
            <text:p>0.71884345796517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1190691070998" calcext:value-type="float">
            <text:p>0.83119069107099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3172605450196" calcext:value-type="float">
            <text:p>0.5317260545019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56388924884259" calcext:value-type="float">
            <text:p>0.75638892488425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220304053705214" calcext:value-type="float">
            <text:p>0.220304053705214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438752372500576" calcext:value-type="float">
            <text:p>0.438752372500576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0831685318244755" calcext:value-type="float">
            <text:p>-0.0831685318244755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-0.0259415863647297" calcext:value-type="float">
            <text:p>-0.0259415863647297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-0.118535231125962" calcext:value-type="float">
            <text:p>-0.118535231125962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204578248528313" calcext:value-type="float">
            <text:p>0.204578248528313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572902753734342" calcext:value-type="float">
            <text:p>-0.572902753734342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0770568116678914" calcext:value-type="float">
            <text:p>-0.077056811667891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5507640236304" calcext:value-type="float">
            <text:p>0.75550764023630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37821695154547" calcext:value-type="float">
            <text:p>0.837821695154547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1414855151038" calcext:value-type="float">
            <text:p>0.631414855151038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77311166767038" calcext:value-type="float">
            <text:p>0.87731116676703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21506250824321" calcext:value-type="float">
            <text:p>0.6215062508243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69155492155644" calcext:value-type="float">
            <text:p>0.76915549215564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79419854936938" calcext:value-type="float">
            <text:p>0.379419854936938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26924219221857" calcext:value-type="float">
            <text:p>0.72692421922185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.110480451407417" calcext:value-type="float">
            <text:p>0.110480451407417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23048978639604" calcext:value-type="float">
            <text:p>0.23048978639604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0282449970645597" calcext:value-type="float">
            <text:p>-0.0282449970645597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203515992379578" calcext:value-type="float">
            <text:p>-0.203515992379578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126196953159781" calcext:value-type="float">
            <text:p>0.0126196953159781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58556155333127" calcext:value-type="float">
            <text:p>0.158556155333127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58627366825509" calcext:value-type="float">
            <text:p>-0.158627366825509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0240255777858269" calcext:value-type="float">
            <text:p>0.024025577785826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5419673776833" calcext:value-type="float">
            <text:p>0.855419673776833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2949790342838" calcext:value-type="float">
            <text:p>0.91294979034283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59868806598819" calcext:value-type="float">
            <text:p>0.75986880659881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74036796237391" calcext:value-type="float">
            <text:p>0.87403679623739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0805008831565" calcext:value-type="float">
            <text:p>0.70805008831565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9351781275998" calcext:value-type="float">
            <text:p>0.86935178127599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47601124875952" calcext:value-type="float">
            <text:p>0.34760112487595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97459513559454" calcext:value-type="float">
            <text:p>0.6974595135594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0.081791207498241" calcext:value-type="float">
            <text:p>-0.081791207498241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0587849154856411" calcext:value-type="float">
            <text:p>0.058784915485641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0.24336321832786" calcext:value-type="float">
            <text:p>-0.24336321832786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381090398394427" calcext:value-type="float">
            <text:p>-0.381090398394427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0962296604172188" calcext:value-type="float">
            <text:p>0.0962296604172188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228705648947978" calcext:value-type="float">
            <text:p>0.228705648947978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059000141250203" calcext:value-type="float">
            <text:p>-0.059000141250203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125107967239545" calcext:value-type="float">
            <text:p>0.125107967239545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3570096262144" calcext:value-type="float">
            <text:p>0.833570096262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3474028562961" calcext:value-type="float">
            <text:p>0.903474028562961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3041863802851" calcext:value-type="float">
            <text:p>0.713041863802851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70762425707743" calcext:value-type="float">
            <text:p>0.870762425707743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05459913243583" calcext:value-type="float">
            <text:p>0.50545991324358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15127605777342" calcext:value-type="float">
            <text:p>0.81512760577734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22911938461116" calcext:value-type="float">
            <text:p>-0.32291193846111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67994807897052" calcext:value-type="float">
            <text:p>0.667994807897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0.25057535765437" calcext:value-type="float">
            <text:p>-0.25057535765437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-0.0759233848182659" calcext:value-type="float">
            <text:p>-0.0759233848182659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0.453578151790539" calcext:value-type="float">
            <text:p>-0.453578151790539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558664804409275" calcext:value-type="float">
            <text:p>-0.558664804409275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.109551490558516" calcext:value-type="float">
            <text:p>0.109551490558516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24856156803131" calcext:value-type="float">
            <text:p>0.24856156803131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0551743352935099" calcext:value-type="float">
            <text:p>-0.0551743352935099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226190356693264" calcext:value-type="float">
            <text:p>0.226190356693264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688725262472" calcext:value-type="float">
            <text:p>0.77688725262472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88551309114505" calcext:value-type="float">
            <text:p>0.88855130911450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3343357864202" calcext:value-type="float">
            <text:p>0.55334335786420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67488055178096" calcext:value-type="float">
            <text:p>0.86748805517809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96770327142753" calcext:value-type="float">
            <text:p>0.69677032714275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86480091020537" calcext:value-type="float">
            <text:p>0.8864800910205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90025473701289" calcext:value-type="float">
            <text:p>0.1900254737012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38530102234649" calcext:value-type="float">
            <text:p>0.63853010223464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-0.15226775413952" calcext:value-type="float">
            <text:p>-0.15226775413952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.0989972669029576" calcext:value-type="float">
            <text:p>0.0989972669029576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-0.473603717788868" calcext:value-type="float">
            <text:p>-0.473603717788868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-0.736239210424124" calcext:value-type="float">
            <text:p>-0.736239210424124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.0328677212810403" calcext:value-type="float">
            <text:p>0.0328677212810403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264693014778616" calcext:value-type="float">
            <text:p>0.264693014778616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0.272046727882663" calcext:value-type="float">
            <text:p>-0.272046727882663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327272746146982" calcext:value-type="float">
            <text:p>0.327272746146982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table:style-name="Default" office:value-type="string" calcext:value-type="string">
            <text:p>Include</text:p>
          </table:table-cell>
          <table:table-cell office:value-type="string" calcext:value-type="string">
            <text:p>abs(zscore1)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2]&amp;&quot;E.$b$2:$&quot;&amp;[.$B2]&amp;&quot;E.$b$101&quot;);&quot;Immunity&quot;&amp;[.$A2];INDIRECT(&quot;$&quot;&amp;[.$B2]&amp;&quot;E.$C$2:$&quot;&amp;[.$B2]&amp;&quot;E.$C$101&quot;))*100" office:value-type="float" office:value="4.21224752914199" calcext:value-type="float">
            <text:p>4.21224752914199</text:p>
          </table:table-cell>
          <table:table-cell table:formula="of:=SUMIF(INDIRECT(&quot;$&quot;&amp;[.$B2]&amp;&quot;E.$b$2:$&quot;&amp;[.$B2]&amp;&quot;E.$b$101&quot;);&quot;Immunity&quot;&amp;[.$A2];INDIRECT(&quot;$&quot;&amp;[.$B2]&amp;&quot;E.$d$2:$&quot;&amp;[.$B2]&amp;&quot;E.$d$101&quot;))*100" office:value-type="float" office:value="3.01664752914199" calcext:value-type="float">
            <text:p>3.01664752914199</text:p>
          </table:table-cell>
          <table:table-cell table:formula="of:=SUMIF(INDIRECT(&quot;$&quot;&amp;[.$B2]&amp;&quot;E.$b$2:$&quot;&amp;[.$B2]&amp;&quot;E.$b$101&quot;);&quot;Immunity&quot;&amp;[.$A2];INDIRECT(&quot;$&quot;&amp;[.$B2]&amp;&quot;E.$e$2:$&quot;&amp;[.$B2]&amp;&quot;E.$e$101&quot;))*100" office:value-type="float" office:value="5.40784752914199" calcext:value-type="float">
            <text:p>5.40784752914199</text:p>
          </table:table-cell>
          <table:table-cell table:formula="of:=[.D2]&gt;0" office:value-type="boolean" office:boolean-value="true" calcext:value-type="boolean">
            <text:p>TRUE</text:p>
          </table:table-cell>
          <table:table-cell table:formula="of:=ABS([.C2]/(([.C2]-[.D2])/1.96))" office:value-type="float" office:value="6.90532381826556" calcext:value-type="float">
            <text:p>6.90532381826556</text:p>
          </table:table-cell>
          <table:table-cell table:formula="of:=IF([.C2]=0;&quot;&quot;;IF([.G2]&gt;=2.58;&quot;***&quot;;IF([.G2]&gt;=1.96;&quot;**&quot;; IF([.G2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3]&amp;&quot;E.$b$2:$&quot;&amp;[.$B3]&amp;&quot;E.$b$101&quot;);&quot;Immunity&quot;&amp;[.$A3];INDIRECT(&quot;$&quot;&amp;[.$B3]&amp;&quot;E.$C$2:$&quot;&amp;[.$B3]&amp;&quot;E.$C$101&quot;))*100" office:value-type="float" office:value="-1.0469311009413" calcext:value-type="float">
            <text:p>-1.0469311009413</text:p>
          </table:table-cell>
          <table:table-cell table:formula="of:=SUMIF(INDIRECT(&quot;$&quot;&amp;[.$B3]&amp;&quot;E.$b$2:$&quot;&amp;[.$B3]&amp;&quot;E.$b$101&quot;);&quot;Immunity&quot;&amp;[.$A3];INDIRECT(&quot;$&quot;&amp;[.$B3]&amp;&quot;E.$d$2:$&quot;&amp;[.$B3]&amp;&quot;E.$d$101&quot;))*100" office:value-type="float" office:value="-4.2661826226463" calcext:value-type="float">
            <text:p>-4.2661826226463</text:p>
          </table:table-cell>
          <table:table-cell table:formula="of:=SUMIF(INDIRECT(&quot;$&quot;&amp;[.$B3]&amp;&quot;E.$b$2:$&quot;&amp;[.$B3]&amp;&quot;E.$b$101&quot;);&quot;Immunity&quot;&amp;[.$A3];INDIRECT(&quot;$&quot;&amp;[.$B3]&amp;&quot;E.$e$2:$&quot;&amp;[.$B3]&amp;&quot;E.$e$101&quot;))*100" office:value-type="float" office:value="2.17232042076371" calcext:value-type="float">
            <text:p>2.17232042076371</text:p>
          </table:table-cell>
          <table:table-cell table:formula="of:=[.D3]&gt;0" office:value-type="boolean" office:boolean-value="false" calcext:value-type="boolean">
            <text:p>FALSE</text:p>
          </table:table-cell>
          <table:table-cell table:formula="of:=ABS([.C3]/(([.C3]-[.D3])/1.96))" office:value-type="float" office:value="0.637410573237273" calcext:value-type="float">
            <text:p>0.637410573237273</text:p>
          </table:table-cell>
          <table:table-cell table:formula="of:=IF([.C3]=0;&quot;&quot;;IF([.G3]&gt;=2.58;&quot;***&quot;;IF([.G3]&gt;=1.96;&quot;**&quot;; IF([.G3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SUMIF(INDIRECT(&quot;$&quot;&amp;[.$B4]&amp;&quot;E.$b$2:$&quot;&amp;[.$B4]&amp;&quot;E.$b$101&quot;);&quot;Immunity&quot;&amp;[.$A4];INDIRECT(&quot;$&quot;&amp;[.$B4]&amp;&quot;E.$C$2:$&quot;&amp;[.$B4]&amp;&quot;E.$C$101&quot;))*100" office:value-type="float" office:value="3.38933381971043" calcext:value-type="float">
            <text:p>3.38933381971043</text:p>
          </table:table-cell>
          <table:table-cell table:formula="of:=SUMIF(INDIRECT(&quot;$&quot;&amp;[.$B4]&amp;&quot;E.$b$2:$&quot;&amp;[.$B4]&amp;&quot;E.$b$101&quot;);&quot;Immunity&quot;&amp;[.$A4];INDIRECT(&quot;$&quot;&amp;[.$B4]&amp;&quot;E.$d$2:$&quot;&amp;[.$B4]&amp;&quot;E.$d$101&quot;))*100" office:value-type="float" office:value="2.19373381971043" calcext:value-type="float">
            <text:p>2.19373381971043</text:p>
          </table:table-cell>
          <table:table-cell table:formula="of:=SUMIF(INDIRECT(&quot;$&quot;&amp;[.$B4]&amp;&quot;E.$b$2:$&quot;&amp;[.$B4]&amp;&quot;E.$b$101&quot;);&quot;Immunity&quot;&amp;[.$A4];INDIRECT(&quot;$&quot;&amp;[.$B4]&amp;&quot;E.$e$2:$&quot;&amp;[.$B4]&amp;&quot;E.$e$101&quot;))*100" office:value-type="float" office:value="4.58493381971043" calcext:value-type="float">
            <text:p>4.58493381971043</text:p>
          </table:table-cell>
          <table:table-cell table:formula="of:=[.D4]&gt;0" office:value-type="boolean" office:boolean-value="true" calcext:value-type="boolean">
            <text:p>TRUE</text:p>
          </table:table-cell>
          <table:table-cell table:formula="of:=ABS([.C4]/(([.C4]-[.D4])/1.96))" office:value-type="float" office:value="5.55628495034497" calcext:value-type="float">
            <text:p>5.55628495034497</text:p>
          </table:table-cell>
          <table:table-cell table:formula="of:=IF([.C4]=0;&quot;&quot;;IF([.G4]&gt;=2.58;&quot;***&quot;;IF([.G4]&gt;=1.96;&quot;**&quot;; IF([.G4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SUMIF(INDIRECT(&quot;$&quot;&amp;[.$B5]&amp;&quot;E.$b$2:$&quot;&amp;[.$B5]&amp;&quot;E.$b$101&quot;);&quot;Immunity&quot;&amp;[.$A5];INDIRECT(&quot;$&quot;&amp;[.$B5]&amp;&quot;E.$C$2:$&quot;&amp;[.$B5]&amp;&quot;E.$C$101&quot;))*100" office:value-type="float" office:value="-2.48607287947396" calcext:value-type="float">
            <text:p>-2.48607287947396</text:p>
          </table:table-cell>
          <table:table-cell table:formula="of:=SUMIF(INDIRECT(&quot;$&quot;&amp;[.$B5]&amp;&quot;E.$b$2:$&quot;&amp;[.$B5]&amp;&quot;E.$b$101&quot;);&quot;Immunity&quot;&amp;[.$A5];INDIRECT(&quot;$&quot;&amp;[.$B5]&amp;&quot;E.$d$2:$&quot;&amp;[.$B5]&amp;&quot;E.$d$101&quot;))*100" office:value-type="float" office:value="-3.82279431642334" calcext:value-type="float">
            <text:p>-3.82279431642334</text:p>
          </table:table-cell>
          <table:table-cell table:formula="of:=SUMIF(INDIRECT(&quot;$&quot;&amp;[.$B5]&amp;&quot;E.$b$2:$&quot;&amp;[.$B5]&amp;&quot;E.$b$101&quot;);&quot;Immunity&quot;&amp;[.$A5];INDIRECT(&quot;$&quot;&amp;[.$B5]&amp;&quot;E.$e$2:$&quot;&amp;[.$B5]&amp;&quot;E.$e$101&quot;))*100" office:value-type="float" office:value="-1.14935144252459" calcext:value-type="float">
            <text:p>-1.14935144252459</text:p>
          </table:table-cell>
          <table:table-cell table:formula="of:=[.D5]&gt;0" office:value-type="boolean" office:boolean-value="false" calcext:value-type="boolean">
            <text:p>FALSE</text:p>
          </table:table-cell>
          <table:table-cell table:formula="of:=ABS([.C5]/(([.C5]-[.D5])/1.96))" office:value-type="float" office:value="3.64526423312944" calcext:value-type="float">
            <text:p>3.64526423312944</text:p>
          </table:table-cell>
          <table:table-cell table:formula="of:=IF([.C5]=0;&quot;&quot;;IF([.G5]&gt;=2.58;&quot;***&quot;;IF([.G5]&gt;=1.96;&quot;**&quot;; IF([.G5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6]&amp;&quot;E.$b$2:$&quot;&amp;[.$B6]&amp;&quot;E.$b$101&quot;);&quot;Immunity&quot;&amp;[.$A6];INDIRECT(&quot;$&quot;&amp;[.$B6]&amp;&quot;E.$C$2:$&quot;&amp;[.$B6]&amp;&quot;E.$C$101&quot;))*100" office:value-type="float" office:value="1.83437707835004" calcext:value-type="float">
            <text:p>1.83437707835004</text:p>
          </table:table-cell>
          <table:table-cell table:formula="of:=SUMIF(INDIRECT(&quot;$&quot;&amp;[.$B6]&amp;&quot;E.$b$2:$&quot;&amp;[.$B6]&amp;&quot;E.$b$101&quot;);&quot;Immunity&quot;&amp;[.$A6];INDIRECT(&quot;$&quot;&amp;[.$B6]&amp;&quot;E.$d$2:$&quot;&amp;[.$B6]&amp;&quot;E.$d$101&quot;))*100" office:value-type="float" office:value="1.23657707835004" calcext:value-type="float">
            <text:p>1.23657707835004</text:p>
          </table:table-cell>
          <table:table-cell table:formula="of:=SUMIF(INDIRECT(&quot;$&quot;&amp;[.$B6]&amp;&quot;E.$b$2:$&quot;&amp;[.$B6]&amp;&quot;E.$b$101&quot;);&quot;Immunity&quot;&amp;[.$A6];INDIRECT(&quot;$&quot;&amp;[.$B6]&amp;&quot;E.$e$2:$&quot;&amp;[.$B6]&amp;&quot;E.$e$101&quot;))*100" office:value-type="float" office:value="2.43217707835004" calcext:value-type="float">
            <text:p>2.43217707835004</text:p>
          </table:table-cell>
          <table:table-cell table:formula="of:=[.D6]&gt;0" office:value-type="boolean" office:boolean-value="true" calcext:value-type="boolean">
            <text:p>TRUE</text:p>
          </table:table-cell>
          <table:table-cell table:formula="of:=ABS([.C6]/(([.C6]-[.D6])/1.96))" office:value-type="float" office:value="6.01435107655751" calcext:value-type="float">
            <text:p>6.01435107655751</text:p>
          </table:table-cell>
          <table:table-cell table:formula="of:=IF([.C6]=0;&quot;&quot;;IF([.G6]&gt;=2.58;&quot;***&quot;;IF([.G6]&gt;=1.96;&quot;**&quot;; IF([.G6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7]&amp;&quot;E.$b$2:$&quot;&amp;[.$B7]&amp;&quot;E.$b$101&quot;);&quot;Immunity&quot;&amp;[.$A7];INDIRECT(&quot;$&quot;&amp;[.$B7]&amp;&quot;E.$C$2:$&quot;&amp;[.$B7]&amp;&quot;E.$C$101&quot;))*100" office:value-type="float" office:value="4.09591849490699" calcext:value-type="float">
            <text:p>4.09591849490699</text:p>
          </table:table-cell>
          <table:table-cell table:formula="of:=SUMIF(INDIRECT(&quot;$&quot;&amp;[.$B7]&amp;&quot;E.$b$2:$&quot;&amp;[.$B7]&amp;&quot;E.$b$101&quot;);&quot;Immunity&quot;&amp;[.$A7];INDIRECT(&quot;$&quot;&amp;[.$B7]&amp;&quot;E.$d$2:$&quot;&amp;[.$B7]&amp;&quot;E.$d$101&quot;))*100" office:value-type="float" office:value="2.63161352667121" calcext:value-type="float">
            <text:p>2.63161352667121</text:p>
          </table:table-cell>
          <table:table-cell table:formula="of:=SUMIF(INDIRECT(&quot;$&quot;&amp;[.$B7]&amp;&quot;E.$b$2:$&quot;&amp;[.$B7]&amp;&quot;E.$b$101&quot;);&quot;Immunity&quot;&amp;[.$A7];INDIRECT(&quot;$&quot;&amp;[.$B7]&amp;&quot;E.$e$2:$&quot;&amp;[.$B7]&amp;&quot;E.$e$101&quot;))*100" office:value-type="float" office:value="5.56022346314277" calcext:value-type="float">
            <text:p>5.56022346314277</text:p>
          </table:table-cell>
          <table:table-cell table:formula="of:=[.D7]&gt;0" office:value-type="boolean" office:boolean-value="true" calcext:value-type="boolean">
            <text:p>TRUE</text:p>
          </table:table-cell>
          <table:table-cell table:formula="of:=ABS([.C7]/(([.C7]-[.D7])/1.96))" office:value-type="float" office:value="5.48246466696755" calcext:value-type="float">
            <text:p>5.48246466696755</text:p>
          </table:table-cell>
          <table:table-cell table:formula="of:=IF([.C7]=0;&quot;&quot;;IF([.G7]&gt;=2.58;&quot;***&quot;;IF([.G7]&gt;=1.96;&quot;**&quot;; IF([.G7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SUMIF(INDIRECT(&quot;$&quot;&amp;[.$B8]&amp;&quot;E.$b$2:$&quot;&amp;[.$B8]&amp;&quot;E.$b$101&quot;);&quot;Immunity&quot;&amp;[.$A8];INDIRECT(&quot;$&quot;&amp;[.$B8]&amp;&quot;E.$C$2:$&quot;&amp;[.$B8]&amp;&quot;E.$C$101&quot;))*100" office:value-type="float" office:value="15.6196166385719" calcext:value-type="float">
            <text:p>15.6196166385719</text:p>
          </table:table-cell>
          <table:table-cell table:formula="of:=SUMIF(INDIRECT(&quot;$&quot;&amp;[.$B8]&amp;&quot;E.$b$2:$&quot;&amp;[.$B8]&amp;&quot;E.$b$101&quot;);&quot;Immunity&quot;&amp;[.$A8];INDIRECT(&quot;$&quot;&amp;[.$B8]&amp;&quot;E.$d$2:$&quot;&amp;[.$B8]&amp;&quot;E.$d$101&quot;))*100" office:value-type="float" office:value="13.8262166385719" calcext:value-type="float">
            <text:p>13.8262166385719</text:p>
          </table:table-cell>
          <table:table-cell table:formula="of:=SUMIF(INDIRECT(&quot;$&quot;&amp;[.$B8]&amp;&quot;E.$b$2:$&quot;&amp;[.$B8]&amp;&quot;E.$b$101&quot;);&quot;Immunity&quot;&amp;[.$A8];INDIRECT(&quot;$&quot;&amp;[.$B8]&amp;&quot;E.$e$2:$&quot;&amp;[.$B8]&amp;&quot;E.$e$101&quot;))*100" office:value-type="float" office:value="17.4130166385719" calcext:value-type="float">
            <text:p>17.4130166385719</text:p>
          </table:table-cell>
          <table:table-cell table:formula="of:=[.D8]&gt;0" office:value-type="boolean" office:boolean-value="true" calcext:value-type="boolean">
            <text:p>TRUE</text:p>
          </table:table-cell>
          <table:table-cell table:formula="of:=ABS([.C8]/(([.C8]-[.D8])/1.96))" office:value-type="float" office:value="17.0706192771277" calcext:value-type="float">
            <text:p>17.0706192771277</text:p>
          </table:table-cell>
          <table:table-cell table:formula="of:=IF([.C8]=0;&quot;&quot;;IF([.G8]&gt;=2.58;&quot;***&quot;;IF([.G8]&gt;=1.96;&quot;**&quot;; IF([.G8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SUMIF(INDIRECT(&quot;$&quot;&amp;[.$B9]&amp;&quot;E.$b$2:$&quot;&amp;[.$B9]&amp;&quot;E.$b$101&quot;);&quot;Immunity&quot;&amp;[.$A9];INDIRECT(&quot;$&quot;&amp;[.$B9]&amp;&quot;E.$C$2:$&quot;&amp;[.$B9]&amp;&quot;E.$C$101&quot;))*100" office:value-type="float" office:value="1.72569163777058" calcext:value-type="float">
            <text:p>1.72569163777058</text:p>
          </table:table-cell>
          <table:table-cell table:formula="of:=SUMIF(INDIRECT(&quot;$&quot;&amp;[.$B9]&amp;&quot;E.$b$2:$&quot;&amp;[.$B9]&amp;&quot;E.$b$101&quot;);&quot;Immunity&quot;&amp;[.$A9];INDIRECT(&quot;$&quot;&amp;[.$B9]&amp;&quot;E.$d$2:$&quot;&amp;[.$B9]&amp;&quot;E.$d$101&quot;))*100" office:value-type="float" office:value="-0.164717947478079" calcext:value-type="float">
            <text:p>-0.164717947478079</text:p>
          </table:table-cell>
          <table:table-cell table:formula="of:=SUMIF(INDIRECT(&quot;$&quot;&amp;[.$B9]&amp;&quot;E.$b$2:$&quot;&amp;[.$B9]&amp;&quot;E.$b$101&quot;);&quot;Immunity&quot;&amp;[.$A9];INDIRECT(&quot;$&quot;&amp;[.$B9]&amp;&quot;E.$e$2:$&quot;&amp;[.$B9]&amp;&quot;E.$e$101&quot;))*100" office:value-type="float" office:value="3.61610122301924" calcext:value-type="float">
            <text:p>3.61610122301924</text:p>
          </table:table-cell>
          <table:table-cell table:formula="of:=[.D9]&gt;0" office:value-type="boolean" office:boolean-value="false" calcext:value-type="boolean">
            <text:p>FALSE</text:p>
          </table:table-cell>
          <table:table-cell table:formula="of:=ABS([.C9]/(([.C9]-[.D9])/1.96))" office:value-type="float" office:value="1.78921839818403" calcext:value-type="float">
            <text:p>1.78921839818403</text:p>
          </table:table-cell>
          <table:table-cell table:formula="of:=IF([.C9]=0;&quot;&quot;;IF([.G9]&gt;=2.58;&quot;***&quot;;IF([.G9]&gt;=1.96;&quot;**&quot;; IF([.G9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10]&amp;&quot;E.$b$2:$&quot;&amp;[.$B10]&amp;&quot;E.$b$101&quot;);&quot;Immunity&quot;&amp;[.$A10];INDIRECT(&quot;$&quot;&amp;[.$B10]&amp;&quot;E.$C$2:$&quot;&amp;[.$B10]&amp;&quot;E.$C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d$2:$&quot;&amp;[.$B10]&amp;&quot;E.$d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e$2:$&quot;&amp;[.$B10]&amp;&quot;E.$e$101&quot;))*100" office:value-type="float" office:value="0" calcext:value-type="float">
            <text:p>0</text:p>
          </table:table-cell>
          <table:table-cell table:formula="of:=[.D10]&gt;0" office:value-type="boolean" office:boolean-value="false" calcext:value-type="boolean">
            <text:p>FALSE</text:p>
          </table:table-cell>
          <table:table-cell table:formula="of:=ABS([.C10]/(([.C10]-[.D10])/1.96))" office:value-type="string" office:string-value="" calcext:value-type="error">
            <text:p>#DIV/0!</text:p>
          </table:table-cell>
          <table:table-cell table:formula="of:=IF([.C10]=0;&quot;&quot;;IF([.G10]&gt;=2.58;&quot;***&quot;;IF([.G10]&gt;=1.96;&quot;**&quot;; IF([.G10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11]&amp;&quot;E.$b$2:$&quot;&amp;[.$B11]&amp;&quot;E.$b$101&quot;);&quot;Immunity&quot;&amp;[.$A11];INDIRECT(&quot;$&quot;&amp;[.$B11]&amp;&quot;E.$C$2:$&quot;&amp;[.$B11]&amp;&quot;E.$C$101&quot;))*100" office:value-type="float" office:value="7.50241220697802" calcext:value-type="float">
            <text:p>7.50241220697802</text:p>
          </table:table-cell>
          <table:table-cell table:formula="of:=SUMIF(INDIRECT(&quot;$&quot;&amp;[.$B11]&amp;&quot;E.$b$2:$&quot;&amp;[.$B11]&amp;&quot;E.$b$101&quot;);&quot;Immunity&quot;&amp;[.$A11];INDIRECT(&quot;$&quot;&amp;[.$B11]&amp;&quot;E.$d$2:$&quot;&amp;[.$B11]&amp;&quot;E.$d$101&quot;))*100" office:value-type="float" office:value="4.12074473663148" calcext:value-type="float">
            <text:p>4.12074473663148</text:p>
          </table:table-cell>
          <table:table-cell table:formula="of:=SUMIF(INDIRECT(&quot;$&quot;&amp;[.$B11]&amp;&quot;E.$b$2:$&quot;&amp;[.$B11]&amp;&quot;E.$b$101&quot;);&quot;Immunity&quot;&amp;[.$A11];INDIRECT(&quot;$&quot;&amp;[.$B11]&amp;&quot;E.$e$2:$&quot;&amp;[.$B11]&amp;&quot;E.$e$101&quot;))*100" office:value-type="float" office:value="10.8840796773246" calcext:value-type="float">
            <text:p>10.8840796773246</text:p>
          </table:table-cell>
          <table:table-cell table:formula="of:=[.D11]&gt;0" office:value-type="boolean" office:boolean-value="true" calcext:value-type="boolean">
            <text:p>TRUE</text:p>
          </table:table-cell>
          <table:table-cell table:formula="of:=ABS([.C11]/(([.C11]-[.D11])/1.96))" office:value-type="float" office:value="4.34836602197615" calcext:value-type="float">
            <text:p>4.34836602197615</text:p>
          </table:table-cell>
          <table:table-cell table:formula="of:=IF([.C11]=0;&quot;&quot;;IF([.G11]&gt;=2.58;&quot;***&quot;;IF([.G11]&gt;=1.96;&quot;**&quot;; IF([.G11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SUMIF(INDIRECT(&quot;$&quot;&amp;[.$B12]&amp;&quot;E.$b$2:$&quot;&amp;[.$B12]&amp;&quot;E.$b$101&quot;);&quot;Immunity&quot;&amp;[.$A12];INDIRECT(&quot;$&quot;&amp;[.$B12]&amp;&quot;E.$C$2:$&quot;&amp;[.$B12]&amp;&quot;E.$C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d$2:$&quot;&amp;[.$B12]&amp;&quot;E.$d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e$2:$&quot;&amp;[.$B12]&amp;&quot;E.$e$101&quot;))*100" office:value-type="float" office:value="0" calcext:value-type="float">
            <text:p>0</text:p>
          </table:table-cell>
          <table:table-cell table:formula="of:=[.D12]&gt;0" office:value-type="boolean" office:boolean-value="false" calcext:value-type="boolean">
            <text:p>FALSE</text:p>
          </table:table-cell>
          <table:table-cell table:formula="of:=ABS([.C12]/(([.C12]-[.D12])/1.96))" office:value-type="string" office:string-value="" calcext:value-type="error">
            <text:p>#DIV/0!</text:p>
          </table:table-cell>
          <table:table-cell table:formula="of:=IF([.C12]=0;&quot;&quot;;IF([.G12]&gt;=2.58;&quot;***&quot;;IF([.G12]&gt;=1.96;&quot;**&quot;; IF([.G12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SUMIF(INDIRECT(&quot;$&quot;&amp;[.$B13]&amp;&quot;E.$b$2:$&quot;&amp;[.$B13]&amp;&quot;E.$b$101&quot;);&quot;Immunity&quot;&amp;[.$A13];INDIRECT(&quot;$&quot;&amp;[.$B13]&amp;&quot;E.$C$2:$&quot;&amp;[.$B13]&amp;&quot;E.$C$101&quot;))*100" office:value-type="float" office:value="0" calcext:value-type="float">
            <text:p>0</text:p>
          </table:table-cell>
          <table:table-cell table:formula="of:=SUMIF(INDIRECT(&quot;$&quot;&amp;[.$B13]&amp;&quot;E.$b$2:$&quot;&amp;[.$B13]&amp;&quot;E.$b$101&quot;);&quot;Immunity&quot;&amp;[.$A13];INDIRECT(&quot;$&quot;&amp;[.$B13]&amp;&quot;E.$d$2:$&quot;&amp;[.$B13]&amp;&quot;E.$d$101&quot;))*100" office:value-type="float" office:value="0" calcext:value-type="float">
            <text:p>0</text:p>
          </table:table-cell>
          <table:table-cell table:formula="of:=SUMIF(INDIRECT(&quot;$&quot;&amp;[.$B13]&amp;&quot;E.$b$2:$&quot;&amp;[.$B13]&amp;&quot;E.$b$101&quot;);&quot;Immunity&quot;&amp;[.$A13];INDIRECT(&quot;$&quot;&amp;[.$B13]&amp;&quot;E.$e$2:$&quot;&amp;[.$B13]&amp;&quot;E.$e$101&quot;))*100" office:value-type="float" office:value="0" calcext:value-type="float">
            <text:p>0</text:p>
          </table:table-cell>
          <table:table-cell table:formula="of:=[.D13]&gt;0" office:value-type="boolean" office:boolean-value="false" calcext:value-type="boolean">
            <text:p>FALSE</text:p>
          </table:table-cell>
          <table:table-cell table:formula="of:=ABS([.C13]/(([.C13]-[.D13])/1.96))" office:value-type="string" office:string-value="" calcext:value-type="error">
            <text:p>#DIV/0!</text:p>
          </table:table-cell>
          <table:table-cell table:formula="of:=IF([.C13]=0;&quot;&quot;;IF([.G13]&gt;=2.58;&quot;***&quot;;IF([.G13]&gt;=1.96;&quot;**&quot;; IF([.G13]&gt;1.64;&quot;*&quot;;&quot;&quot;))))">
            <text:p/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BA12</text:p>
          </table:table-cell>
          <table:table-cell table:formula="of:=SUMIF(INDIRECT(&quot;$&quot;&amp;[.$B14]&amp;&quot;E.$b$2:$&quot;&amp;[.$B14]&amp;&quot;E.$b$101&quot;);&quot;Immunity&quot;&amp;[.$A14];INDIRECT(&quot;$&quot;&amp;[.$B14]&amp;&quot;E.$C$2:$&quot;&amp;[.$B14]&amp;&quot;E.$C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d$2:$&quot;&amp;[.$B14]&amp;&quot;E.$d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e$2:$&quot;&amp;[.$B14]&amp;&quot;E.$e$101&quot;))*100" office:value-type="float" office:value="0" calcext:value-type="float">
            <text:p>0</text:p>
          </table:table-cell>
          <table:table-cell table:formula="of:=[.D14]&gt;0" office:value-type="boolean" office:boolean-value="false" calcext:value-type="boolean">
            <text:p>FALSE</text:p>
          </table:table-cell>
          <table:table-cell table:formula="of:=ABS([.C14]/(([.C14]-[.D14])/1.96))" office:value-type="string" office:string-value="" calcext:value-type="error">
            <text:p>#DIV/0!</text:p>
          </table:table-cell>
          <table:table-cell table:formula="of:=IF([.C14]=0;&quot;&quot;;IF([.G14]&gt;=2.58;&quot;***&quot;;IF([.G14]&gt;=1.96;&quot;**&quot;; IF([.G14]&gt;1.64;&quot;*&quot;;&quot;&quot;))))">
            <text:p/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New</text:p>
          </table:table-cell>
          <table:table-cell table:formula="of:=SUMIF(INDIRECT(&quot;$&quot;&amp;[.$B15]&amp;&quot;E.$b$2:$&quot;&amp;[.$B15]&amp;&quot;E.$b$101&quot;);&quot;Immunity&quot;&amp;[.$A15];INDIRECT(&quot;$&quot;&amp;[.$B15]&amp;&quot;E.$C$2:$&quot;&amp;[.$B15]&amp;&quot;E.$C$101&quot;))*100" office:value-type="float" office:value="6.38841288413744" calcext:value-type="float">
            <text:p>6.38841288413744</text:p>
          </table:table-cell>
          <table:table-cell table:formula="of:=SUMIF(INDIRECT(&quot;$&quot;&amp;[.$B15]&amp;&quot;E.$b$2:$&quot;&amp;[.$B15]&amp;&quot;E.$b$101&quot;);&quot;Immunity&quot;&amp;[.$A15];INDIRECT(&quot;$&quot;&amp;[.$B15]&amp;&quot;E.$d$2:$&quot;&amp;[.$B15]&amp;&quot;E.$d$101&quot;))*100" office:value-type="float" office:value="0.500765690223726" calcext:value-type="float">
            <text:p>0.500765690223726</text:p>
          </table:table-cell>
          <table:table-cell table:formula="of:=SUMIF(INDIRECT(&quot;$&quot;&amp;[.$B15]&amp;&quot;E.$b$2:$&quot;&amp;[.$B15]&amp;&quot;E.$b$101&quot;);&quot;Immunity&quot;&amp;[.$A15];INDIRECT(&quot;$&quot;&amp;[.$B15]&amp;&quot;E.$e$2:$&quot;&amp;[.$B15]&amp;&quot;E.$e$101&quot;))*100" office:value-type="float" office:value="12.2760600780511" calcext:value-type="float">
            <text:p>12.2760600780511</text:p>
          </table:table-cell>
          <table:table-cell table:formula="of:=[.D15]&gt;0" office:value-type="boolean" office:boolean-value="true" calcext:value-type="boolean">
            <text:p>TRUE</text:p>
          </table:table-cell>
          <table:table-cell table:formula="of:=ABS([.C15]/(([.C15]-[.D15])/1.96))" office:value-type="float" office:value="2.12670508957349" calcext:value-type="float">
            <text:p>2.12670508957349</text:p>
          </table:table-cell>
          <table:table-cell table:formula="of:=IF([.C15]=0;&quot;&quot;;IF([.G15]&gt;=2.58;&quot;***&quot;;IF([.G15]&gt;=1.96;&quot;**&quot;; IF([.G15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All</text:p>
          </table:table-cell>
          <table:table-cell table:formula="of:=SUMIF(INDIRECT(&quot;$&quot;&amp;[.$B16]&amp;&quot;E.$b$2:$&quot;&amp;[.$B16]&amp;&quot;E.$b$101&quot;);&quot;Immunity&quot;&amp;[.$A16];INDIRECT(&quot;$&quot;&amp;[.$B16]&amp;&quot;E.$C$2:$&quot;&amp;[.$B16]&amp;&quot;E.$C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d$2:$&quot;&amp;[.$B16]&amp;&quot;E.$d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e$2:$&quot;&amp;[.$B16]&amp;&quot;E.$e$101&quot;))*100" office:value-type="float" office:value="0" calcext:value-type="float">
            <text:p>0</text:p>
          </table:table-cell>
          <table:table-cell table:formula="of:=[.D16]&gt;0" office:value-type="boolean" office:boolean-value="false" calcext:value-type="boolean">
            <text:p>FALSE</text:p>
          </table:table-cell>
          <table:table-cell table:formula="of:=ABS([.C16]/(([.C16]-[.D16])/1.96))" office:value-type="string" office:string-value="" calcext:value-type="error">
            <text:p>#DIV/0!</text:p>
          </table:table-cell>
          <table:table-cell table:formula="of:=IF([.C16]=0;&quot;&quot;;IF([.G16]&gt;=2.58;&quot;***&quot;;IF([.G16]&gt;=1.96;&quot;**&quot;; IF([.G16]&gt;1.64;&quot;*&quot;;&quot;&quot;))))">
            <text:p/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Inf</text:p>
          </table:table-cell>
          <table:table-cell table:formula="of:=SUMIF(INDIRECT(&quot;$&quot;&amp;[.$B17]&amp;&quot;E.$b$2:$&quot;&amp;[.$B17]&amp;&quot;E.$b$101&quot;);&quot;Immunity&quot;&amp;[.$A17];INDIRECT(&quot;$&quot;&amp;[.$B17]&amp;&quot;E.$C$2:$&quot;&amp;[.$B17]&amp;&quot;E.$C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d$2:$&quot;&amp;[.$B17]&amp;&quot;E.$d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e$2:$&quot;&amp;[.$B17]&amp;&quot;E.$e$101&quot;))*100" office:value-type="float" office:value="0" calcext:value-type="float">
            <text:p>0</text:p>
          </table:table-cell>
          <table:table-cell table:formula="of:=[.D17]&gt;0" office:value-type="boolean" office:boolean-value="false" calcext:value-type="boolean">
            <text:p>FALSE</text:p>
          </table:table-cell>
          <table:table-cell table:formula="of:=ABS([.C17]/(([.C17]-[.D17])/1.96))" office:value-type="string" office:string-value="" calcext:value-type="error">
            <text:p>#DIV/0!</text:p>
          </table:table-cell>
          <table:table-cell table:formula="of:=IF([.C17]=0;&quot;&quot;;IF([.G17]&gt;=2.58;&quot;***&quot;;IF([.G17]&gt;=1.96;&quot;**&quot;; IF([.G17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18]&amp;&quot;E.$b$2:$&quot;&amp;[.$B18]&amp;&quot;E.$b$101&quot;);&quot;Immunity&quot;&amp;[.$A18];INDIRECT(&quot;$&quot;&amp;[.$B18]&amp;&quot;E.$C$2:$&quot;&amp;[.$B18]&amp;&quot;E.$C$101&quot;))*100" office:value-type="float" office:value="1.73159093852252" calcext:value-type="float">
            <text:p>1.73159093852252</text:p>
          </table:table-cell>
          <table:table-cell table:formula="of:=SUMIF(INDIRECT(&quot;$&quot;&amp;[.$B18]&amp;&quot;E.$b$2:$&quot;&amp;[.$B18]&amp;&quot;E.$b$101&quot;);&quot;Immunity&quot;&amp;[.$A18];INDIRECT(&quot;$&quot;&amp;[.$B18]&amp;&quot;E.$d$2:$&quot;&amp;[.$B18]&amp;&quot;E.$d$101&quot;))*100" office:value-type="float" office:value="0.696170965757848" calcext:value-type="float">
            <text:p>0.696170965757848</text:p>
          </table:table-cell>
          <table:table-cell table:formula="of:=SUMIF(INDIRECT(&quot;$&quot;&amp;[.$B18]&amp;&quot;E.$b$2:$&quot;&amp;[.$B18]&amp;&quot;E.$b$101&quot;);&quot;Immunity&quot;&amp;[.$A18];INDIRECT(&quot;$&quot;&amp;[.$B18]&amp;&quot;E.$e$2:$&quot;&amp;[.$B18]&amp;&quot;E.$e$101&quot;))*100" office:value-type="float" office:value="2.7670109112872" calcext:value-type="float">
            <text:p>2.7670109112872</text:p>
          </table:table-cell>
          <table:table-cell table:formula="of:=[.D18]&gt;0" office:value-type="boolean" office:boolean-value="true" calcext:value-type="boolean">
            <text:p>TRUE</text:p>
          </table:table-cell>
          <table:table-cell table:formula="of:=ABS([.C18]/(([.C18]-[.D18])/1.96))" office:value-type="float" office:value="3.27781801469605" calcext:value-type="float">
            <text:p>3.27781801469605</text:p>
          </table:table-cell>
          <table:table-cell table:formula="of:=IF([.C18]=0;&quot;&quot;;IF([.G18]&gt;=2.58;&quot;***&quot;;IF([.G18]&gt;=1.96;&quot;**&quot;; IF([.G18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19]&amp;&quot;E.$b$2:$&quot;&amp;[.$B19]&amp;&quot;E.$b$101&quot;);&quot;Immunity&quot;&amp;[.$A19];INDIRECT(&quot;$&quot;&amp;[.$B19]&amp;&quot;E.$C$2:$&quot;&amp;[.$B19]&amp;&quot;E.$C$101&quot;))*100" office:value-type="float" office:value="1.46854003271224" calcext:value-type="float">
            <text:p>1.46854003271224</text:p>
          </table:table-cell>
          <table:table-cell table:formula="of:=SUMIF(INDIRECT(&quot;$&quot;&amp;[.$B19]&amp;&quot;E.$b$2:$&quot;&amp;[.$B19]&amp;&quot;E.$b$101&quot;);&quot;Immunity&quot;&amp;[.$A19];INDIRECT(&quot;$&quot;&amp;[.$B19]&amp;&quot;E.$d$2:$&quot;&amp;[.$B19]&amp;&quot;E.$d$101&quot;))*100" office:value-type="float" office:value="-0.113090101042174" calcext:value-type="float">
            <text:p>-0.113090101042174</text:p>
          </table:table-cell>
          <table:table-cell table:formula="of:=SUMIF(INDIRECT(&quot;$&quot;&amp;[.$B19]&amp;&quot;E.$b$2:$&quot;&amp;[.$B19]&amp;&quot;E.$b$101&quot;);&quot;Immunity&quot;&amp;[.$A19];INDIRECT(&quot;$&quot;&amp;[.$B19]&amp;&quot;E.$e$2:$&quot;&amp;[.$B19]&amp;&quot;E.$e$101&quot;))*100" office:value-type="float" office:value="3.05017016646665" calcext:value-type="float">
            <text:p>3.05017016646665</text:p>
          </table:table-cell>
          <table:table-cell table:formula="of:=[.D19]&gt;0" office:value-type="boolean" office:boolean-value="false" calcext:value-type="boolean">
            <text:p>FALSE</text:p>
          </table:table-cell>
          <table:table-cell table:formula="of:=ABS([.C19]/(([.C19]-[.D19])/1.96))" office:value-type="float" office:value="1.81985560510503" calcext:value-type="float">
            <text:p>1.81985560510503</text:p>
          </table:table-cell>
          <table:table-cell table:formula="of:=IF([.C19]=0;&quot;&quot;;IF([.G19]&gt;=2.58;&quot;***&quot;;IF([.G19]&gt;=1.96;&quot;**&quot;; IF([.G19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SUMIF(INDIRECT(&quot;$&quot;&amp;[.$B20]&amp;&quot;E.$b$2:$&quot;&amp;[.$B20]&amp;&quot;E.$b$101&quot;);&quot;Immunity&quot;&amp;[.$A20];INDIRECT(&quot;$&quot;&amp;[.$B20]&amp;&quot;E.$C$2:$&quot;&amp;[.$B20]&amp;&quot;E.$C$101&quot;))*100" office:value-type="float" office:value="9.33895656045766" calcext:value-type="float">
            <text:p>9.33895656045766</text:p>
          </table:table-cell>
          <table:table-cell table:formula="of:=SUMIF(INDIRECT(&quot;$&quot;&amp;[.$B20]&amp;&quot;E.$b$2:$&quot;&amp;[.$B20]&amp;&quot;E.$b$101&quot;);&quot;Immunity&quot;&amp;[.$A20];INDIRECT(&quot;$&quot;&amp;[.$B20]&amp;&quot;E.$d$2:$&quot;&amp;[.$B20]&amp;&quot;E.$d$101&quot;))*100" office:value-type="float" office:value="7.75732642670324" calcext:value-type="float">
            <text:p>7.75732642670324</text:p>
          </table:table-cell>
          <table:table-cell table:formula="of:=SUMIF(INDIRECT(&quot;$&quot;&amp;[.$B20]&amp;&quot;E.$b$2:$&quot;&amp;[.$B20]&amp;&quot;E.$b$101&quot;);&quot;Immunity&quot;&amp;[.$A20];INDIRECT(&quot;$&quot;&amp;[.$B20]&amp;&quot;E.$e$2:$&quot;&amp;[.$B20]&amp;&quot;E.$e$101&quot;))*100" office:value-type="float" office:value="10.9205866942121" calcext:value-type="float">
            <text:p>10.9205866942121</text:p>
          </table:table-cell>
          <table:table-cell table:formula="of:=[.D20]&gt;0" office:value-type="boolean" office:boolean-value="true" calcext:value-type="boolean">
            <text:p>TRUE</text:p>
          </table:table-cell>
          <table:table-cell table:formula="of:=ABS([.C20]/(([.C20]-[.D20])/1.96))" office:value-type="float" office:value="11.5730944092768" calcext:value-type="float">
            <text:p>11.5730944092768</text:p>
          </table:table-cell>
          <table:table-cell table:formula="of:=IF([.C20]=0;&quot;&quot;;IF([.G20]&gt;=2.58;&quot;***&quot;;IF([.G20]&gt;=1.96;&quot;**&quot;; IF([.G20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SUMIF(INDIRECT(&quot;$&quot;&amp;[.$B21]&amp;&quot;E.$b$2:$&quot;&amp;[.$B21]&amp;&quot;E.$b$101&quot;);&quot;Immunity&quot;&amp;[.$A21];INDIRECT(&quot;$&quot;&amp;[.$B21]&amp;&quot;E.$C$2:$&quot;&amp;[.$B21]&amp;&quot;E.$C$101&quot;))*100" office:value-type="float" office:value="0.841006691228671" calcext:value-type="float">
            <text:p>0.841006691228671</text:p>
          </table:table-cell>
          <table:table-cell table:formula="of:=SUMIF(INDIRECT(&quot;$&quot;&amp;[.$B21]&amp;&quot;E.$b$2:$&quot;&amp;[.$B21]&amp;&quot;E.$b$101&quot;);&quot;Immunity&quot;&amp;[.$A21];INDIRECT(&quot;$&quot;&amp;[.$B21]&amp;&quot;E.$d$2:$&quot;&amp;[.$B21]&amp;&quot;E.$d$101&quot;))*100" office:value-type="float" office:value="-2.26525322706535" calcext:value-type="float">
            <text:p>-2.26525322706535</text:p>
          </table:table-cell>
          <table:table-cell table:formula="of:=SUMIF(INDIRECT(&quot;$&quot;&amp;[.$B21]&amp;&quot;E.$b$2:$&quot;&amp;[.$B21]&amp;&quot;E.$b$101&quot;);&quot;Immunity&quot;&amp;[.$A21];INDIRECT(&quot;$&quot;&amp;[.$B21]&amp;&quot;E.$e$2:$&quot;&amp;[.$B21]&amp;&quot;E.$e$101&quot;))*100" office:value-type="float" office:value="3.9472666095227" calcext:value-type="float">
            <text:p>3.9472666095227</text:p>
          </table:table-cell>
          <table:table-cell table:formula="of:=[.D21]&gt;0" office:value-type="boolean" office:boolean-value="false" calcext:value-type="boolean">
            <text:p>FALSE</text:p>
          </table:table-cell>
          <table:table-cell table:formula="of:=ABS([.C21]/(([.C21]-[.D21])/1.96))" office:value-type="float" office:value="0.530661682591421" calcext:value-type="float">
            <text:p>0.530661682591421</text:p>
          </table:table-cell>
          <table:table-cell table:formula="of:=IF([.C21]=0;&quot;&quot;;IF([.G21]&gt;=2.58;&quot;***&quot;;IF([.G21]&gt;=1.96;&quot;**&quot;; IF([.G21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22]&amp;&quot;E.$b$2:$&quot;&amp;[.$B22]&amp;&quot;E.$b$101&quot;);&quot;Immunity&quot;&amp;[.$A22];INDIRECT(&quot;$&quot;&amp;[.$B22]&amp;&quot;E.$C$2:$&quot;&amp;[.$B22]&amp;&quot;E.$C$101&quot;))*100" office:value-type="float" office:value="0.95008800025659" calcext:value-type="float">
            <text:p>0.95008800025659</text:p>
          </table:table-cell>
          <table:table-cell table:formula="of:=SUMIF(INDIRECT(&quot;$&quot;&amp;[.$B22]&amp;&quot;E.$b$2:$&quot;&amp;[.$B22]&amp;&quot;E.$b$101&quot;);&quot;Immunity&quot;&amp;[.$A22];INDIRECT(&quot;$&quot;&amp;[.$B22]&amp;&quot;E.$d$2:$&quot;&amp;[.$B22]&amp;&quot;E.$d$101&quot;))*100" office:value-type="float" office:value="0.104671132669954" calcext:value-type="float">
            <text:p>0.104671132669954</text:p>
          </table:table-cell>
          <table:table-cell table:formula="of:=SUMIF(INDIRECT(&quot;$&quot;&amp;[.$B22]&amp;&quot;E.$b$2:$&quot;&amp;[.$B22]&amp;&quot;E.$b$101&quot;);&quot;Immunity&quot;&amp;[.$A22];INDIRECT(&quot;$&quot;&amp;[.$B22]&amp;&quot;E.$e$2:$&quot;&amp;[.$B22]&amp;&quot;E.$e$101&quot;))*100" office:value-type="float" office:value="1.79550486784323" calcext:value-type="float">
            <text:p>1.79550486784323</text:p>
          </table:table-cell>
          <table:table-cell table:formula="of:=[.D22]&gt;0" office:value-type="boolean" office:boolean-value="true" calcext:value-type="boolean">
            <text:p>TRUE</text:p>
          </table:table-cell>
          <table:table-cell table:formula="of:=ABS([.C22]/(([.C22]-[.D22])/1.96))" office:value-type="float" office:value="2.20266776296853" calcext:value-type="float">
            <text:p>2.20266776296853</text:p>
          </table:table-cell>
          <table:table-cell table:formula="of:=IF([.C22]=0;&quot;&quot;;IF([.G22]&gt;=2.58;&quot;***&quot;;IF([.G22]&gt;=1.96;&quot;**&quot;; IF([.G22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23]&amp;&quot;E.$b$2:$&quot;&amp;[.$B23]&amp;&quot;E.$b$101&quot;);&quot;Immunity&quot;&amp;[.$A23];INDIRECT(&quot;$&quot;&amp;[.$B23]&amp;&quot;E.$C$2:$&quot;&amp;[.$B23]&amp;&quot;E.$C$101&quot;))*100" office:value-type="float" office:value="0.559027656985722" calcext:value-type="float">
            <text:p>0.559027656985722</text:p>
          </table:table-cell>
          <table:table-cell table:formula="of:=SUMIF(INDIRECT(&quot;$&quot;&amp;[.$B23]&amp;&quot;E.$b$2:$&quot;&amp;[.$B23]&amp;&quot;E.$b$101&quot;);&quot;Immunity&quot;&amp;[.$A23];INDIRECT(&quot;$&quot;&amp;[.$B23]&amp;&quot;E.$d$2:$&quot;&amp;[.$B23]&amp;&quot;E.$d$101&quot;))*100" office:value-type="float" office:value="-0.0387723430142781" calcext:value-type="float">
            <text:p>-0.0387723430142781</text:p>
          </table:table-cell>
          <table:table-cell table:formula="of:=SUMIF(INDIRECT(&quot;$&quot;&amp;[.$B23]&amp;&quot;E.$b$2:$&quot;&amp;[.$B23]&amp;&quot;E.$b$101&quot;);&quot;Immunity&quot;&amp;[.$A23];INDIRECT(&quot;$&quot;&amp;[.$B23]&amp;&quot;E.$e$2:$&quot;&amp;[.$B23]&amp;&quot;E.$e$101&quot;))*100" office:value-type="float" office:value="1.15682765698572" calcext:value-type="float">
            <text:p>1.15682765698572</text:p>
          </table:table-cell>
          <table:table-cell table:formula="of:=[.D23]&gt;0" office:value-type="boolean" office:boolean-value="false" calcext:value-type="boolean">
            <text:p>FALSE</text:p>
          </table:table-cell>
          <table:table-cell table:formula="of:=ABS([.C23]/(([.C23]-[.D23])/1.96))" office:value-type="float" office:value="1.83287756388761" calcext:value-type="float">
            <text:p>1.83287756388761</text:p>
          </table:table-cell>
          <table:table-cell table:formula="of:=IF([.C23]=0;&quot;&quot;;IF([.G23]&gt;=2.58;&quot;***&quot;;IF([.G23]&gt;=1.96;&quot;**&quot;; IF([.G23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SUMIF(INDIRECT(&quot;$&quot;&amp;[.$B24]&amp;&quot;E.$b$2:$&quot;&amp;[.$B24]&amp;&quot;E.$b$101&quot;);&quot;Immunity&quot;&amp;[.$A24];INDIRECT(&quot;$&quot;&amp;[.$B24]&amp;&quot;E.$C$2:$&quot;&amp;[.$B24]&amp;&quot;E.$C$101&quot;))*100" office:value-type="float" office:value="7.41657937676553" calcext:value-type="float">
            <text:p>7.41657937676553</text:p>
          </table:table-cell>
          <table:table-cell table:formula="of:=SUMIF(INDIRECT(&quot;$&quot;&amp;[.$B24]&amp;&quot;E.$b$2:$&quot;&amp;[.$B24]&amp;&quot;E.$b$101&quot;);&quot;Immunity&quot;&amp;[.$A24];INDIRECT(&quot;$&quot;&amp;[.$B24]&amp;&quot;E.$d$2:$&quot;&amp;[.$B24]&amp;&quot;E.$d$101&quot;))*100" office:value-type="float" office:value="4.67711562632093" calcext:value-type="float">
            <text:p>4.67711562632093</text:p>
          </table:table-cell>
          <table:table-cell table:formula="of:=SUMIF(INDIRECT(&quot;$&quot;&amp;[.$B24]&amp;&quot;E.$b$2:$&quot;&amp;[.$B24]&amp;&quot;E.$b$101&quot;);&quot;Immunity&quot;&amp;[.$A24];INDIRECT(&quot;$&quot;&amp;[.$B24]&amp;&quot;E.$e$2:$&quot;&amp;[.$B24]&amp;&quot;E.$e$101&quot;))*100" office:value-type="float" office:value="10.1560431272101" calcext:value-type="float">
            <text:p>10.1560431272101</text:p>
          </table:table-cell>
          <table:table-cell table:formula="of:=[.D24]&gt;0" office:value-type="boolean" office:boolean-value="true" calcext:value-type="boolean">
            <text:p>TRUE</text:p>
          </table:table-cell>
          <table:table-cell table:formula="of:=ABS([.C24]/(([.C24]-[.D24])/1.96))" office:value-type="float" office:value="5.30632886677228" calcext:value-type="float">
            <text:p>5.30632886677228</text:p>
          </table:table-cell>
          <table:table-cell table:formula="of:=IF([.C24]=0;&quot;&quot;;IF([.G24]&gt;=2.58;&quot;***&quot;;IF([.G24]&gt;=1.96;&quot;**&quot;; IF([.G24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SUMIF(INDIRECT(&quot;$&quot;&amp;[.$B25]&amp;&quot;E.$b$2:$&quot;&amp;[.$B25]&amp;&quot;E.$b$101&quot;);&quot;Immunity&quot;&amp;[.$A25];INDIRECT(&quot;$&quot;&amp;[.$B25]&amp;&quot;E.$C$2:$&quot;&amp;[.$B25]&amp;&quot;E.$C$101&quot;))*100" office:value-type="float" office:value="2.25831875323874" calcext:value-type="float">
            <text:p>2.25831875323874</text:p>
          </table:table-cell>
          <table:table-cell table:formula="of:=SUMIF(INDIRECT(&quot;$&quot;&amp;[.$B25]&amp;&quot;E.$b$2:$&quot;&amp;[.$B25]&amp;&quot;E.$b$101&quot;);&quot;Immunity&quot;&amp;[.$A25];INDIRECT(&quot;$&quot;&amp;[.$B25]&amp;&quot;E.$d$2:$&quot;&amp;[.$B25]&amp;&quot;E.$d$101&quot;))*100" office:value-type="float" office:value="-4.12443862582558" calcext:value-type="float">
            <text:p>-4.12443862582558</text:p>
          </table:table-cell>
          <table:table-cell table:formula="of:=SUMIF(INDIRECT(&quot;$&quot;&amp;[.$B25]&amp;&quot;E.$b$2:$&quot;&amp;[.$B25]&amp;&quot;E.$b$101&quot;);&quot;Immunity&quot;&amp;[.$A25];INDIRECT(&quot;$&quot;&amp;[.$B25]&amp;&quot;E.$e$2:$&quot;&amp;[.$B25]&amp;&quot;E.$e$101&quot;))*100" office:value-type="float" office:value="8.64107613230306" calcext:value-type="float">
            <text:p>8.64107613230306</text:p>
          </table:table-cell>
          <table:table-cell table:formula="of:=[.D25]&gt;0" office:value-type="boolean" office:boolean-value="false" calcext:value-type="boolean">
            <text:p>FALSE</text:p>
          </table:table-cell>
          <table:table-cell table:formula="of:=ABS([.C25]/(([.C25]-[.D25])/1.96))" office:value-type="float" office:value="0.693478459774513" calcext:value-type="float">
            <text:p>0.693478459774513</text:p>
          </table:table-cell>
          <table:table-cell table:formula="of:=IF([.C25]=0;&quot;&quot;;IF([.G25]&gt;=2.58;&quot;***&quot;;IF([.G25]&gt;=1.96;&quot;**&quot;; IF([.G25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SUMIF(INDIRECT(&quot;$&quot;&amp;[.$B26]&amp;&quot;E.$b$2:$&quot;&amp;[.$B26]&amp;&quot;E.$b$101&quot;);&quot;Immunity&quot;&amp;[.$A26];INDIRECT(&quot;$&quot;&amp;[.$B26]&amp;&quot;E.$C$2:$&quot;&amp;[.$B26]&amp;&quot;E.$C$101&quot;))*100" office:value-type="float" office:value="0.163718526482359" calcext:value-type="float">
            <text:p>0.163718526482359</text:p>
          </table:table-cell>
          <table:table-cell table:formula="of:=SUMIF(INDIRECT(&quot;$&quot;&amp;[.$B26]&amp;&quot;E.$b$2:$&quot;&amp;[.$B26]&amp;&quot;E.$b$101&quot;);&quot;Immunity&quot;&amp;[.$A26];INDIRECT(&quot;$&quot;&amp;[.$B26]&amp;&quot;E.$d$2:$&quot;&amp;[.$B26]&amp;&quot;E.$d$101&quot;))*100" office:value-type="float" office:value="-0.434081473517641" calcext:value-type="float">
            <text:p>-0.434081473517641</text:p>
          </table:table-cell>
          <table:table-cell table:formula="of:=SUMIF(INDIRECT(&quot;$&quot;&amp;[.$B26]&amp;&quot;E.$b$2:$&quot;&amp;[.$B26]&amp;&quot;E.$b$101&quot;);&quot;Immunity&quot;&amp;[.$A26];INDIRECT(&quot;$&quot;&amp;[.$B26]&amp;&quot;E.$e$2:$&quot;&amp;[.$B26]&amp;&quot;E.$e$101&quot;))*100" office:value-type="float" office:value="0.761518526482359" calcext:value-type="float">
            <text:p>0.761518526482359</text:p>
          </table:table-cell>
          <table:table-cell table:formula="of:=[.D26]&gt;0" office:value-type="boolean" office:boolean-value="false" calcext:value-type="boolean">
            <text:p>FALSE</text:p>
          </table:table-cell>
          <table:table-cell table:formula="of:=ABS([.C26]/(([.C26]-[.D26])/1.96))" office:value-type="float" office:value="0.536782054040521" calcext:value-type="float">
            <text:p>0.536782054040521</text:p>
          </table:table-cell>
          <table:table-cell table:formula="of:=IF([.C26]=0;&quot;&quot;;IF([.G26]&gt;=2.58;&quot;***&quot;;IF([.G26]&gt;=1.96;&quot;**&quot;; IF([.G26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SUMIF(INDIRECT(&quot;$&quot;&amp;[.$B27]&amp;&quot;E.$b$2:$&quot;&amp;[.$B27]&amp;&quot;E.$b$101&quot;);&quot;Immunity&quot;&amp;[.$A27];INDIRECT(&quot;$&quot;&amp;[.$B27]&amp;&quot;E.$C$2:$&quot;&amp;[.$B27]&amp;&quot;E.$C$101&quot;))*100" office:value-type="float" office:value="1.47323528312013" calcext:value-type="float">
            <text:p>1.47323528312013</text:p>
          </table:table-cell>
          <table:table-cell table:formula="of:=SUMIF(INDIRECT(&quot;$&quot;&amp;[.$B27]&amp;&quot;E.$b$2:$&quot;&amp;[.$B27]&amp;&quot;E.$b$101&quot;);&quot;Immunity&quot;&amp;[.$A27];INDIRECT(&quot;$&quot;&amp;[.$B27]&amp;&quot;E.$d$2:$&quot;&amp;[.$B27]&amp;&quot;E.$d$101&quot;))*100" office:value-type="float" office:value="-0.320164716879874" calcext:value-type="float">
            <text:p>-0.320164716879874</text:p>
          </table:table-cell>
          <table:table-cell table:formula="of:=SUMIF(INDIRECT(&quot;$&quot;&amp;[.$B27]&amp;&quot;E.$b$2:$&quot;&amp;[.$B27]&amp;&quot;E.$b$101&quot;);&quot;Immunity&quot;&amp;[.$A27];INDIRECT(&quot;$&quot;&amp;[.$B27]&amp;&quot;E.$e$2:$&quot;&amp;[.$B27]&amp;&quot;E.$e$101&quot;))*100" office:value-type="float" office:value="3.26663528312012" calcext:value-type="float">
            <text:p>3.26663528312012</text:p>
          </table:table-cell>
          <table:table-cell table:formula="of:=[.D27]&gt;0" office:value-type="boolean" office:boolean-value="false" calcext:value-type="boolean">
            <text:p>FALSE</text:p>
          </table:table-cell>
          <table:table-cell table:formula="of:=ABS([.C27]/(([.C27]-[.D27])/1.96))" office:value-type="float" office:value="1.61009320559577" calcext:value-type="float">
            <text:p>1.61009320559577</text:p>
          </table:table-cell>
          <table:table-cell table:formula="of:=IF([.C27]=0;&quot;&quot;;IF([.G27]&gt;=2.58;&quot;***&quot;;IF([.G27]&gt;=1.96;&quot;**&quot;; IF([.G27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SUMIF(INDIRECT(&quot;$&quot;&amp;[.$B28]&amp;&quot;E.$b$2:$&quot;&amp;[.$B28]&amp;&quot;E.$b$101&quot;);&quot;Immunity&quot;&amp;[.$A28];INDIRECT(&quot;$&quot;&amp;[.$B28]&amp;&quot;E.$C$2:$&quot;&amp;[.$B28]&amp;&quot;E.$C$101&quot;))*100" office:value-type="float" office:value="8.87872030074242" calcext:value-type="float">
            <text:p>8.87872030074242</text:p>
          </table:table-cell>
          <table:table-cell table:formula="of:=SUMIF(INDIRECT(&quot;$&quot;&amp;[.$B28]&amp;&quot;E.$b$2:$&quot;&amp;[.$B28]&amp;&quot;E.$b$101&quot;);&quot;Immunity&quot;&amp;[.$A28];INDIRECT(&quot;$&quot;&amp;[.$B28]&amp;&quot;E.$d$2:$&quot;&amp;[.$B28]&amp;&quot;E.$d$101&quot;))*100" office:value-type="float" office:value="7.84330032797775" calcext:value-type="float">
            <text:p>7.84330032797775</text:p>
          </table:table-cell>
          <table:table-cell table:formula="of:=SUMIF(INDIRECT(&quot;$&quot;&amp;[.$B28]&amp;&quot;E.$b$2:$&quot;&amp;[.$B28]&amp;&quot;E.$b$101&quot;);&quot;Immunity&quot;&amp;[.$A28];INDIRECT(&quot;$&quot;&amp;[.$B28]&amp;&quot;E.$e$2:$&quot;&amp;[.$B28]&amp;&quot;E.$e$101&quot;))*100" office:value-type="float" office:value="9.9141402735071" calcext:value-type="float">
            <text:p>9.9141402735071</text:p>
          </table:table-cell>
          <table:table-cell table:formula="of:=[.D28]&gt;0" office:value-type="boolean" office:boolean-value="true" calcext:value-type="boolean">
            <text:p>TRUE</text:p>
          </table:table-cell>
          <table:table-cell table:formula="of:=ABS([.C28]/(([.C28]-[.D28])/1.96))" office:value-type="float" office:value="16.8069887071903" calcext:value-type="float">
            <text:p>16.8069887071903</text:p>
          </table:table-cell>
          <table:table-cell table:formula="of:=IF([.C28]=0;&quot;&quot;;IF([.G28]&gt;=2.58;&quot;***&quot;;IF([.G28]&gt;=1.96;&quot;**&quot;; IF([.G28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SUMIF(INDIRECT(&quot;$&quot;&amp;[.$B29]&amp;&quot;E.$b$2:$&quot;&amp;[.$B29]&amp;&quot;E.$b$101&quot;);&quot;Immunity&quot;&amp;[.$A29];INDIRECT(&quot;$&quot;&amp;[.$B29]&amp;&quot;E.$C$2:$&quot;&amp;[.$B29]&amp;&quot;E.$C$101&quot;))*100" office:value-type="float" office:value="-5.05411947268592" calcext:value-type="float">
            <text:p>-5.05411947268592</text:p>
          </table:table-cell>
          <table:table-cell table:formula="of:=SUMIF(INDIRECT(&quot;$&quot;&amp;[.$B29]&amp;&quot;E.$b$2:$&quot;&amp;[.$B29]&amp;&quot;E.$b$101&quot;);&quot;Immunity&quot;&amp;[.$A29];INDIRECT(&quot;$&quot;&amp;[.$B29]&amp;&quot;E.$d$2:$&quot;&amp;[.$B29]&amp;&quot;E.$d$101&quot;))*100" office:value-type="float" office:value="-6.84751947268592" calcext:value-type="float">
            <text:p>-6.84751947268592</text:p>
          </table:table-cell>
          <table:table-cell table:formula="of:=SUMIF(INDIRECT(&quot;$&quot;&amp;[.$B29]&amp;&quot;E.$b$2:$&quot;&amp;[.$B29]&amp;&quot;E.$b$101&quot;);&quot;Immunity&quot;&amp;[.$A29];INDIRECT(&quot;$&quot;&amp;[.$B29]&amp;&quot;E.$e$2:$&quot;&amp;[.$B29]&amp;&quot;E.$e$101&quot;))*100" office:value-type="float" office:value="-3.26071947268592" calcext:value-type="float">
            <text:p>-3.26071947268592</text:p>
          </table:table-cell>
          <table:table-cell table:formula="of:=[.D29]&gt;0" office:value-type="boolean" office:boolean-value="false" calcext:value-type="boolean">
            <text:p>FALSE</text:p>
          </table:table-cell>
          <table:table-cell table:formula="of:=ABS([.C29]/(([.C29]-[.D29])/1.96))" office:value-type="float" office:value="5.52362783900101" calcext:value-type="float">
            <text:p>5.52362783900101</text:p>
          </table:table-cell>
          <table:table-cell table:formula="of:=IF([.C29]=0;&quot;&quot;;IF([.G29]&gt;=2.58;&quot;***&quot;;IF([.G29]&gt;=1.96;&quot;**&quot;; IF([.G29]&gt;1.64;&quot;*&quot;;&quot;&quot;))))" office:value-type="string" office:string-value="***" calcext:value-type="string">
            <text:p>***</text:p>
          </table:table-cell>
        </table:table-row>
      </table:table>
      <table:table table:name="tmpou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inf" calcext:value-type="string">
            <text:p>inf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.00</text:p>
          </table:table-cell>
          <table:table-cell table:formula="of:=ROUND(INDIRECT([.$B$2]&amp;&quot;.&quot;&amp;[.D$1]&amp;[.$A3]);2)" office:value-type="float" office:value="0" calcext:value-type="float">
            <text:p>0.00</text:p>
          </table:table-cell>
          <table:table-cell table:formula="of:=ROUND(INDIRECT([.$B$2]&amp;&quot;.&quot;&amp;[.E$1]&amp;[.$A3]);2)" office:value-type="float" office:value="0" calcext:value-type="float">
            <text:p>0.00</text:p>
          </table:table-cell>
          <table:table-cell table:formula="of:=ROUND(INDIRECT([.$B$2]&amp;&quot;.&quot;&amp;[.F$1]&amp;[.$A3]);2)" office:value-type="float" office:value="0" calcext:value-type="float">
            <text:p>0.00</text:p>
          </table:table-cell>
          <table:table-cell table:formula="of:=ROUND(INDIRECT([.$B$2]&amp;&quot;.&quot;&amp;[.G$1]&amp;[.$A3]);2)" office:value-type="float" office:value="0" calcext:value-type="float">
            <text:p>0.00</text:p>
          </table:table-cell>
          <table:table-cell table:formula="of:=ROUND(INDIRECT([.$B$2]&amp;&quot;.&quot;&amp;[.H$1]&amp;[.$A3]);2)" office:value-type="float" office:value="0" calcext:value-type="float">
            <text:p>0.00</text:p>
          </table:table-cell>
          <table:table-cell table:formula="of:=ROUND(INDIRECT([.$B$2]&amp;&quot;.&quot;&amp;[.I$1]&amp;[.$A3]);2)" office:value-type="float" office:value="0" calcext:value-type="float">
            <text:p>0.00</text:p>
          </table:table-cell>
          <table:table-cell table:formula="of:=ROUND(INDIRECT([.$B$2]&amp;&quot;.&quot;&amp;[.J$1]&amp;[.$A3]);2)" office:value-type="float" office:value="0" calcext:value-type="float">
            <text:p>0.00</text:p>
          </table:table-cell>
          <table:table-cell table:formula="of:=ROUND(INDIRECT([.$B$2]&amp;&quot;.&quot;&amp;[.K$1]&amp;[.$A3]);2)" office:value-type="float" office:value="0" calcext:value-type="float">
            <text:p>0.00</text:p>
          </table:table-cell>
          <table:table-cell table:formula="of:=ROUND(INDIRECT([.$B$2]&amp;&quot;.&quot;&amp;[.L$1]&amp;[.$A3]);2)" office:value-type="float" office:value="0" calcext:value-type="float">
            <text:p>0.00</text:p>
          </table:table-cell>
          <table:table-cell table:formula="of:=ROUND(INDIRECT([.$B$2]&amp;&quot;.&quot;&amp;[.M$1]&amp;[.$A3]);2)" office:value-type="float" office:value="0" calcext:value-type="float">
            <text:p>0.00</text:p>
          </table:table-cell>
          <table:table-cell table:formula="of:=ROUND(INDIRECT([.$B$2]&amp;&quot;.&quot;&amp;[.N$1]&amp;[.$A3]);2)" office:value-type="float" office:value="0" calcext:value-type="float">
            <text:p>0.00</text:p>
          </table:table-cell>
          <table:table-cell table:formula="of:=ROUND(INDIRECT([.$B$2]&amp;&quot;.&quot;&amp;[.O$1]&amp;[.$A3]);2)" office:value-type="float" office:value="0" calcext:value-type="float">
            <text:p>0.00</text:p>
          </table:table-cell>
          <table:table-cell table:formula="of:=ROUND(INDIRECT([.$B$2]&amp;&quot;.&quot;&amp;[.P$1]&amp;[.$A3]);2)" office:value-type="float" office:value="0" calcext:value-type="float">
            <text:p>0.00</text:p>
          </table:table-cell>
          <table:table-cell table:formula="of:=ROUND(INDIRECT([.$B$2]&amp;&quot;.&quot;&amp;[.Q$1]&amp;[.$A3]);2)" office:value-type="float" office:value="0" calcext:value-type="float">
            <text:p>0.00</text:p>
          </table:table-cell>
          <table:table-cell table:formula="of:=ROUND(INDIRECT([.$B$2]&amp;&quot;.&quot;&amp;[.R$1]&amp;[.$A3]);2)" office:value-type="float" office:value="0" calcext:value-type="float">
            <text:p>0.0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.88" calcext:value-type="float">
            <text:p>0.88</text:p>
          </table:table-cell>
          <table:table-cell table:formula="of:=ROUND(INDIRECT([.$B$2]&amp;&quot;.&quot;&amp;[.D$1]&amp;[.$A4]);2)" office:value-type="float" office:value="0.92" calcext:value-type="float">
            <text:p>0.92</text:p>
          </table:table-cell>
          <table:table-cell table:formula="of:=ROUND(INDIRECT([.$B$2]&amp;&quot;.&quot;&amp;[.E$1]&amp;[.$A4]);2)" office:value-type="float" office:value="0.81" calcext:value-type="float">
            <text:p>0.81</text:p>
          </table:table-cell>
          <table:table-cell table:formula="of:=ROUND(INDIRECT([.$B$2]&amp;&quot;.&quot;&amp;[.F$1]&amp;[.$A4]);2)" office:value-type="float" office:value="0.89" calcext:value-type="float">
            <text:p>0.89</text:p>
          </table:table-cell>
          <table:table-cell table:formula="of:=ROUND(INDIRECT([.$B$2]&amp;&quot;.&quot;&amp;[.G$1]&amp;[.$A4]);2)" office:value-type="float" office:value="0.91" calcext:value-type="float">
            <text:p>0.91</text:p>
          </table:table-cell>
          <table:table-cell table:formula="of:=ROUND(INDIRECT([.$B$2]&amp;&quot;.&quot;&amp;[.H$1]&amp;[.$A4]);2)" office:value-type="float" office:value="0.99" calcext:value-type="float">
            <text:p>0.99</text:p>
          </table:table-cell>
          <table:table-cell table:formula="of:=ROUND(INDIRECT([.$B$2]&amp;&quot;.&quot;&amp;[.I$1]&amp;[.$A4]);2)" office:value-type="float" office:value="0.39" calcext:value-type="float">
            <text:p>0.39</text:p>
          </table:table-cell>
          <table:table-cell table:formula="of:=ROUND(INDIRECT([.$B$2]&amp;&quot;.&quot;&amp;[.J$1]&amp;[.$A4]);2)" office:value-type="float" office:value="0.84" calcext:value-type="float">
            <text:p>0.84</text:p>
          </table:table-cell>
          <table:table-cell table:formula="of:=ROUND(INDIRECT([.$B$2]&amp;&quot;.&quot;&amp;[.K$1]&amp;[.$A4]);2)" office:value-type="float" office:value="0.58" calcext:value-type="float">
            <text:p>0.58</text:p>
          </table:table-cell>
          <table:table-cell table:formula="of:=ROUND(INDIRECT([.$B$2]&amp;&quot;.&quot;&amp;[.L$1]&amp;[.$A4]);2)" office:value-type="float" office:value="0.64" calcext:value-type="float">
            <text:p>0.64</text:p>
          </table:table-cell>
          <table:table-cell table:formula="of:=ROUND(INDIRECT([.$B$2]&amp;&quot;.&quot;&amp;[.M$1]&amp;[.$A4]);2)" office:value-type="float" office:value="0.52" calcext:value-type="float">
            <text:p>0.52</text:p>
          </table:table-cell>
          <table:table-cell table:formula="of:=ROUND(INDIRECT([.$B$2]&amp;&quot;.&quot;&amp;[.N$1]&amp;[.$A4]);2)" office:value-type="float" office:value="0.51" calcext:value-type="float">
            <text:p>0.51</text:p>
          </table:table-cell>
          <table:table-cell table:formula="of:=ROUND(INDIRECT([.$B$2]&amp;&quot;.&quot;&amp;[.O$1]&amp;[.$A4]);2)" office:value-type="float" office:value="-0.55" calcext:value-type="float">
            <text:p>-0.55</text:p>
          </table:table-cell>
          <table:table-cell table:formula="of:=ROUND(INDIRECT([.$B$2]&amp;&quot;.&quot;&amp;[.P$1]&amp;[.$A4]);2)" office:value-type="float" office:value="-0.34" calcext:value-type="float">
            <text:p>-0.34</text:p>
          </table:table-cell>
          <table:table-cell table:formula="of:=ROUND(INDIRECT([.$B$2]&amp;&quot;.&quot;&amp;[.Q$1]&amp;[.$A4]);2)" office:value-type="float" office:value="-0.79" calcext:value-type="float">
            <text:p>-0.79</text:p>
          </table:table-cell>
          <table:table-cell table:formula="of:=ROUND(INDIRECT([.$B$2]&amp;&quot;.&quot;&amp;[.R$1]&amp;[.$A4]);2)" office:value-type="float" office:value="-0.38" calcext:value-type="float">
            <text:p>-0.3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.88" calcext:value-type="float">
            <text:p>0.88</text:p>
          </table:table-cell>
          <table:table-cell table:formula="of:=ROUND(INDIRECT([.$B$2]&amp;&quot;.&quot;&amp;[.D$1]&amp;[.$A5]);2)" office:value-type="float" office:value="0.95" calcext:value-type="float">
            <text:p>0.95</text:p>
          </table:table-cell>
          <table:table-cell table:formula="of:=ROUND(INDIRECT([.$B$2]&amp;&quot;.&quot;&amp;[.E$1]&amp;[.$A5]);2)" office:value-type="float" office:value="0.74" calcext:value-type="float">
            <text:p>0.74</text:p>
          </table:table-cell>
          <table:table-cell table:formula="of:=ROUND(INDIRECT([.$B$2]&amp;&quot;.&quot;&amp;[.F$1]&amp;[.$A5]);2)" office:value-type="float" office:value="0.89" calcext:value-type="float">
            <text:p>0.89</text:p>
          </table:table-cell>
          <table:table-cell table:formula="of:=ROUND(INDIRECT([.$B$2]&amp;&quot;.&quot;&amp;[.G$1]&amp;[.$A5]);2)" office:value-type="float" office:value="0.81" calcext:value-type="float">
            <text:p>0.81</text:p>
          </table:table-cell>
          <table:table-cell table:formula="of:=ROUND(INDIRECT([.$B$2]&amp;&quot;.&quot;&amp;[.H$1]&amp;[.$A5]);2)" office:value-type="float" office:value="0.93" calcext:value-type="float">
            <text:p>0.93</text:p>
          </table:table-cell>
          <table:table-cell table:formula="of:=ROUND(INDIRECT([.$B$2]&amp;&quot;.&quot;&amp;[.I$1]&amp;[.$A5]);2)" office:value-type="float" office:value="0.49" calcext:value-type="float">
            <text:p>0.49</text:p>
          </table:table-cell>
          <table:table-cell table:formula="of:=ROUND(INDIRECT([.$B$2]&amp;&quot;.&quot;&amp;[.J$1]&amp;[.$A5]);2)" office:value-type="float" office:value="0.82" calcext:value-type="float">
            <text:p>0.82</text:p>
          </table:table-cell>
          <table:table-cell table:formula="of:=ROUND(INDIRECT([.$B$2]&amp;&quot;.&quot;&amp;[.K$1]&amp;[.$A5]);2)" office:value-type="float" office:value="0.46" calcext:value-type="float">
            <text:p>0.46</text:p>
          </table:table-cell>
          <table:table-cell table:formula="of:=ROUND(INDIRECT([.$B$2]&amp;&quot;.&quot;&amp;[.L$1]&amp;[.$A5]);2)" office:value-type="float" office:value="0.58" calcext:value-type="float">
            <text:p>0.58</text:p>
          </table:table-cell>
          <table:table-cell table:formula="of:=ROUND(INDIRECT([.$B$2]&amp;&quot;.&quot;&amp;[.M$1]&amp;[.$A5]);2)" office:value-type="float" office:value="0.31" calcext:value-type="float">
            <text:p>0.31</text:p>
          </table:table-cell>
          <table:table-cell table:formula="of:=ROUND(INDIRECT([.$B$2]&amp;&quot;.&quot;&amp;[.N$1]&amp;[.$A5]);2)" office:value-type="float" office:value="0.33" calcext:value-type="float">
            <text:p>0.33</text:p>
          </table:table-cell>
          <table:table-cell table:formula="of:=ROUND(INDIRECT([.$B$2]&amp;&quot;.&quot;&amp;[.O$1]&amp;[.$A5]);2)" office:value-type="float" office:value="-0.16" calcext:value-type="float">
            <text:p>-0.16</text:p>
          </table:table-cell>
          <table:table-cell table:formula="of:=ROUND(INDIRECT([.$B$2]&amp;&quot;.&quot;&amp;[.P$1]&amp;[.$A5]);2)" office:value-type="float" office:value="0.11" calcext:value-type="float">
            <text:p>0.11</text:p>
          </table:table-cell>
          <table:table-cell table:formula="of:=ROUND(INDIRECT([.$B$2]&amp;&quot;.&quot;&amp;[.Q$1]&amp;[.$A5]);2)" office:value-type="float" office:value="-0.53" calcext:value-type="float">
            <text:p>-0.53</text:p>
          </table:table-cell>
          <table:table-cell table:formula="of:=ROUND(INDIRECT([.$B$2]&amp;&quot;.&quot;&amp;[.R$1]&amp;[.$A5]);2)" office:value-type="float" office:value="-0.28" calcext:value-type="float">
            <text:p>-0.2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.00</text:p>
          </table:table-cell>
          <table:table-cell table:formula="of:=ROUND(INDIRECT([.$B$2]&amp;&quot;.&quot;&amp;[.D$1]&amp;[.$A6]);2)" office:value-type="float" office:value="0" calcext:value-type="float">
            <text:p>0.00</text:p>
          </table:table-cell>
          <table:table-cell table:formula="of:=ROUND(INDIRECT([.$B$2]&amp;&quot;.&quot;&amp;[.E$1]&amp;[.$A6]);2)" office:value-type="float" office:value="0" calcext:value-type="float">
            <text:p>0.00</text:p>
          </table:table-cell>
          <table:table-cell table:formula="of:=ROUND(INDIRECT([.$B$2]&amp;&quot;.&quot;&amp;[.F$1]&amp;[.$A6]);2)" office:value-type="float" office:value="0" calcext:value-type="float">
            <text:p>0.00</text:p>
          </table:table-cell>
          <table:table-cell table:formula="of:=ROUND(INDIRECT([.$B$2]&amp;&quot;.&quot;&amp;[.G$1]&amp;[.$A6]);2)" office:value-type="float" office:value="0.61" calcext:value-type="float">
            <text:p>0.61</text:p>
          </table:table-cell>
          <table:table-cell table:formula="of:=ROUND(INDIRECT([.$B$2]&amp;&quot;.&quot;&amp;[.H$1]&amp;[.$A6]);2)" office:value-type="float" office:value="0.76" calcext:value-type="float">
            <text:p>0.76</text:p>
          </table:table-cell>
          <table:table-cell table:formula="of:=ROUND(INDIRECT([.$B$2]&amp;&quot;.&quot;&amp;[.I$1]&amp;[.$A6]);2)" office:value-type="float" office:value="0.38" calcext:value-type="float">
            <text:p>0.38</text:p>
          </table:table-cell>
          <table:table-cell table:formula="of:=ROUND(INDIRECT([.$B$2]&amp;&quot;.&quot;&amp;[.J$1]&amp;[.$A6]);2)" office:value-type="float" office:value="0.79" calcext:value-type="float">
            <text:p>0.79</text:p>
          </table:table-cell>
          <table:table-cell table:formula="of:=ROUND(INDIRECT([.$B$2]&amp;&quot;.&quot;&amp;[.K$1]&amp;[.$A6]);2)" office:value-type="float" office:value="0.2" calcext:value-type="float">
            <text:p>0.20</text:p>
          </table:table-cell>
          <table:table-cell table:formula="of:=ROUND(INDIRECT([.$B$2]&amp;&quot;.&quot;&amp;[.L$1]&amp;[.$A6]);2)" office:value-type="float" office:value="0.6" calcext:value-type="float">
            <text:p>0.60</text:p>
          </table:table-cell>
          <table:table-cell table:formula="of:=ROUND(INDIRECT([.$B$2]&amp;&quot;.&quot;&amp;[.M$1]&amp;[.$A6]);2)" office:value-type="float" office:value="-0.61" calcext:value-type="float">
            <text:p>-0.61</text:p>
          </table:table-cell>
          <table:table-cell table:formula="of:=ROUND(INDIRECT([.$B$2]&amp;&quot;.&quot;&amp;[.N$1]&amp;[.$A6]);2)" office:value-type="float" office:value="0.15" calcext:value-type="float">
            <text:p>0.15</text:p>
          </table:table-cell>
          <table:table-cell table:formula="of:=ROUND(INDIRECT([.$B$2]&amp;&quot;.&quot;&amp;[.O$1]&amp;[.$A6]);2)" office:value-type="float" office:value="-0.2" calcext:value-type="float">
            <text:p>-0.20</text:p>
          </table:table-cell>
          <table:table-cell table:formula="of:=ROUND(INDIRECT([.$B$2]&amp;&quot;.&quot;&amp;[.P$1]&amp;[.$A6]);2)" office:value-type="float" office:value="0.43" calcext:value-type="float">
            <text:p>0.43</text:p>
          </table:table-cell>
          <table:table-cell table:formula="of:=ROUND(INDIRECT([.$B$2]&amp;&quot;.&quot;&amp;[.Q$1]&amp;[.$A6]);2)" office:value-type="float" office:value="-1.55" calcext:value-type="float">
            <text:p>-1.55</text:p>
          </table:table-cell>
          <table:table-cell table:formula="of:=ROUND(INDIRECT([.$B$2]&amp;&quot;.&quot;&amp;[.R$1]&amp;[.$A6]);2)" office:value-type="float" office:value="-0.18" calcext:value-type="float">
            <text:p>-0.18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.94" calcext:value-type="float">
            <text:p>0.94</text:p>
          </table:table-cell>
          <table:table-cell table:formula="of:=ROUND(INDIRECT([.$B$2]&amp;&quot;.&quot;&amp;[.D$1]&amp;[.$A7]);2)" office:value-type="float" office:value="0.99" calcext:value-type="float">
            <text:p>0.99</text:p>
          </table:table-cell>
          <table:table-cell table:formula="of:=ROUND(INDIRECT([.$B$2]&amp;&quot;.&quot;&amp;[.E$1]&amp;[.$A7]);2)" office:value-type="float" office:value="0.55" calcext:value-type="float">
            <text:p>0.55</text:p>
          </table:table-cell>
          <table:table-cell table:formula="of:=ROUND(INDIRECT([.$B$2]&amp;&quot;.&quot;&amp;[.F$1]&amp;[.$A7]);2)" office:value-type="float" office:value="0.88" calcext:value-type="float">
            <text:p>0.88</text:p>
          </table:table-cell>
          <table:table-cell table:formula="of:=ROUND(INDIRECT([.$B$2]&amp;&quot;.&quot;&amp;[.G$1]&amp;[.$A7]);2)" office:value-type="float" office:value="0.72" calcext:value-type="float">
            <text:p>0.72</text:p>
          </table:table-cell>
          <table:table-cell table:formula="of:=ROUND(INDIRECT([.$B$2]&amp;&quot;.&quot;&amp;[.H$1]&amp;[.$A7]);2)" office:value-type="float" office:value="0.83" calcext:value-type="float">
            <text:p>0.83</text:p>
          </table:table-cell>
          <table:table-cell table:formula="of:=ROUND(INDIRECT([.$B$2]&amp;&quot;.&quot;&amp;[.I$1]&amp;[.$A7]);2)" office:value-type="float" office:value="0.53" calcext:value-type="float">
            <text:p>0.53</text:p>
          </table:table-cell>
          <table:table-cell table:formula="of:=ROUND(INDIRECT([.$B$2]&amp;&quot;.&quot;&amp;[.J$1]&amp;[.$A7]);2)" office:value-type="float" office:value="0.76" calcext:value-type="float">
            <text:p>0.76</text:p>
          </table:table-cell>
          <table:table-cell table:formula="of:=ROUND(INDIRECT([.$B$2]&amp;&quot;.&quot;&amp;[.K$1]&amp;[.$A7]);2)" office:value-type="float" office:value="0.22" calcext:value-type="float">
            <text:p>0.22</text:p>
          </table:table-cell>
          <table:table-cell table:formula="of:=ROUND(INDIRECT([.$B$2]&amp;&quot;.&quot;&amp;[.L$1]&amp;[.$A7]);2)" office:value-type="float" office:value="0.44" calcext:value-type="float">
            <text:p>0.44</text:p>
          </table:table-cell>
          <table:table-cell table:formula="of:=ROUND(INDIRECT([.$B$2]&amp;&quot;.&quot;&amp;[.M$1]&amp;[.$A7]);2)" office:value-type="float" office:value="-0.08" calcext:value-type="float">
            <text:p>-0.08</text:p>
          </table:table-cell>
          <table:table-cell table:formula="of:=ROUND(INDIRECT([.$B$2]&amp;&quot;.&quot;&amp;[.N$1]&amp;[.$A7]);2)" office:value-type="float" office:value="-0.03" calcext:value-type="float">
            <text:p>-0.03</text:p>
          </table:table-cell>
          <table:table-cell table:formula="of:=ROUND(INDIRECT([.$B$2]&amp;&quot;.&quot;&amp;[.O$1]&amp;[.$A7]);2)" office:value-type="float" office:value="-0.12" calcext:value-type="float">
            <text:p>-0.12</text:p>
          </table:table-cell>
          <table:table-cell table:formula="of:=ROUND(INDIRECT([.$B$2]&amp;&quot;.&quot;&amp;[.P$1]&amp;[.$A7]);2)" office:value-type="float" office:value="0.2" calcext:value-type="float">
            <text:p>0.20</text:p>
          </table:table-cell>
          <table:table-cell table:formula="of:=ROUND(INDIRECT([.$B$2]&amp;&quot;.&quot;&amp;[.Q$1]&amp;[.$A7]);2)" office:value-type="float" office:value="-0.57" calcext:value-type="float">
            <text:p>-0.57</text:p>
          </table:table-cell>
          <table:table-cell table:formula="of:=ROUND(INDIRECT([.$B$2]&amp;&quot;.&quot;&amp;[.R$1]&amp;[.$A7]);2)" office:value-type="float" office:value="-0.08" calcext:value-type="float">
            <text:p>-0.08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.76" calcext:value-type="float">
            <text:p>0.76</text:p>
          </table:table-cell>
          <table:table-cell table:formula="of:=ROUND(INDIRECT([.$B$2]&amp;&quot;.&quot;&amp;[.D$1]&amp;[.$A8]);2)" office:value-type="float" office:value="0.84" calcext:value-type="float">
            <text:p>0.84</text:p>
          </table:table-cell>
          <table:table-cell table:formula="of:=ROUND(INDIRECT([.$B$2]&amp;&quot;.&quot;&amp;[.E$1]&amp;[.$A8]);2)" office:value-type="float" office:value="0.63" calcext:value-type="float">
            <text:p>0.63</text:p>
          </table:table-cell>
          <table:table-cell table:formula="of:=ROUND(INDIRECT([.$B$2]&amp;&quot;.&quot;&amp;[.F$1]&amp;[.$A8]);2)" office:value-type="float" office:value="0.88" calcext:value-type="float">
            <text:p>0.88</text:p>
          </table:table-cell>
          <table:table-cell table:formula="of:=ROUND(INDIRECT([.$B$2]&amp;&quot;.&quot;&amp;[.G$1]&amp;[.$A8]);2)" office:value-type="float" office:value="0.62" calcext:value-type="float">
            <text:p>0.62</text:p>
          </table:table-cell>
          <table:table-cell table:formula="of:=ROUND(INDIRECT([.$B$2]&amp;&quot;.&quot;&amp;[.H$1]&amp;[.$A8]);2)" office:value-type="float" office:value="0.77" calcext:value-type="float">
            <text:p>0.77</text:p>
          </table:table-cell>
          <table:table-cell table:formula="of:=ROUND(INDIRECT([.$B$2]&amp;&quot;.&quot;&amp;[.I$1]&amp;[.$A8]);2)" office:value-type="float" office:value="0.38" calcext:value-type="float">
            <text:p>0.38</text:p>
          </table:table-cell>
          <table:table-cell table:formula="of:=ROUND(INDIRECT([.$B$2]&amp;&quot;.&quot;&amp;[.J$1]&amp;[.$A8]);2)" office:value-type="float" office:value="0.73" calcext:value-type="float">
            <text:p>0.73</text:p>
          </table:table-cell>
          <table:table-cell table:formula="of:=ROUND(INDIRECT([.$B$2]&amp;&quot;.&quot;&amp;[.K$1]&amp;[.$A8]);2)" office:value-type="float" office:value="0.11" calcext:value-type="float">
            <text:p>0.11</text:p>
          </table:table-cell>
          <table:table-cell table:formula="of:=ROUND(INDIRECT([.$B$2]&amp;&quot;.&quot;&amp;[.L$1]&amp;[.$A8]);2)" office:value-type="float" office:value="0.23" calcext:value-type="float">
            <text:p>0.23</text:p>
          </table:table-cell>
          <table:table-cell table:formula="of:=ROUND(INDIRECT([.$B$2]&amp;&quot;.&quot;&amp;[.M$1]&amp;[.$A8]);2)" office:value-type="float" office:value="-0.03" calcext:value-type="float">
            <text:p>-0.03</text:p>
          </table:table-cell>
          <table:table-cell table:formula="of:=ROUND(INDIRECT([.$B$2]&amp;&quot;.&quot;&amp;[.N$1]&amp;[.$A8]);2)" office:value-type="float" office:value="-0.2" calcext:value-type="float">
            <text:p>-0.20</text:p>
          </table:table-cell>
          <table:table-cell table:formula="of:=ROUND(INDIRECT([.$B$2]&amp;&quot;.&quot;&amp;[.O$1]&amp;[.$A8]);2)" office:value-type="float" office:value="0.01" calcext:value-type="float">
            <text:p>0.01</text:p>
          </table:table-cell>
          <table:table-cell table:formula="of:=ROUND(INDIRECT([.$B$2]&amp;&quot;.&quot;&amp;[.P$1]&amp;[.$A8]);2)" office:value-type="float" office:value="0.16" calcext:value-type="float">
            <text:p>0.16</text:p>
          </table:table-cell>
          <table:table-cell table:formula="of:=ROUND(INDIRECT([.$B$2]&amp;&quot;.&quot;&amp;[.Q$1]&amp;[.$A8]);2)" office:value-type="float" office:value="-0.16" calcext:value-type="float">
            <text:p>-0.16</text:p>
          </table:table-cell>
          <table:table-cell table:formula="of:=ROUND(INDIRECT([.$B$2]&amp;&quot;.&quot;&amp;[.R$1]&amp;[.$A8]);2)" office:value-type="float" office:value="0.02" calcext:value-type="float">
            <text:p>0.02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.86" calcext:value-type="float">
            <text:p>0.86</text:p>
          </table:table-cell>
          <table:table-cell table:formula="of:=ROUND(INDIRECT([.$B$2]&amp;&quot;.&quot;&amp;[.D$1]&amp;[.$A9]);2)" office:value-type="float" office:value="0.91" calcext:value-type="float">
            <text:p>0.91</text:p>
          </table:table-cell>
          <table:table-cell table:formula="of:=ROUND(INDIRECT([.$B$2]&amp;&quot;.&quot;&amp;[.E$1]&amp;[.$A9]);2)" office:value-type="float" office:value="0.76" calcext:value-type="float">
            <text:p>0.76</text:p>
          </table:table-cell>
          <table:table-cell table:formula="of:=ROUND(INDIRECT([.$B$2]&amp;&quot;.&quot;&amp;[.F$1]&amp;[.$A9]);2)" office:value-type="float" office:value="0.87" calcext:value-type="float">
            <text:p>0.87</text:p>
          </table:table-cell>
          <table:table-cell table:formula="of:=ROUND(INDIRECT([.$B$2]&amp;&quot;.&quot;&amp;[.G$1]&amp;[.$A9]);2)" office:value-type="float" office:value="0.71" calcext:value-type="float">
            <text:p>0.71</text:p>
          </table:table-cell>
          <table:table-cell table:formula="of:=ROUND(INDIRECT([.$B$2]&amp;&quot;.&quot;&amp;[.H$1]&amp;[.$A9]);2)" office:value-type="float" office:value="0.87" calcext:value-type="float">
            <text:p>0.87</text:p>
          </table:table-cell>
          <table:table-cell table:formula="of:=ROUND(INDIRECT([.$B$2]&amp;&quot;.&quot;&amp;[.I$1]&amp;[.$A9]);2)" office:value-type="float" office:value="0.35" calcext:value-type="float">
            <text:p>0.35</text:p>
          </table:table-cell>
          <table:table-cell table:formula="of:=ROUND(INDIRECT([.$B$2]&amp;&quot;.&quot;&amp;[.J$1]&amp;[.$A9]);2)" office:value-type="float" office:value="0.7" calcext:value-type="float">
            <text:p>0.70</text:p>
          </table:table-cell>
          <table:table-cell table:formula="of:=ROUND(INDIRECT([.$B$2]&amp;&quot;.&quot;&amp;[.K$1]&amp;[.$A9]);2)" office:value-type="float" office:value="-0.08" calcext:value-type="float">
            <text:p>-0.08</text:p>
          </table:table-cell>
          <table:table-cell table:formula="of:=ROUND(INDIRECT([.$B$2]&amp;&quot;.&quot;&amp;[.L$1]&amp;[.$A9]);2)" office:value-type="float" office:value="0.06" calcext:value-type="float">
            <text:p>0.06</text:p>
          </table:table-cell>
          <table:table-cell table:formula="of:=ROUND(INDIRECT([.$B$2]&amp;&quot;.&quot;&amp;[.M$1]&amp;[.$A9]);2)" office:value-type="float" office:value="-0.24" calcext:value-type="float">
            <text:p>-0.24</text:p>
          </table:table-cell>
          <table:table-cell table:formula="of:=ROUND(INDIRECT([.$B$2]&amp;&quot;.&quot;&amp;[.N$1]&amp;[.$A9]);2)" office:value-type="float" office:value="-0.38" calcext:value-type="float">
            <text:p>-0.38</text:p>
          </table:table-cell>
          <table:table-cell table:formula="of:=ROUND(INDIRECT([.$B$2]&amp;&quot;.&quot;&amp;[.O$1]&amp;[.$A9]);2)" office:value-type="float" office:value="0.1" calcext:value-type="float">
            <text:p>0.10</text:p>
          </table:table-cell>
          <table:table-cell table:formula="of:=ROUND(INDIRECT([.$B$2]&amp;&quot;.&quot;&amp;[.P$1]&amp;[.$A9]);2)" office:value-type="float" office:value="0.23" calcext:value-type="float">
            <text:p>0.23</text:p>
          </table:table-cell>
          <table:table-cell table:formula="of:=ROUND(INDIRECT([.$B$2]&amp;&quot;.&quot;&amp;[.Q$1]&amp;[.$A9]);2)" office:value-type="float" office:value="-0.06" calcext:value-type="float">
            <text:p>-0.06</text:p>
          </table:table-cell>
          <table:table-cell table:formula="of:=ROUND(INDIRECT([.$B$2]&amp;&quot;.&quot;&amp;[.R$1]&amp;[.$A9]);2)" office:value-type="float" office:value="0.13" calcext:value-type="float">
            <text:p>0.1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.83" calcext:value-type="float">
            <text:p>0.83</text:p>
          </table:table-cell>
          <table:table-cell table:formula="of:=ROUND(INDIRECT([.$B$2]&amp;&quot;.&quot;&amp;[.D$1]&amp;[.$A10]);2)" office:value-type="float" office:value="0.9" calcext:value-type="float">
            <text:p>0.90</text:p>
          </table:table-cell>
          <table:table-cell table:formula="of:=ROUND(INDIRECT([.$B$2]&amp;&quot;.&quot;&amp;[.E$1]&amp;[.$A10]);2)" office:value-type="float" office:value="0.71" calcext:value-type="float">
            <text:p>0.71</text:p>
          </table:table-cell>
          <table:table-cell table:formula="of:=ROUND(INDIRECT([.$B$2]&amp;&quot;.&quot;&amp;[.F$1]&amp;[.$A10]);2)" office:value-type="float" office:value="0.87" calcext:value-type="float">
            <text:p>0.87</text:p>
          </table:table-cell>
          <table:table-cell table:formula="of:=ROUND(INDIRECT([.$B$2]&amp;&quot;.&quot;&amp;[.G$1]&amp;[.$A10]);2)" office:value-type="float" office:value="0.51" calcext:value-type="float">
            <text:p>0.51</text:p>
          </table:table-cell>
          <table:table-cell table:formula="of:=ROUND(INDIRECT([.$B$2]&amp;&quot;.&quot;&amp;[.H$1]&amp;[.$A10]);2)" office:value-type="float" office:value="0.82" calcext:value-type="float">
            <text:p>0.82</text:p>
          </table:table-cell>
          <table:table-cell table:formula="of:=ROUND(INDIRECT([.$B$2]&amp;&quot;.&quot;&amp;[.I$1]&amp;[.$A10]);2)" office:value-type="float" office:value="-0.32" calcext:value-type="float">
            <text:p>-0.32</text:p>
          </table:table-cell>
          <table:table-cell table:formula="of:=ROUND(INDIRECT([.$B$2]&amp;&quot;.&quot;&amp;[.J$1]&amp;[.$A10]);2)" office:value-type="float" office:value="0.67" calcext:value-type="float">
            <text:p>0.67</text:p>
          </table:table-cell>
          <table:table-cell table:formula="of:=ROUND(INDIRECT([.$B$2]&amp;&quot;.&quot;&amp;[.K$1]&amp;[.$A10]);2)" office:value-type="float" office:value="-0.25" calcext:value-type="float">
            <text:p>-0.25</text:p>
          </table:table-cell>
          <table:table-cell table:formula="of:=ROUND(INDIRECT([.$B$2]&amp;&quot;.&quot;&amp;[.L$1]&amp;[.$A10]);2)" office:value-type="float" office:value="-0.08" calcext:value-type="float">
            <text:p>-0.08</text:p>
          </table:table-cell>
          <table:table-cell table:formula="of:=ROUND(INDIRECT([.$B$2]&amp;&quot;.&quot;&amp;[.M$1]&amp;[.$A10]);2)" office:value-type="float" office:value="-0.45" calcext:value-type="float">
            <text:p>-0.45</text:p>
          </table:table-cell>
          <table:table-cell table:formula="of:=ROUND(INDIRECT([.$B$2]&amp;&quot;.&quot;&amp;[.N$1]&amp;[.$A10]);2)" office:value-type="float" office:value="-0.56" calcext:value-type="float">
            <text:p>-0.56</text:p>
          </table:table-cell>
          <table:table-cell table:formula="of:=ROUND(INDIRECT([.$B$2]&amp;&quot;.&quot;&amp;[.O$1]&amp;[.$A10]);2)" office:value-type="float" office:value="0.11" calcext:value-type="float">
            <text:p>0.11</text:p>
          </table:table-cell>
          <table:table-cell table:formula="of:=ROUND(INDIRECT([.$B$2]&amp;&quot;.&quot;&amp;[.P$1]&amp;[.$A10]);2)" office:value-type="float" office:value="0.25" calcext:value-type="float">
            <text:p>0.25</text:p>
          </table:table-cell>
          <table:table-cell table:formula="of:=ROUND(INDIRECT([.$B$2]&amp;&quot;.&quot;&amp;[.Q$1]&amp;[.$A10]);2)" office:value-type="float" office:value="-0.06" calcext:value-type="float">
            <text:p>-0.06</text:p>
          </table:table-cell>
          <table:table-cell table:formula="of:=ROUND(INDIRECT([.$B$2]&amp;&quot;.&quot;&amp;[.R$1]&amp;[.$A10]);2)" office:value-type="float" office:value="0.23" calcext:value-type="float">
            <text:p>0.23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.78" calcext:value-type="float">
            <text:p>0.78</text:p>
          </table:table-cell>
          <table:table-cell table:formula="of:=ROUND(INDIRECT([.$B$2]&amp;&quot;.&quot;&amp;[.D$1]&amp;[.$A11]);2)" office:value-type="float" office:value="0.89" calcext:value-type="float">
            <text:p>0.89</text:p>
          </table:table-cell>
          <table:table-cell table:formula="of:=ROUND(INDIRECT([.$B$2]&amp;&quot;.&quot;&amp;[.E$1]&amp;[.$A11]);2)" office:value-type="float" office:value="0.55" calcext:value-type="float">
            <text:p>0.55</text:p>
          </table:table-cell>
          <table:table-cell table:formula="of:=ROUND(INDIRECT([.$B$2]&amp;&quot;.&quot;&amp;[.F$1]&amp;[.$A11]);2)" office:value-type="float" office:value="0.87" calcext:value-type="float">
            <text:p>0.87</text:p>
          </table:table-cell>
          <table:table-cell table:formula="of:=ROUND(INDIRECT([.$B$2]&amp;&quot;.&quot;&amp;[.G$1]&amp;[.$A11]);2)" office:value-type="float" office:value="0.7" calcext:value-type="float">
            <text:p>0.70</text:p>
          </table:table-cell>
          <table:table-cell table:formula="of:=ROUND(INDIRECT([.$B$2]&amp;&quot;.&quot;&amp;[.H$1]&amp;[.$A11]);2)" office:value-type="float" office:value="0.89" calcext:value-type="float">
            <text:p>0.89</text:p>
          </table:table-cell>
          <table:table-cell table:formula="of:=ROUND(INDIRECT([.$B$2]&amp;&quot;.&quot;&amp;[.I$1]&amp;[.$A11]);2)" office:value-type="float" office:value="0.19" calcext:value-type="float">
            <text:p>0.19</text:p>
          </table:table-cell>
          <table:table-cell table:formula="of:=ROUND(INDIRECT([.$B$2]&amp;&quot;.&quot;&amp;[.J$1]&amp;[.$A11]);2)" office:value-type="float" office:value="0.64" calcext:value-type="float">
            <text:p>0.64</text:p>
          </table:table-cell>
          <table:table-cell table:formula="of:=ROUND(INDIRECT([.$B$2]&amp;&quot;.&quot;&amp;[.K$1]&amp;[.$A11]);2)" office:value-type="float" office:value="-0.15" calcext:value-type="float">
            <text:p>-0.15</text:p>
          </table:table-cell>
          <table:table-cell table:formula="of:=ROUND(INDIRECT([.$B$2]&amp;&quot;.&quot;&amp;[.L$1]&amp;[.$A11]);2)" office:value-type="float" office:value="0.1" calcext:value-type="float">
            <text:p>0.10</text:p>
          </table:table-cell>
          <table:table-cell table:formula="of:=ROUND(INDIRECT([.$B$2]&amp;&quot;.&quot;&amp;[.M$1]&amp;[.$A11]);2)" office:value-type="float" office:value="-0.47" calcext:value-type="float">
            <text:p>-0.47</text:p>
          </table:table-cell>
          <table:table-cell table:formula="of:=ROUND(INDIRECT([.$B$2]&amp;&quot;.&quot;&amp;[.N$1]&amp;[.$A11]);2)" office:value-type="float" office:value="-0.74" calcext:value-type="float">
            <text:p>-0.74</text:p>
          </table:table-cell>
          <table:table-cell table:formula="of:=ROUND(INDIRECT([.$B$2]&amp;&quot;.&quot;&amp;[.O$1]&amp;[.$A11]);2)" office:value-type="float" office:value="0.03" calcext:value-type="float">
            <text:p>0.03</text:p>
          </table:table-cell>
          <table:table-cell table:formula="of:=ROUND(INDIRECT([.$B$2]&amp;&quot;.&quot;&amp;[.P$1]&amp;[.$A11]);2)" office:value-type="float" office:value="0.26" calcext:value-type="float">
            <text:p>0.26</text:p>
          </table:table-cell>
          <table:table-cell table:formula="of:=ROUND(INDIRECT([.$B$2]&amp;&quot;.&quot;&amp;[.Q$1]&amp;[.$A11]);2)" office:value-type="float" office:value="-0.27" calcext:value-type="float">
            <text:p>-0.27</text:p>
          </table:table-cell>
          <table:table-cell table:formula="of:=ROUND(INDIRECT([.$B$2]&amp;&quot;.&quot;&amp;[.R$1]&amp;[.$A11]);2)" office:value-type="float" office:value="0.33" calcext:value-type="float">
            <text:p>0.33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.00</text:p>
          </table:table-cell>
          <table:table-cell table:formula="of:=ROUND(INDIRECT([.$B$2]&amp;&quot;.&quot;&amp;[.D$1]&amp;[.$A12]);2)" office:value-type="float" office:value="0" calcext:value-type="float">
            <text:p>0.00</text:p>
          </table:table-cell>
          <table:table-cell table:formula="of:=ROUND(INDIRECT([.$B$2]&amp;&quot;.&quot;&amp;[.E$1]&amp;[.$A12]);2)" office:value-type="float" office:value="0" calcext:value-type="float">
            <text:p>0.00</text:p>
          </table:table-cell>
          <table:table-cell table:formula="of:=ROUND(INDIRECT([.$B$2]&amp;&quot;.&quot;&amp;[.F$1]&amp;[.$A12]);2)" office:value-type="float" office:value="0" calcext:value-type="float">
            <text:p>0.00</text:p>
          </table:table-cell>
          <table:table-cell table:formula="of:=ROUND(INDIRECT([.$B$2]&amp;&quot;.&quot;&amp;[.G$1]&amp;[.$A12]);2)" office:value-type="float" office:value="0" calcext:value-type="float">
            <text:p>0.00</text:p>
          </table:table-cell>
          <table:table-cell table:formula="of:=ROUND(INDIRECT([.$B$2]&amp;&quot;.&quot;&amp;[.H$1]&amp;[.$A12]);2)" office:value-type="float" office:value="0" calcext:value-type="float">
            <text:p>0.00</text:p>
          </table:table-cell>
          <table:table-cell table:formula="of:=ROUND(INDIRECT([.$B$2]&amp;&quot;.&quot;&amp;[.I$1]&amp;[.$A12]);2)" office:value-type="float" office:value="0" calcext:value-type="float">
            <text:p>0.00</text:p>
          </table:table-cell>
          <table:table-cell table:formula="of:=ROUND(INDIRECT([.$B$2]&amp;&quot;.&quot;&amp;[.J$1]&amp;[.$A12]);2)" office:value-type="float" office:value="0" calcext:value-type="float">
            <text:p>0.00</text:p>
          </table:table-cell>
          <table:table-cell table:formula="of:=ROUND(INDIRECT([.$B$2]&amp;&quot;.&quot;&amp;[.K$1]&amp;[.$A12]);2)" office:value-type="float" office:value="0" calcext:value-type="float">
            <text:p>0.00</text:p>
          </table:table-cell>
          <table:table-cell table:formula="of:=ROUND(INDIRECT([.$B$2]&amp;&quot;.&quot;&amp;[.L$1]&amp;[.$A12]);2)" office:value-type="float" office:value="0" calcext:value-type="float">
            <text:p>0.00</text:p>
          </table:table-cell>
          <table:table-cell table:formula="of:=ROUND(INDIRECT([.$B$2]&amp;&quot;.&quot;&amp;[.M$1]&amp;[.$A12]);2)" office:value-type="float" office:value="0" calcext:value-type="float">
            <text:p>0.00</text:p>
          </table:table-cell>
          <table:table-cell table:formula="of:=ROUND(INDIRECT([.$B$2]&amp;&quot;.&quot;&amp;[.N$1]&amp;[.$A12]);2)" office:value-type="float" office:value="0" calcext:value-type="float">
            <text:p>0.00</text:p>
          </table:table-cell>
          <table:table-cell table:formula="of:=ROUND(INDIRECT([.$B$2]&amp;&quot;.&quot;&amp;[.O$1]&amp;[.$A12]);2)" office:value-type="float" office:value="0" calcext:value-type="float">
            <text:p>0.00</text:p>
          </table:table-cell>
          <table:table-cell table:formula="of:=ROUND(INDIRECT([.$B$2]&amp;&quot;.&quot;&amp;[.P$1]&amp;[.$A12]);2)" office:value-type="float" office:value="0" calcext:value-type="float">
            <text:p>0.00</text:p>
          </table:table-cell>
          <table:table-cell table:formula="of:=ROUND(INDIRECT([.$B$2]&amp;&quot;.&quot;&amp;[.Q$1]&amp;[.$A12]);2)" office:value-type="float" office:value="0" calcext:value-type="float">
            <text:p>0.00</text:p>
          </table:table-cell>
          <table:table-cell table:formula="of:=ROUND(INDIRECT([.$B$2]&amp;&quot;.&quot;&amp;[.R$1]&amp;[.$A12]);2)" office:value-type="float" office:value="0" calcext:value-type="float">
            <text:p>0.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.00</text:p>
          </table:table-cell>
          <table:table-cell table:formula="of:=ROUND(INDIRECT([.$B$2]&amp;&quot;.&quot;&amp;[.D$1]&amp;[.$A13]);2)" office:value-type="float" office:value="0" calcext:value-type="float">
            <text:p>0.00</text:p>
          </table:table-cell>
          <table:table-cell table:formula="of:=ROUND(INDIRECT([.$B$2]&amp;&quot;.&quot;&amp;[.E$1]&amp;[.$A13]);2)" office:value-type="float" office:value="0" calcext:value-type="float">
            <text:p>0.00</text:p>
          </table:table-cell>
          <table:table-cell table:formula="of:=ROUND(INDIRECT([.$B$2]&amp;&quot;.&quot;&amp;[.F$1]&amp;[.$A13]);2)" office:value-type="float" office:value="0" calcext:value-type="float">
            <text:p>0.00</text:p>
          </table:table-cell>
          <table:table-cell table:formula="of:=ROUND(INDIRECT([.$B$2]&amp;&quot;.&quot;&amp;[.G$1]&amp;[.$A13]);2)" office:value-type="float" office:value="0" calcext:value-type="float">
            <text:p>0.00</text:p>
          </table:table-cell>
          <table:table-cell table:formula="of:=ROUND(INDIRECT([.$B$2]&amp;&quot;.&quot;&amp;[.H$1]&amp;[.$A13]);2)" office:value-type="float" office:value="0" calcext:value-type="float">
            <text:p>0.00</text:p>
          </table:table-cell>
          <table:table-cell table:formula="of:=ROUND(INDIRECT([.$B$2]&amp;&quot;.&quot;&amp;[.I$1]&amp;[.$A13]);2)" office:value-type="float" office:value="0" calcext:value-type="float">
            <text:p>0.00</text:p>
          </table:table-cell>
          <table:table-cell table:formula="of:=ROUND(INDIRECT([.$B$2]&amp;&quot;.&quot;&amp;[.J$1]&amp;[.$A13]);2)" office:value-type="float" office:value="0" calcext:value-type="float">
            <text:p>0.00</text:p>
          </table:table-cell>
          <table:table-cell table:formula="of:=ROUND(INDIRECT([.$B$2]&amp;&quot;.&quot;&amp;[.K$1]&amp;[.$A13]);2)" office:value-type="float" office:value="0" calcext:value-type="float">
            <text:p>0.00</text:p>
          </table:table-cell>
          <table:table-cell table:formula="of:=ROUND(INDIRECT([.$B$2]&amp;&quot;.&quot;&amp;[.L$1]&amp;[.$A13]);2)" office:value-type="float" office:value="0" calcext:value-type="float">
            <text:p>0.00</text:p>
          </table:table-cell>
          <table:table-cell table:formula="of:=ROUND(INDIRECT([.$B$2]&amp;&quot;.&quot;&amp;[.M$1]&amp;[.$A13]);2)" office:value-type="float" office:value="0" calcext:value-type="float">
            <text:p>0.00</text:p>
          </table:table-cell>
          <table:table-cell table:formula="of:=ROUND(INDIRECT([.$B$2]&amp;&quot;.&quot;&amp;[.N$1]&amp;[.$A13]);2)" office:value-type="float" office:value="0" calcext:value-type="float">
            <text:p>0.00</text:p>
          </table:table-cell>
          <table:table-cell table:formula="of:=ROUND(INDIRECT([.$B$2]&amp;&quot;.&quot;&amp;[.O$1]&amp;[.$A13]);2)" office:value-type="float" office:value="0" calcext:value-type="float">
            <text:p>0.00</text:p>
          </table:table-cell>
          <table:table-cell table:formula="of:=ROUND(INDIRECT([.$B$2]&amp;&quot;.&quot;&amp;[.P$1]&amp;[.$A13]);2)" office:value-type="float" office:value="0" calcext:value-type="float">
            <text:p>0.00</text:p>
          </table:table-cell>
          <table:table-cell table:formula="of:=ROUND(INDIRECT([.$B$2]&amp;&quot;.&quot;&amp;[.Q$1]&amp;[.$A13]);2)" office:value-type="float" office:value="0" calcext:value-type="float">
            <text:p>0.00</text:p>
          </table:table-cell>
          <table:table-cell table:formula="of:=ROUND(INDIRECT([.$B$2]&amp;&quot;.&quot;&amp;[.R$1]&amp;[.$A13]);2)" office:value-type="float" office:value="0" calcext:value-type="float">
            <text:p>0.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.00</text:p>
          </table:table-cell>
          <table:table-cell table:formula="of:=ROUND(INDIRECT([.$B$2]&amp;&quot;.&quot;&amp;[.D$1]&amp;[.$A14]);2)" office:value-type="float" office:value="0" calcext:value-type="float">
            <text:p>0.00</text:p>
          </table:table-cell>
          <table:table-cell table:formula="of:=ROUND(INDIRECT([.$B$2]&amp;&quot;.&quot;&amp;[.E$1]&amp;[.$A14]);2)" office:value-type="float" office:value="0" calcext:value-type="float">
            <text:p>0.00</text:p>
          </table:table-cell>
          <table:table-cell table:formula="of:=ROUND(INDIRECT([.$B$2]&amp;&quot;.&quot;&amp;[.F$1]&amp;[.$A14]);2)" office:value-type="float" office:value="0" calcext:value-type="float">
            <text:p>0.00</text:p>
          </table:table-cell>
          <table:table-cell table:formula="of:=ROUND(INDIRECT([.$B$2]&amp;&quot;.&quot;&amp;[.G$1]&amp;[.$A14]);2)" office:value-type="float" office:value="0" calcext:value-type="float">
            <text:p>0.00</text:p>
          </table:table-cell>
          <table:table-cell table:formula="of:=ROUND(INDIRECT([.$B$2]&amp;&quot;.&quot;&amp;[.H$1]&amp;[.$A14]);2)" office:value-type="float" office:value="0" calcext:value-type="float">
            <text:p>0.00</text:p>
          </table:table-cell>
          <table:table-cell table:formula="of:=ROUND(INDIRECT([.$B$2]&amp;&quot;.&quot;&amp;[.I$1]&amp;[.$A14]);2)" office:value-type="float" office:value="0" calcext:value-type="float">
            <text:p>0.00</text:p>
          </table:table-cell>
          <table:table-cell table:formula="of:=ROUND(INDIRECT([.$B$2]&amp;&quot;.&quot;&amp;[.J$1]&amp;[.$A14]);2)" office:value-type="float" office:value="0" calcext:value-type="float">
            <text:p>0.00</text:p>
          </table:table-cell>
          <table:table-cell table:formula="of:=ROUND(INDIRECT([.$B$2]&amp;&quot;.&quot;&amp;[.K$1]&amp;[.$A14]);2)" office:value-type="float" office:value="0" calcext:value-type="float">
            <text:p>0.00</text:p>
          </table:table-cell>
          <table:table-cell table:formula="of:=ROUND(INDIRECT([.$B$2]&amp;&quot;.&quot;&amp;[.L$1]&amp;[.$A14]);2)" office:value-type="float" office:value="0" calcext:value-type="float">
            <text:p>0.00</text:p>
          </table:table-cell>
          <table:table-cell table:formula="of:=ROUND(INDIRECT([.$B$2]&amp;&quot;.&quot;&amp;[.M$1]&amp;[.$A14]);2)" office:value-type="float" office:value="0" calcext:value-type="float">
            <text:p>0.00</text:p>
          </table:table-cell>
          <table:table-cell table:formula="of:=ROUND(INDIRECT([.$B$2]&amp;&quot;.&quot;&amp;[.N$1]&amp;[.$A14]);2)" office:value-type="float" office:value="0" calcext:value-type="float">
            <text:p>0.00</text:p>
          </table:table-cell>
          <table:table-cell table:formula="of:=ROUND(INDIRECT([.$B$2]&amp;&quot;.&quot;&amp;[.O$1]&amp;[.$A14]);2)" office:value-type="float" office:value="0" calcext:value-type="float">
            <text:p>0.00</text:p>
          </table:table-cell>
          <table:table-cell table:formula="of:=ROUND(INDIRECT([.$B$2]&amp;&quot;.&quot;&amp;[.P$1]&amp;[.$A14]);2)" office:value-type="float" office:value="0" calcext:value-type="float">
            <text:p>0.00</text:p>
          </table:table-cell>
          <table:table-cell table:formula="of:=ROUND(INDIRECT([.$B$2]&amp;&quot;.&quot;&amp;[.Q$1]&amp;[.$A14]);2)" office:value-type="float" office:value="0" calcext:value-type="float">
            <text:p>0.00</text:p>
          </table:table-cell>
          <table:table-cell table:formula="of:=ROUND(INDIRECT([.$B$2]&amp;&quot;.&quot;&amp;[.R$1]&amp;[.$A14]);2)" office:value-type="float" office:value="0" calcext:value-type="float">
            <text:p>0.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.00</text:p>
          </table:table-cell>
          <table:table-cell table:formula="of:=ROUND(INDIRECT([.$B$2]&amp;&quot;.&quot;&amp;[.D$1]&amp;[.$A15]);2)" office:value-type="float" office:value="0" calcext:value-type="float">
            <text:p>0.00</text:p>
          </table:table-cell>
          <table:table-cell table:formula="of:=ROUND(INDIRECT([.$B$2]&amp;&quot;.&quot;&amp;[.E$1]&amp;[.$A15]);2)" office:value-type="float" office:value="0" calcext:value-type="float">
            <text:p>0.00</text:p>
          </table:table-cell>
          <table:table-cell table:formula="of:=ROUND(INDIRECT([.$B$2]&amp;&quot;.&quot;&amp;[.F$1]&amp;[.$A15]);2)" office:value-type="float" office:value="0" calcext:value-type="float">
            <text:p>0.00</text:p>
          </table:table-cell>
          <table:table-cell table:formula="of:=ROUND(INDIRECT([.$B$2]&amp;&quot;.&quot;&amp;[.G$1]&amp;[.$A15]);2)" office:value-type="float" office:value="0" calcext:value-type="float">
            <text:p>0.00</text:p>
          </table:table-cell>
          <table:table-cell table:formula="of:=ROUND(INDIRECT([.$B$2]&amp;&quot;.&quot;&amp;[.H$1]&amp;[.$A15]);2)" office:value-type="float" office:value="0" calcext:value-type="float">
            <text:p>0.00</text:p>
          </table:table-cell>
          <table:table-cell table:formula="of:=ROUND(INDIRECT([.$B$2]&amp;&quot;.&quot;&amp;[.I$1]&amp;[.$A15]);2)" office:value-type="float" office:value="0" calcext:value-type="float">
            <text:p>0.00</text:p>
          </table:table-cell>
          <table:table-cell table:formula="of:=ROUND(INDIRECT([.$B$2]&amp;&quot;.&quot;&amp;[.J$1]&amp;[.$A15]);2)" office:value-type="float" office:value="0" calcext:value-type="float">
            <text:p>0.00</text:p>
          </table:table-cell>
          <table:table-cell table:formula="of:=ROUND(INDIRECT([.$B$2]&amp;&quot;.&quot;&amp;[.K$1]&amp;[.$A15]);2)" office:value-type="float" office:value="0" calcext:value-type="float">
            <text:p>0.00</text:p>
          </table:table-cell>
          <table:table-cell table:formula="of:=ROUND(INDIRECT([.$B$2]&amp;&quot;.&quot;&amp;[.L$1]&amp;[.$A15]);2)" office:value-type="float" office:value="0" calcext:value-type="float">
            <text:p>0.00</text:p>
          </table:table-cell>
          <table:table-cell table:formula="of:=ROUND(INDIRECT([.$B$2]&amp;&quot;.&quot;&amp;[.M$1]&amp;[.$A15]);2)" office:value-type="float" office:value="0" calcext:value-type="float">
            <text:p>0.00</text:p>
          </table:table-cell>
          <table:table-cell table:formula="of:=ROUND(INDIRECT([.$B$2]&amp;&quot;.&quot;&amp;[.N$1]&amp;[.$A15]);2)" office:value-type="float" office:value="0" calcext:value-type="float">
            <text:p>0.00</text:p>
          </table:table-cell>
          <table:table-cell table:formula="of:=ROUND(INDIRECT([.$B$2]&amp;&quot;.&quot;&amp;[.O$1]&amp;[.$A15]);2)" office:value-type="float" office:value="0" calcext:value-type="float">
            <text:p>0.00</text:p>
          </table:table-cell>
          <table:table-cell table:formula="of:=ROUND(INDIRECT([.$B$2]&amp;&quot;.&quot;&amp;[.P$1]&amp;[.$A15]);2)" office:value-type="float" office:value="0" calcext:value-type="float">
            <text:p>0.00</text:p>
          </table:table-cell>
          <table:table-cell table:formula="of:=ROUND(INDIRECT([.$B$2]&amp;&quot;.&quot;&amp;[.Q$1]&amp;[.$A15]);2)" office:value-type="float" office:value="0" calcext:value-type="float">
            <text:p>0.00</text:p>
          </table:table-cell>
          <table:table-cell table:formula="of:=ROUND(INDIRECT([.$B$2]&amp;&quot;.&quot;&amp;[.R$1]&amp;[.$A15]);2)" office:value-type="float" office:value="0" calcext:value-type="float">
            <text:p>0.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.00</text:p>
          </table:table-cell>
          <table:table-cell table:formula="of:=ROUND(INDIRECT([.$B$2]&amp;&quot;.&quot;&amp;[.D$1]&amp;[.$A16]);2)" office:value-type="float" office:value="0" calcext:value-type="float">
            <text:p>0.00</text:p>
          </table:table-cell>
          <table:table-cell table:formula="of:=ROUND(INDIRECT([.$B$2]&amp;&quot;.&quot;&amp;[.E$1]&amp;[.$A16]);2)" office:value-type="float" office:value="0" calcext:value-type="float">
            <text:p>0.00</text:p>
          </table:table-cell>
          <table:table-cell table:formula="of:=ROUND(INDIRECT([.$B$2]&amp;&quot;.&quot;&amp;[.F$1]&amp;[.$A16]);2)" office:value-type="float" office:value="0" calcext:value-type="float">
            <text:p>0.00</text:p>
          </table:table-cell>
          <table:table-cell table:formula="of:=ROUND(INDIRECT([.$B$2]&amp;&quot;.&quot;&amp;[.G$1]&amp;[.$A16]);2)" office:value-type="float" office:value="0" calcext:value-type="float">
            <text:p>0.00</text:p>
          </table:table-cell>
          <table:table-cell table:formula="of:=ROUND(INDIRECT([.$B$2]&amp;&quot;.&quot;&amp;[.H$1]&amp;[.$A16]);2)" office:value-type="float" office:value="0" calcext:value-type="float">
            <text:p>0.00</text:p>
          </table:table-cell>
          <table:table-cell table:formula="of:=ROUND(INDIRECT([.$B$2]&amp;&quot;.&quot;&amp;[.I$1]&amp;[.$A16]);2)" office:value-type="float" office:value="0" calcext:value-type="float">
            <text:p>0.00</text:p>
          </table:table-cell>
          <table:table-cell table:formula="of:=ROUND(INDIRECT([.$B$2]&amp;&quot;.&quot;&amp;[.J$1]&amp;[.$A16]);2)" office:value-type="float" office:value="0" calcext:value-type="float">
            <text:p>0.00</text:p>
          </table:table-cell>
          <table:table-cell table:formula="of:=ROUND(INDIRECT([.$B$2]&amp;&quot;.&quot;&amp;[.K$1]&amp;[.$A16]);2)" office:value-type="float" office:value="0" calcext:value-type="float">
            <text:p>0.00</text:p>
          </table:table-cell>
          <table:table-cell table:formula="of:=ROUND(INDIRECT([.$B$2]&amp;&quot;.&quot;&amp;[.L$1]&amp;[.$A16]);2)" office:value-type="float" office:value="0" calcext:value-type="float">
            <text:p>0.00</text:p>
          </table:table-cell>
          <table:table-cell table:formula="of:=ROUND(INDIRECT([.$B$2]&amp;&quot;.&quot;&amp;[.M$1]&amp;[.$A16]);2)" office:value-type="float" office:value="0" calcext:value-type="float">
            <text:p>0.00</text:p>
          </table:table-cell>
          <table:table-cell table:formula="of:=ROUND(INDIRECT([.$B$2]&amp;&quot;.&quot;&amp;[.N$1]&amp;[.$A16]);2)" office:value-type="float" office:value="0" calcext:value-type="float">
            <text:p>0.00</text:p>
          </table:table-cell>
          <table:table-cell table:formula="of:=ROUND(INDIRECT([.$B$2]&amp;&quot;.&quot;&amp;[.O$1]&amp;[.$A16]);2)" office:value-type="float" office:value="0" calcext:value-type="float">
            <text:p>0.00</text:p>
          </table:table-cell>
          <table:table-cell table:formula="of:=ROUND(INDIRECT([.$B$2]&amp;&quot;.&quot;&amp;[.P$1]&amp;[.$A16]);2)" office:value-type="float" office:value="0" calcext:value-type="float">
            <text:p>0.00</text:p>
          </table:table-cell>
          <table:table-cell table:formula="of:=ROUND(INDIRECT([.$B$2]&amp;&quot;.&quot;&amp;[.Q$1]&amp;[.$A16]);2)" office:value-type="float" office:value="0" calcext:value-type="float">
            <text:p>0.00</text:p>
          </table:table-cell>
          <table:table-cell table:formula="of:=ROUND(INDIRECT([.$B$2]&amp;&quot;.&quot;&amp;[.R$1]&amp;[.$A16]);2)" office:value-type="float" office:value="0" calcext:value-type="float">
            <text:p>0.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.00</text:p>
          </table:table-cell>
          <table:table-cell table:formula="of:=ROUND(INDIRECT([.$B$2]&amp;&quot;.&quot;&amp;[.D$1]&amp;[.$A17]);2)" office:value-type="float" office:value="0" calcext:value-type="float">
            <text:p>0.00</text:p>
          </table:table-cell>
          <table:table-cell table:formula="of:=ROUND(INDIRECT([.$B$2]&amp;&quot;.&quot;&amp;[.E$1]&amp;[.$A17]);2)" office:value-type="float" office:value="0" calcext:value-type="float">
            <text:p>0.00</text:p>
          </table:table-cell>
          <table:table-cell table:formula="of:=ROUND(INDIRECT([.$B$2]&amp;&quot;.&quot;&amp;[.F$1]&amp;[.$A17]);2)" office:value-type="float" office:value="0" calcext:value-type="float">
            <text:p>0.00</text:p>
          </table:table-cell>
          <table:table-cell table:formula="of:=ROUND(INDIRECT([.$B$2]&amp;&quot;.&quot;&amp;[.G$1]&amp;[.$A17]);2)" office:value-type="float" office:value="0" calcext:value-type="float">
            <text:p>0.00</text:p>
          </table:table-cell>
          <table:table-cell table:formula="of:=ROUND(INDIRECT([.$B$2]&amp;&quot;.&quot;&amp;[.H$1]&amp;[.$A17]);2)" office:value-type="float" office:value="0" calcext:value-type="float">
            <text:p>0.00</text:p>
          </table:table-cell>
          <table:table-cell table:formula="of:=ROUND(INDIRECT([.$B$2]&amp;&quot;.&quot;&amp;[.I$1]&amp;[.$A17]);2)" office:value-type="float" office:value="0" calcext:value-type="float">
            <text:p>0.00</text:p>
          </table:table-cell>
          <table:table-cell table:formula="of:=ROUND(INDIRECT([.$B$2]&amp;&quot;.&quot;&amp;[.J$1]&amp;[.$A17]);2)" office:value-type="float" office:value="0" calcext:value-type="float">
            <text:p>0.00</text:p>
          </table:table-cell>
          <table:table-cell table:formula="of:=ROUND(INDIRECT([.$B$2]&amp;&quot;.&quot;&amp;[.K$1]&amp;[.$A17]);2)" office:value-type="float" office:value="0" calcext:value-type="float">
            <text:p>0.00</text:p>
          </table:table-cell>
          <table:table-cell table:formula="of:=ROUND(INDIRECT([.$B$2]&amp;&quot;.&quot;&amp;[.L$1]&amp;[.$A17]);2)" office:value-type="float" office:value="0" calcext:value-type="float">
            <text:p>0.00</text:p>
          </table:table-cell>
          <table:table-cell table:formula="of:=ROUND(INDIRECT([.$B$2]&amp;&quot;.&quot;&amp;[.M$1]&amp;[.$A17]);2)" office:value-type="float" office:value="0" calcext:value-type="float">
            <text:p>0.00</text:p>
          </table:table-cell>
          <table:table-cell table:formula="of:=ROUND(INDIRECT([.$B$2]&amp;&quot;.&quot;&amp;[.N$1]&amp;[.$A17]);2)" office:value-type="float" office:value="0" calcext:value-type="float">
            <text:p>0.00</text:p>
          </table:table-cell>
          <table:table-cell table:formula="of:=ROUND(INDIRECT([.$B$2]&amp;&quot;.&quot;&amp;[.O$1]&amp;[.$A17]);2)" office:value-type="float" office:value="0" calcext:value-type="float">
            <text:p>0.00</text:p>
          </table:table-cell>
          <table:table-cell table:formula="of:=ROUND(INDIRECT([.$B$2]&amp;&quot;.&quot;&amp;[.P$1]&amp;[.$A17]);2)" office:value-type="float" office:value="0" calcext:value-type="float">
            <text:p>0.00</text:p>
          </table:table-cell>
          <table:table-cell table:formula="of:=ROUND(INDIRECT([.$B$2]&amp;&quot;.&quot;&amp;[.Q$1]&amp;[.$A17]);2)" office:value-type="float" office:value="0" calcext:value-type="float">
            <text:p>0.00</text:p>
          </table:table-cell>
          <table:table-cell table:formula="of:=ROUND(INDIRECT([.$B$2]&amp;&quot;.&quot;&amp;[.R$1]&amp;[.$A17]);2)" office:value-type="float" office:value="0" calcext:value-type="float">
            <text:p>0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.00</text:p>
          </table:table-cell>
          <table:table-cell table:formula="of:=ROUND(INDIRECT([.$B$2]&amp;&quot;.&quot;&amp;[.D$1]&amp;[.$A18]);2)" office:value-type="float" office:value="0" calcext:value-type="float">
            <text:p>0.00</text:p>
          </table:table-cell>
          <table:table-cell table:formula="of:=ROUND(INDIRECT([.$B$2]&amp;&quot;.&quot;&amp;[.E$1]&amp;[.$A18]);2)" office:value-type="float" office:value="0" calcext:value-type="float">
            <text:p>0.00</text:p>
          </table:table-cell>
          <table:table-cell table:formula="of:=ROUND(INDIRECT([.$B$2]&amp;&quot;.&quot;&amp;[.F$1]&amp;[.$A18]);2)" office:value-type="float" office:value="0" calcext:value-type="float">
            <text:p>0.00</text:p>
          </table:table-cell>
          <table:table-cell table:formula="of:=ROUND(INDIRECT([.$B$2]&amp;&quot;.&quot;&amp;[.G$1]&amp;[.$A18]);2)" office:value-type="float" office:value="0" calcext:value-type="float">
            <text:p>0.00</text:p>
          </table:table-cell>
          <table:table-cell table:formula="of:=ROUND(INDIRECT([.$B$2]&amp;&quot;.&quot;&amp;[.H$1]&amp;[.$A18]);2)" office:value-type="float" office:value="0" calcext:value-type="float">
            <text:p>0.00</text:p>
          </table:table-cell>
          <table:table-cell table:formula="of:=ROUND(INDIRECT([.$B$2]&amp;&quot;.&quot;&amp;[.I$1]&amp;[.$A18]);2)" office:value-type="float" office:value="0" calcext:value-type="float">
            <text:p>0.00</text:p>
          </table:table-cell>
          <table:table-cell table:formula="of:=ROUND(INDIRECT([.$B$2]&amp;&quot;.&quot;&amp;[.J$1]&amp;[.$A18]);2)" office:value-type="float" office:value="0" calcext:value-type="float">
            <text:p>0.00</text:p>
          </table:table-cell>
          <table:table-cell table:formula="of:=ROUND(INDIRECT([.$B$2]&amp;&quot;.&quot;&amp;[.K$1]&amp;[.$A18]);2)" office:value-type="float" office:value="0" calcext:value-type="float">
            <text:p>0.00</text:p>
          </table:table-cell>
          <table:table-cell table:formula="of:=ROUND(INDIRECT([.$B$2]&amp;&quot;.&quot;&amp;[.L$1]&amp;[.$A18]);2)" office:value-type="float" office:value="0" calcext:value-type="float">
            <text:p>0.00</text:p>
          </table:table-cell>
          <table:table-cell table:formula="of:=ROUND(INDIRECT([.$B$2]&amp;&quot;.&quot;&amp;[.M$1]&amp;[.$A18]);2)" office:value-type="float" office:value="0" calcext:value-type="float">
            <text:p>0.00</text:p>
          </table:table-cell>
          <table:table-cell table:formula="of:=ROUND(INDIRECT([.$B$2]&amp;&quot;.&quot;&amp;[.N$1]&amp;[.$A18]);2)" office:value-type="float" office:value="0" calcext:value-type="float">
            <text:p>0.00</text:p>
          </table:table-cell>
          <table:table-cell table:formula="of:=ROUND(INDIRECT([.$B$2]&amp;&quot;.&quot;&amp;[.O$1]&amp;[.$A18]);2)" office:value-type="float" office:value="0" calcext:value-type="float">
            <text:p>0.00</text:p>
          </table:table-cell>
          <table:table-cell table:formula="of:=ROUND(INDIRECT([.$B$2]&amp;&quot;.&quot;&amp;[.P$1]&amp;[.$A18]);2)" office:value-type="float" office:value="0" calcext:value-type="float">
            <text:p>0.00</text:p>
          </table:table-cell>
          <table:table-cell table:formula="of:=ROUND(INDIRECT([.$B$2]&amp;&quot;.&quot;&amp;[.Q$1]&amp;[.$A18]);2)" office:value-type="float" office:value="0" calcext:value-type="float">
            <text:p>0.00</text:p>
          </table:table-cell>
          <table:table-cell table:formula="of:=ROUND(INDIRECT([.$B$2]&amp;&quot;.&quot;&amp;[.R$1]&amp;[.$A18]);2)" office:value-type="float" office:value="0" calcext:value-type="float">
            <text:p>0.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.00</text:p>
          </table:table-cell>
          <table:table-cell table:formula="of:=ROUND(INDIRECT([.$B$2]&amp;&quot;.&quot;&amp;[.D$1]&amp;[.$A19]);2)" office:value-type="float" office:value="0" calcext:value-type="float">
            <text:p>0.00</text:p>
          </table:table-cell>
          <table:table-cell table:formula="of:=ROUND(INDIRECT([.$B$2]&amp;&quot;.&quot;&amp;[.E$1]&amp;[.$A19]);2)" office:value-type="float" office:value="0" calcext:value-type="float">
            <text:p>0.00</text:p>
          </table:table-cell>
          <table:table-cell table:formula="of:=ROUND(INDIRECT([.$B$2]&amp;&quot;.&quot;&amp;[.F$1]&amp;[.$A19]);2)" office:value-type="float" office:value="0" calcext:value-type="float">
            <text:p>0.00</text:p>
          </table:table-cell>
          <table:table-cell table:formula="of:=ROUND(INDIRECT([.$B$2]&amp;&quot;.&quot;&amp;[.G$1]&amp;[.$A19]);2)" office:value-type="float" office:value="0" calcext:value-type="float">
            <text:p>0.00</text:p>
          </table:table-cell>
          <table:table-cell table:formula="of:=ROUND(INDIRECT([.$B$2]&amp;&quot;.&quot;&amp;[.H$1]&amp;[.$A19]);2)" office:value-type="float" office:value="0" calcext:value-type="float">
            <text:p>0.00</text:p>
          </table:table-cell>
          <table:table-cell table:formula="of:=ROUND(INDIRECT([.$B$2]&amp;&quot;.&quot;&amp;[.I$1]&amp;[.$A19]);2)" office:value-type="float" office:value="0" calcext:value-type="float">
            <text:p>0.00</text:p>
          </table:table-cell>
          <table:table-cell table:formula="of:=ROUND(INDIRECT([.$B$2]&amp;&quot;.&quot;&amp;[.J$1]&amp;[.$A19]);2)" office:value-type="float" office:value="0" calcext:value-type="float">
            <text:p>0.00</text:p>
          </table:table-cell>
          <table:table-cell table:formula="of:=ROUND(INDIRECT([.$B$2]&amp;&quot;.&quot;&amp;[.K$1]&amp;[.$A19]);2)" office:value-type="float" office:value="0" calcext:value-type="float">
            <text:p>0.00</text:p>
          </table:table-cell>
          <table:table-cell table:formula="of:=ROUND(INDIRECT([.$B$2]&amp;&quot;.&quot;&amp;[.L$1]&amp;[.$A19]);2)" office:value-type="float" office:value="0" calcext:value-type="float">
            <text:p>0.00</text:p>
          </table:table-cell>
          <table:table-cell table:formula="of:=ROUND(INDIRECT([.$B$2]&amp;&quot;.&quot;&amp;[.M$1]&amp;[.$A19]);2)" office:value-type="float" office:value="0" calcext:value-type="float">
            <text:p>0.00</text:p>
          </table:table-cell>
          <table:table-cell table:formula="of:=ROUND(INDIRECT([.$B$2]&amp;&quot;.&quot;&amp;[.N$1]&amp;[.$A19]);2)" office:value-type="float" office:value="0" calcext:value-type="float">
            <text:p>0.00</text:p>
          </table:table-cell>
          <table:table-cell table:formula="of:=ROUND(INDIRECT([.$B$2]&amp;&quot;.&quot;&amp;[.O$1]&amp;[.$A19]);2)" office:value-type="float" office:value="0" calcext:value-type="float">
            <text:p>0.00</text:p>
          </table:table-cell>
          <table:table-cell table:formula="of:=ROUND(INDIRECT([.$B$2]&amp;&quot;.&quot;&amp;[.P$1]&amp;[.$A19]);2)" office:value-type="float" office:value="0" calcext:value-type="float">
            <text:p>0.00</text:p>
          </table:table-cell>
          <table:table-cell table:formula="of:=ROUND(INDIRECT([.$B$2]&amp;&quot;.&quot;&amp;[.Q$1]&amp;[.$A19]);2)" office:value-type="float" office:value="0" calcext:value-type="float">
            <text:p>0.00</text:p>
          </table:table-cell>
          <table:table-cell table:formula="of:=ROUND(INDIRECT([.$B$2]&amp;&quot;.&quot;&amp;[.R$1]&amp;[.$A19]);2)" office:value-type="float" office:value="0" calcext:value-type="float">
            <text:p>0.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.00</text:p>
          </table:table-cell>
          <table:table-cell table:formula="of:=ROUND(INDIRECT([.$B$2]&amp;&quot;.&quot;&amp;[.D$1]&amp;[.$A20]);2)" office:value-type="float" office:value="0" calcext:value-type="float">
            <text:p>0.00</text:p>
          </table:table-cell>
          <table:table-cell table:formula="of:=ROUND(INDIRECT([.$B$2]&amp;&quot;.&quot;&amp;[.E$1]&amp;[.$A20]);2)" office:value-type="float" office:value="0" calcext:value-type="float">
            <text:p>0.00</text:p>
          </table:table-cell>
          <table:table-cell table:formula="of:=ROUND(INDIRECT([.$B$2]&amp;&quot;.&quot;&amp;[.F$1]&amp;[.$A20]);2)" office:value-type="float" office:value="0" calcext:value-type="float">
            <text:p>0.00</text:p>
          </table:table-cell>
          <table:table-cell table:formula="of:=ROUND(INDIRECT([.$B$2]&amp;&quot;.&quot;&amp;[.G$1]&amp;[.$A20]);2)" office:value-type="float" office:value="0" calcext:value-type="float">
            <text:p>0.00</text:p>
          </table:table-cell>
          <table:table-cell table:formula="of:=ROUND(INDIRECT([.$B$2]&amp;&quot;.&quot;&amp;[.H$1]&amp;[.$A20]);2)" office:value-type="float" office:value="0" calcext:value-type="float">
            <text:p>0.00</text:p>
          </table:table-cell>
          <table:table-cell table:formula="of:=ROUND(INDIRECT([.$B$2]&amp;&quot;.&quot;&amp;[.I$1]&amp;[.$A20]);2)" office:value-type="float" office:value="0" calcext:value-type="float">
            <text:p>0.00</text:p>
          </table:table-cell>
          <table:table-cell table:formula="of:=ROUND(INDIRECT([.$B$2]&amp;&quot;.&quot;&amp;[.J$1]&amp;[.$A20]);2)" office:value-type="float" office:value="0" calcext:value-type="float">
            <text:p>0.00</text:p>
          </table:table-cell>
          <table:table-cell table:formula="of:=ROUND(INDIRECT([.$B$2]&amp;&quot;.&quot;&amp;[.K$1]&amp;[.$A20]);2)" office:value-type="float" office:value="0" calcext:value-type="float">
            <text:p>0.00</text:p>
          </table:table-cell>
          <table:table-cell table:formula="of:=ROUND(INDIRECT([.$B$2]&amp;&quot;.&quot;&amp;[.L$1]&amp;[.$A20]);2)" office:value-type="float" office:value="0" calcext:value-type="float">
            <text:p>0.00</text:p>
          </table:table-cell>
          <table:table-cell table:formula="of:=ROUND(INDIRECT([.$B$2]&amp;&quot;.&quot;&amp;[.M$1]&amp;[.$A20]);2)" office:value-type="float" office:value="0" calcext:value-type="float">
            <text:p>0.00</text:p>
          </table:table-cell>
          <table:table-cell table:formula="of:=ROUND(INDIRECT([.$B$2]&amp;&quot;.&quot;&amp;[.N$1]&amp;[.$A20]);2)" office:value-type="float" office:value="0" calcext:value-type="float">
            <text:p>0.00</text:p>
          </table:table-cell>
          <table:table-cell table:formula="of:=ROUND(INDIRECT([.$B$2]&amp;&quot;.&quot;&amp;[.O$1]&amp;[.$A20]);2)" office:value-type="float" office:value="0" calcext:value-type="float">
            <text:p>0.00</text:p>
          </table:table-cell>
          <table:table-cell table:formula="of:=ROUND(INDIRECT([.$B$2]&amp;&quot;.&quot;&amp;[.P$1]&amp;[.$A20]);2)" office:value-type="float" office:value="0" calcext:value-type="float">
            <text:p>0.00</text:p>
          </table:table-cell>
          <table:table-cell table:formula="of:=ROUND(INDIRECT([.$B$2]&amp;&quot;.&quot;&amp;[.Q$1]&amp;[.$A20]);2)" office:value-type="float" office:value="0" calcext:value-type="float">
            <text:p>0.00</text:p>
          </table:table-cell>
          <table:table-cell table:formula="of:=ROUND(INDIRECT([.$B$2]&amp;&quot;.&quot;&amp;[.R$1]&amp;[.$A20]);2)" office:value-type="float" office:value="0" calcext:value-type="float">
            <text:p>0.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.00</text:p>
          </table:table-cell>
          <table:table-cell table:formula="of:=ROUND(INDIRECT([.$B$2]&amp;&quot;.&quot;&amp;[.D$1]&amp;[.$A21]);2)" office:value-type="float" office:value="0" calcext:value-type="float">
            <text:p>0.00</text:p>
          </table:table-cell>
          <table:table-cell table:formula="of:=ROUND(INDIRECT([.$B$2]&amp;&quot;.&quot;&amp;[.E$1]&amp;[.$A21]);2)" office:value-type="float" office:value="0" calcext:value-type="float">
            <text:p>0.00</text:p>
          </table:table-cell>
          <table:table-cell table:formula="of:=ROUND(INDIRECT([.$B$2]&amp;&quot;.&quot;&amp;[.F$1]&amp;[.$A21]);2)" office:value-type="float" office:value="0" calcext:value-type="float">
            <text:p>0.00</text:p>
          </table:table-cell>
          <table:table-cell table:formula="of:=ROUND(INDIRECT([.$B$2]&amp;&quot;.&quot;&amp;[.G$1]&amp;[.$A21]);2)" office:value-type="float" office:value="0" calcext:value-type="float">
            <text:p>0.00</text:p>
          </table:table-cell>
          <table:table-cell table:formula="of:=ROUND(INDIRECT([.$B$2]&amp;&quot;.&quot;&amp;[.H$1]&amp;[.$A21]);2)" office:value-type="float" office:value="0" calcext:value-type="float">
            <text:p>0.00</text:p>
          </table:table-cell>
          <table:table-cell table:formula="of:=ROUND(INDIRECT([.$B$2]&amp;&quot;.&quot;&amp;[.I$1]&amp;[.$A21]);2)" office:value-type="float" office:value="0" calcext:value-type="float">
            <text:p>0.00</text:p>
          </table:table-cell>
          <table:table-cell table:formula="of:=ROUND(INDIRECT([.$B$2]&amp;&quot;.&quot;&amp;[.J$1]&amp;[.$A21]);2)" office:value-type="float" office:value="0" calcext:value-type="float">
            <text:p>0.00</text:p>
          </table:table-cell>
          <table:table-cell table:formula="of:=ROUND(INDIRECT([.$B$2]&amp;&quot;.&quot;&amp;[.K$1]&amp;[.$A21]);2)" office:value-type="float" office:value="0" calcext:value-type="float">
            <text:p>0.00</text:p>
          </table:table-cell>
          <table:table-cell table:formula="of:=ROUND(INDIRECT([.$B$2]&amp;&quot;.&quot;&amp;[.L$1]&amp;[.$A21]);2)" office:value-type="float" office:value="0" calcext:value-type="float">
            <text:p>0.00</text:p>
          </table:table-cell>
          <table:table-cell table:formula="of:=ROUND(INDIRECT([.$B$2]&amp;&quot;.&quot;&amp;[.M$1]&amp;[.$A21]);2)" office:value-type="float" office:value="0" calcext:value-type="float">
            <text:p>0.00</text:p>
          </table:table-cell>
          <table:table-cell table:formula="of:=ROUND(INDIRECT([.$B$2]&amp;&quot;.&quot;&amp;[.N$1]&amp;[.$A21]);2)" office:value-type="float" office:value="0" calcext:value-type="float">
            <text:p>0.00</text:p>
          </table:table-cell>
          <table:table-cell table:formula="of:=ROUND(INDIRECT([.$B$2]&amp;&quot;.&quot;&amp;[.O$1]&amp;[.$A21]);2)" office:value-type="float" office:value="0" calcext:value-type="float">
            <text:p>0.00</text:p>
          </table:table-cell>
          <table:table-cell table:formula="of:=ROUND(INDIRECT([.$B$2]&amp;&quot;.&quot;&amp;[.P$1]&amp;[.$A21]);2)" office:value-type="float" office:value="0" calcext:value-type="float">
            <text:p>0.00</text:p>
          </table:table-cell>
          <table:table-cell table:formula="of:=ROUND(INDIRECT([.$B$2]&amp;&quot;.&quot;&amp;[.Q$1]&amp;[.$A21]);2)" office:value-type="float" office:value="0" calcext:value-type="float">
            <text:p>0.00</text:p>
          </table:table-cell>
          <table:table-cell table:formula="of:=ROUND(INDIRECT([.$B$2]&amp;&quot;.&quot;&amp;[.R$1]&amp;[.$A21]);2)" office:value-type="float" office:value="0" calcext:value-type="float">
            <text:p>0.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.00</text:p>
          </table:table-cell>
          <table:table-cell table:formula="of:=ROUND(INDIRECT([.$B$2]&amp;&quot;.&quot;&amp;[.D$1]&amp;[.$A22]);2)" office:value-type="float" office:value="0" calcext:value-type="float">
            <text:p>0.00</text:p>
          </table:table-cell>
          <table:table-cell table:formula="of:=ROUND(INDIRECT([.$B$2]&amp;&quot;.&quot;&amp;[.E$1]&amp;[.$A22]);2)" office:value-type="float" office:value="0" calcext:value-type="float">
            <text:p>0.00</text:p>
          </table:table-cell>
          <table:table-cell table:formula="of:=ROUND(INDIRECT([.$B$2]&amp;&quot;.&quot;&amp;[.F$1]&amp;[.$A22]);2)" office:value-type="float" office:value="0" calcext:value-type="float">
            <text:p>0.00</text:p>
          </table:table-cell>
          <table:table-cell table:formula="of:=ROUND(INDIRECT([.$B$2]&amp;&quot;.&quot;&amp;[.G$1]&amp;[.$A22]);2)" office:value-type="float" office:value="0" calcext:value-type="float">
            <text:p>0.00</text:p>
          </table:table-cell>
          <table:table-cell table:formula="of:=ROUND(INDIRECT([.$B$2]&amp;&quot;.&quot;&amp;[.H$1]&amp;[.$A22]);2)" office:value-type="float" office:value="0" calcext:value-type="float">
            <text:p>0.00</text:p>
          </table:table-cell>
          <table:table-cell table:formula="of:=ROUND(INDIRECT([.$B$2]&amp;&quot;.&quot;&amp;[.I$1]&amp;[.$A22]);2)" office:value-type="float" office:value="0" calcext:value-type="float">
            <text:p>0.00</text:p>
          </table:table-cell>
          <table:table-cell table:formula="of:=ROUND(INDIRECT([.$B$2]&amp;&quot;.&quot;&amp;[.J$1]&amp;[.$A22]);2)" office:value-type="float" office:value="0" calcext:value-type="float">
            <text:p>0.00</text:p>
          </table:table-cell>
          <table:table-cell table:formula="of:=ROUND(INDIRECT([.$B$2]&amp;&quot;.&quot;&amp;[.K$1]&amp;[.$A22]);2)" office:value-type="float" office:value="0" calcext:value-type="float">
            <text:p>0.00</text:p>
          </table:table-cell>
          <table:table-cell table:formula="of:=ROUND(INDIRECT([.$B$2]&amp;&quot;.&quot;&amp;[.L$1]&amp;[.$A22]);2)" office:value-type="float" office:value="0" calcext:value-type="float">
            <text:p>0.00</text:p>
          </table:table-cell>
          <table:table-cell table:formula="of:=ROUND(INDIRECT([.$B$2]&amp;&quot;.&quot;&amp;[.M$1]&amp;[.$A22]);2)" office:value-type="float" office:value="0" calcext:value-type="float">
            <text:p>0.00</text:p>
          </table:table-cell>
          <table:table-cell table:formula="of:=ROUND(INDIRECT([.$B$2]&amp;&quot;.&quot;&amp;[.N$1]&amp;[.$A22]);2)" office:value-type="float" office:value="0" calcext:value-type="float">
            <text:p>0.00</text:p>
          </table:table-cell>
          <table:table-cell table:formula="of:=ROUND(INDIRECT([.$B$2]&amp;&quot;.&quot;&amp;[.O$1]&amp;[.$A22]);2)" office:value-type="float" office:value="0" calcext:value-type="float">
            <text:p>0.00</text:p>
          </table:table-cell>
          <table:table-cell table:formula="of:=ROUND(INDIRECT([.$B$2]&amp;&quot;.&quot;&amp;[.P$1]&amp;[.$A22]);2)" office:value-type="float" office:value="0" calcext:value-type="float">
            <text:p>0.00</text:p>
          </table:table-cell>
          <table:table-cell table:formula="of:=ROUND(INDIRECT([.$B$2]&amp;&quot;.&quot;&amp;[.Q$1]&amp;[.$A22]);2)" office:value-type="float" office:value="0" calcext:value-type="float">
            <text:p>0.00</text:p>
          </table:table-cell>
          <table:table-cell table:formula="of:=ROUND(INDIRECT([.$B$2]&amp;&quot;.&quot;&amp;[.R$1]&amp;[.$A22]);2)" office:value-type="float" office:value="0" calcext:value-type="float">
            <text:p>0.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.00</text:p>
          </table:table-cell>
          <table:table-cell table:formula="of:=ROUND(INDIRECT([.$B$2]&amp;&quot;.&quot;&amp;[.D$1]&amp;[.$A23]);2)" office:value-type="float" office:value="0" calcext:value-type="float">
            <text:p>0.00</text:p>
          </table:table-cell>
          <table:table-cell table:formula="of:=ROUND(INDIRECT([.$B$2]&amp;&quot;.&quot;&amp;[.E$1]&amp;[.$A23]);2)" office:value-type="float" office:value="0" calcext:value-type="float">
            <text:p>0.00</text:p>
          </table:table-cell>
          <table:table-cell table:formula="of:=ROUND(INDIRECT([.$B$2]&amp;&quot;.&quot;&amp;[.F$1]&amp;[.$A23]);2)" office:value-type="float" office:value="0" calcext:value-type="float">
            <text:p>0.00</text:p>
          </table:table-cell>
          <table:table-cell table:formula="of:=ROUND(INDIRECT([.$B$2]&amp;&quot;.&quot;&amp;[.G$1]&amp;[.$A23]);2)" office:value-type="float" office:value="0" calcext:value-type="float">
            <text:p>0.00</text:p>
          </table:table-cell>
          <table:table-cell table:formula="of:=ROUND(INDIRECT([.$B$2]&amp;&quot;.&quot;&amp;[.H$1]&amp;[.$A23]);2)" office:value-type="float" office:value="0" calcext:value-type="float">
            <text:p>0.00</text:p>
          </table:table-cell>
          <table:table-cell table:formula="of:=ROUND(INDIRECT([.$B$2]&amp;&quot;.&quot;&amp;[.I$1]&amp;[.$A23]);2)" office:value-type="float" office:value="0" calcext:value-type="float">
            <text:p>0.00</text:p>
          </table:table-cell>
          <table:table-cell table:formula="of:=ROUND(INDIRECT([.$B$2]&amp;&quot;.&quot;&amp;[.J$1]&amp;[.$A23]);2)" office:value-type="float" office:value="0" calcext:value-type="float">
            <text:p>0.00</text:p>
          </table:table-cell>
          <table:table-cell table:formula="of:=ROUND(INDIRECT([.$B$2]&amp;&quot;.&quot;&amp;[.K$1]&amp;[.$A23]);2)" office:value-type="float" office:value="0" calcext:value-type="float">
            <text:p>0.00</text:p>
          </table:table-cell>
          <table:table-cell table:formula="of:=ROUND(INDIRECT([.$B$2]&amp;&quot;.&quot;&amp;[.L$1]&amp;[.$A23]);2)" office:value-type="float" office:value="0" calcext:value-type="float">
            <text:p>0.00</text:p>
          </table:table-cell>
          <table:table-cell table:formula="of:=ROUND(INDIRECT([.$B$2]&amp;&quot;.&quot;&amp;[.M$1]&amp;[.$A23]);2)" office:value-type="float" office:value="0" calcext:value-type="float">
            <text:p>0.00</text:p>
          </table:table-cell>
          <table:table-cell table:formula="of:=ROUND(INDIRECT([.$B$2]&amp;&quot;.&quot;&amp;[.N$1]&amp;[.$A23]);2)" office:value-type="float" office:value="0" calcext:value-type="float">
            <text:p>0.00</text:p>
          </table:table-cell>
          <table:table-cell table:formula="of:=ROUND(INDIRECT([.$B$2]&amp;&quot;.&quot;&amp;[.O$1]&amp;[.$A23]);2)" office:value-type="float" office:value="0" calcext:value-type="float">
            <text:p>0.00</text:p>
          </table:table-cell>
          <table:table-cell table:formula="of:=ROUND(INDIRECT([.$B$2]&amp;&quot;.&quot;&amp;[.P$1]&amp;[.$A23]);2)" office:value-type="float" office:value="0" calcext:value-type="float">
            <text:p>0.00</text:p>
          </table:table-cell>
          <table:table-cell table:formula="of:=ROUND(INDIRECT([.$B$2]&amp;&quot;.&quot;&amp;[.Q$1]&amp;[.$A23]);2)" office:value-type="float" office:value="0" calcext:value-type="float">
            <text:p>0.00</text:p>
          </table:table-cell>
          <table:table-cell table:formula="of:=ROUND(INDIRECT([.$B$2]&amp;&quot;.&quot;&amp;[.R$1]&amp;[.$A23]);2)" office:value-type="float" office:value="0" calcext:value-type="float">
            <text:p>0.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.00</text:p>
          </table:table-cell>
          <table:table-cell table:formula="of:=ROUND(INDIRECT([.$B$2]&amp;&quot;.&quot;&amp;[.D$1]&amp;[.$A24]);2)" office:value-type="float" office:value="0" calcext:value-type="float">
            <text:p>0.00</text:p>
          </table:table-cell>
          <table:table-cell table:formula="of:=ROUND(INDIRECT([.$B$2]&amp;&quot;.&quot;&amp;[.E$1]&amp;[.$A24]);2)" office:value-type="float" office:value="0" calcext:value-type="float">
            <text:p>0.00</text:p>
          </table:table-cell>
          <table:table-cell table:formula="of:=ROUND(INDIRECT([.$B$2]&amp;&quot;.&quot;&amp;[.F$1]&amp;[.$A24]);2)" office:value-type="float" office:value="0" calcext:value-type="float">
            <text:p>0.00</text:p>
          </table:table-cell>
          <table:table-cell table:formula="of:=ROUND(INDIRECT([.$B$2]&amp;&quot;.&quot;&amp;[.G$1]&amp;[.$A24]);2)" office:value-type="float" office:value="0" calcext:value-type="float">
            <text:p>0.00</text:p>
          </table:table-cell>
          <table:table-cell table:formula="of:=ROUND(INDIRECT([.$B$2]&amp;&quot;.&quot;&amp;[.H$1]&amp;[.$A24]);2)" office:value-type="float" office:value="0" calcext:value-type="float">
            <text:p>0.00</text:p>
          </table:table-cell>
          <table:table-cell table:formula="of:=ROUND(INDIRECT([.$B$2]&amp;&quot;.&quot;&amp;[.I$1]&amp;[.$A24]);2)" office:value-type="float" office:value="0" calcext:value-type="float">
            <text:p>0.00</text:p>
          </table:table-cell>
          <table:table-cell table:formula="of:=ROUND(INDIRECT([.$B$2]&amp;&quot;.&quot;&amp;[.J$1]&amp;[.$A24]);2)" office:value-type="float" office:value="0" calcext:value-type="float">
            <text:p>0.00</text:p>
          </table:table-cell>
          <table:table-cell table:formula="of:=ROUND(INDIRECT([.$B$2]&amp;&quot;.&quot;&amp;[.K$1]&amp;[.$A24]);2)" office:value-type="float" office:value="0" calcext:value-type="float">
            <text:p>0.00</text:p>
          </table:table-cell>
          <table:table-cell table:formula="of:=ROUND(INDIRECT([.$B$2]&amp;&quot;.&quot;&amp;[.L$1]&amp;[.$A24]);2)" office:value-type="float" office:value="0" calcext:value-type="float">
            <text:p>0.00</text:p>
          </table:table-cell>
          <table:table-cell table:formula="of:=ROUND(INDIRECT([.$B$2]&amp;&quot;.&quot;&amp;[.M$1]&amp;[.$A24]);2)" office:value-type="float" office:value="0" calcext:value-type="float">
            <text:p>0.00</text:p>
          </table:table-cell>
          <table:table-cell table:formula="of:=ROUND(INDIRECT([.$B$2]&amp;&quot;.&quot;&amp;[.N$1]&amp;[.$A24]);2)" office:value-type="float" office:value="0" calcext:value-type="float">
            <text:p>0.00</text:p>
          </table:table-cell>
          <table:table-cell table:formula="of:=ROUND(INDIRECT([.$B$2]&amp;&quot;.&quot;&amp;[.O$1]&amp;[.$A24]);2)" office:value-type="float" office:value="0" calcext:value-type="float">
            <text:p>0.00</text:p>
          </table:table-cell>
          <table:table-cell table:formula="of:=ROUND(INDIRECT([.$B$2]&amp;&quot;.&quot;&amp;[.P$1]&amp;[.$A24]);2)" office:value-type="float" office:value="0" calcext:value-type="float">
            <text:p>0.00</text:p>
          </table:table-cell>
          <table:table-cell table:formula="of:=ROUND(INDIRECT([.$B$2]&amp;&quot;.&quot;&amp;[.Q$1]&amp;[.$A24]);2)" office:value-type="float" office:value="0" calcext:value-type="float">
            <text:p>0.00</text:p>
          </table:table-cell>
          <table:table-cell table:formula="of:=ROUND(INDIRECT([.$B$2]&amp;&quot;.&quot;&amp;[.R$1]&amp;[.$A24]);2)" office:value-type="float" office:value="0" calcext:value-type="float">
            <text:p>0.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.00</text:p>
          </table:table-cell>
          <table:table-cell table:formula="of:=ROUND(INDIRECT([.$B$2]&amp;&quot;.&quot;&amp;[.D$1]&amp;[.$A25]);2)" office:value-type="float" office:value="0" calcext:value-type="float">
            <text:p>0.00</text:p>
          </table:table-cell>
          <table:table-cell table:formula="of:=ROUND(INDIRECT([.$B$2]&amp;&quot;.&quot;&amp;[.E$1]&amp;[.$A25]);2)" office:value-type="float" office:value="0" calcext:value-type="float">
            <text:p>0.00</text:p>
          </table:table-cell>
          <table:table-cell table:formula="of:=ROUND(INDIRECT([.$B$2]&amp;&quot;.&quot;&amp;[.F$1]&amp;[.$A25]);2)" office:value-type="float" office:value="0" calcext:value-type="float">
            <text:p>0.00</text:p>
          </table:table-cell>
          <table:table-cell table:formula="of:=ROUND(INDIRECT([.$B$2]&amp;&quot;.&quot;&amp;[.G$1]&amp;[.$A25]);2)" office:value-type="float" office:value="0" calcext:value-type="float">
            <text:p>0.00</text:p>
          </table:table-cell>
          <table:table-cell table:formula="of:=ROUND(INDIRECT([.$B$2]&amp;&quot;.&quot;&amp;[.H$1]&amp;[.$A25]);2)" office:value-type="float" office:value="0" calcext:value-type="float">
            <text:p>0.00</text:p>
          </table:table-cell>
          <table:table-cell table:formula="of:=ROUND(INDIRECT([.$B$2]&amp;&quot;.&quot;&amp;[.I$1]&amp;[.$A25]);2)" office:value-type="float" office:value="0" calcext:value-type="float">
            <text:p>0.00</text:p>
          </table:table-cell>
          <table:table-cell table:formula="of:=ROUND(INDIRECT([.$B$2]&amp;&quot;.&quot;&amp;[.J$1]&amp;[.$A25]);2)" office:value-type="float" office:value="0" calcext:value-type="float">
            <text:p>0.00</text:p>
          </table:table-cell>
          <table:table-cell table:formula="of:=ROUND(INDIRECT([.$B$2]&amp;&quot;.&quot;&amp;[.K$1]&amp;[.$A25]);2)" office:value-type="float" office:value="0" calcext:value-type="float">
            <text:p>0.00</text:p>
          </table:table-cell>
          <table:table-cell table:formula="of:=ROUND(INDIRECT([.$B$2]&amp;&quot;.&quot;&amp;[.L$1]&amp;[.$A25]);2)" office:value-type="float" office:value="0" calcext:value-type="float">
            <text:p>0.00</text:p>
          </table:table-cell>
          <table:table-cell table:formula="of:=ROUND(INDIRECT([.$B$2]&amp;&quot;.&quot;&amp;[.M$1]&amp;[.$A25]);2)" office:value-type="float" office:value="0" calcext:value-type="float">
            <text:p>0.00</text:p>
          </table:table-cell>
          <table:table-cell table:formula="of:=ROUND(INDIRECT([.$B$2]&amp;&quot;.&quot;&amp;[.N$1]&amp;[.$A25]);2)" office:value-type="float" office:value="0" calcext:value-type="float">
            <text:p>0.00</text:p>
          </table:table-cell>
          <table:table-cell table:formula="of:=ROUND(INDIRECT([.$B$2]&amp;&quot;.&quot;&amp;[.O$1]&amp;[.$A25]);2)" office:value-type="float" office:value="0" calcext:value-type="float">
            <text:p>0.00</text:p>
          </table:table-cell>
          <table:table-cell table:formula="of:=ROUND(INDIRECT([.$B$2]&amp;&quot;.&quot;&amp;[.P$1]&amp;[.$A25]);2)" office:value-type="float" office:value="0" calcext:value-type="float">
            <text:p>0.00</text:p>
          </table:table-cell>
          <table:table-cell table:formula="of:=ROUND(INDIRECT([.$B$2]&amp;&quot;.&quot;&amp;[.Q$1]&amp;[.$A25]);2)" office:value-type="float" office:value="0" calcext:value-type="float">
            <text:p>0.00</text:p>
          </table:table-cell>
          <table:table-cell table:formula="of:=ROUND(INDIRECT([.$B$2]&amp;&quot;.&quot;&amp;[.R$1]&amp;[.$A25]);2)" office:value-type="float" office:value="0" calcext:value-type="float">
            <text:p>0.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.00</text:p>
          </table:table-cell>
          <table:table-cell table:formula="of:=ROUND(INDIRECT([.$B$2]&amp;&quot;.&quot;&amp;[.D$1]&amp;[.$A26]);2)" office:value-type="float" office:value="0" calcext:value-type="float">
            <text:p>0.00</text:p>
          </table:table-cell>
          <table:table-cell table:formula="of:=ROUND(INDIRECT([.$B$2]&amp;&quot;.&quot;&amp;[.E$1]&amp;[.$A26]);2)" office:value-type="float" office:value="0" calcext:value-type="float">
            <text:p>0.00</text:p>
          </table:table-cell>
          <table:table-cell table:formula="of:=ROUND(INDIRECT([.$B$2]&amp;&quot;.&quot;&amp;[.F$1]&amp;[.$A26]);2)" office:value-type="float" office:value="0" calcext:value-type="float">
            <text:p>0.00</text:p>
          </table:table-cell>
          <table:table-cell table:formula="of:=ROUND(INDIRECT([.$B$2]&amp;&quot;.&quot;&amp;[.G$1]&amp;[.$A26]);2)" office:value-type="float" office:value="0" calcext:value-type="float">
            <text:p>0.00</text:p>
          </table:table-cell>
          <table:table-cell table:formula="of:=ROUND(INDIRECT([.$B$2]&amp;&quot;.&quot;&amp;[.H$1]&amp;[.$A26]);2)" office:value-type="float" office:value="0" calcext:value-type="float">
            <text:p>0.00</text:p>
          </table:table-cell>
          <table:table-cell table:formula="of:=ROUND(INDIRECT([.$B$2]&amp;&quot;.&quot;&amp;[.I$1]&amp;[.$A26]);2)" office:value-type="float" office:value="0" calcext:value-type="float">
            <text:p>0.00</text:p>
          </table:table-cell>
          <table:table-cell table:formula="of:=ROUND(INDIRECT([.$B$2]&amp;&quot;.&quot;&amp;[.J$1]&amp;[.$A26]);2)" office:value-type="float" office:value="0" calcext:value-type="float">
            <text:p>0.00</text:p>
          </table:table-cell>
          <table:table-cell table:formula="of:=ROUND(INDIRECT([.$B$2]&amp;&quot;.&quot;&amp;[.K$1]&amp;[.$A26]);2)" office:value-type="float" office:value="0" calcext:value-type="float">
            <text:p>0.00</text:p>
          </table:table-cell>
          <table:table-cell table:formula="of:=ROUND(INDIRECT([.$B$2]&amp;&quot;.&quot;&amp;[.L$1]&amp;[.$A26]);2)" office:value-type="float" office:value="0" calcext:value-type="float">
            <text:p>0.00</text:p>
          </table:table-cell>
          <table:table-cell table:formula="of:=ROUND(INDIRECT([.$B$2]&amp;&quot;.&quot;&amp;[.M$1]&amp;[.$A26]);2)" office:value-type="float" office:value="0" calcext:value-type="float">
            <text:p>0.00</text:p>
          </table:table-cell>
          <table:table-cell table:formula="of:=ROUND(INDIRECT([.$B$2]&amp;&quot;.&quot;&amp;[.N$1]&amp;[.$A26]);2)" office:value-type="float" office:value="0" calcext:value-type="float">
            <text:p>0.00</text:p>
          </table:table-cell>
          <table:table-cell table:formula="of:=ROUND(INDIRECT([.$B$2]&amp;&quot;.&quot;&amp;[.O$1]&amp;[.$A26]);2)" office:value-type="float" office:value="0" calcext:value-type="float">
            <text:p>0.00</text:p>
          </table:table-cell>
          <table:table-cell table:formula="of:=ROUND(INDIRECT([.$B$2]&amp;&quot;.&quot;&amp;[.P$1]&amp;[.$A26]);2)" office:value-type="float" office:value="0" calcext:value-type="float">
            <text:p>0.00</text:p>
          </table:table-cell>
          <table:table-cell table:formula="of:=ROUND(INDIRECT([.$B$2]&amp;&quot;.&quot;&amp;[.Q$1]&amp;[.$A26]);2)" office:value-type="float" office:value="0" calcext:value-type="float">
            <text:p>0.00</text:p>
          </table:table-cell>
          <table:table-cell table:formula="of:=ROUND(INDIRECT([.$B$2]&amp;&quot;.&quot;&amp;[.R$1]&amp;[.$A26]);2)" office:value-type="float" office:value="0" calcext:value-type="float">
            <text:p>0.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.00</text:p>
          </table:table-cell>
          <table:table-cell table:formula="of:=ROUND(INDIRECT([.$B$2]&amp;&quot;.&quot;&amp;[.D$1]&amp;[.$A27]);2)" office:value-type="float" office:value="0" calcext:value-type="float">
            <text:p>0.00</text:p>
          </table:table-cell>
          <table:table-cell table:formula="of:=ROUND(INDIRECT([.$B$2]&amp;&quot;.&quot;&amp;[.E$1]&amp;[.$A27]);2)" office:value-type="float" office:value="0" calcext:value-type="float">
            <text:p>0.00</text:p>
          </table:table-cell>
          <table:table-cell table:formula="of:=ROUND(INDIRECT([.$B$2]&amp;&quot;.&quot;&amp;[.F$1]&amp;[.$A27]);2)" office:value-type="float" office:value="0" calcext:value-type="float">
            <text:p>0.00</text:p>
          </table:table-cell>
          <table:table-cell table:formula="of:=ROUND(INDIRECT([.$B$2]&amp;&quot;.&quot;&amp;[.G$1]&amp;[.$A27]);2)" office:value-type="float" office:value="0" calcext:value-type="float">
            <text:p>0.00</text:p>
          </table:table-cell>
          <table:table-cell table:formula="of:=ROUND(INDIRECT([.$B$2]&amp;&quot;.&quot;&amp;[.H$1]&amp;[.$A27]);2)" office:value-type="float" office:value="0" calcext:value-type="float">
            <text:p>0.00</text:p>
          </table:table-cell>
          <table:table-cell table:formula="of:=ROUND(INDIRECT([.$B$2]&amp;&quot;.&quot;&amp;[.I$1]&amp;[.$A27]);2)" office:value-type="float" office:value="0" calcext:value-type="float">
            <text:p>0.00</text:p>
          </table:table-cell>
          <table:table-cell table:formula="of:=ROUND(INDIRECT([.$B$2]&amp;&quot;.&quot;&amp;[.J$1]&amp;[.$A27]);2)" office:value-type="float" office:value="0" calcext:value-type="float">
            <text:p>0.00</text:p>
          </table:table-cell>
          <table:table-cell table:formula="of:=ROUND(INDIRECT([.$B$2]&amp;&quot;.&quot;&amp;[.K$1]&amp;[.$A27]);2)" office:value-type="float" office:value="0" calcext:value-type="float">
            <text:p>0.00</text:p>
          </table:table-cell>
          <table:table-cell table:formula="of:=ROUND(INDIRECT([.$B$2]&amp;&quot;.&quot;&amp;[.L$1]&amp;[.$A27]);2)" office:value-type="float" office:value="0" calcext:value-type="float">
            <text:p>0.00</text:p>
          </table:table-cell>
          <table:table-cell table:formula="of:=ROUND(INDIRECT([.$B$2]&amp;&quot;.&quot;&amp;[.M$1]&amp;[.$A27]);2)" office:value-type="float" office:value="0" calcext:value-type="float">
            <text:p>0.00</text:p>
          </table:table-cell>
          <table:table-cell table:formula="of:=ROUND(INDIRECT([.$B$2]&amp;&quot;.&quot;&amp;[.N$1]&amp;[.$A27]);2)" office:value-type="float" office:value="0" calcext:value-type="float">
            <text:p>0.00</text:p>
          </table:table-cell>
          <table:table-cell table:formula="of:=ROUND(INDIRECT([.$B$2]&amp;&quot;.&quot;&amp;[.O$1]&amp;[.$A27]);2)" office:value-type="float" office:value="0" calcext:value-type="float">
            <text:p>0.00</text:p>
          </table:table-cell>
          <table:table-cell table:formula="of:=ROUND(INDIRECT([.$B$2]&amp;&quot;.&quot;&amp;[.P$1]&amp;[.$A27]);2)" office:value-type="float" office:value="0" calcext:value-type="float">
            <text:p>0.00</text:p>
          </table:table-cell>
          <table:table-cell table:formula="of:=ROUND(INDIRECT([.$B$2]&amp;&quot;.&quot;&amp;[.Q$1]&amp;[.$A27]);2)" office:value-type="float" office:value="0" calcext:value-type="float">
            <text:p>0.00</text:p>
          </table:table-cell>
          <table:table-cell table:formula="of:=ROUND(INDIRECT([.$B$2]&amp;&quot;.&quot;&amp;[.R$1]&amp;[.$A27]);2)" office:value-type="float" office:value="0" calcext:value-type="float">
            <text:p>0.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.00</text:p>
          </table:table-cell>
          <table:table-cell table:formula="of:=ROUND(INDIRECT([.$B$2]&amp;&quot;.&quot;&amp;[.D$1]&amp;[.$A28]);2)" office:value-type="float" office:value="0" calcext:value-type="float">
            <text:p>0.00</text:p>
          </table:table-cell>
          <table:table-cell table:formula="of:=ROUND(INDIRECT([.$B$2]&amp;&quot;.&quot;&amp;[.E$1]&amp;[.$A28]);2)" office:value-type="float" office:value="0" calcext:value-type="float">
            <text:p>0.00</text:p>
          </table:table-cell>
          <table:table-cell table:formula="of:=ROUND(INDIRECT([.$B$2]&amp;&quot;.&quot;&amp;[.F$1]&amp;[.$A28]);2)" office:value-type="float" office:value="0" calcext:value-type="float">
            <text:p>0.00</text:p>
          </table:table-cell>
          <table:table-cell table:formula="of:=ROUND(INDIRECT([.$B$2]&amp;&quot;.&quot;&amp;[.G$1]&amp;[.$A28]);2)" office:value-type="float" office:value="0" calcext:value-type="float">
            <text:p>0.00</text:p>
          </table:table-cell>
          <table:table-cell table:formula="of:=ROUND(INDIRECT([.$B$2]&amp;&quot;.&quot;&amp;[.H$1]&amp;[.$A28]);2)" office:value-type="float" office:value="0" calcext:value-type="float">
            <text:p>0.00</text:p>
          </table:table-cell>
          <table:table-cell table:formula="of:=ROUND(INDIRECT([.$B$2]&amp;&quot;.&quot;&amp;[.I$1]&amp;[.$A28]);2)" office:value-type="float" office:value="0" calcext:value-type="float">
            <text:p>0.00</text:p>
          </table:table-cell>
          <table:table-cell table:formula="of:=ROUND(INDIRECT([.$B$2]&amp;&quot;.&quot;&amp;[.J$1]&amp;[.$A28]);2)" office:value-type="float" office:value="0" calcext:value-type="float">
            <text:p>0.00</text:p>
          </table:table-cell>
          <table:table-cell table:formula="of:=ROUND(INDIRECT([.$B$2]&amp;&quot;.&quot;&amp;[.K$1]&amp;[.$A28]);2)" office:value-type="float" office:value="0" calcext:value-type="float">
            <text:p>0.00</text:p>
          </table:table-cell>
          <table:table-cell table:formula="of:=ROUND(INDIRECT([.$B$2]&amp;&quot;.&quot;&amp;[.L$1]&amp;[.$A28]);2)" office:value-type="float" office:value="0" calcext:value-type="float">
            <text:p>0.00</text:p>
          </table:table-cell>
          <table:table-cell table:formula="of:=ROUND(INDIRECT([.$B$2]&amp;&quot;.&quot;&amp;[.M$1]&amp;[.$A28]);2)" office:value-type="float" office:value="0" calcext:value-type="float">
            <text:p>0.00</text:p>
          </table:table-cell>
          <table:table-cell table:formula="of:=ROUND(INDIRECT([.$B$2]&amp;&quot;.&quot;&amp;[.N$1]&amp;[.$A28]);2)" office:value-type="float" office:value="0" calcext:value-type="float">
            <text:p>0.00</text:p>
          </table:table-cell>
          <table:table-cell table:formula="of:=ROUND(INDIRECT([.$B$2]&amp;&quot;.&quot;&amp;[.O$1]&amp;[.$A28]);2)" office:value-type="float" office:value="0" calcext:value-type="float">
            <text:p>0.00</text:p>
          </table:table-cell>
          <table:table-cell table:formula="of:=ROUND(INDIRECT([.$B$2]&amp;&quot;.&quot;&amp;[.P$1]&amp;[.$A28]);2)" office:value-type="float" office:value="0" calcext:value-type="float">
            <text:p>0.00</text:p>
          </table:table-cell>
          <table:table-cell table:formula="of:=ROUND(INDIRECT([.$B$2]&amp;&quot;.&quot;&amp;[.Q$1]&amp;[.$A28]);2)" office:value-type="float" office:value="0" calcext:value-type="float">
            <text:p>0.00</text:p>
          </table:table-cell>
          <table:table-cell table:formula="of:=ROUND(INDIRECT([.$B$2]&amp;&quot;.&quot;&amp;[.R$1]&amp;[.$A28]);2)" office:value-type="float" office:value="0" calcext:value-type="float">
            <text:p>0.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.00</text:p>
          </table:table-cell>
          <table:table-cell table:formula="of:=ROUND(INDIRECT([.$B$2]&amp;&quot;.&quot;&amp;[.D$1]&amp;[.$A29]);2)" office:value-type="float" office:value="0" calcext:value-type="float">
            <text:p>0.00</text:p>
          </table:table-cell>
          <table:table-cell table:formula="of:=ROUND(INDIRECT([.$B$2]&amp;&quot;.&quot;&amp;[.E$1]&amp;[.$A29]);2)" office:value-type="float" office:value="0" calcext:value-type="float">
            <text:p>0.00</text:p>
          </table:table-cell>
          <table:table-cell table:formula="of:=ROUND(INDIRECT([.$B$2]&amp;&quot;.&quot;&amp;[.F$1]&amp;[.$A29]);2)" office:value-type="float" office:value="0" calcext:value-type="float">
            <text:p>0.00</text:p>
          </table:table-cell>
          <table:table-cell table:formula="of:=ROUND(INDIRECT([.$B$2]&amp;&quot;.&quot;&amp;[.G$1]&amp;[.$A29]);2)" office:value-type="float" office:value="0" calcext:value-type="float">
            <text:p>0.00</text:p>
          </table:table-cell>
          <table:table-cell table:formula="of:=ROUND(INDIRECT([.$B$2]&amp;&quot;.&quot;&amp;[.H$1]&amp;[.$A29]);2)" office:value-type="float" office:value="0" calcext:value-type="float">
            <text:p>0.00</text:p>
          </table:table-cell>
          <table:table-cell table:formula="of:=ROUND(INDIRECT([.$B$2]&amp;&quot;.&quot;&amp;[.I$1]&amp;[.$A29]);2)" office:value-type="float" office:value="0" calcext:value-type="float">
            <text:p>0.00</text:p>
          </table:table-cell>
          <table:table-cell table:formula="of:=ROUND(INDIRECT([.$B$2]&amp;&quot;.&quot;&amp;[.J$1]&amp;[.$A29]);2)" office:value-type="float" office:value="0" calcext:value-type="float">
            <text:p>0.00</text:p>
          </table:table-cell>
          <table:table-cell table:formula="of:=ROUND(INDIRECT([.$B$2]&amp;&quot;.&quot;&amp;[.K$1]&amp;[.$A29]);2)" office:value-type="float" office:value="0" calcext:value-type="float">
            <text:p>0.00</text:p>
          </table:table-cell>
          <table:table-cell table:formula="of:=ROUND(INDIRECT([.$B$2]&amp;&quot;.&quot;&amp;[.L$1]&amp;[.$A29]);2)" office:value-type="float" office:value="0" calcext:value-type="float">
            <text:p>0.00</text:p>
          </table:table-cell>
          <table:table-cell table:formula="of:=ROUND(INDIRECT([.$B$2]&amp;&quot;.&quot;&amp;[.M$1]&amp;[.$A29]);2)" office:value-type="float" office:value="0" calcext:value-type="float">
            <text:p>0.00</text:p>
          </table:table-cell>
          <table:table-cell table:formula="of:=ROUND(INDIRECT([.$B$2]&amp;&quot;.&quot;&amp;[.N$1]&amp;[.$A29]);2)" office:value-type="float" office:value="0" calcext:value-type="float">
            <text:p>0.00</text:p>
          </table:table-cell>
          <table:table-cell table:formula="of:=ROUND(INDIRECT([.$B$2]&amp;&quot;.&quot;&amp;[.O$1]&amp;[.$A29]);2)" office:value-type="float" office:value="0" calcext:value-type="float">
            <text:p>0.00</text:p>
          </table:table-cell>
          <table:table-cell table:formula="of:=ROUND(INDIRECT([.$B$2]&amp;&quot;.&quot;&amp;[.P$1]&amp;[.$A29]);2)" office:value-type="float" office:value="0" calcext:value-type="float">
            <text:p>0.00</text:p>
          </table:table-cell>
          <table:table-cell table:formula="of:=ROUND(INDIRECT([.$B$2]&amp;&quot;.&quot;&amp;[.Q$1]&amp;[.$A29]);2)" office:value-type="float" office:value="0" calcext:value-type="float">
            <text:p>0.00</text:p>
          </table:table-cell>
          <table:table-cell table:formula="of:=ROUND(INDIRECT([.$B$2]&amp;&quot;.&quot;&amp;[.R$1]&amp;[.$A29]);2)" office:value-type="float" office:value="0" calcext:value-type="float">
            <text:p>0.00</text:p>
          </table:table-cell>
        </table:table-row>
      </table:table>
      <table:table table:name="out.t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mpout.C2]" office:value-type="string" office:string-value="BA12" calcext:value-type="string">
            <text:p>BA12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G2]" office:value-type="string" office:string-value="BA45" calcext:value-type="string">
            <text:p>BA45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K2]" office:value-type="string" office:string-value="LC" calcext:value-type="string">
            <text:p>LC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O2]" office:value-type="string" office:string-value="LCinf" calcext:value-type="string">
            <text:p>LCinf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D3] &amp;&quot;-&quot;&amp;[$tmpout.E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G3]=0;&quot;&quot;;[$tmpout.G3] &amp; &quot; (&quot; &amp; [$tmpout.H3] &amp;&quot;-&quot;&amp;[$tmpout.I3] &amp; &quot; T=&quot; &amp; [$tmpout.J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K3]=0;&quot;&quot;;[$tmpout.K3] &amp; &quot; (&quot; &amp; [$tmpout.L3] &amp;&quot;-&quot;&amp;[$tmpout.M3] &amp; &quot; T=&quot; &amp; [$tmpout.N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P3] &amp;&quot;-&quot;&amp;[$tmpout.Q3] &amp; &quot; T=&quot; &amp; [$tmpout.R3] &amp; &quot;)&quot;)">
            <text:p/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style-name="ce5" table:formula="of:=IF([$tmpout.C4]=0;&quot;&quot;;[$tmpout.C4] &amp; &quot; (&quot; &amp; [$tmpout.D4] &amp;&quot;-&quot;&amp;[$tmpout.E4] &amp; &quot; T=&quot; &amp; [$tmpout.F4] &amp; &quot;)&quot;)" office:value-type="string" office:string-value="0.88 (0.92-0.81 T=0.89)" calcext:value-type="string">
            <text:p>0.88 (0.92-0.81 T=0.89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H4] &amp;&quot;-&quot;&amp;[$tmpout.I4] &amp; &quot; T=&quot; &amp; [$tmpout.J4] &amp; &quot;)&quot;)" office:value-type="string" office:string-value="0.91 (0.99-0.39 T=0.84)" calcext:value-type="string">
            <text:p>0.91 (0.99-0.39 T=0.84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K4]=0;&quot;&quot;;[$tmpout.K4] &amp; &quot; (&quot; &amp; [$tmpout.L4] &amp;&quot;-&quot;&amp;[$tmpout.M4] &amp; &quot; T=&quot; &amp; [$tmpout.N4] &amp; &quot;)&quot;)" office:value-type="string" office:string-value="0.58 (0.64-0.52 T=0.51)" calcext:value-type="string">
            <text:p>0.58 (0.64-0.52 T=0.51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P4] &amp;&quot;-&quot;&amp;[$tmpout.Q4] &amp; &quot; T=&quot; &amp; [$tmpout.R4] &amp; &quot;)&quot;)" office:value-type="string" office:string-value="-0.55 (-0.34--0.79 T=-0.38)" calcext:value-type="string">
            <text:p>-0.55 (-0.34--0.79 T=-0.38)</text:p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style-name="ce5" table:formula="of:=IF([$tmpout.C5]=0;&quot;&quot;;[$tmpout.C5] &amp; &quot; (&quot; &amp; [$tmpout.D5] &amp;&quot;-&quot;&amp;[$tmpout.E5] &amp; &quot; T=&quot; &amp; [$tmpout.F5] &amp; &quot;)&quot;)" office:value-type="string" office:string-value="0.88 (0.95-0.74 T=0.89)" calcext:value-type="string">
            <text:p>0.88 (0.95-0.74 T=0.89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H5] &amp;&quot;-&quot;&amp;[$tmpout.I5] &amp; &quot; T=&quot; &amp; [$tmpout.J5] &amp; &quot;)&quot;)" office:value-type="string" office:string-value="0.81 (0.93-0.49 T=0.82)" calcext:value-type="string">
            <text:p>0.81 (0.93-0.49 T=0.82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K5]=0;&quot;&quot;;[$tmpout.K5] &amp; &quot; (&quot; &amp; [$tmpout.L5] &amp;&quot;-&quot;&amp;[$tmpout.M5] &amp; &quot; T=&quot; &amp; [$tmpout.N5] &amp; &quot;)&quot;)" office:value-type="string" office:string-value="0.46 (0.58-0.31 T=0.33)" calcext:value-type="string">
            <text:p>0.46 (0.58-0.31 T=0.33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P5] &amp;&quot;-&quot;&amp;[$tmpout.Q5] &amp; &quot; T=&quot; &amp; [$tmpout.R5] &amp; &quot;)&quot;)" office:value-type="string" office:string-value="-0.16 (0.11--0.53 T=-0.28)" calcext:value-type="string">
            <text:p>-0.16 (0.11--0.53 T=-0.28)</text:p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style-name="ce5" table:formula="of:=IF([$tmpout.C6]=0;&quot;&quot;;[$tmpout.C6] &amp; &quot; (&quot; &amp; [$tmpout.D6] &amp;&quot;-&quot;&amp;[$tmpout.E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H6] &amp;&quot;-&quot;&amp;[$tmpout.I6] &amp; &quot; T=&quot; &amp; [$tmpout.J6] &amp; &quot;)&quot;)" office:value-type="string" office:string-value="0.61 (0.76-0.38 T=0.79)" calcext:value-type="string">
            <text:p>0.61 (0.76-0.38 T=0.79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K6]=0;&quot;&quot;;[$tmpout.K6] &amp; &quot; (&quot; &amp; [$tmpout.L6] &amp;&quot;-&quot;&amp;[$tmpout.M6] &amp; &quot; T=&quot; &amp; [$tmpout.N6] &amp; &quot;)&quot;)" office:value-type="string" office:string-value="0.2 (0.6--0.61 T=0.15)" calcext:value-type="string">
            <text:p>0.2 (0.6--0.61 T=0.15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P6] &amp;&quot;-&quot;&amp;[$tmpout.Q6] &amp; &quot; T=&quot; &amp; [$tmpout.R6] &amp; &quot;)&quot;)" office:value-type="string" office:string-value="-0.2 (0.43--1.55 T=-0.18)" calcext:value-type="string">
            <text:p>-0.2 (0.43--1.55 T=-0.18)</text:p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C7]=0;&quot;&quot;;[$tmpout.C7] &amp; &quot; (&quot; &amp; [$tmpout.D7] &amp;&quot;-&quot;&amp;[$tmpout.E7] &amp; &quot; T=&quot; &amp; [$tmpout.F7] &amp; &quot;)&quot;)" office:value-type="string" office:string-value="0.94 (0.99-0.55 T=0.88)" calcext:value-type="string">
            <text:p>0.94 (0.99-0.55 T=0.88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G7]=0;&quot;&quot;;[$tmpout.G7] &amp; &quot; (&quot; &amp; [$tmpout.H7] &amp;&quot;-&quot;&amp;[$tmpout.I7] &amp; &quot; T=&quot; &amp; [$tmpout.J7] &amp; &quot;)&quot;)" office:value-type="string" office:string-value="0.72 (0.83-0.53 T=0.76)" calcext:value-type="string">
            <text:p>0.72 (0.83-0.53 T=0.76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K7]=0;&quot;&quot;;[$tmpout.K7] &amp; &quot; (&quot; &amp; [$tmpout.L7] &amp;&quot;-&quot;&amp;[$tmpout.M7] &amp; &quot; T=&quot; &amp; [$tmpout.N7] &amp; &quot;)&quot;)" office:value-type="string" office:string-value="0.22 (0.44--0.08 T=-0.03)" calcext:value-type="string">
            <text:p>0.22 (0.44--0.08 T=-0.03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P7] &amp;&quot;-&quot;&amp;[$tmpout.Q7] &amp; &quot; T=&quot; &amp; [$tmpout.R7] &amp; &quot;)&quot;)" office:value-type="string" office:string-value="-0.12 (0.2--0.57 T=-0.08)" calcext:value-type="string">
            <text:p>-0.12 (0.2--0.57 T=-0.08)</text:p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C8]=0;&quot;&quot;;[$tmpout.C8] &amp; &quot; (&quot; &amp; [$tmpout.D8] &amp;&quot;-&quot;&amp;[$tmpout.E8] &amp; &quot; T=&quot; &amp; [$tmpout.F8] &amp; &quot;)&quot;)" office:value-type="string" office:string-value="0.76 (0.84-0.63 T=0.88)" calcext:value-type="string">
            <text:p>0.76 (0.84-0.63 T=0.88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G8]=0;&quot;&quot;;[$tmpout.G8] &amp; &quot; (&quot; &amp; [$tmpout.H8] &amp;&quot;-&quot;&amp;[$tmpout.I8] &amp; &quot; T=&quot; &amp; [$tmpout.J8] &amp; &quot;)&quot;)" office:value-type="string" office:string-value="0.62 (0.77-0.38 T=0.73)" calcext:value-type="string">
            <text:p>0.62 (0.77-0.38 T=0.73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K8]=0;&quot;&quot;;[$tmpout.K8] &amp; &quot; (&quot; &amp; [$tmpout.L8] &amp;&quot;-&quot;&amp;[$tmpout.M8] &amp; &quot; T=&quot; &amp; [$tmpout.N8] &amp; &quot;)&quot;)" office:value-type="string" office:string-value="0.11 (0.23--0.03 T=-0.2)" calcext:value-type="string">
            <text:p>0.11 (0.23--0.03 T=-0.2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P8] &amp;&quot;-&quot;&amp;[$tmpout.Q8] &amp; &quot; T=&quot; &amp; [$tmpout.R8] &amp; &quot;)&quot;)" office:value-type="string" office:string-value="0.01 (0.16--0.16 T=0.02)" calcext:value-type="string">
            <text:p>0.01 (0.16--0.16 T=0.02)</text:p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C9]=0;&quot;&quot;;[$tmpout.C9] &amp; &quot; (&quot; &amp; [$tmpout.D9] &amp;&quot;-&quot;&amp;[$tmpout.E9] &amp; &quot; T=&quot; &amp; [$tmpout.F9] &amp; &quot;)&quot;)" office:value-type="string" office:string-value="0.86 (0.91-0.76 T=0.87)" calcext:value-type="string">
            <text:p>0.86 (0.91-0.76 T=0.87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G9]=0;&quot;&quot;;[$tmpout.G9] &amp; &quot; (&quot; &amp; [$tmpout.H9] &amp;&quot;-&quot;&amp;[$tmpout.I9] &amp; &quot; T=&quot; &amp; [$tmpout.J9] &amp; &quot;)&quot;)" office:value-type="string" office:string-value="0.71 (0.87-0.35 T=0.7)" calcext:value-type="string">
            <text:p>0.71 (0.87-0.35 T=0.7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K9]=0;&quot;&quot;;[$tmpout.K9] &amp; &quot; (&quot; &amp; [$tmpout.L9] &amp;&quot;-&quot;&amp;[$tmpout.M9] &amp; &quot; T=&quot; &amp; [$tmpout.N9] &amp; &quot;)&quot;)" office:value-type="string" office:string-value="-0.08 (0.06--0.24 T=-0.38)" calcext:value-type="string">
            <text:p>-0.08 (0.06--0.24 T=-0.38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P9] &amp;&quot;-&quot;&amp;[$tmpout.Q9] &amp; &quot; T=&quot; &amp; [$tmpout.R9] &amp; &quot;)&quot;)" office:value-type="string" office:string-value="0.1 (0.23--0.06 T=0.13)" calcext:value-type="string">
            <text:p>0.1 (0.23--0.06 T=0.13)</text:p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C10]=0;&quot;&quot;;[$tmpout.C10] &amp; &quot; (&quot; &amp; [$tmpout.D10] &amp;&quot;-&quot;&amp;[$tmpout.E10] &amp; &quot; T=&quot; &amp; [$tmpout.F10] &amp; &quot;)&quot;)" office:value-type="string" office:string-value="0.83 (0.9-0.71 T=0.87)" calcext:value-type="string">
            <text:p>0.83 (0.9-0.71 T=0.87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G10]=0;&quot;&quot;;[$tmpout.G10] &amp; &quot; (&quot; &amp; [$tmpout.H10] &amp;&quot;-&quot;&amp;[$tmpout.I10] &amp; &quot; T=&quot; &amp; [$tmpout.J10] &amp; &quot;)&quot;)" office:value-type="string" office:string-value="0.51 (0.82--0.32 T=0.67)" calcext:value-type="string">
            <text:p>0.51 (0.82--0.32 T=0.67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K10]=0;&quot;&quot;;[$tmpout.K10] &amp; &quot; (&quot; &amp; [$tmpout.L10] &amp;&quot;-&quot;&amp;[$tmpout.M10] &amp; &quot; T=&quot; &amp; [$tmpout.N10] &amp; &quot;)&quot;)" office:value-type="string" office:string-value="-0.25 (-0.08--0.45 T=-0.56)" calcext:value-type="string">
            <text:p>-0.25 (-0.08--0.45 T=-0.56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P10] &amp;&quot;-&quot;&amp;[$tmpout.Q10] &amp; &quot; T=&quot; &amp; [$tmpout.R10] &amp; &quot;)&quot;)" office:value-type="string" office:string-value="0.11 (0.25--0.06 T=0.23)" calcext:value-type="string">
            <text:p>0.11 (0.25--0.06 T=0.23)</text:p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C11]=0;&quot;&quot;;[$tmpout.C11] &amp; &quot; (&quot; &amp; [$tmpout.D11] &amp;&quot;-&quot;&amp;[$tmpout.E11] &amp; &quot; T=&quot; &amp; [$tmpout.F11] &amp; &quot;)&quot;)" office:value-type="string" office:string-value="0.78 (0.89-0.55 T=0.87)" calcext:value-type="string">
            <text:p>0.78 (0.89-0.55 T=0.87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G11]=0;&quot;&quot;;[$tmpout.G11] &amp; &quot; (&quot; &amp; [$tmpout.H11] &amp;&quot;-&quot;&amp;[$tmpout.I11] &amp; &quot; T=&quot; &amp; [$tmpout.J11] &amp; &quot;)&quot;)" office:value-type="string" office:string-value="0.7 (0.89-0.19 T=0.64)" calcext:value-type="string">
            <text:p>0.7 (0.89-0.19 T=0.64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K11]=0;&quot;&quot;;[$tmpout.K11] &amp; &quot; (&quot; &amp; [$tmpout.L11] &amp;&quot;-&quot;&amp;[$tmpout.M11] &amp; &quot; T=&quot; &amp; [$tmpout.N11] &amp; &quot;)&quot;)" office:value-type="string" office:string-value="-0.15 (0.1--0.47 T=-0.74)" calcext:value-type="string">
            <text:p>-0.15 (0.1--0.47 T=-0.74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P11] &amp;&quot;-&quot;&amp;[$tmpout.Q11] &amp; &quot; T=&quot; &amp; [$tmpout.R11] &amp; &quot;)&quot;)" office:value-type="string" office:string-value="0.03 (0.26--0.27 T=0.33)" calcext:value-type="string">
            <text:p>0.03 (0.26--0.27 T=0.33)</text:p>
          </table:table-cell>
          <table:table-cell table:formula="of:=IF([$tmpout.$B11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style-name="ce5" table:formula="of:=IF([$tmpout.B12]=0;&quot;&quot;;[$tmpout.B12]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G12]=0;&quot;&quot;;[$tmpout.G12] &amp; &quot; (&quot; &amp; [$tmpout.H12] &amp;&quot;-&quot;&amp;[$tmpout.I12] &amp; &quot; T=&quot; &amp; [$tmpout.J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formula="of:=IF([$tmpout.K12]=0;&quot;&quot;;[$tmpout.K12] &amp; &quot; (&quot; &amp; [$tmpout.L12] &amp;&quot;-&quot;&amp;[$tmpout.M12] &amp; &quot; T=&quot; &amp; [$tmpout.N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style-name="ce5" table:formula="of:=IF([$tmpout.B13]=0;&quot;&quot;;[$tmpout.B13]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G13]=0;&quot;&quot;;[$tmpout.G13] &amp; &quot; (&quot; &amp; [$tmpout.H13] &amp;&quot;-&quot;&amp;[$tmpout.I13] &amp; &quot; T=&quot; &amp; [$tmpout.J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formula="of:=IF([$tmpout.K13]=0;&quot;&quot;;[$tmpout.K13] &amp; &quot; (&quot; &amp; [$tmpout.L13] &amp;&quot;-&quot;&amp;[$tmpout.M13] &amp; &quot; T=&quot; &amp; [$tmpout.N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style-name="ce5" table:formula="of:=IF([$tmpout.B14]=0;&quot;&quot;;[$tmpout.B14]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G14]=0;&quot;&quot;;[$tmpout.G14] &amp; &quot; (&quot; &amp; [$tmpout.H14] &amp;&quot;-&quot;&amp;[$tmpout.I14] &amp; &quot; T=&quot; &amp; [$tmpout.J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formula="of:=IF([$tmpout.K14]=0;&quot;&quot;;[$tmpout.K14] &amp; &quot; (&quot; &amp; [$tmpout.L14] &amp;&quot;-&quot;&amp;[$tmpout.M14] &amp; &quot; T=&quot; &amp; [$tmpout.N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style-name="ce5" table:formula="of:=IF([$tmpout.B15]=0;&quot;&quot;;[$tmpout.B15]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G15]=0;&quot;&quot;;[$tmpout.G15] &amp; &quot; (&quot; &amp; [$tmpout.H15] &amp;&quot;-&quot;&amp;[$tmpout.I15] &amp; &quot; T=&quot; &amp; [$tmpout.J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formula="of:=IF([$tmpout.K15]=0;&quot;&quot;;[$tmpout.K15] &amp; &quot; (&quot; &amp; [$tmpout.L15] &amp;&quot;-&quot;&amp;[$tmpout.M15] &amp; &quot; T=&quot; &amp; [$tmpout.N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style-name="ce5" table:formula="of:=IF([$tmpout.B16]=0;&quot;&quot;;[$tmpout.B16]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G16]=0;&quot;&quot;;[$tmpout.G16] &amp; &quot; (&quot; &amp; [$tmpout.H16] &amp;&quot;-&quot;&amp;[$tmpout.I16] &amp; &quot; T=&quot; &amp; [$tmpout.J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formula="of:=IF([$tmpout.K16]=0;&quot;&quot;;[$tmpout.K16] &amp; &quot; (&quot; &amp; [$tmpout.L16] &amp;&quot;-&quot;&amp;[$tmpout.M16] &amp; &quot; T=&quot; &amp; [$tmpout.N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style-name="ce5" table:formula="of:=IF([$tmpout.B17]=0;&quot;&quot;;[$tmpout.B17]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G17]=0;&quot;&quot;;[$tmpout.G17] &amp; &quot; (&quot; &amp; [$tmpout.H17] &amp;&quot;-&quot;&amp;[$tmpout.I17] &amp; &quot; T=&quot; &amp; [$tmpout.J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formula="of:=IF([$tmpout.K17]=0;&quot;&quot;;[$tmpout.K17] &amp; &quot; (&quot; &amp; [$tmpout.L17] &amp;&quot;-&quot;&amp;[$tmpout.M17] &amp; &quot; T=&quot; &amp; [$tmpout.N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style-name="ce5" table:formula="of:=IF([$tmpout.B18]=0;&quot;&quot;;[$tmpout.B18]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G18]=0;&quot;&quot;;[$tmpout.G18] &amp; &quot; (&quot; &amp; [$tmpout.H18] &amp;&quot;-&quot;&amp;[$tmpout.I18] &amp; &quot; T=&quot; &amp; [$tmpout.J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formula="of:=IF([$tmpout.K18]=0;&quot;&quot;;[$tmpout.K18] &amp; &quot; (&quot; &amp; [$tmpout.L18] &amp;&quot;-&quot;&amp;[$tmpout.M18] &amp; &quot; T=&quot; &amp; [$tmpout.N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H19] &amp;&quot;-&quot;&amp;[$tmpout.I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K19]=0;&quot;&quot;;[$tmpout.K19] &amp; &quot; (&quot; &amp; [$tmpout.L19] &amp;&quot;-&quot;&amp;[$tmpout.M19] &amp; &quot; T=&quot; &amp; [$tmpout.N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H20] &amp;&quot;-&quot;&amp;[$tmpout.I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K20]=0;&quot;&quot;;[$tmpout.K20] &amp; &quot; (&quot; &amp; [$tmpout.L20] &amp;&quot;-&quot;&amp;[$tmpout.M20] &amp; &quot; T=&quot; &amp; [$tmpout.N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H21] &amp;&quot;-&quot;&amp;[$tmpout.I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K21]=0;&quot;&quot;;[$tmpout.K21] &amp; &quot; (&quot; &amp; [$tmpout.L21] &amp;&quot;-&quot;&amp;[$tmpout.M21] &amp; &quot; T=&quot; &amp; [$tmpout.N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H22] &amp;&quot;-&quot;&amp;[$tmpout.I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K22]=0;&quot;&quot;;[$tmpout.K22] &amp; &quot; (&quot; &amp; [$tmpout.L22] &amp;&quot;-&quot;&amp;[$tmpout.M22] &amp; &quot; T=&quot; &amp; [$tmpout.N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H23] &amp;&quot;-&quot;&amp;[$tmpout.I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K23]=0;&quot;&quot;;[$tmpout.K23] &amp; &quot; (&quot; &amp; [$tmpout.L23] &amp;&quot;-&quot;&amp;[$tmpout.M23] &amp; &quot; T=&quot; &amp; [$tmpout.N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H24] &amp;&quot;-&quot;&amp;[$tmpout.I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K24]=0;&quot;&quot;;[$tmpout.K24] &amp; &quot; (&quot; &amp; [$tmpout.L24] &amp;&quot;-&quot;&amp;[$tmpout.M24] &amp; &quot; T=&quot; &amp; [$tmpout.N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H25] &amp;&quot;-&quot;&amp;[$tmpout.I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K25]=0;&quot;&quot;;[$tmpout.K25] &amp; &quot; (&quot; &amp; [$tmpout.L25] &amp;&quot;-&quot;&amp;[$tmpout.M25] &amp; &quot; T=&quot; &amp; [$tmpout.N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H26] &amp;&quot;-&quot;&amp;[$tmpout.I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K26]=0;&quot;&quot;;[$tmpout.K26] &amp; &quot; (&quot; &amp; [$tmpout.L26] &amp;&quot;-&quot;&amp;[$tmpout.M26] &amp; &quot; T=&quot; &amp; [$tmpout.N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H27] &amp;&quot;-&quot;&amp;[$tmpout.I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K27]=0;&quot;&quot;;[$tmpout.K27] &amp; &quot; (&quot; &amp; [$tmpout.L27] &amp;&quot;-&quot;&amp;[$tmpout.M27] &amp; &quot; T=&quot; &amp; [$tmpout.N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H28] &amp;&quot;-&quot;&amp;[$tmpout.I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K28]=0;&quot;&quot;;[$tmpout.K28] &amp; &quot; (&quot; &amp; [$tmpout.L28] &amp;&quot;-&quot;&amp;[$tmpout.M28] &amp; &quot; T=&quot; &amp; [$tmpout.N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H29] &amp;&quot;-&quot;&amp;[$tmpout.I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K29]=0;&quot;&quot;;[$tmpout.K29] &amp; &quot; (&quot; &amp; [$tmpout.L29] &amp;&quot;-&quot;&amp;[$tmpout.M29] &amp; &quot; T=&quot; &amp; [$tmpout.N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H30] &amp;&quot;-&quot;&amp;[$tmpout.I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K30]=0;&quot;&quot;;[$tmpout.K30] &amp; &quot; (&quot; &amp; [$tmpout.L30] &amp;&quot;-&quot;&amp;[$tmpout.M30] &amp; &quot; T=&quot; &amp; [$tmpout.N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H31] &amp;&quot;-&quot;&amp;[$tmpout.I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K31]=0;&quot;&quot;;[$tmpout.K31] &amp; &quot; (&quot; &amp; [$tmpout.L31] &amp;&quot;-&quot;&amp;[$tmpout.M31] &amp; &quot; T=&quot; &amp; [$tmpout.N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H32] &amp;&quot;-&quot;&amp;[$tmpout.I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K32]=0;&quot;&quot;;[$tmpout.K32] &amp; &quot; (&quot; &amp; [$tmpout.L32] &amp;&quot;-&quot;&amp;[$tmpout.M32] &amp; &quot; T=&quot; &amp; [$tmpout.N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H33] &amp;&quot;-&quot;&amp;[$tmpout.I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K33]=0;&quot;&quot;;[$tmpout.K33] &amp; &quot; (&quot; &amp; [$tmpout.L33] &amp;&quot;-&quot;&amp;[$tmpout.M33] &amp; &quot; T=&quot; &amp; [$tmpout.N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H34] &amp;&quot;-&quot;&amp;[$tmpout.I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K34]=0;&quot;&quot;;[$tmpout.K34] &amp; &quot; (&quot; &amp; [$tmpout.L34] &amp;&quot;-&quot;&amp;[$tmpout.M34] &amp; &quot; T=&quot; &amp; [$tmpout.N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H35] &amp;&quot;-&quot;&amp;[$tmpout.I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K35]=0;&quot;&quot;;[$tmpout.K35] &amp; &quot; (&quot; &amp; [$tmpout.L35] &amp;&quot;-&quot;&amp;[$tmpout.M35] &amp; &quot; T=&quot; &amp; [$tmpout.N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H36] &amp;&quot;-&quot;&amp;[$tmpout.I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K36]=0;&quot;&quot;;[$tmpout.K36] &amp; &quot; (&quot; &amp; [$tmpout.L36] &amp;&quot;-&quot;&amp;[$tmpout.M36] &amp; &quot; T=&quot; &amp; [$tmpout.N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H37] &amp;&quot;-&quot;&amp;[$tmpout.I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K37]=0;&quot;&quot;;[$tmpout.K37] &amp; &quot; (&quot; &amp; [$tmpout.L37] &amp;&quot;-&quot;&amp;[$tmpout.M37] &amp; &quot; T=&quot; &amp; [$tmpout.N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H38] &amp;&quot;-&quot;&amp;[$tmpout.I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K38]=0;&quot;&quot;;[$tmpout.K38] &amp; &quot; (&quot; &amp; [$tmpout.L38] &amp;&quot;-&quot;&amp;[$tmpout.M38] &amp; &quot; T=&quot; &amp; [$tmpout.N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H39] &amp;&quot;-&quot;&amp;[$tmpout.I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K39]=0;&quot;&quot;;[$tmpout.K39] &amp; &quot; (&quot; &amp; [$tmpout.L39] &amp;&quot;-&quot;&amp;[$tmpout.M39] &amp; &quot; T=&quot; &amp; [$tmpout.N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H40] &amp;&quot;-&quot;&amp;[$tmpout.I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K40]=0;&quot;&quot;;[$tmpout.K40] &amp; &quot; (&quot; &amp; [$tmpout.L40] &amp;&quot;-&quot;&amp;[$tmpout.M40] &amp; &quot; T=&quot; &amp; [$tmpout.N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H41] &amp;&quot;-&quot;&amp;[$tmpout.I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K41]=0;&quot;&quot;;[$tmpout.K41] &amp; &quot; (&quot; &amp; [$tmpout.L41] &amp;&quot;-&quot;&amp;[$tmpout.M41] &amp; &quot; T=&quot; &amp; [$tmpout.N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H42] &amp;&quot;-&quot;&amp;[$tmpout.I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K42]=0;&quot;&quot;;[$tmpout.K42] &amp; &quot; (&quot; &amp; [$tmpout.L42] &amp;&quot;-&quot;&amp;[$tmpout.M42] &amp; &quot; T=&quot; &amp; [$tmpout.N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H43] &amp;&quot;-&quot;&amp;[$tmpout.I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K43]=0;&quot;&quot;;[$tmpout.K43] &amp; &quot; (&quot; &amp; [$tmpout.L43] &amp;&quot;-&quot;&amp;[$tmpout.M43] &amp; &quot; T=&quot; &amp; [$tmpout.N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H44] &amp;&quot;-&quot;&amp;[$tmpout.I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K44]=0;&quot;&quot;;[$tmpout.K44] &amp; &quot; (&quot; &amp; [$tmpout.L44] &amp;&quot;-&quot;&amp;[$tmpout.M44] &amp; &quot; T=&quot; &amp; [$tmpout.N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H45] &amp;&quot;-&quot;&amp;[$tmpout.I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K45]=0;&quot;&quot;;[$tmpout.K45] &amp; &quot; (&quot; &amp; [$tmpout.L45] &amp;&quot;-&quot;&amp;[$tmpout.M45] &amp; &quot; T=&quot; &amp; [$tmpout.N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H46] &amp;&quot;-&quot;&amp;[$tmpout.I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K46]=0;&quot;&quot;;[$tmpout.K46] &amp; &quot; (&quot; &amp; [$tmpout.L46] &amp;&quot;-&quot;&amp;[$tmpout.M46] &amp; &quot; T=&quot; &amp; [$tmpout.N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H47] &amp;&quot;-&quot;&amp;[$tmpout.I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K47]=0;&quot;&quot;;[$tmpout.K47] &amp; &quot; (&quot; &amp; [$tmpout.L47] &amp;&quot;-&quot;&amp;[$tmpout.M47] &amp; &quot; T=&quot; &amp; [$tmpout.N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H48] &amp;&quot;-&quot;&amp;[$tmpout.I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K48]=0;&quot;&quot;;[$tmpout.K48] &amp; &quot; (&quot; &amp; [$tmpout.L48] &amp;&quot;-&quot;&amp;[$tmpout.M48] &amp; &quot; T=&quot; &amp; [$tmpout.N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H49] &amp;&quot;-&quot;&amp;[$tmpout.I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K49]=0;&quot;&quot;;[$tmpout.K49] &amp; &quot; (&quot; &amp; [$tmpout.L49] &amp;&quot;-&quot;&amp;[$tmpout.M49] &amp; &quot; T=&quot; &amp; [$tmpout.N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H50] &amp;&quot;-&quot;&amp;[$tmpout.I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K50]=0;&quot;&quot;;[$tmpout.K50] &amp; &quot; (&quot; &amp; [$tmpout.L50] &amp;&quot;-&quot;&amp;[$tmpout.M50] &amp; &quot; T=&quot; &amp; [$tmpout.N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7"/>
          <table:table-cell table:formula="of:=IF([$tmpout.$B65]=0;&quot;&quot;;&quot;&amp;&quot;)">
            <text:p/>
          </table:table-cell>
          <table:table-cell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9]=0;&quot;&quot;;&quot;\\&quot;)">
            <text:p/>
          </table:table-cell>
        </table:table-row>
      </table:table>
      <table:table table:name="trendtable.tex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6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];2)&amp;[$trends.H2] &amp; &quot; (&quot; &amp; ROUND([$trends.D2];2) &amp; &quot; - &quot; &amp;  ROUND([$trends.E2];2) &amp;&quot;)&quot;" office:value-type="string" office:string-value="4.21*** (3.02 - 5.41)" calcext:value-type="string">
            <text:p>4.21*** (3.02 - 5.4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3];2)&amp;[$trends.H3] &amp; &quot; (&quot; &amp; ROUND([$trends.D3];2) &amp; &quot; - &quot; &amp;  ROUND([$trends.E3];2) &amp;&quot;)&quot;" office:value-type="string" office:string-value="-1.05 (-4.27 - 2.17)" calcext:value-type="string">
            <text:p>-1.05 (-4.27 - 2.17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4];2)&amp;[$trends.H4] &amp; &quot; (&quot; &amp; ROUND([$trends.D4];2) &amp; &quot; - &quot; &amp;  ROUND([$trends.E4];2) &amp;&quot;)&quot;" office:value-type="string" office:string-value="3.39*** (2.19 - 4.58)" calcext:value-type="string">
            <text:p>3.39*** (2.19 - 4.5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5];2)&amp;[$trends.H5] &amp; &quot; (&quot; &amp; ROUND([$trends.D5];2) &amp; &quot; - &quot; &amp;  ROUND([$trends.E5];2) &amp;&quot;)&quot;" office:value-type="string" office:string-value="-2.49*** (-3.82 - -1.15)" calcext:value-type="string">
            <text:p>-2.49*** (-3.82 - -1.1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6];2)&amp;[$trends.H6] &amp; &quot; (&quot; &amp; ROUND([$trends.D6];2) &amp; &quot; - &quot; &amp;  ROUND([$trends.E6];2) &amp;&quot;)&quot;" office:value-type="string" office:string-value="1.83*** (1.24 - 2.43)" calcext:value-type="string">
            <text:p>1.83*** (1.24 - 2.4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7];2)&amp;[$trends.H7] &amp; &quot; (&quot; &amp; ROUND([$trends.D7];2) &amp; &quot; - &quot; &amp;  ROUND([$trends.E7];2) &amp;&quot;)&quot;" office:value-type="string" office:string-value="4.1*** (2.63 - 5.56)" calcext:value-type="string">
            <text:p>4.1*** (2.63 - 5.5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8];2)&amp;[$trends.H8] &amp; &quot; (&quot; &amp; ROUND([$trends.D8];2) &amp; &quot; - &quot; &amp;  ROUND([$trends.E8];2) &amp;&quot;)&quot;" office:value-type="string" office:string-value="15.62*** (13.83 - 17.41)" calcext:value-type="string">
            <text:p>15.62*** (13.83 - 17.4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9];2)&amp;[$trends.H9] &amp; &quot; (&quot; &amp; ROUND([$trends.D9];2) &amp; &quot; - &quot; &amp;  ROUND([$trends.E9];2) &amp;&quot;)&quot;" office:value-type="string" office:string-value="1.73* (-0.16 - 3.62)" calcext:value-type="string">
            <text:p>1.73* (-0.16 - 3.6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0];2)&amp;[$trends.H10] &amp; &quot; (&quot; &amp; ROUND([$trends.D10];2) &amp; &quot; - &quot; &amp;  ROUND([$trends.E1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1];2)&amp;[$trends.H11] &amp; &quot; (&quot; &amp; ROUND([$trends.D11];2) &amp; &quot; - &quot; &amp;  ROUND([$trends.E11];2) &amp;&quot;)&quot;" office:value-type="string" office:string-value="7.5*** (4.12 - 10.88)" calcext:value-type="string">
            <text:p>7.5*** (4.12 - 10.8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2];2)&amp;[$trends.H12] &amp; &quot; (&quot; &amp; ROUND([$trends.D12];2) &amp; &quot; - &quot; &amp;  ROUND([$trends.E12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3];2)&amp;[$trends.H13] &amp; &quot; (&quot; &amp; ROUND([$trends.D13];2) &amp; &quot; - &quot; &amp;  ROUND([$trends.E13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4];2)&amp;[$trends.H14] &amp; &quot; (&quot; &amp; ROUND([$trends.D14];2) &amp; &quot; - &quot; &amp;  ROUND([$trends.E1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5];2)&amp;[$trends.H15] &amp; &quot; (&quot; &amp; ROUND([$trends.D15];2) &amp; &quot; - &quot; &amp;  ROUND([$trends.E15];2) &amp;&quot;)&quot;" office:value-type="string" office:string-value="6.39** (0.5 - 12.28)" calcext:value-type="string">
            <text:p>6.39** (0.5 - 12.2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6];2)&amp;[$trends.H16] &amp; &quot; (&quot; &amp; ROUND([$trends.D16];2) &amp; &quot; - &quot; &amp;  ROUND([$trends.E16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7];2)&amp;[$trends.H17] &amp; &quot; (&quot; &amp; ROUND([$trends.D17];2) &amp; &quot; - &quot; &amp;  ROUND([$trends.E17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8];2)&amp;[$trends.H18] &amp; &quot; (&quot; &amp; ROUND([$trends.D18];2) &amp; &quot; - &quot; &amp;  ROUND([$trends.E18];2) &amp;&quot;)&quot;" office:value-type="string" office:string-value="1.73*** (0.7 - 2.77)" calcext:value-type="string">
            <text:p>1.73*** (0.7 - 2.77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9];2)&amp;[$trends.H19] &amp; &quot; (&quot; &amp; ROUND([$trends.D19];2) &amp; &quot; - &quot; &amp;  ROUND([$trends.E19];2) &amp;&quot;)&quot;" office:value-type="string" office:string-value="1.47* (-0.11 - 3.05)" calcext:value-type="string">
            <text:p>1.47* (-0.11 - 3.0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0];2)&amp;[$trends.H20] &amp; &quot; (&quot; &amp; ROUND([$trends.D20];2) &amp; &quot; - &quot; &amp;  ROUND([$trends.E20];2) &amp;&quot;)&quot;" office:value-type="string" office:string-value="9.34*** (7.76 - 10.92)" calcext:value-type="string">
            <text:p>9.34*** (7.76 - 10.9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1];2)&amp;[$trends.H21] &amp; &quot; (&quot; &amp; ROUND([$trends.D21];2) &amp; &quot; - &quot; &amp;  ROUND([$trends.E21];2) &amp;&quot;)&quot;" office:value-type="string" office:string-value="0.84 (-2.27 - 3.95)" calcext:value-type="string">
            <text:p>0.84 (-2.27 - 3.9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2];2)&amp;[$trends.H22] &amp; &quot; (&quot; &amp; ROUND([$trends.D22];2) &amp; &quot; - &quot; &amp;  ROUND([$trends.E22];2) &amp;&quot;)&quot;" office:value-type="string" office:string-value="0.95** (0.1 - 1.8)" calcext:value-type="string">
            <text:p>0.95** (0.1 - 1.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3];2)&amp;[$trends.H23] &amp; &quot; (&quot; &amp; ROUND([$trends.D23];2) &amp; &quot; - &quot; &amp;  ROUND([$trends.E23];2) &amp;&quot;)&quot;" office:value-type="string" office:string-value="0.56* (-0.04 - 1.16)" calcext:value-type="string">
            <text:p>0.56* (-0.04 - 1.1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4];2)&amp;[$trends.H24] &amp; &quot; (&quot; &amp; ROUND([$trends.D24];2) &amp; &quot; - &quot; &amp;  ROUND([$trends.E24];2) &amp;&quot;)&quot;" office:value-type="string" office:string-value="7.42*** (4.68 - 10.16)" calcext:value-type="string">
            <text:p>7.42*** (4.68 - 10.1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5];2)&amp;[$trends.H25] &amp; &quot; (&quot; &amp; ROUND([$trends.D25];2) &amp; &quot; - &quot; &amp;  ROUND([$trends.E25];2) &amp;&quot;)&quot;" office:value-type="string" office:string-value="2.26 (-4.12 - 8.64)" calcext:value-type="string">
            <text:p>2.26 (-4.12 - 8.6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6];2)&amp;[$trends.H26] &amp; &quot; (&quot; &amp; ROUND([$trends.D26];2) &amp; &quot; - &quot; &amp;  ROUND([$trends.E26];2) &amp;&quot;)&quot;" office:value-type="string" office:string-value="0.16 (-0.43 - 0.76)" calcext:value-type="string">
            <text:p>0.16 (-0.43 - 0.7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7];2)&amp;[$trends.H27] &amp; &quot; (&quot; &amp; ROUND([$trends.D27];2) &amp; &quot; - &quot; &amp;  ROUND([$trends.E27];2) &amp;&quot;)&quot;" office:value-type="string" office:string-value="1.47 (-0.32 - 3.27)" calcext:value-type="string">
            <text:p>1.47 (-0.32 - 3.27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8];2)&amp;[$trends.H28] &amp; &quot; (&quot; &amp; ROUND([$trends.D28];2) &amp; &quot; - &quot; &amp;  ROUND([$trends.E28];2) &amp;&quot;)&quot;" office:value-type="string" office:string-value="8.88*** (7.84 - 9.91)" calcext:value-type="string">
            <text:p>8.88*** (7.84 - 9.9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9];2)&amp;[$trends.H29] &amp; &quot; (&quot; &amp; ROUND([$trends.D29];2) &amp; &quot; - &quot; &amp;  ROUND([$trends.E29];2) &amp;&quot;)&quot;" office:value-type="string" office:string-value="-5.05*** (-6.85 - -3.26)" calcext:value-type="string">
            <text:p>-5.05*** (-6.85 - -3.2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4-19T16:51:31.151850355</dc:date>
    <meta:editing-duration>PT6H9S</meta:editing-duration>
    <meta:editing-cycles>33</meta:editing-cycles>
    <meta:generator>LibreOffice/7.3.7.2$Linux_X86_64 LibreOffice_project/30$Build-2</meta:generator>
    <meta:document-statistic meta:table-count="24" meta:cell-count="5801" meta:object-count="0"/>
  </office:meta>
</office:document-meta>
</file>